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ystem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OpenSymbol2" svg:font-family="OpenSymbol" style:font-adornments="Regular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Times New Roman" svg:font-family="'Times New Roman'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Wingdings" svg:font-family="Wingdings" style:font-charset="x-symbol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Title">
      <style:paragraph-properties fo:text-align="center" style:justify-single-word="false"/>
    </style:style>
    <style:style style:name="P2" style:family="paragraph" style:parent-style-name="Subtitle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officeooo:rsid="000c9569" officeooo:paragraph-rsid="000c9569"/>
    </style:style>
    <style:style style:name="P4" style:family="paragraph" style:parent-style-name="List_20_Paragraph" style:list-style-name="WWNum78"/>
    <style:style style:name="P5" style:family="paragraph" style:parent-style-name="Heading_20_1">
      <style:text-properties style:font-name="Times New Roman1" fo:font-weight="bold" style:font-weight-asian="bold" style:font-weight-complex="bold"/>
    </style:style>
    <style:style style:name="P6" style:family="paragraph" style:parent-style-name="List_20_Paragraph" style:list-style-name="WWNum2"/>
    <style:style style:name="P7" style:family="paragraph" style:parent-style-name="Standard">
      <style:text-properties style:font-name="Times New Roman1"/>
    </style:style>
    <style:style style:name="P8" style:family="paragraph" style:parent-style-name="List_20_Paragraph" style:list-style-name="WWNum4"/>
    <style:style style:name="P9" style:family="paragraph" style:parent-style-name="List_20_Paragraph" style:list-style-name="WWNum5"/>
    <style:style style:name="P10" style:family="paragraph" style:parent-style-name="List_20_Paragraph" style:list-style-name="WWNum6"/>
    <style:style style:name="P11" style:family="paragraph" style:parent-style-name="List_20_Paragraph" style:list-style-name="WWNum7"/>
    <style:style style:name="P12" style:family="paragraph" style:parent-style-name="List_20_Paragraph" style:list-style-name="WWNum8"/>
    <style:style style:name="P13" style:family="paragraph" style:parent-style-name="List_20_Paragraph" style:list-style-name="WWNum9"/>
    <style:style style:name="P14" style:family="paragraph" style:parent-style-name="List_20_Paragraph" style:list-style-name="WWNum10"/>
    <style:style style:name="P15" style:family="paragraph" style:parent-style-name="List_20_Paragraph" style:list-style-name="WWNum13"/>
    <style:style style:name="P16" style:family="paragraph" style:parent-style-name="Standard">
      <style:paragraph-properties fo:margin-left="1.905cm" fo:text-indent="0cm" style:auto-text-indent="false"/>
    </style:style>
    <style:style style:name="P17" style:family="paragraph" style:parent-style-name="List_20_Paragraph" style:list-style-name="WWNum15"/>
    <style:style style:name="P18" style:family="paragraph" style:parent-style-name="Standard">
      <style:paragraph-properties>
        <style:tab-stops>
          <style:tab-stop style:position="12.566cm"/>
        </style:tab-stops>
      </style:paragraph-properties>
    </style:style>
    <style:style style:name="P19" style:family="paragraph" style:parent-style-name="List_20_Paragraph" style:list-style-name="WWNum17">
      <style:paragraph-properties>
        <style:tab-stops>
          <style:tab-stop style:position="12.566cm"/>
        </style:tab-stops>
      </style:paragraph-properties>
    </style:style>
    <style:style style:name="P20" style:family="paragraph" style:parent-style-name="List_20_Paragraph" style:list-style-name="WWNum17"/>
    <style:style style:name="P21" style:family="paragraph" style:parent-style-name="List_20_Paragraph" style:list-style-name="WWNum18"/>
    <style:style style:name="P22" style:family="paragraph" style:parent-style-name="List_20_Paragraph" style:list-style-name="">
      <style:paragraph-properties fo:margin-left="0cm" fo:text-indent="0cm" style:auto-text-indent="false"/>
    </style:style>
    <style:style style:name="P23" style:family="paragraph" style:parent-style-name="List_20_Paragraph" style:list-style-name="WWNum19"/>
    <style:style style:name="P24" style:family="paragraph" style:parent-style-name="List_20_Paragraph" style:list-style-name="WWNum20"/>
    <style:style style:name="P25" style:family="paragraph" style:parent-style-name="List_20_Paragraph" style:list-style-name="WWNum21"/>
    <style:style style:name="P26" style:family="paragraph" style:parent-style-name="List_20_Paragraph" style:list-style-name="WWNum22"/>
    <style:style style:name="P27" style:family="paragraph" style:parent-style-name="List_20_Paragraph" style:list-style-name="WWNum23"/>
    <style:style style:name="P28" style:family="paragraph" style:parent-style-name="List_20_Paragraph" style:list-style-name="WWNum24"/>
    <style:style style:name="P29" style:family="paragraph" style:parent-style-name="List_20_Paragraph" style:list-style-name="WWNum25"/>
    <style:style style:name="P30" style:family="paragraph" style:parent-style-name="List_20_Paragraph" style:list-style-name="WWNum27"/>
    <style:style style:name="P31" style:family="paragraph" style:parent-style-name="List_20_Paragraph" style:list-style-name="WWNum28"/>
    <style:style style:name="P32" style:family="paragraph" style:parent-style-name="List_20_Paragraph" style:list-style-name="WWNum29"/>
    <style:style style:name="P33" style:family="paragraph" style:parent-style-name="List_20_Paragraph" style:list-style-name="WWNum30"/>
    <style:style style:name="P34" style:family="paragraph" style:parent-style-name="List_20_Paragraph" style:list-style-name="WWNum32"/>
    <style:style style:name="P35" style:family="paragraph" style:parent-style-name="List_20_Paragraph" style:list-style-name="WWNum33"/>
    <style:style style:name="P36" style:family="paragraph" style:parent-style-name="List_20_Paragraph" style:list-style-name="WWNum34"/>
    <style:style style:name="P37" style:family="paragraph" style:parent-style-name="List_20_Paragraph" style:list-style-name="WWNum35"/>
    <style:style style:name="P38" style:family="paragraph" style:parent-style-name="List_20_Paragraph" style:list-style-name="WWNum36"/>
    <style:style style:name="P39" style:family="paragraph" style:parent-style-name="List_20_Paragraph" style:list-style-name="WWNum37"/>
    <style:style style:name="P40" style:family="paragraph" style:parent-style-name="List_20_Paragraph">
      <style:paragraph-properties fo:margin-left="1.27cm" fo:text-indent="0cm" style:auto-text-indent="false"/>
    </style:style>
    <style:style style:name="P41" style:family="paragraph" style:parent-style-name="List_20_Paragraph" style:list-style-name="WWNum40"/>
    <style:style style:name="P42" style:family="paragraph" style:parent-style-name="List_20_Paragraph" style:list-style-name="WWNum38"/>
    <style:style style:name="P43" style:family="paragraph" style:parent-style-name="List_20_Paragraph" style:list-style-name="WWNum39"/>
    <style:style style:name="P44" style:family="paragraph" style:parent-style-name="List_20_Paragraph" style:list-style-name="WWNum41"/>
    <style:style style:name="P45" style:family="paragraph" style:parent-style-name="List_20_Paragraph" style:list-style-name="WWNum42"/>
    <style:style style:name="P46" style:family="paragraph" style:parent-style-name="List_20_Paragraph" style:list-style-name="WWNum43"/>
    <style:style style:name="P47" style:family="paragraph" style:parent-style-name="List_20_Paragraph" style:list-style-name="WWNum44"/>
    <style:style style:name="P48" style:family="paragraph" style:parent-style-name="List_20_Paragraph" style:list-style-name="WWNum44">
      <style:paragraph-properties fo:text-align="justify" style:justify-single-word="false"/>
    </style:style>
    <style:style style:name="P49" style:family="paragraph" style:parent-style-name="Standard">
      <style:paragraph-properties fo:text-align="justify" style:justify-single-word="false"/>
    </style:style>
    <style:style style:name="P50" style:family="paragraph" style:parent-style-name="List_20_Paragraph" style:list-style-name="WWNum45">
      <style:paragraph-properties fo:text-align="justify" style:justify-single-word="false"/>
    </style:style>
    <style:style style:name="P51" style:family="paragraph" style:parent-style-name="List_20_Paragraph" style:list-style-name="WWNum46"/>
    <style:style style:name="P52" style:family="paragraph" style:parent-style-name="List_20_Paragraph" style:list-style-name="WWNum72"/>
    <style:style style:name="P53" style:family="paragraph" style:parent-style-name="List_20_Paragraph" style:list-style-name="WWNum73"/>
    <style:style style:name="P54" style:family="paragraph" style:parent-style-name="List_20_Paragraph" style:list-style-name="WWNum74"/>
    <style:style style:name="P55" style:family="paragraph" style:parent-style-name="List_20_Paragraph" style:list-style-name="WWNum75"/>
    <style:style style:name="P56" style:family="paragraph" style:parent-style-name="List_20_Paragraph" style:list-style-name="WWNum76"/>
    <style:style style:name="P57" style:family="paragraph" style:parent-style-name="List_20_Paragraph" style:list-style-name="WWNum77"/>
    <style:style style:name="P58" style:family="paragraph" style:parent-style-name="Standard" style:list-style-name="WWNum79"/>
    <style:style style:name="P59" style:family="paragraph" style:parent-style-name="Heading_20_1">
      <style:paragraph-properties fo:text-align="start" style:justify-single-word="false"/>
    </style:style>
    <style:style style:name="P60" style:family="paragraph" style:parent-style-name="Standard">
      <style:paragraph-properties fo:text-align="center" style:justify-single-word="false"/>
    </style:style>
    <style:style style:name="P61" style:family="paragraph" style:parent-style-name="Standard">
      <style:paragraph-properties fo:text-align="justify" style:justify-single-word="false"/>
      <style:text-properties style:font-name="Times New Roman1"/>
    </style:style>
    <style:style style:name="P62" style:family="paragraph" style:parent-style-name="Standard">
      <style:paragraph-properties fo:text-align="start" style:justify-single-word="false"/>
    </style:style>
    <style:style style:name="P63" style:family="paragraph" style:parent-style-name="Standard" style:list-style-name="WWNum63">
      <style:paragraph-properties fo:text-align="justify" style:justify-single-word="false"/>
    </style:style>
    <style:style style:name="P64" style:family="paragraph" style:parent-style-name="Standard" style:list-style-name="WWNum64">
      <style:paragraph-properties fo:text-align="justify" style:justify-single-word="false"/>
    </style:style>
    <style:style style:name="P65" style:family="paragraph" style:parent-style-name="Standard" style:list-style-name="WWNum65">
      <style:paragraph-properties fo:text-align="justify" style:justify-single-word="false"/>
    </style:style>
    <style:style style:name="P66" style:family="paragraph" style:parent-style-name="Standard">
      <style:paragraph-properties fo:text-align="justify" style:justify-single-word="false"/>
      <style:text-properties style:font-name-complex="Times New Roman2"/>
    </style:style>
    <style:style style:name="P67" style:family="paragraph" style:parent-style-name="Standard" style:list-style-name="WWNum66">
      <style:paragraph-properties fo:text-align="justify" style:justify-single-word="false"/>
    </style:style>
    <style:style style:name="P68" style:family="paragraph" style:parent-style-name="Standard" style:list-style-name="WWNum67">
      <style:paragraph-properties fo:text-align="justify" style:justify-single-word="false"/>
    </style:style>
    <style:style style:name="P69" style:family="paragraph" style:parent-style-name="Standard" style:list-style-name="WWNum68">
      <style:paragraph-properties fo:text-align="justify" style:justify-single-word="false"/>
    </style:style>
    <style:style style:name="P70" style:family="paragraph" style:parent-style-name="Standard" style:list-style-name="WWNum69">
      <style:paragraph-properties fo:text-align="justify" style:justify-single-word="false"/>
    </style:style>
    <style:style style:name="P71" style:family="paragraph" style:parent-style-name="Standard" style:list-style-name="WWNum70">
      <style:paragraph-properties fo:text-align="justify" style:justify-single-word="false"/>
    </style:style>
    <style:style style:name="P72" style:family="paragraph" style:parent-style-name="Standard" style:list-style-name="WWNum71">
      <style:paragraph-properties fo:text-align="justify" style:justify-single-word="false"/>
    </style:style>
    <style:style style:name="P73" style:family="paragraph" style:parent-style-name="Standard">
      <style:paragraph-properties fo:text-align="justify" style:justify-single-word="false"/>
      <style:text-properties fo:color="#000000" loext:opacity="100%" style:font-name="Times New Roman1" fo:font-size="14pt" style:font-size-asian="14pt" style:font-size-complex="14pt"/>
    </style:style>
    <style:style style:name="P74" style:family="paragraph" style:parent-style-name="Standard">
      <style:paragraph-properties fo:text-align="justify" style:justify-single-word="false"/>
      <style:text-properties fo:font-variant="normal" fo:text-transform="none" style:font-name="Times New Roman1" fo:letter-spacing="normal" fo:font-style="normal" fo:font-weight="normal" style:font-style-asian="normal" style:font-weight-asian="normal"/>
    </style:style>
    <style:style style:name="P75" style:family="paragraph" style:parent-style-name="Standard">
      <style:paragraph-properties fo:text-align="justify" style:justify-single-word="false"/>
      <style:text-properties fo:font-variant="normal" fo:text-transform="none" style:font-name="Times New Roman1" fo:letter-spacing="normal" fo:language="en" fo:country="US" fo:font-style="normal" fo:font-weight="normal" style:font-style-asian="normal" style:font-weight-asian="normal"/>
    </style:style>
    <style:style style:name="P76" style:family="paragraph" style:parent-style-name="Standard">
      <style:paragraph-properties fo:text-align="justify" style:justify-single-word="false"/>
      <style:text-properties fo:color="#000000" loext:opacity="100%" style:font-name="Times New Roman1" fo:font-size="14pt" fo:language="ru" fo:country="RU" style:font-size-asian="14pt" style:font-size-complex="14pt"/>
    </style:style>
    <style:style style:name="P77" style:family="paragraph" style:parent-style-name="Standard">
      <style:paragraph-properties fo:text-align="justify" style:justify-single-word="false"/>
      <style:text-properties style:font-name="Times New Roman1" fo:font-weight="bold" style:font-weight-asian="bold" style:font-weight-complex="bold"/>
    </style:style>
    <style:style style:name="P78" style:family="paragraph" style:parent-style-name="Standard" style:list-style-name="WWNum20">
      <style:paragraph-properties fo:text-align="justify" style:justify-single-word="false"/>
    </style:style>
    <style:style style:name="P79" style:family="paragraph" style:parent-style-name="Standard" style:list-style-name="WWNum88">
      <style:paragraph-properties fo:text-align="justify" style:justify-single-word="false"/>
    </style:style>
    <style:style style:name="P80" style:family="paragraph" style:parent-style-name="Standard" style:list-style-name="WWNum86">
      <style:paragraph-properties fo:text-align="justify" style:justify-single-word="false"/>
    </style:style>
    <style:style style:name="P81" style:family="paragraph" style:parent-style-name="Standard" style:list-style-name="WWNum87">
      <style:paragraph-properties fo:text-align="justify" style:justify-single-word="false"/>
    </style:style>
    <style:style style:name="P82" style:family="paragraph" style:parent-style-name="Standard" style:list-style-name="WWNum85">
      <style:paragraph-properties fo:text-align="justify" style:justify-single-word="false"/>
    </style:style>
    <style:style style:name="P83" style:family="paragraph" style:parent-style-name="Standard" style:list-style-name="WWNum84">
      <style:paragraph-properties fo:text-align="justify" style:justify-single-word="false"/>
    </style:style>
    <style:style style:name="P84" style:family="paragraph" style:parent-style-name="Standard" style:list-style-name="WWNum26">
      <style:paragraph-properties fo:text-align="justify" style:justify-single-word="false"/>
    </style:style>
    <style:style style:name="P85" style:family="paragraph" style:parent-style-name="Standard" style:list-style-name="WWNum83">
      <style:paragraph-properties fo:text-align="justify" style:justify-single-word="false"/>
    </style:style>
    <style:style style:name="P86" style:family="paragraph" style:parent-style-name="Standard" style:list-style-name="WWNum82">
      <style:paragraph-properties fo:text-align="justify" style:justify-single-word="false"/>
    </style:style>
    <style:style style:name="P87" style:family="paragraph" style:parent-style-name="Standard" style:list-style-name="WWNum80">
      <style:paragraph-properties fo:text-align="justify" style:justify-single-word="false"/>
    </style:style>
    <style:style style:name="P88" style:family="paragraph" style:parent-style-name="Standard" style:list-style-name="WWNum81">
      <style:paragraph-properties fo:text-align="justify" style:justify-single-word="false"/>
    </style:style>
    <style:style style:name="P89" style:family="paragraph" style:parent-style-name="Standard" style:list-style-name="WWNum31">
      <style:paragraph-properties fo:text-align="justify" style:justify-single-word="false"/>
    </style:style>
    <style:style style:name="P90" style:family="paragraph" style:parent-style-name="Standard" style:list-style-name="WWNum49">
      <style:paragraph-properties fo:text-align="justify" style:justify-single-word="false"/>
    </style:style>
    <style:style style:name="P91" style:family="paragraph" style:parent-style-name="Standard" style:list-style-name="WWNum89">
      <style:paragraph-properties fo:text-align="justify" style:justify-single-word="false"/>
    </style:style>
    <style:style style:name="P92" style:family="paragraph" style:parent-style-name="Standard" style:list-style-name="WWNum90">
      <style:paragraph-properties fo:text-align="justify" style:justify-single-word="false"/>
    </style:style>
    <style:style style:name="P93" style:family="paragraph" style:parent-style-name="List_20_Paragraph" style:list-style-name="WWNum1">
      <style:paragraph-properties fo:text-align="justify" style:justify-single-word="false"/>
    </style:style>
    <style:style style:name="P94" style:family="paragraph" style:parent-style-name="List_20_Paragraph" style:list-style-name="WWNum2">
      <style:paragraph-properties fo:text-align="justify" style:justify-single-word="false"/>
    </style:style>
    <style:style style:name="P95" style:family="paragraph" style:parent-style-name="List_20_Paragraph" style:list-style-name="WWNum3">
      <style:paragraph-properties fo:text-align="justify" style:justify-single-word="false"/>
    </style:style>
    <style:style style:name="P96" style:family="paragraph" style:parent-style-name="Standard">
      <style:paragraph-properties fo:text-align="justify" style:justify-single-word="false"/>
      <style:text-properties style:font-name="Times New Roman1" style:font-name-complex="Times New Roman2"/>
    </style:style>
    <style:style style:name="P97" style:family="paragraph" style:parent-style-name="List_20_Paragraph" style:list-style-name="WWNum4">
      <style:paragraph-properties fo:text-align="justify" style:justify-single-word="false"/>
    </style:style>
    <style:style style:name="P98" style:family="paragraph" style:parent-style-name="Standard">
      <style:paragraph-properties fo:text-align="justify" style:justify-single-word="false">
        <style:tab-stops>
          <style:tab-stop style:position="16.501cm" style:type="right"/>
        </style:tab-stops>
      </style:paragraph-properties>
    </style:style>
    <style:style style:name="P99" style:family="paragraph" style:parent-style-name="List_20_Paragraph" style:list-style-name="WWNum5">
      <style:paragraph-properties fo:text-align="justify" style:justify-single-word="false">
        <style:tab-stops>
          <style:tab-stop style:position="16.501cm" style:type="right"/>
        </style:tab-stops>
      </style:paragraph-properties>
    </style:style>
    <style:style style:name="P100" style:family="paragraph" style:parent-style-name="Standard" style:list-style-name="WWNum47">
      <style:paragraph-properties fo:text-align="justify" style:justify-single-word="false"/>
    </style:style>
    <style:style style:name="P101" style:family="paragraph" style:parent-style-name="Standard">
      <style:paragraph-properties fo:text-align="justify" style:justify-single-word="false"/>
      <style:text-properties style:font-name="Times New Roman1" fo:font-weight="normal" style:font-weight-asian="normal" style:font-weight-complex="normal"/>
    </style:style>
    <style:style style:name="P102" style:family="paragraph" style:parent-style-name="Standard" style:list-style-name="WWNum48">
      <style:paragraph-properties fo:text-align="justify" style:justify-single-word="false"/>
    </style:style>
    <style:style style:name="P103" style:family="paragraph" style:parent-style-name="Standard" style:list-style-name="WWNum54">
      <style:paragraph-properties fo:text-align="justify" style:justify-single-word="false"/>
    </style:style>
    <style:style style:name="P104" style:family="paragraph" style:parent-style-name="Standard" style:list-style-name="WWNum59">
      <style:paragraph-properties fo:text-align="start" style:justify-single-word="false"/>
    </style:style>
    <style:style style:name="P105" style:family="paragraph" style:parent-style-name="Standard" style:list-style-name="WWNum55">
      <style:paragraph-properties fo:text-align="justify" style:justify-single-word="false"/>
    </style:style>
    <style:style style:name="P106" style:family="paragraph" style:parent-style-name="Standard" style:list-style-name="WWNum56"/>
    <style:style style:name="P107" style:family="paragraph" style:parent-style-name="Standard" style:list-style-name="WWNum57">
      <style:paragraph-properties fo:text-align="start" style:justify-single-word="false"/>
    </style:style>
    <style:style style:name="P108" style:family="paragraph" style:parent-style-name="Standard" style:list-style-name="WWNum58">
      <style:paragraph-properties fo:text-align="justify" style:justify-single-word="false"/>
    </style:style>
    <style:style style:name="P109" style:family="paragraph" style:parent-style-name="Heading_20_1">
      <style:paragraph-properties fo:text-align="justify" style:justify-single-word="false"/>
    </style:style>
    <style:style style:name="P110" style:family="paragraph" style:parent-style-name="Standard" style:list-style-name="WWNum60">
      <style:paragraph-properties fo:text-align="justify" style:justify-single-word="false"/>
    </style:style>
    <style:style style:name="P111" style:family="paragraph" style:parent-style-name="Standard" style:list-style-name="WWNum61">
      <style:paragraph-properties fo:text-align="justify" style:justify-single-word="false"/>
    </style:style>
    <style:style style:name="P112" style:family="paragraph" style:parent-style-name="Standard" style:list-style-name="WWNum62">
      <style:paragraph-properties fo:text-align="justify" style:justify-single-word="false"/>
    </style:style>
    <style:style style:name="P113" style:family="paragraph" style:parent-style-name="Standard" style:list-style-name="WWNum91">
      <style:paragraph-properties fo:text-align="justify" style:justify-single-word="false"/>
    </style:style>
    <style:style style:name="P114" style:family="paragraph" style:parent-style-name="Standard" style:list-style-name="WWNum35">
      <style:paragraph-properties fo:text-align="justify" style:justify-single-word="false"/>
    </style:style>
    <style:style style:name="P115" style:family="paragraph" style:parent-style-name="Standard" style:list-style-name="WWNum50">
      <style:paragraph-properties fo:text-align="justify" style:justify-single-word="false"/>
    </style:style>
    <style:style style:name="P116" style:family="paragraph" style:parent-style-name="Standard" style:list-style-name="WWNum92">
      <style:paragraph-properties fo:text-align="justify" style:justify-single-word="false"/>
    </style:style>
    <style:style style:name="P117" style:family="paragraph" style:parent-style-name="Standard" style:list-style-name="WWNum93">
      <style:paragraph-properties fo:text-align="justify" style:justify-single-word="false"/>
    </style:style>
    <style:style style:name="P118" style:family="paragraph" style:parent-style-name="Standard" style:list-style-name="WWNum94">
      <style:paragraph-properties fo:text-align="justify" style:justify-single-word="false"/>
    </style:style>
    <style:style style:name="P119" style:family="paragraph" style:parent-style-name="Standard" style:list-style-name="WWNum51">
      <style:paragraph-properties fo:text-align="justify" style:justify-single-word="false"/>
    </style:style>
    <style:style style:name="P120" style:family="paragraph" style:parent-style-name="Содержимое_20_врезки">
      <style:paragraph-properties fo:margin-top="0cm" fo:margin-bottom="0cm" style:contextual-spacing="false" fo:line-height="100%" fo:text-align="center" style:justify-single-word="false" style:punctuation-wrap="hanging"/>
    </style:style>
    <style:style style:name="P121" style:family="paragraph">
      <loext:graphic-properties draw:fill="none"/>
      <style:paragraph-properties fo:text-align="start"/>
      <style:text-properties fo:color="#000000" loext:opacity="100%" fo:font-size="18pt"/>
    </style:style>
    <style:style style:name="P122" style:family="paragraph" style:parent-style-name="Содержимое_20_врезки">
      <style:paragraph-properties fo:margin-top="0cm" fo:margin-bottom="0cm" style:contextual-spacing="false" fo:line-height="100%" style:punctuation-wrap="hanging"/>
    </style:style>
    <style:style style:name="P123" style:family="paragraph">
      <loext:graphic-properties draw:fill="none"/>
      <style:paragraph-properties fo:text-align="start"/>
      <style:text-properties fo:font-size="18pt"/>
    </style:style>
    <style:style style:name="P124" style:family="paragraph" style:parent-style-name="Standard" style:list-style-name="WWNum37">
      <style:paragraph-properties fo:text-align="justify" style:justify-single-word="false"/>
    </style:style>
    <style:style style:name="P125" style:family="paragraph" style:parent-style-name="Standard" style:list-style-name="WWNum38">
      <style:paragraph-properties fo:text-align="justify" style:justify-single-word="false"/>
    </style:style>
    <style:style style:name="P126" style:family="paragraph" style:parent-style-name="Standard" style:list-style-name="WWNum39">
      <style:paragraph-properties fo:text-align="justify" style:justify-single-word="false"/>
    </style:style>
    <style:style style:name="P127" style:family="paragraph" style:parent-style-name="Standard" style:list-style-name="WWNum40">
      <style:paragraph-properties fo:text-align="justify" style:justify-single-word="false"/>
    </style:style>
    <style:style style:name="P128" style:family="paragraph" style:parent-style-name="Standard" style:list-style-name="WWNum41">
      <style:paragraph-properties fo:text-align="justify" style:justify-single-word="false"/>
    </style:style>
    <style:style style:name="P129" style:family="paragraph" style:parent-style-name="Standard" style:list-style-name="WWNum53">
      <style:paragraph-properties fo:text-align="justify" style:justify-single-word="false"/>
    </style:style>
    <style:style style:name="P130" style:family="paragraph" style:parent-style-name="Standard" style:list-style-name="WWNum52">
      <style:paragraph-properties fo:text-align="justify" style:justify-single-word="false"/>
    </style:style>
    <style:style style:name="P131" style:family="paragraph" style:parent-style-name="Standard" style:list-style-name="WWNum95">
      <style:paragraph-properties fo:text-align="justify" style:justify-single-word="false"/>
    </style:style>
    <style:style style:name="P132" style:family="paragraph" style:parent-style-name="Standard" style:list-style-name="WWNum42">
      <style:paragraph-properties fo:text-align="justify" style:justify-single-word="false"/>
    </style:style>
    <style:style style:name="P133" style:family="paragraph" style:parent-style-name="Standard" style:list-style-name="WWNum96">
      <style:paragraph-properties fo:text-align="justify" style:justify-single-word="false"/>
    </style:style>
    <style:style style:name="P134" style:family="paragraph" style:parent-style-name="Standard" style:list-style-name="WWNum97">
      <style:paragraph-properties fo:text-align="justify" style:justify-single-word="false"/>
    </style:style>
    <style:style style:name="P135" style:family="paragraph" style:parent-style-name="Standard" style:list-style-name="WWNum98">
      <style:paragraph-properties fo:text-align="justify" style:justify-single-word="false"/>
    </style:style>
    <style:style style:name="P136" style:family="paragraph" style:parent-style-name="List_20_Paragraph" style:list-style-name="WWNum6">
      <style:paragraph-properties fo:text-align="justify" style:justify-single-word="false"/>
    </style:style>
    <style:style style:name="P137" style:family="paragraph" style:parent-style-name="List_20_Paragraph" style:list-style-name="WWNum99">
      <style:paragraph-properties fo:text-align="justify" style:justify-single-word="false"/>
    </style:style>
    <style:style style:name="P138" style:family="paragraph" style:parent-style-name="List_20_Paragraph" style:list-style-name="WWNum8">
      <style:paragraph-properties fo:text-align="justify" style:justify-single-word="false"/>
    </style:style>
    <style:style style:name="P139" style:family="paragraph" style:parent-style-name="List_20_Paragraph" style:list-style-name="WWNum9">
      <style:paragraph-properties fo:text-align="justify" style:justify-single-word="false"/>
    </style:style>
    <style:style style:name="P140" style:family="paragraph" style:parent-style-name="List_20_Paragraph">
      <style:paragraph-properties fo:text-align="justify" style:justify-single-word="false"/>
    </style:style>
    <style:style style:name="P141" style:family="paragraph" style:parent-style-name="List_20_Paragraph" style:list-style-name="WWNum10">
      <style:paragraph-properties fo:text-align="justify" style:justify-single-word="false"/>
    </style:style>
    <style:style style:name="P142" style:family="paragraph" style:parent-style-name="List_20_Paragraph" style:list-style-name="WWNum11">
      <style:paragraph-properties fo:text-align="justify" style:justify-single-word="false"/>
    </style:style>
    <style:style style:name="P143" style:family="paragraph" style:parent-style-name="List_20_Paragraph" style:list-style-name="WWNum12">
      <style:paragraph-properties fo:text-align="justify" style:justify-single-word="false"/>
    </style:style>
    <style:style style:name="P144" style:family="paragraph" style:parent-style-name="List_20_Paragraph" style:list-style-name="WWNum13">
      <style:paragraph-properties fo:text-align="justify" style:justify-single-word="false"/>
    </style:style>
    <style:style style:name="P145" style:family="paragraph" style:parent-style-name="List_20_Paragraph" style:list-style-name="WWNum14">
      <style:paragraph-properties fo:text-align="justify" style:justify-single-word="false"/>
    </style:style>
    <style:style style:name="P146" style:family="paragraph" style:parent-style-name="List_20_Paragraph" style:list-style-name="WWNum15">
      <style:paragraph-properties fo:text-align="justify" style:justify-single-word="false"/>
    </style:style>
    <style:style style:name="P147" style:family="paragraph" style:parent-style-name="List_20_Paragraph" style:list-style-name="">
      <style:paragraph-properties fo:margin-left="0cm" fo:text-align="justify" style:justify-single-word="false" fo:text-indent="0cm" style:auto-text-indent="false"/>
      <style:text-properties fo:font-weight="bold" style:font-weight-asian="bold" style:font-name-complex="Times New Roman2" style:font-weight-complex="bold"/>
    </style:style>
    <style:style style:name="P148" style:family="paragraph" style:parent-style-name="Standard">
      <style:paragraph-properties fo:margin-top="0cm" fo:margin-bottom="0.353cm" style:contextual-spacing="false" fo:line-height="115%" fo:text-align="center" style:justify-single-word="false"/>
    </style:style>
    <style:style style:name="P149" style:family="paragraph" style:parent-style-name="Standard">
      <style:paragraph-properties fo:margin-top="0cm" fo:margin-bottom="0.353cm" style:contextual-spacing="false" fo:line-height="115%" fo:text-align="justify" style:justify-single-word="false"/>
    </style:style>
    <style:style style:name="P150" style:family="paragraph" style:parent-style-name="List_20_Paragraph" style:list-style-name="WWNum16">
      <style:paragraph-properties fo:margin-top="0cm" fo:margin-bottom="0.353cm" style:contextual-spacing="true" fo:line-height="115%" fo:text-align="justify" style:justify-single-word="false"/>
    </style:style>
    <style:style style:name="P151" style:family="paragraph" style:parent-style-name="List_20_Paragraph" style:list-style-name="WWNum17">
      <style:paragraph-properties fo:margin-top="0cm" fo:margin-bottom="0.353cm" style:contextual-spacing="true" fo:line-height="115%" fo:text-align="justify" style:justify-single-word="false"/>
    </style:style>
    <style:style style:name="P152" style:family="paragraph" style:parent-style-name="List_20_Paragraph" style:list-style-name="WWNum19">
      <style:paragraph-properties fo:margin-top="0cm" fo:margin-bottom="0.353cm" style:contextual-spacing="true" fo:line-height="115%" fo:text-align="justify" style:justify-single-word="false"/>
    </style:style>
    <style:style style:name="P153" style:family="paragraph" style:parent-style-name="List_20_Paragraph" style:list-style-name="WWNum18">
      <style:paragraph-properties fo:margin-top="0cm" fo:margin-bottom="0.353cm" style:contextual-spacing="true" fo:line-height="115%" fo:text-align="justify" style:justify-single-word="false"/>
    </style:style>
    <style:style style:name="P154" style:family="paragraph" style:parent-style-name="Standard">
      <style:paragraph-properties fo:margin-top="0cm" fo:margin-bottom="0.353cm" style:contextual-spacing="false" fo:line-height="115%" fo:text-align="justify" style:justify-single-word="false"/>
      <style:text-properties style:font-name="Times New Roman1" style:font-name-complex="Times New Roman2" style:font-size-complex="14pt"/>
    </style:style>
    <style:style style:name="P155" style:family="paragraph" style:parent-style-name="Standard">
      <style:paragraph-properties fo:margin-top="0cm" fo:margin-bottom="0.282cm" style:contextual-spacing="false" fo:text-align="justify" style:justify-single-word="false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color="#dddddd" loext:opacity="100%" fo:font-size="2pt" style:font-size-asian="2pt" style:font-size-complex="2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language="en" fo:country="US"/>
    </style:style>
    <style:style style:name="T5" style:family="text">
      <style:text-properties style:font-name="Times New Roman1" fo:font-weight="bold" style:font-weight-asian="bold" style:font-weight-complex="bold"/>
    </style:style>
    <style:style style:name="T6" style:family="text">
      <style:text-properties style:font-name="Times New Roman1"/>
    </style:style>
    <style:style style:name="T7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8" style:family="text">
      <style:text-properties style:font-name="Times New Roman1" fo:font-style="italic" style:text-underline-style="solid" style:text-underline-width="auto" style:text-underline-color="font-color" style:font-style-asian="italic" style:font-style-complex="italic"/>
    </style:style>
    <style:style style:name="T9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0" style:family="text">
      <style:text-properties style:font-name="Times New Roman1" style:text-underline-style="solid" style:text-underline-width="auto" style:text-underline-color="font-color" fo:font-weight="bold" style:font-weight-asian="bold" style:font-weight-complex="bold"/>
    </style:style>
    <style:style style:name="T11" style:family="text">
      <style:text-properties style:font-name="Times New Roman1" fo:language="en" fo:country="US" fo:font-weight="bold" style:font-weight-asian="bold" style:font-weight-complex="bold"/>
    </style:style>
    <style:style style:name="T12" style:family="text">
      <style:text-properties fo:language="en" fo:country="US" fo:font-style="italic" style:text-underline-style="solid" style:text-underline-width="auto" style:text-underline-color="font-color" style:font-style-asian="italic" style:font-style-complex="italic"/>
    </style:style>
    <style:style style:name="T13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14" style:family="text">
      <style:text-properties fo:language="en" fo:country="US" fo:font-weight="bold" style:font-weight-asian="bold" style:font-weight-complex="bold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style:text-underline-style="solid" style:text-underline-width="auto" style:text-underline-color="font-color"/>
    </style:style>
    <style:style style:name="T17" style:family="text">
      <style:text-properties style:font-name="Times New Roman1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18" style:family="text">
      <style:text-properties fo:language="en" fo:country="US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21" style:family="text">
      <style:text-properties style:font-name="Times New Roman1" fo:font-weight="bold" style:font-weight-asian="bold"/>
    </style:style>
    <style:style style:name="T22" style:family="text">
      <style:text-properties style:font-name-complex="Times New Roman2"/>
    </style:style>
    <style:style style:name="T23" style:family="text">
      <style:text-properties style:font-name="Times New Roman1" style:font-name-complex="Times New Roman2"/>
    </style:style>
    <style:style style:name="T24" style:family="text">
      <style:text-properties fo:font-weight="bold" style:font-weight-asian="bold" style:font-name-complex="Times New Roman2" style:font-weight-complex="bold"/>
    </style:style>
    <style:style style:name="T25" style:family="text">
      <style:text-properties style:font-name="Times New Roman1" fo:font-weight="bold" style:font-weight-asian="bold" style:font-name-complex="Times New Roman2" style:font-weight-complex="bold"/>
    </style:style>
    <style:style style:name="T26" style:family="text">
      <style:text-properties style:font-name="Times New Roman1" fo:language="en" fo:country="US" fo:font-weight="bold" style:font-weight-asian="bold"/>
    </style:style>
    <style:style style:name="T27" style:family="text">
      <style:text-properties fo:language="ru" fo:country="RU"/>
    </style:style>
    <style:style style:name="T28" style:family="text">
      <style:text-properties fo:font-variant="normal" fo:text-transform="none" fo:color="#000000" loext:opacity="100%" fo:font-size="14pt" fo:letter-spacing="normal" fo:font-style="normal" fo:font-weight="normal" style:font-size-asian="14pt" style:font-style-asian="normal" style:font-weight-asian="normal" style:font-name-complex="Times New Roman2" style:font-size-complex="14pt"/>
    </style:style>
    <style:style style:name="T29" style:family="text">
      <style:text-properties fo:font-size="14pt" style:font-size-asian="14pt" style:font-name-complex="Times New Roman2" style:font-size-complex="14pt"/>
    </style:style>
    <style:style style:name="T30" style:family="text">
      <style:text-properties style:font-name="Times New Roman1" fo:font-size="14pt" style:font-size-asian="14pt" style:font-name-complex="Times New Roman2" style:font-size-complex="14pt"/>
    </style:style>
    <style:style style:name="T31" style:family="text">
      <style:text-properties fo:font-size="14pt" fo:font-weight="bold" style:font-size-asian="14pt" style:font-weight-asian="bold" style:font-size-complex="14pt" style:font-weight-complex="bold"/>
    </style:style>
    <style:style style:name="T32" style:family="text">
      <style:text-properties style:font-name="Times New Roman1" fo:font-size="14pt" fo:font-weight="bold" style:font-size-asian="14pt" style:font-weight-asian="bold" style:font-size-complex="14pt" style:font-weight-complex="bold"/>
    </style:style>
    <style:style style:name="T33" style:family="text">
      <style:text-properties fo:font-variant="normal" fo:text-transform="none" fo:color="#000000" loext:opacity="100%" fo:font-size="14pt" fo:letter-spacing="normal" fo:font-style="normal" fo:font-weight="normal" style:font-size-asian="14pt" style:font-style-asian="normal" style:font-weight-asian="normal" style:font-size-complex="14pt"/>
    </style:style>
    <style:style style:name="T34" style:family="text">
      <style:text-properties fo:font-variant="normal" fo:text-transform="none" fo:color="#000000" loext:opacity="100%" style:font-name="Times New Roman1" fo:font-size="14pt" fo:letter-spacing="normal" fo:font-style="normal" fo:font-weight="normal" style:font-size-asian="14pt" style:font-style-asian="normal" style:font-weight-asian="normal" style:font-size-complex="14pt"/>
    </style:style>
    <style:style style:name="T35" style:family="text">
      <style:text-properties fo:color="#000000" loext:opacity="100%" style:font-name="Times New Roman1" fo:font-size="14pt" style:font-size-asian="14pt" style:font-size-complex="14pt"/>
    </style:style>
    <style:style style:name="T36" style:family="text">
      <style:text-properties fo:font-variant="normal" fo:text-transform="none" fo:color="#000000" loext:opacity="100%" fo:font-size="14pt" fo:letter-spacing="normal" fo:font-style="normal" fo:font-weight="bold" style:font-size-asian="14pt" style:font-style-asian="normal" style:font-weight-asian="bold" style:font-size-complex="14pt" style:font-weight-complex="bold"/>
    </style:style>
    <style:style style:name="T37" style:family="text">
      <style:text-properties fo:font-variant="normal" fo:text-transform="none" fo:color="#000000" loext:opacity="100%" style:font-name="Times New Roman1" fo:font-size="14pt" fo:letter-spacing="normal" fo:font-style="normal" fo:font-weight="bold" style:font-size-asian="14pt" style:font-style-asian="normal" style:font-weight-asian="bold" style:font-size-complex="14pt" style:font-weight-complex="bold"/>
    </style:style>
    <style:style style:name="T38" style:family="text">
      <style:text-properties fo:font-variant="normal" fo:text-transform="none" style:font-name="Times New Roman1" fo:letter-spacing="normal" fo:font-style="normal" fo:font-weight="normal" style:font-style-asian="normal" style:font-weight-asian="normal"/>
    </style:style>
    <style:style style:name="T39" style:family="text">
      <style:text-properties fo:font-variant="normal" fo:text-transform="none" fo:color="#000000" loext:opacity="100%" fo:font-size="14pt" fo:letter-spacing="normal" fo:language="en" fo:country="US" fo:font-style="normal" fo:font-weight="normal" style:font-size-asian="14pt" style:font-style-asian="normal" style:font-weight-asian="normal" style:font-size-complex="14pt"/>
    </style:style>
    <style:style style:name="T40" style:family="text">
      <style:text-properties fo:font-variant="normal" fo:text-transform="none" fo:color="#000000" loext:opacity="100%" fo:font-size="14pt" fo:letter-spacing="normal" fo:language="en" fo:country="US" fo:font-style="normal" fo:font-weight="bold" style:font-size-asian="14pt" style:font-style-asian="normal" style:font-weight-asian="bold" style:font-size-complex="14pt" style:font-weight-complex="bold"/>
    </style:style>
    <style:style style:name="T41" style:family="text">
      <style:text-properties fo:font-variant="normal" fo:text-transform="none" fo:color="#000000" loext:opacity="100%" fo:font-size="14pt" fo:letter-spacing="normal" fo:language="ru" fo:country="RU" fo:font-style="normal" fo:font-weight="bold" style:font-size-asian="14pt" style:font-style-asian="normal" style:font-weight-asian="bold" style:font-size-complex="14pt" style:font-weight-complex="bold"/>
    </style:style>
    <style:style style:name="T42" style:family="text">
      <style:text-properties fo:font-variant="normal" fo:text-transform="none" fo:color="#000000" loext:opacity="100%" style:font-name="Times New Roman1" fo:font-size="14pt" fo:letter-spacing="normal" fo:language="en" fo:country="US" fo:font-style="normal" fo:font-weight="normal" style:font-size-asian="14pt" style:font-style-asian="normal" style:font-weight-asian="normal" style:font-size-complex="14pt"/>
    </style:style>
    <style:style style:name="T43" style:family="text">
      <style:text-properties fo:font-variant="normal" fo:text-transform="none" style:font-name="Times New Roman1" fo:letter-spacing="normal" fo:language="en" fo:country="US" fo:font-style="normal" fo:font-weight="normal" style:font-style-asian="normal" style:font-weight-asian="normal"/>
    </style:style>
    <style:style style:name="T44" style:family="text">
      <style:text-properties fo:font-variant="normal" fo:text-transform="none" fo:color="#000000" loext:opacity="100%" style:font-name="Times New Roman1" fo:font-size="14pt" fo:letter-spacing="normal" fo:language="en" fo:country="US" fo:font-style="normal" fo:font-weight="bold" style:font-size-asian="14pt" style:font-style-asian="normal" style:font-weight-asian="bold" style:font-size-complex="14pt" style:font-weight-complex="bold"/>
    </style:style>
    <style:style style:name="T45" style:family="text">
      <style:text-properties fo:font-variant="normal" fo:text-transform="none" fo:color="#000000" loext:opacity="100%" fo:font-size="14pt" fo:letter-spacing="normal" fo:language="ru" fo:country="RU" fo:font-style="normal" fo:font-weight="normal" style:font-size-asian="14pt" style:font-style-asian="normal" style:font-weight-asian="normal" style:font-size-complex="14pt"/>
    </style:style>
    <style:style style:name="T46" style:family="text">
      <style:text-properties fo:font-variant="normal" fo:text-transform="none" fo:color="#000000" loext:opacity="100%" style:font-name="Times New Roman1" fo:font-size="14pt" fo:letter-spacing="normal" fo:language="ru" fo:country="RU" fo:font-style="normal" fo:font-weight="normal" style:font-size-asian="14pt" style:font-style-asian="normal" style:font-weight-asian="normal" style:font-size-complex="14pt"/>
    </style:style>
    <style:style style:name="T47" style:family="text">
      <style:text-properties fo:font-variant="normal" fo:text-transform="none" fo:color="#000000" loext:opacity="100%" style:font-name="Times New Roman1" fo:font-size="14pt" fo:letter-spacing="normal" fo:language="ru" fo:country="RU" fo:font-style="normal" fo:font-weight="bold" style:font-size-asian="14pt" style:font-style-asian="normal" style:font-weight-asian="bold" style:font-size-complex="14pt" style:font-weight-complex="bold"/>
    </style:style>
    <style:style style:name="T48" style:family="text">
      <style:text-properties fo:color="#000000" loext:opacity="100%" fo:font-size="14pt" fo:language="ru" fo:country="RU" fo:font-weight="bold" style:font-size-asian="14pt" style:font-weight-asian="bold" style:font-size-complex="14pt" style:font-weight-complex="bold"/>
    </style:style>
    <style:style style:name="T49" style:family="text">
      <style:text-properties fo:color="#000000" loext:opacity="100%" style:font-name="Times New Roman1" fo:font-size="14pt" fo:language="ru" fo:country="RU" fo:font-weight="bold" style:font-size-asian="14pt" style:font-weight-asian="bold" style:font-size-complex="14pt" style:font-weight-complex="bold"/>
    </style:style>
    <style:style style:name="T50" style:family="text">
      <style:text-properties fo:color="#000000" loext:opacity="100%" fo:font-size="14pt" fo:language="ru" fo:country="RU" style:font-size-asian="14pt" style:font-size-complex="14pt"/>
    </style:style>
    <style:style style:name="T51" style:family="text">
      <style:text-properties fo:color="#000000" loext:opacity="100%" style:font-name="Times New Roman1" fo:font-size="14pt" fo:language="ru" fo:country="RU" style:font-size-asian="14pt" style:font-size-complex="14pt"/>
    </style:style>
    <style:style style:name="T52" style:family="text">
      <style:text-properties fo:language="en" fo:country="US" style:font-name-complex="Times New Roman2"/>
    </style:style>
    <style:style style:name="T53" style:family="text">
      <style:text-properties fo:font-weight="bold" style:font-weight-asian="bold" style:font-name-complex="Times New Roman2"/>
    </style:style>
    <style:style style:name="T54" style:family="text">
      <style:text-properties fo:font-style="italic" style:font-style-asian="italic" style:font-name-complex="Times New Roman2"/>
    </style:style>
    <style:style style:name="T55" style:family="text">
      <style:text-properties style:font-name="Times New Roman1" fo:font-weight="bold" style:font-weight-asian="bold" style:font-name-complex="Times New Roman2"/>
    </style:style>
    <style:style style:name="T56" style:family="text">
      <style:text-properties fo:font-weight="normal" style:font-weight-asian="normal" style:font-name-complex="Times New Roman2" style:font-weight-complex="normal"/>
    </style:style>
    <style:style style:name="T57" style:family="text">
      <style:text-properties fo:language="en" fo:country="US" fo:font-weight="bold" style:font-weight-asian="bold" style:font-name-complex="Times New Roman2"/>
    </style:style>
    <style:style style:name="T58" style:family="text">
      <style:text-properties fo:language="ru" fo:country="RU" fo:font-weight="bold" style:font-weight-asian="bold" style:font-name-complex="Times New Roman2"/>
    </style:style>
    <style:style style:name="T59" style:family="text">
      <style:text-properties style:font-name="Times New Roman1" fo:font-weight="normal" style:font-weight-asian="normal" style:font-weight-complex="normal"/>
    </style:style>
    <style:style style:name="T60" style:family="text">
      <style:text-properties style:font-name="Times New Roman1" fo:font-weight="normal" style:font-weight-asian="normal" style:font-name-complex="Times New Roman2" style:font-weight-complex="normal"/>
    </style:style>
    <style:style style:name="T61" style:family="text">
      <style:text-properties fo:color="#000000" loext:opacity="100%"/>
    </style:style>
    <style:style style:name="T62" style:family="text">
      <style:text-properties fo:color="#000000" loext:opacity="100%" fo:font-size="12pt" style:font-size-asian="12pt" style:font-size-complex="12pt"/>
    </style:style>
    <style:style style:name="T63" style:family="text">
      <style:text-properties fo:color="#000000" loext:opacity="100%" fo:font-size="12pt" style:font-size-asian="12pt" style:font-name-complex="Times New Roman2" style:font-size-complex="12pt"/>
    </style:style>
    <style:style style:name="T64" style:family="text">
      <style:text-properties fo:color="#000000" loext:opacity="100%" fo:font-size="12pt" style:font-size-asian="12pt" style:font-name-complex="Times New Roman2"/>
    </style:style>
    <style:style style:name="T65" style:family="text">
      <style:text-properties fo:color="#000000" loext:opacity="100%" fo:font-size="14pt" style:font-size-asian="14pt" style:font-name-complex="Times New Roman2" style:font-size-complex="14pt"/>
    </style:style>
    <style:style style:name="T66" style:family="text">
      <style:text-properties fo:color="#000000" loext:opacity="100%" fo:font-size="14pt" style:font-size-asian="14pt" style:font-size-complex="14pt"/>
    </style:style>
    <style:style style:name="T67" style:family="text">
      <style:text-properties fo:language="en" fo:country="US" fo:font-weight="bold" style:font-weight-asian="bold" style:font-name-complex="Times New Roman2" style:font-weight-complex="bold"/>
    </style:style>
    <style:style style:name="T68" style:family="text">
      <style:text-properties style:text-underline-style="solid" style:text-underline-width="auto" style:text-underline-color="font-color" style:font-name-complex="Times New Roman2"/>
    </style:style>
    <style:style style:name="T69" style:family="text">
      <style:text-properties style:font-name="Times New Roman1" style:text-underline-style="solid" style:text-underline-width="auto" style:text-underline-color="font-color" style:font-name-complex="Times New Roman2"/>
    </style:style>
    <style:style style:name="T70" style:family="text">
      <style:text-properties fo:font-size="16pt" fo:font-style="italic" fo:font-weight="bold" style:font-size-asian="16pt" style:font-style-asian="italic" style:font-weight-asian="bold" style:font-name-complex="Times New Roman2" style:font-size-complex="16pt"/>
    </style:style>
    <style:style style:name="T71" style:family="text">
      <style:text-properties style:font-name="Times New Roman1" fo:font-size="16pt" fo:font-style="italic" fo:font-weight="bold" style:font-size-asian="16pt" style:font-style-asian="italic" style:font-weight-asian="bold" style:font-name-complex="Times New Roman2" style:font-size-complex="16pt"/>
    </style:style>
    <style:style style:name="T72" style:family="text">
      <style:text-properties fo:font-size="16pt" fo:font-weight="bold" style:font-size-asian="16pt" style:font-weight-asian="bold" style:font-name-complex="Times New Roman2" style:font-size-complex="16pt"/>
    </style:style>
    <style:style style:name="T73" style:family="text">
      <style:text-properties style:font-name="Times New Roman1" fo:font-size="16pt" fo:font-weight="bold" style:font-size-asian="16pt" style:font-weight-asian="bold" style:font-name-complex="Times New Roman2" style:font-size-complex="16pt"/>
    </style:style>
    <style:style style:name="T74" style:family="text">
      <style:text-properties style:font-name-complex="Times New Roman2" style:font-size-complex="14pt"/>
    </style:style>
    <style:style style:name="T75" style:family="text">
      <style:text-properties style:font-name="Times New Roman1" style:font-name-complex="Times New Roman2" style:font-size-complex="14pt"/>
    </style:style>
    <style:style style:name="T76" style:family="text">
      <style:text-properties fo:font-weight="bold" style:font-weight-asian="bold" style:font-name-complex="Times New Roman2" style:font-size-complex="14pt"/>
    </style:style>
    <style:style style:name="T77" style:family="text">
      <style:text-properties style:font-name="Times New Roman1" fo:font-weight="bold" style:font-weight-asian="bold" style:font-name-complex="Times New Roman2" style:font-size-complex="14pt"/>
    </style:style>
    <style:style style:name="T78" style:family="text">
      <style:text-properties fo:font-weight="bold" style:font-weight-asian="bold"/>
    </style:style>
    <style:style style:name="T79" style:family="text">
      <style:text-properties style:font-name="Times New Roman1" fo:font-size="16pt" style:font-size-asian="16pt" style:font-size-complex="16pt"/>
    </style:style>
    <style:style style:name="T80" style:family="text">
      <style:text-properties fo:font-size="16pt" fo:font-weight="bold" style:font-size-asian="16pt" style:font-weight-asian="bold" style:font-size-complex="16pt" style:font-weight-complex="bold"/>
    </style:style>
    <style:style style:name="T81" style:family="text">
      <style:text-properties fo:font-size="16pt" style:font-size-asian="16pt" style:font-size-complex="16pt"/>
    </style:style>
    <style:style style:name="gr1" style:family="graphic" style:parent-style-name="Frame">
      <style:graphic-properties draw:stroke="none" svg:stroke-width="0cm" draw:fill="none" loext:fill-use-slide-background="false" draw:textarea-vertical-align="top" draw:auto-grow-height="false" fo:min-height="1.06cm" fo:min-width="4.235cm" fo:padding-top="0cm" fo:padding-bottom="0cm" fo:padding-left="0cm" fo:padding-right="0cm" fo:wrap-option="wrap" loext:decorative="false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 style:parent-style-name="Frame">
      <style:graphic-properties draw:stroke="none" svg:stroke-width="0cm" draw:fill="none" loext:fill-use-slide-background="false" draw:textarea-vertical-align="top" draw:auto-grow-height="false" fo:min-height="0.653cm" fo:min-width="3.51cm" fo:padding-top="0cm" fo:padding-bottom="0cm" fo:padding-left="0cm" fo:padding-right="0cm" fo:wrap-option="wrap" loext:decorative="false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solid" svg:stroke-width="0cm" svg:stroke-color="#000000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loext:decorative="false" fo:margin-left="0.002cm" fo:margin-right="0.002cm" fo:margin-top="0.002cm" fo:margin-bottom="0.00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 style:parent-style-name="Frame">
      <style:graphic-properties draw:stroke="none" svg:stroke-width="0cm" draw:fill="none" loext:fill-use-slide-background="false" draw:textarea-vertical-align="top" draw:auto-grow-height="false" fo:min-height="2.316cm" fo:min-width="5.63cm" fo:padding-top="0cm" fo:padding-bottom="0cm" fo:padding-left="0cm" fo:padding-right="0cm" fo:wrap-option="wrap" loext:decorative="false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 style:parent-style-name="Frame">
      <style:graphic-properties draw:stroke="none" svg:stroke-width="0cm" draw:fill="none" loext:fill-use-slide-background="false" draw:textarea-vertical-align="top" draw:auto-grow-height="false" fo:min-height="2.438cm" fo:min-width="5.63cm" fo:padding-top="0cm" fo:padding-bottom="0cm" fo:padding-left="0cm" fo:padding-right="0cm" fo:wrap-option="wrap" loext:decorative="false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 style:parent-style-name="Frame">
      <style:graphic-properties draw:stroke="none" svg:stroke-width="0cm" draw:fill="none" loext:fill-use-slide-background="false" draw:textarea-vertical-align="top" draw:auto-grow-height="false" fo:min-height="1.143cm" fo:min-width="4.235cm" fo:padding-top="0cm" fo:padding-bottom="0cm" fo:padding-left="0cm" fo:padding-right="0cm" fo:wrap-option="wrap" loext:decorative="false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Конспектированный материал для подготовки к зачёту по истории России</text:p>
      <text:p text:style-name="P2" loext:marker-style-name="T1"><text:span text:style-name="T1">По методическим пособиям М. В. Зайцева</text:span></text:p>
      <text:p text:style-name="P3" loext:marker-style-name="T1"><text:span text:style-name="T1">Александр Храмов </text:span><text:span text:style-name="T2">(он же Александр Порно и Олег Дупло)</text:span><text:span text:style-name="T1"> Егор Смирнов </text:span><text:span text:style-name="T2">( <text:s text:c="123"/></text:span><text:span text:style-name="T1"><text:s/>Артём Рудяк</text:span></text:p>
      <text:p text:style-name="P3" loext:marker-style-name="T1"><text:span text:style-name="T1">Артём Соловьёв </text:span><text:span text:style-name="T2">( <text:s text:c="70"/></text:span><text:span text:style-name="T1"><text:s/>Данила Григорьев </text:span><text:span text:style-name="T2">( <text:s text:c="42"/></text:span><text:span text:style-name="T1"><text:s/>Михаил Чертков</text:span></text:p>
      <text:p text:style-name="Standard" loext:marker-style-name="T3"><text:span text:style-name="T3">Вопросы к зачёту:</text:span><text:span text:style-name="T3"/></text:p>
      <text:list text:style-name="WWNum78">
        <text:list-item>
          <text:p text:style-name="P4">Восточные славяне в древности: происхождение, расселение, хозяйство, общественное развитие, религия.</text:p>
        </text:list-item>
        <text:list-item>
          <text:p text:style-name="P4">Образование Древнерусского государства. «Норманнская проблема».</text:p>
        </text:list-item>
        <text:list-item>
          <text:p text:style-name="P4">Деятельность первых Рюриковичей (Олег, Игорь, Ольга, Святослав)</text:p>
        </text:list-item>
        <text:list-item>
          <text:p text:style-name="P4">Древнерусское государство при князьях Владимире Святославиче и Ярославе Мудром.</text:p>
        </text:list-item>
        <text:list-item>
          <text:p text:style-name="P4">Русские земли во второй половине <text:span text:style-name="T4">XI</text:span> – первой трети <text:span text:style-name="T4">XII</text:span> в.: причины и обстоятельства распада государства. Общие условия развития русских княжеств.</text:p>
        </text:list-item>
        <text:list-item>
          <text:p text:style-name="P4">Владимиро-Суздальская, Новгородская и Галицко-Волынская земли в <text:span text:style-name="T4">XII</text:span> – начале <text:span text:style-name="T4">XIII</text:span> в.</text:p>
        </text:list-item>
        <text:list-item>
          <text:p text:style-name="P4">Монгольское нашествие и установление зависимости Руси от Орды. Экспансия с запада в середине <text:span text:style-name="T4">XII</text:span> в. Историческая роль Александра Невского</text:p>
        </text:list-item>
        <text:list-item>
          <text:p text:style-name="P4">Объединение русских земель вокруг Москвы в конце <text:span text:style-name="T4">XIII</text:span> – середине <text:span text:style-name="T4">XV</text:span> в.</text:p>
        </text:list-item>
        <text:list-item>
          <text:p text:style-name="P4">Великое княжество Московское во второй половине <text:span text:style-name="T4">XV</text:span> – начале <text:span text:style-name="T4">XVI</text:span> в.</text:p>
        </text:list-item>
        <text:list-item>
          <text:p text:style-name="P4"><text:s/>Русское государство в <text:span text:style-name="T4">XVI</text:span> в.: внутренняя политика.</text:p>
        </text:list-item>
        <text:list-item>
          <text:p text:style-name="P4"><text:s/>Внешняя политика Русского государства в <text:span text:style-name="T4">XVI</text:span> в.</text:p>
        </text:list-item>
        <text:list-item>
          <text:p text:style-name="P4"><text:s/>Предпосылки Смутного времени. Начальный период Смуты (1604 – 1610).</text:p>
        </text:list-item>
        <text:list-item>
          <text:p text:style-name="P4"><text:s/>Кульминация и завершение Смутного времени (1610 – 1618). Исторические последствия Смуты.</text:p>
        </text:list-item>
        <text:list-item>
          <text:p text:style-name="P4"><text:s/>Россия в 1620 – 1680-е гг.: социально-экономическое развитие и внутренняя политика.</text:p>
        </text:list-item>
        <text:list-item>
          <text:p text:style-name="P4"><text:s/>Внешняя политика России в эпоху первых Романовых</text:p>
        </text:list-item>
        <text:list-item>
          <text:p text:style-name="P4"><text:s/>Реформы Петра <text:span text:style-name="T4">I</text:span></text:p>
        </text:list-item>
        <text:list-item>
          <text:p text:style-name="P4"><text:s/>Эпоха дворцовых переворотов</text:p>
        </text:list-item>
        <text:list-item>
          <text:p text:style-name="P4"><text:soft-page-break/><text:s/>Внешняя политика России в конце <text:span text:style-name="T4">XVII</text:span> – первой половине <text:span text:style-name="T4">XVIII</text:span> в.</text:p>
        </text:list-item>
        <text:list-item>
          <text:p text:style-name="P4"><text:s/>Внутренняя политика Екатерины <text:span text:style-name="T4">II</text:span> и Павла <text:span text:style-name="T4">I</text:span>.</text:p>
        </text:list-item>
        <text:list-item>
          <text:p text:style-name="P4"><text:s/>Внешняя политика России в 1762 – 1801 гг.</text:p>
        </text:list-item>
        <text:list-item>
          <text:p text:style-name="P4"><text:s/>Внутренняя политика правительства при Александре <text:span text:style-name="T4">I</text:span>.</text:p>
        </text:list-item>
        <text:list-item>
          <text:p text:style-name="P4"><text:s/>Внешняя политика России в первой четверти <text:span text:style-name="T4">XIX</text:span> в.</text:p>
        </text:list-item>
        <text:list-item>
          <text:p text:style-name="P4"><text:s/>Движение декабристов.</text:p>
        </text:list-item>
        <text:list-item>
          <text:p text:style-name="P4"><text:s/>Внутренняя политика России в царствование Николая <text:span text:style-name="T4">I</text:span>.</text:p>
        </text:list-item>
        <text:list-item>
          <text:p text:style-name="P4"><text:s/>Внешняя политика России в царствование Николая <text:span text:style-name="T4">I</text:span>.</text:p>
        </text:list-item>
        <text:list-item>
          <text:p text:style-name="P4"><text:s/>Отмена крепостного права: причины, содержание реформы и её последствия.</text:p>
        </text:list-item>
        <text:list-item>
          <text:p text:style-name="P4"><text:s/>Либеральные реформы 1860-1870-х гг. (местное самоуправление, судопроизводство, образование, вооруженные силы).</text:p>
        </text:list-item>
        <text:list-item>
          <text:p text:style-name="P4"><text:s/>Революционное народничество в России</text:p>
        </text:list-item>
        <text:list-item>
          <text:p text:style-name="P4"><text:s/>Внутренняя политика Александра <text:span text:style-name="T4">III</text:span>.</text:p>
        </text:list-item>
        <text:list-item>
          <text:p text:style-name="P4"><text:s/>Внешняя политика России 1856 – 1894 гг.</text:p>
        </text:list-item>
        <text:list-item>
          <text:p text:style-name="P4"><text:s/>Россия в начале правления Николая <text:span text:style-name="T4">II</text:span>: социально-экономическое развитие.</text:p>
        </text:list-item>
        <text:list-item>
          <text:p text:style-name="P4"><text:s/>Личность Николая <text:span text:style-name="T4">II</text:span>: противоречивость оценок. Внутренняя политика в начале правления.</text:p>
        </text:list-item>
        <text:list-item>
          <text:p text:style-name="P4"><text:s/>Освободительное движение в России на рубеже <text:span text:style-name="T4">XIX</text:span> – <text:span text:style-name="T4">XX</text:span> вв.</text:p>
        </text:list-item>
        <text:list-item>
          <text:p text:style-name="P4"><text:s/>Внешняя политика России на рубеже <text:span text:style-name="T4">XIX</text:span> – <text:span text:style-name="T4">XX</text:span> вв. Русско-Японская война.</text:p>
        </text:list-item>
        <text:list-item>
          <text:p text:style-name="P4"><text:s/>Первая российская революция: причины и основные события 1905 г.</text:p>
        </text:list-item>
        <text:list-item>
          <text:p text:style-name="P4"><text:s/>Первая российская революция: основные события 1906-1907 гг. Историческое значение революции.</text:p>
        </text:list-item>
        <text:list-item>
          <text:p text:style-name="P4"><text:s/>Политическое и социально-экономическое развитие страны в 1906-1914 гг.</text:p>
        </text:list-item>
        <text:list-item>
          <text:p text:style-name="P4"><text:s/>Внешняя политика России в 1905-1914 гг. Исторические предпосылки Первой мировой войны. Военные действия 1914 г.</text:p>
        </text:list-item>
        <text:list-item>
          <text:p text:style-name="P4"><text:s/>Россия в Первой мировой войне (боевые операции 1915-1917 гг.). Завершение войны и её последствия.</text:p>
        </text:list-item>
        <text:list-item>
          <text:p text:style-name="P4"><text:s/>Социально-экономическое и политическое развитие страны во время Первой мировой войны. Проблема предпосылок Февральской революции.</text:p>
        </text:list-item>
      </text:list>
      <text:h text:style-name="P5" text:outline-level="1" loext:marker-style-name="T5"/>
      <text:h text:style-name="Heading_20_1" text:outline-level="1" loext:marker-style-name="T5"><text:span text:style-name="T5">№1: Восточные славяне в древности: происхождение, расселение, хозяйство, общественное развитие, религия.</text:span><text:span text:style-name="T5"/></text:h>
      <text:p text:style-name="Standard" loext:marker-style-name="T6"><text:span text:style-name="T3">Происхождение: </text:span>Славяне относятся к индоевропейской языковой семье. Индоевропейцы обитали к югу от Кавказа, в нижнем Поволжье, на юге Сибири.</text:p>
      <text:p text:style-name="Standard" loext:marker-style-name="T6"><text:soft-page-break/><text:span text:style-name="T3">Расселение: </text:span>После Великого переселения народов в 4-7 вв. н.э. распались на:</text:p>
      <text:list xml:id="list682940200" text:style-name="WWNum2">
        <text:list-item>
          <text:p text:style-name="P6" loext:marker-style-name="T6"><text:span text:style-name="T7">Западных</text:span> (чехи, поляки; балтийское побережье и Европа)</text:p>
        </text:list-item>
        <text:list-item>
          <text:p text:style-name="P6" loext:marker-style-name="T6"><text:span text:style-name="T7">Южных </text:span>(Сербы, болгары; Бассейн Дуная + Балканы)</text:p>
        </text:list-item>
        <text:list-item>
          <text:p text:style-name="P6" loext:marker-style-name="T6"><text:span text:style-name="T7">Восточных </text:span>(Русские, белорусы; Верховье Волги, Ладога)</text:p>
        </text:list-item>
      </text:list>
      <text:p text:style-name="Standard" loext:marker-style-name="T6"><text:span text:style-name="T3">Хозяйство:</text:span> наиболее подробно жизнь славян до образования Русского гос-ва описывает «Повесть временных лет» Нестора. Основу хоз.деятельности составляло <text:span text:style-name="T7">земледелие,</text:span> славяне разводили скот, занимались <text:span text:style-name="T7">рыболовством, охотничеством, бортничеством.</text:span> <text:span text:style-name="T7">Добывали железо, занимались кузнечным делом, гончарным</text:span> (после появления в 7-8 вв. гончарных кругов), <text:span text:style-name="T7">плотнецким делом</text:span>.</text:p>
      <text:p text:style-name="Standard" loext:marker-style-name="T6"><text:span text:style-name="T3">Общественное развитие: </text:span>Родовые общины жили на берегу озера или реки. Старейшины были во главе общины. Несколько общин складывались в племена, главным политическим органом которых был <text:span text:style-name="T7">совет старейшин</text:span>. В 8-9 вв. начинается <text:span text:style-name="T7">разрушение родо-племенного строя и переход к соседскому строю</text:span> (вожди с военно-ритуальными ф-циями, сила военных), а затем к военной демократии.</text:p>
      <text:p text:style-name="Standard" loext:marker-style-name="T6"><text:span text:style-name="T3">Религия: </text:span><text:span text:style-name="T7">Язычество</text:span>. Поклонение природным явлениям. Позднее – <text:span text:style-name="T7">культ предков</text:span>, в самом позднем этапе – <text:span text:style-name="T7">вера в богов</text:span>.</text:p>
      <text:p text:style-name="P7" loext:marker-style-name="T6"/>
      <text:h text:style-name="Heading_20_1" text:outline-level="1" loext:marker-style-name="T6"><text:span text:style-name="T5">№2: Образование древнерусского государства. «Норманнская проблема».</text:span><text:span text:style-name="T5"/></text:h>
      <text:p text:style-name="Standard" loext:marker-style-name="T6"><text:span text:style-name="T3">Образование</text:span><text:span text:style-name="T5"/></text:p>
      <text:p text:style-name="Standard" loext:marker-style-name="T6"><text:span text:style-name="T7">Причинами образования </text:span>древнерусского государства стали:</text:p>
      <text:list xml:id="list3494261171" text:style-name="WWNum4">
        <text:list-item>
          <text:p text:style-name="P8" loext:marker-style-name="T6"><text:span text:style-name="T7">Развитие общественных отношений</text:span> (разложение родо-племенного строя), имущественное и социальное разложение.</text:p>
        </text:list-item>
        <text:list-item>
          <text:p text:style-name="P8" loext:marker-style-name="T6"><text:span text:style-name="T7">Возникновение конфликтов, способных решить только гос-во. </text:span>Племенные войны</text:p>
        </text:list-item>
        <text:list-item>
          <text:p text:style-name="P8" loext:marker-style-name="T6">Необходимость противостоять <text:span text:style-name="T7">внешней угрозе</text:span> (Финно-угорские племена, Хазарский каганат, набеги скандинавов)</text:p>
        </text:list-item>
        <text:list-item>
          <text:p text:style-name="P8" loext:marker-style-name="T6">Необходимость <text:span text:style-name="T7">масштабного обмена продукцией</text:span>. Рост торговли -&gt; увеличение дистанции путей -&gt; потребность в безопасности. <text:span text:style-name="T7">«Из варяг в греки» </text:span><text:s/>подтолкнул к формированию гос-ва.</text:p>
        </text:list-item>
      </text:list>
      <text:p text:style-name="Standard" loext:marker-style-name="T6"><text:span text:style-name="T3">Норманнская проблема</text:span><text:span text:style-name="T5"/></text:p>
      <text:p text:style-name="Standard" loext:marker-style-name="T6"><text:span text:style-name="T7">Суть проблемы: </text:span><text:span text:style-name="T8"/></text:p>
      <text:list xml:id="list3820378516" text:style-name="WWNum5">
        <text:list-item>
          <text:p text:style-name="P9" loext:marker-style-name="T6"><text:span text:style-name="T7">Происхождение названия «Русь»</text:span> («варяги» - собирательное название скандинавских народов, а «русь» -один из таких народов; некое <text:soft-page-break/>северно-причерноморское племя, именуемое «русью»; название социального слоя, который впоследствии утратил своё первоначальное значение)</text:p>
        </text:list-item>
        <text:list-item>
          <text:p text:style-name="P9" loext:marker-style-name="T6">Кто такой <text:span text:style-name="T7">Рюрик</text:span>? (Норманн или славянин?)</text:p>
        </text:list-item>
        <text:list-item>
          <text:p text:style-name="P9" loext:marker-style-name="T6">Насколько велика <text:span text:style-name="T7">роль варягов</text:span> в образовании гос-ва? (Настолько ли был немощным славянский народ, что не смог самостоятельно образовать государство и только лишь варяги смогли им помочь?)</text:p>
        </text:list-item>
      </text:list>
      <text:p text:style-name="Standard" loext:marker-style-name="T6">Суть норманнской проблемы тесно связана с самой «Легендой о призвании варяг», согласно которой в 9 веке славянские и финские племена платили дань варягам, а позднее отказались и изгнали их и стали править сами. Начались междоусобицы и потребовался князь, разрешивший бы их. <text:span text:style-name="T6"/></text:p>
      <text:p text:style-name="Standard" loext:marker-style-name="T6"><text:span text:style-name="T7">Основные теории:</text:span><text:span text:style-name="T8"/></text:p>
      <text:list xml:id="list563446063" text:style-name="WWNum6">
        <text:list-item>
          <text:p text:style-name="P10" loext:marker-style-name="T6"><text:span text:style-name="T7">Байер-Миллер </text:span>(«Русь», «Варяги» - скандинавские слова, норманны участвовали в образовании гос-ва)</text:p>
        </text:list-item>
        <text:list-item>
          <text:p text:style-name="P10" loext:marker-style-name="T6"><text:span text:style-name="T7">Ломоносов</text:span> («Русь», «Варяги» - славянские или греческие слова, норманны не участвовали)</text:p>
        </text:list-item>
      </text:list>
      <text:p text:style-name="Standard" loext:marker-style-name="T6"><text:s/><text:span text:style-name="T6"/></text:p>
      <text:h text:style-name="Heading_20_1" text:outline-level="1" loext:marker-style-name="T6"><text:span text:style-name="T5">№3: Деятельность первых Рюриковичей (Олег, Игорь, Ольга, Святослав)</text:span><text:span text:style-name="T5"/></text:h>
      <text:p text:style-name="Standard" loext:marker-style-name="T6"><text:span text:style-name="T3">Олег (879 – 912 гг.)</text:span><text:span text:style-name="T5"/></text:p>
      <text:list text:style-name="WWNum7">
        <text:list-item>
          <text:p text:style-name="P11" loext:marker-style-name="T6">Перенёс <text:span text:style-name="T7">столицу в Киев</text:span> в 882 году благодаря походу</text:p>
        </text:list-item>
        <text:list-item>
          <text:p text:style-name="P11" loext:marker-style-name="T6">Подчинил <text:span text:style-name="T7">полян, северян, радимичей.</text:span><text:span text:style-name="T8"/></text:p>
        </text:list-item>
        <text:list-item>
          <text:p text:style-name="P11" loext:marker-style-name="T6">В 907 г. В результате похода на Константинополь заключен <text:span text:style-name="T7">первый</text:span> для Русского гос-ва <text:span text:style-name="T7">договор</text:span> о беспошлинной торговле.</text:p>
        </text:list-item>
      </text:list>
      <text:p text:style-name="Standard" loext:marker-style-name="T6"><text:span text:style-name="T3">Игорь (912 – 945 гг.)</text:span><text:span text:style-name="T5"/></text:p>
      <text:list xml:id="list2058839796" text:style-name="WWNum8">
        <text:list-item>
          <text:p text:style-name="P12" loext:marker-style-name="T6"><text:span text:style-name="T7">Подчинял племена</text:span><text:span text:style-name="T8"/></text:p>
        </text:list-item>
        <text:list-item>
          <text:p text:style-name="P12" loext:marker-style-name="T6">Введена регулярная система сбора дани – <text:span text:style-name="T7">полюдье</text:span><text:span text:style-name="T8"/></text:p>
        </text:list-item>
        <text:list-item>
          <text:p text:style-name="P12" loext:marker-style-name="T6">941 и 944 г. – <text:span text:style-name="T7">Походы на Константинополь </text:span>(удачный только второй)</text:p>
        </text:list-item>
      </text:list>
      <text:p text:style-name="Standard" loext:marker-style-name="T6"><text:span text:style-name="T3">Ольга (945 – 964 гг.)</text:span><text:span text:style-name="T5"/></text:p>
      <text:list xml:id="list2445614779" text:style-name="WWNum9">
        <text:list-item>
          <text:p text:style-name="P13" loext:marker-style-name="T6">Введена система <text:span text:style-name="T7">погостей-уроков </text:span>(погости – пункты, по которым взималась дань, уроки – размер дани).</text:p>
        </text:list-item>
        <text:list-item>
          <text:p text:style-name="P13" loext:marker-style-name="T6"><text:span text:style-name="T7">Приняла христианство</text:span> по восточному образцу после визита в Византию.</text:p>
        </text:list-item>
        <text:list-item>
          <text:p text:style-name="P13" loext:marker-style-name="T6"><text:span text:style-name="T7">Жена Игоря</text:span><text:span text:style-name="T8"/></text:p>
        </text:list-item>
      </text:list>
      <text:p text:style-name="Standard" loext:marker-style-name="T6"><text:span text:style-name="T3">Святослав (964 – 972 гг.)</text:span><text:span text:style-name="T5"/></text:p>
      <text:list xml:id="list4119146816" text:style-name="WWNum10">
        <text:list-item>
          <text:p text:style-name="P14" loext:marker-style-name="T6"><text:soft-page-break/><text:span text:style-name="T7">Сын Ольги и Игоря</text:span><text:span text:style-name="T8"/></text:p>
        </text:list-item>
        <text:list-item>
          <text:p text:style-name="P14" loext:marker-style-name="T6"><text:span text:style-name="T7">Разгром Волжской Болгарии и Хазарского каганата.</text:span><text:span text:style-name="T8"/></text:p>
        </text:list-item>
        <text:list-item>
          <text:p text:style-name="P14" loext:marker-style-name="T6"><text:span text:style-name="T7">Война с Византией:</text:span><text:span text:style-name="T8"/></text:p>
          <text:list>
            <text:list-item>
              <text:p text:style-name="P14" loext:marker-style-name="T6">Занял Нижний Дунай<text:span text:style-name="T6"/></text:p>
            </text:list-item>
            <text:list-item>
              <text:p text:style-name="P14" loext:marker-style-name="T6">После наступления Византии вынужден был отступить на Дунай<text:span text:style-name="T6"/></text:p>
            </text:list-item>
            <text:list-item>
              <text:p text:style-name="P14" loext:marker-style-name="T6">Из-за истощения войск был вынужден заключить мир и уступить все завоевания на Дунае<text:span text:style-name="T6"/></text:p>
            </text:list-item>
            <text:list-item>
              <text:p text:style-name="P14" loext:marker-style-name="T6">Во время возвращения в Киев был убит подкупленными Византией печенегами<text:span text:style-name="T6"/></text:p>
            </text:list-item>
          </text:list>
        </text:list-item>
      </text:list>
      <text:h text:style-name="Heading_20_1" text:outline-level="1" loext:marker-style-name="T6"><text:span text:style-name="T5">№4: Древнерусское государство при князьях Владимире Святославиче и Ярославе Мудром</text:span><text:span text:style-name="T5"/></text:h>
      <text:p text:style-name="Standard" loext:marker-style-name="T6"><text:span text:style-name="T3">Владимир Святославич (980 – 1015 гг.)</text:span><text:span text:style-name="T5"/></text:p>
      <text:list xml:id="list1458862079" text:style-name="WWNum13">
        <text:list-item>
          <text:p text:style-name="P15" loext:marker-style-name="T6"><text:span text:style-name="T7">Сохранял контроль над племенами и укреплял границы</text:span><text:span text:style-name="T8"/></text:p>
        </text:list-item>
        <text:list-item>
          <text:p text:style-name="P15" loext:marker-style-name="T6"><text:span text:style-name="T7">988 г. Крещение Руси:</text:span><text:span text:style-name="T8"/></text:p>
          <text:list>
            <text:list-item>
              <text:p text:style-name="P15" loext:marker-style-name="T6">Ввиду ликвидации племенных союзов возникла структура единого государства. В идеологической сфере потребовалась религия на замену языческих культов, могущие служить сепаратистским тенденциям.<text:span text:style-name="T6"/></text:p>
            </text:list-item>
            <text:list-item>
              <text:p text:style-name="P15" loext:marker-style-name="T6">Перед этим Владимир предпринимает попытку создать общерусский языческий пантеон во главе с Перуном, но эта акция не увенчалась успехом.<text:span text:style-name="T6"/></text:p>
            </text:list-item>
            <text:list-item>
              <text:p text:style-name="P15" loext:marker-style-name="T6">Выбор новой религии стоял между православием, католицизмом, мусульманством и иудаизмом. Выбор пал в сторону известного на руси православия.<text:span text:style-name="T6"/></text:p>
            </text:list-item>
          </text:list>
        </text:list-item>
      </text:list>
      <text:p text:style-name="P16" loext:marker-style-name="T6"><text:span text:style-name="T9">ПОСЛЕДСТВИЯ ПРИНЯТИЯ ХРИСТИАНСТВА:</text:span><text:span text:style-name="T10"/></text:p>
      <text:list xml:id="list2514895516" text:style-name="WWNum15">
        <text:list-item>
          <text:list>
            <text:list-item>
              <text:p text:style-name="P17" loext:marker-style-name="T6">Началась <text:span text:style-name="T7">этническая консолидация</text:span> (Объединение разрозненных языческих племен)</text:p>
            </text:list-item>
            <text:list-item>
              <text:p text:style-name="P17" loext:marker-style-name="T6"><text:span text:style-name="T7">Интеграция в семью христианских народов</text:span><text:span text:style-name="T8"/></text:p>
            </text:list-item>
            <text:list-item>
              <text:p text:style-name="P17" loext:marker-style-name="T6">Создание <text:span text:style-name="T7">структуры православной церкви</text:span><text:span text:style-name="T8"/></text:p>
            </text:list-item>
            <text:list-item>
              <text:p text:style-name="P17" loext:marker-style-name="T6"><text:span text:style-name="T7">Развитие культуры</text:span> (письменность и книжность)</text:p>
            </text:list-item>
            <text:list-item>
              <text:p text:style-name="P17" loext:marker-style-name="T6"><text:span text:style-name="T7">Появление валюты</text:span><text:span text:style-name="T8"/></text:p>
            </text:list-item>
          </text:list>
        </text:list-item>
      </text:list>
      <text:list xml:id="list212816450289442" text:continue-list="list1458862079" text:style-name="WWNum13">
        <text:list-item>
          <text:p text:style-name="P15" loext:marker-style-name="T6">Его эпоха являлась особенно плодотворной в формировании <text:span text:style-name="T7">былинного эпоса.</text:span> (Добрыня Никитич, прототипом которого являлся дядя по матери Добрыня, ставший советником и наставником князя в молодости, и Илья муромец)</text:p>
        </text:list-item>
        <text:list-item>
          <text:p text:style-name="P15" loext:marker-style-name="T6">Распространяются <text:span text:style-name="T7">славянские азбуки – кирилица и глаголица.</text:span> Первым памятником славянской письменности являлся русско-византийский договор 911 г.</text:p>
        </text:list-item>
        <text:list-item>
          <text:p text:style-name="P15" loext:marker-style-name="T6"><text:soft-page-break/>После смерти начинается междоусобная война за престол<text:span text:style-name="T6"/></text:p>
        </text:list-item>
      </text:list>
      <text:p text:style-name="P18" loext:marker-style-name="T6"><text:span text:style-name="T3">Ярослав Владимирович (Мудрый) (1019 – 1054 гг.)<text:tab/></text:span><text:span text:style-name="T5"/></text:p>
      <text:list xml:id="list2004745280" text:style-name="WWNum17">
        <text:list-item>
          <text:p text:style-name="P19" loext:marker-style-name="T6"><text:span text:style-name="T7">МЕЖДОУСОБНАЯ ВОЙНА ЗА ПРЕСТОЛ:</text:span><text:span text:style-name="T8"/></text:p>
          <text:list>
            <text:list-item>
              <text:p text:style-name="P20" loext:marker-style-name="T6">Являлся <text:span text:style-name="T7">Новгородским князем</text:span>, правившим на момент смерти Владимира. Выступил против <text:span text:style-name="T7">Святополка</text:span>, который захватил престол в Киеве. <text:span text:style-name="T7">Разгромил,</text:span> Святополк бежал в <text:span text:style-name="T7">Польшу</text:span>, а затем при поддержке польских войск <text:span text:style-name="T7">вернулся и захватил Новгород.</text:span> Ярослав, вооружившись поддержкой новгородцев, нанял <text:span text:style-name="T7">варяжскую дружину и ОПЯТЬ разгромил Святополка.</text:span> На этот раз окончательно</text:p>
            </text:list-item>
            <text:list-item>
              <text:p text:style-name="P19" loext:marker-style-name="T6">Воевал с племянником, Брячиславом Изяславичем, правившим в Полоцке, и братом, Мстиславом Владимировичем – тмутаракаиский князь. Ярослав стал <text:span text:style-name="T7">единственным</text:span> правителем лишь после смерти последнего в 1036 г.</text:p>
            </text:list-item>
          </text:list>
        </text:list-item>
        <text:list-item>
          <text:p text:style-name="P19" loext:marker-style-name="T6"><text:span text:style-name="T7">Поддержка религии</text:span> (Софийский собор в Киеве)</text:p>
        </text:list-item>
        <text:list-item>
          <text:p text:style-name="P19" loext:marker-style-name="T6"><text:span text:style-name="T7">Создан первый свод законов – «Русской правды»</text:span><text:span text:style-name="T8"/></text:p>
        </text:list-item>
        <text:list-item>
          <text:p text:style-name="P19" loext:marker-style-name="T6">Устранена опасность со стороны <text:span text:style-name="T7">печенегов</text:span> в 1036 г.</text:p>
        </text:list-item>
      </text:list>
      <text:h text:style-name="Heading_20_1" text:outline-level="1" loext:marker-style-name="T6"><text:span text:style-name="T5">№5: Русские земли во второй половине </text:span><text:span text:style-name="T11">XI</text:span><text:span text:style-name="T5"> <text:s/>- первой трети </text:span><text:span text:style-name="T11">XII</text:span><text:span text:style-name="T5"> вв. Причины и обстоятельства распада государства. Общие условия развития русских княжеств.</text:span></text:h>
      <text:p text:style-name="Standard" loext:marker-style-name="T6">После смерти Ярослава Владимировича (Мудрого) началась <text:span text:style-name="T7">политическая раздробленность,</text:span> которая продлилась с <text:span text:style-name="T7">середины </text:span><text:span text:style-name="T12">XI</text:span><text:span text:style-name="T7"> до начала </text:span><text:span text:style-name="T12">XII</text:span><text:span text:style-name="T7"> века</text:span>.</text:p>
      <text:p text:style-name="Standard" loext:marker-style-name="T6"><text:span text:style-name="T3">Причины:</text:span><text:span text:style-name="T5"/></text:p>
      <text:list xml:id="list3598628172" text:style-name="WWNum18">
        <text:list-item>
          <text:p text:style-name="P21" loext:marker-style-name="T6"><text:span text:style-name="T7">Этническая неоднородность</text:span> (На больших землях находилось множество разных народов, которые стремились объединиться внутри своей этнической группы)</text:p>
        </text:list-item>
        <text:list-item>
          <text:p text:style-name="P21" loext:marker-style-name="T6"><text:span text:style-name="T7">Рост княжеского рода. Лествичная система наследования.</text:span> (Великий князь распределял земли между своими сыновьями по старшинству. А те, в свою очередь распределяли полученные от отца земли между своими сыновьями. Происходило дробление земель на всё более мелкие. Возникали усобицы.)</text:p>
        </text:list-item>
        <text:list-item>
          <text:p text:style-name="P21" loext:marker-style-name="T6">Быстрый рост городов<text:span text:style-name="T6"/></text:p>
        </text:list-item>
      </text:list>
      <text:p text:style-name="P22" loext:marker-style-name="T6">Киевляне были недовольны политикой Изьяслава и подняли <text:s/>восстание 1068 года, после которых Изяслав повёл на Русь поляков, а Святослав и Всеволод выступили в защиту Киева. <text:span text:style-name="T6"/></text:p>
      <text:p text:style-name="P22">В 1071 году Всеславу удалось вернуться в Полоцк, после чего братья заподозрили Изяслава в союзе с ним и изгнали с престола. </text:p>
      <text:p text:style-name="P22">После княжил Святослав, а затем Всеволод в 1076г.</text:p>
      <text:p text:style-name="P22"><text:soft-page-break/>В 1097г. сьехались 6 князей ,дабы обьединиться в борьбе с половцами и заключили договор, чтобы не допускать междоусобных распрей.</text:p>
      <text:p text:style-name="P22">После сьезда каждому князю дали свои земли(Земли Ярика Мудрого), таким образом Русское княжество стало совокупностью отдельных отчин.</text:p>
      <text:p text:style-name="P22">После смерти в 1113 году киевского князя Святополка Изяславича в Киеве вспыхнуло народное восстание, основной причиной которого была финансовая политика администрации Святополка, в частности, введённый им соляной налог и Киевское боярство призвало на княжение Владимира Мономаха – сына Всеволода.</text:p>
      <text:p text:style-name="Standard" loext:marker-style-name="T6"><text:span text:style-name="T3">Общие условия развития русских княжеств:</text:span><text:span text:style-name="T5"/></text:p>
      <text:p text:style-name="Standard" loext:marker-style-name="T6">В это время происходит рост числа <text:span text:style-name="T7">боярских вотчин</text:span>. Развитие этой системы привело к усилению самостоятельности бояр, уменьшению их зависимости от князя.</text:p>
      <text:p text:style-name="Standard" loext:marker-style-name="T6">Из-за раздробленности русских земель у каждого из них появилась <text:span text:style-name="T7">самостоятельная внешняя политика.</text:span> Существуют тексты документов, которые заключали отдельные русские земли.</text:p>
      <text:p text:style-name="Standard" loext:marker-style-name="T6">Развивалось три типа <text:span text:style-name="T7">политического устройства</text:span> княжеств:</text:p>
      <text:list xml:id="list3069413502" text:style-name="WWNum19">
        <text:list-item>
          <text:p text:style-name="P23" loext:marker-style-name="T6"><text:span text:style-name="T7">Княжеская монархия</text:span> (Единовластие князя, совещательная ф-ция бояр, не развитое вече)</text:p>
        </text:list-item>
        <text:list-item>
          <text:p text:style-name="P23" loext:marker-style-name="T6"><text:span text:style-name="T7">Боярская республика</text:span> (Вече – главный политический орган. Такая форма была лишь в Новгородском княжестве, и в <text:span text:style-name="T4">XIV</text:span> веке появилась в Пскове)</text:p>
        </text:list-item>
        <text:list-item>
          <text:p text:style-name="P23" loext:marker-style-name="T6"><text:span text:style-name="T7">Конфликтное</text:span> (Постоянные конфликты князя и боярства)</text:p>
        </text:list-item>
      </text:list>
      <text:h text:style-name="Heading_20_1" text:outline-level="1" loext:marker-style-name="T6"><text:span text:style-name="T5">№6: Владимиро-Суздальское, Новгородские и Галицко-Волынские земли в начале </text:span><text:span text:style-name="T11">XIII</text:span><text:span text:style-name="T5"> в.</text:span><text:span text:style-name="T6"> </text:span></text:h>
      <text:p text:style-name="Standard" loext:marker-style-name="T6"><text:span text:style-name="T3">Владимиро-Суздальское:</text:span><text:span text:style-name="T5"/></text:p>
      <text:list xml:id="list2023752409" text:style-name="WWNum20">
        <text:list-item>
          <text:p text:style-name="P24" loext:marker-style-name="T6"><text:span text:style-name="T7">Мало событий, </text:span>почти ничего не происходило. <text:span text:style-name="T7">Залесье</text:span> – простонародное название из-за удалённости от Киева.</text:p>
        </text:list-item>
        <text:list-item>
          <text:p text:style-name="P24" loext:marker-style-name="T6"><text:span text:style-name="T3">Юрий Долгорукий</text:span> <text:span text:style-name="T3">(1125 – 1157 гг.)</text:span> – княжил в <text:span text:style-name="T7">Суздале</text:span>.</text:p>
          <text:list>
            <text:list-item>
              <text:p text:style-name="P24" loext:marker-style-name="T6">Получил прозвище из-за обширных сфер деятельности и, вероятно, из-за собирательства русских земель.<text:span text:style-name="T6"/></text:p>
            </text:list-item>
            <text:list-item>
              <text:p text:style-name="P24" loext:marker-style-name="T6">Стремился к княжению в Киеве (успешно в 1155 г.), отбирал земли у Новгородцев, воевал с Волжской Булгарией за беспошлинную торговлю по Волжскому торговому пути.<text:span text:style-name="T6"/></text:p>
            </text:list-item>
            <text:list-item>
              <text:p text:style-name="P24" loext:marker-style-name="T6">Основал <text:span text:style-name="T7">Юрьев-Польский, Переяславль-Залесский, Дмитров</text:span>. Считается основателем <text:span text:style-name="T7">Москвы</text:span>.</text:p>
            </text:list-item>
          </text:list>
        </text:list-item>
        <text:list-item>
          <text:p text:style-name="P24" loext:marker-style-name="T6"><text:span text:style-name="T3">Андрей Боголюбский (1157 – 1174 гг.)</text:span> – <text:span text:style-name="T7">сын </text:span><text:span text:style-name="T3">Юрия Долгорукого.</text:span></text:p>
          <text:list>
            <text:list-item>
              <text:p text:style-name="P24" loext:marker-style-name="T6">Присоединил всё <text:span text:style-name="T7">междуречье Оки и Волги</text:span><text:span text:style-name="T8"/></text:p>
            </text:list-item>
            <text:list-item>
              <text:p text:style-name="P24" loext:marker-style-name="T6"><text:soft-page-break/>Стремился княжить в <text:span text:style-name="T7">Киеве</text:span>, но по достижению цели, <text:span text:style-name="T7">отказался</text:span></text:p>
            </text:list-item>
            <text:list-item>
              <text:p text:style-name="P24" loext:marker-style-name="T6">Прозвище получил из-за <text:span text:style-name="T7">набожности</text:span> или частой жизни в селе <text:span text:style-name="T7">Боголюбове</text:span></text:p>
            </text:list-item>
            <text:list-item>
              <text:p text:style-name="P24" loext:marker-style-name="T6">В 1169 г. Вместе с дружиной отправляется свергать Киевского князя, правившего от его лица.<text:span text:style-name="T6"/></text:p>
            </text:list-item>
            <text:list-item>
              <text:p text:style-name="P24" loext:marker-style-name="T6">Считается, что был <text:span text:style-name="T7">очень жестоким</text:span><text:span text:style-name="T8"/></text:p>
            </text:list-item>
            <text:list-item>
              <text:p text:style-name="P24" loext:marker-style-name="T6">Убит в <text:span text:style-name="T7">1174 г.</text:span> В результате <text:span text:style-name="T7">боярского заговора</text:span></text:p>
            </text:list-item>
          </text:list>
        </text:list-item>
        <text:list-item>
          <text:p text:style-name="P24" loext:marker-style-name="T6"><text:span text:style-name="T3">Всеволод Юрьевич (Большое гнездо) (1176 – 1212 гг.)<text:line-break/>Сын Юрия Долгорукого</text:span><text:span text:style-name="T5"/></text:p>
          <text:list>
            <text:list-item>
              <text:p text:style-name="P24" loext:marker-style-name="T6">После смерти <text:span text:style-name="T7">Андрея Боголюбского</text:span> разгорелась междоусобица между его племянниками от старшего брата Ярополком и Мстиславом и младшими братьями Михаилом и <text:span text:style-name="T7">Всеволодом.</text:span> Последнему удалось <text:span text:style-name="T7">усмирить усобицы</text:span>.</text:p>
            </text:list-item>
            <text:list-item>
              <text:p text:style-name="P24" loext:marker-style-name="T6">Прозвище получил из-за <text:span text:style-name="T7">большого потомства – 12 детей.</text:span><text:span text:style-name="T8"/></text:p>
            </text:list-item>
            <text:list-item>
              <text:p text:style-name="P24" loext:marker-style-name="T6">Продолжил строительство и процветание городов, основал <text:span text:style-name="T7">Нижний Новгород</text:span><text:span text:style-name="T8"/></text:p>
            </text:list-item>
            <text:list-item>
              <text:p text:style-name="P24" loext:marker-style-name="T6">Был <text:span text:style-name="T7">Великим Князем Киевским</text:span>, но правил не из Киева.</text:p>
            </text:list-item>
            <text:list-item>
              <text:p text:style-name="P24" loext:marker-style-name="T6">В «Слове о полку Игореве» упоминается <text:span text:style-name="T7">внушительная по численности дружина Владимира</text:span><text:span text:style-name="T8"/></text:p>
            </text:list-item>
            <text:list-item>
              <text:p text:style-name="P24" loext:marker-style-name="T6">Период правления считается периодом <text:span text:style-name="T7">наивысшего могущества</text:span> Владимирского княжества.</text:p>
            </text:list-item>
            <text:list-item>
              <text:p text:style-name="P24" loext:marker-style-name="T6">После <text:span text:style-name="T7">смерти</text:span> вновь начались междоусобицы его сыновей, что впоследствии <text:span text:style-name="T7">ослабило эти земли.</text:span></text:p>
            </text:list-item>
          </text:list>
        </text:list-item>
      </text:list>
      <text:p text:style-name="Standard" loext:marker-style-name="T6"><text:span text:style-name="T3">Новгородские земли:</text:span><text:span text:style-name="T5"/></text:p>
      <text:list text:style-name="WWNum21">
        <text:list-item>
          <text:p text:style-name="P25" loext:marker-style-name="T6">Вече в основном состояло из <text:span text:style-name="T7">бояр</text:span><text:span text:style-name="T8"/></text:p>
        </text:list-item>
        <text:list-item>
          <text:p text:style-name="P25" loext:marker-style-name="T6"><text:span text:style-name="T7">Князь</text:span> выполнял <text:span text:style-name="T7">судебную функцию для всех, кроме боярства</text:span></text:p>
        </text:list-item>
        <text:list-item>
          <text:p text:style-name="P25" loext:marker-style-name="T6">Из-за территориального расположения <text:span text:style-name="T7">нуждалось в привозе хлеба</text:span> из Владимиро-Суздальского княжества, чем <text:span text:style-name="T7">активно пользовались недоброжелатели</text:span>.<text:span text:style-name="T7"> </text:span></text:p>
        </text:list-item>
        <text:list-item>
          <text:p text:style-name="P25" loext:marker-style-name="T6">Новгородские купцы укрепляли торговые связи с <text:span text:style-name="T7">Ганзой</text:span> – союзом северных немецких городов.</text:p>
        </text:list-item>
        <text:list-item>
          <text:p text:style-name="P25" loext:marker-style-name="T6">Высшей государственной должностью в <text:span text:style-name="T7">Новгороде </text:span><text:s/>был <text:span text:style-name="T7">Посадник</text:span>, который <text:span text:style-name="T7">следил за деятельностью приглашённого князя, созывал вече, принимал послов.</text:span></text:p>
        </text:list-item>
      </text:list>
      <text:p text:style-name="Standard" loext:marker-style-name="T6"><text:span text:style-name="T3">Галицко-Волынские земли:</text:span><text:span text:style-name="T5"/></text:p>
      <text:list text:style-name="WWNum22">
        <text:list-item>
          <text:p text:style-name="P26" loext:marker-style-name="T6">Находились в <text:span text:style-name="T7">Прикарпатье.</text:span> Являлись густонаселенной землёй.</text:p>
        </text:list-item>
        <text:list-item>
          <text:p text:style-name="P26" loext:marker-style-name="T6">Экономика выстроена на земледелии и добыче соли.<text:span text:style-name="T6"/></text:p>
        </text:list-item>
        <text:list-item>
          <text:p text:style-name="P26" loext:marker-style-name="T6"><text:span text:style-name="T3">Ярослав Осмомысл (1153 – 1187 гг.) – </text:span>князь Галицкий</text:p>
          <text:list>
            <text:list-item>
              <text:p text:style-name="P26" loext:marker-style-name="T6">Владел <text:span text:style-name="T7">множеством языков</text:span>, за что получил прозвище, означавшее «Восемь умов»</text:p>
            </text:list-item>
          </text:list>
        </text:list-item>
      </text:list>
      <text:h text:style-name="Heading_20_1" text:outline-level="1" loext:marker-style-name="T6"><text:soft-page-break/><text:span text:style-name="T5">№7: Монгольское нашествие и установление зависимости Руси от Орды. Экспансия с запада в середине </text:span><text:span text:style-name="T11">XII</text:span><text:span text:style-name="T5"> в. Историческая роль Александра Невского</text:span></text:h>
      <text:p text:style-name="Standard" loext:marker-style-name="T6"><text:span text:style-name="T3">Монгольское нашествие и установление зависимости Руси от Орды:</text:span><text:span text:style-name="T5"/></text:p>
      <text:list text:style-name="WWNum23">
        <text:list-item>
          <text:p text:style-name="P27" loext:marker-style-name="T6"><text:span text:style-name="T7">Темучин</text:span> получает титул Чингисхана и после завоевания Китая и получения передовых военных технологий, отправляется на запад, в сторону Руси. Поход задумывался как разведывательный.</text:p>
        </text:list-item>
        <text:list-item>
          <text:p text:style-name="P27" loext:marker-style-name="T6">Первыми удар принимают половцы и зовут на помощь русских князей. Происходит первое столкновение – <text:span text:style-name="T7">битва на Калке (1223 г.).</text:span> <text:span text:style-name="T7">Монгольская армия одерживает победу. </text:span>Разведывательный поход завершается более чем успешно, следующий был делом времени.</text:p>
        </text:list-item>
        <text:list-item>
          <text:p text:style-name="P27" loext:marker-style-name="T6"><text:span text:style-name="T3">Поход на русь (1237 – 1241 г.)</text:span><text:span text:style-name="T5"/></text:p>
          <text:list>
            <text:list-item>
              <text:p text:style-name="P27" loext:marker-style-name="T6">Возглавляет поход <text:span text:style-name="T7">хан Батый</text:span>. Начинает с северо-восточных княжеств.</text:p>
            </text:list-item>
            <text:list-item>
              <text:p text:style-name="P27" loext:marker-style-name="T6"><text:span text:style-name="T7">Декабрь 1236 г. – битва за Рязань.</text:span> Потом <text:span text:style-name="T7">бой при Коломне</text:span></text:p>
            </text:list-item>
            <text:list-item>
              <text:p text:style-name="P27" loext:marker-style-name="T6"><text:span text:style-name="T7">Февраль 1238 г. – битва за Владимир.</text:span><text:span text:style-name="T8"/></text:p>
            </text:list-item>
            <text:list-item>
              <text:p text:style-name="P27" loext:marker-style-name="T6"><text:span text:style-name="T7">Март 1238 г. – битва при реке Сить. </text:span>Встречается армия <text:span text:style-name="T7">Юрия Всеволодовича</text:span> и <text:span text:style-name="T7">Батыя</text:span>. Из-за несогласованных действий со стороны русских князей, армия Батыя наносит <text:span text:style-name="T7">сокрушительное поражение </text:span>русским войскам и рассыпается по русской земле, захватывая города.</text:p>
            </text:list-item>
            <text:list-item>
              <text:p text:style-name="P27" loext:marker-style-name="T6"><text:span text:style-name="T7">1239 г.</text:span> – Захват Чернигова и Переяславля</text:p>
            </text:list-item>
            <text:list-item>
              <text:p text:style-name="P27" loext:marker-style-name="T6"><text:span text:style-name="T7">1240 г.</text:span> – Захват и практически полное <text:span text:style-name="T7">разрушение Киева</text:span></text:p>
            </text:list-item>
          </text:list>
        </text:list-item>
        <text:list-item>
          <text:p text:style-name="P27" loext:marker-style-name="T6">После завоевания и разграбления Золотой ордой (которая расположилась на больших территориях к югу и юго-востоку от Руси), бОльшей части руси, была введена система <text:span text:style-name="T7">«выходов» (сбора дани).</text:span> Русским князьям выдавались <text:span text:style-name="T7">«ярлыки»</text:span>, позволявшие собирать дань с русских земель и являвшиеся гарантом поддержки от Золотой Орды в случае княжеских междоусобиц</text:p>
        </text:list-item>
        <text:list-item>
          <text:p text:style-name="P27" loext:marker-style-name="T6">Первым, кто получил ярлык на княжение являлся <text:span text:style-name="T7">Ярослав Всеволодович</text:span> (сын Всеволода Большое Гнездо)</text:p>
        </text:list-item>
      </text:list>
      <text:p text:style-name="Standard" loext:marker-style-name="T6"><text:span text:style-name="T3">Итогами вторжения монголов стали:</text:span><text:span text:style-name="T5"/></text:p>
      <text:list text:style-name="WWNum24">
        <text:list-item>
          <text:p text:style-name="P28" loext:marker-style-name="T6"><text:span text:style-name="T7">Демографическая яма</text:span><text:span text:style-name="T8"/></text:p>
        </text:list-item>
        <text:list-item>
          <text:p text:style-name="P28" loext:marker-style-name="T6"><text:span text:style-name="T7">Разрушение городов</text:span><text:span text:style-name="T8"/></text:p>
        </text:list-item>
        <text:list-item>
          <text:p text:style-name="P28" loext:marker-style-name="T6"><text:span text:style-name="T7">Удар по развитию ремесла</text:span><text:span text:style-name="T8"/></text:p>
        </text:list-item>
        <text:list-item>
          <text:p text:style-name="P28" loext:marker-style-name="T6"><text:span text:style-name="T7">Нарушение традиционных торговых связей</text:span><text:span text:style-name="T8"/></text:p>
        </text:list-item>
      </text:list>
      <text:p text:style-name="Standard" loext:marker-style-name="T6"><text:span text:style-name="T3">Экспансия с запада. Историческая роль Александра Невского</text:span><text:span text:style-name="T5"/></text:p>
      <text:p text:style-name="Standard" loext:marker-style-name="T6">В середине <text:span text:style-name="T4">XIII</text:span> в. <text:s/>На основе литовских и финно-угорских племён формируется <text:span text:style-name="T7">Литовское княжество, претендовавшее на русские земли.</text:span></text:p>
      <text:p text:style-name="Standard" loext:marker-style-name="T6"><text:soft-page-break/>Кроме того, этот период знаменит крестовыми походами. Тевтонский орден и орден меченосцев сливаются в один и начинают войну с Литвой и Русью за новгородские земли.<text:span text:style-name="T6"/></text:p>
      <text:list text:style-name="WWNum25">
        <text:list-item>
          <text:p text:style-name="P29" loext:marker-style-name="T6"><text:span text:style-name="T7">1239 г. – Отвоевание у Литвы Смоленска Ярославом Всеволодовичем</text:span><text:span text:style-name="T8"/></text:p>
        </text:list-item>
        <text:list-item>
          <text:p text:style-name="P29" loext:marker-style-name="T6"><text:span text:style-name="T7">1240 г. – Шведы высаживаются на берегу Невы,</text:span> близ Новгорода. <text:s/>Александр Ярославович (сын Ярослава Всеволодовича), разбивает шведскую армию и получает за это прозвище «<text:span text:style-name="T13">Невский</text:span>»</text:p>
        </text:list-item>
        <text:list-item>
          <text:p text:style-name="P29" loext:marker-style-name="T6"><text:span text:style-name="T7">5 апреля 1242 г. – Битва на Чудском озере (Ледовое побоище).</text:span> После него Ливонский орден 10 лет не предпринимал наступательные действия против Руси.</text:p>
        </text:list-item>
      </text:list>
      <text:p text:style-name="Standard" loext:marker-style-name="T6">Впоследствии <text:span text:style-name="T7">Александр Невский</text:span> стал князем во Владимире и получил от отца ярлык на княжение.</text:p>
      <text:p text:style-name="Standard" loext:marker-style-name="T6">Таким образом, историческая роль <text:span text:style-name="T7">Александра Невского</text:span> заключается в <text:span text:style-name="T7">предотвращении экспансии с запада, укреплении северо-западных рубежей Руси.</text:span></text:p>
      <text:h text:style-name="Heading_20_1" text:outline-level="1" loext:marker-style-name="T6"><text:span text:style-name="T5">№8: Объединение русских земель вокруг Москвы в конце </text:span><text:span text:style-name="T11">XIII</text:span><text:span text:style-name="T5"> – середине </text:span><text:span text:style-name="T11">XV</text:span><text:span text:style-name="T5"> в.</text:span></text:h>
      <text:p text:style-name="Standard" loext:marker-style-name="T6">Для изучения данного вопроса следует понимать <text:span text:style-name="T3">положение Руси в тот период времени:</text:span><text:span text:style-name="T5"/></text:p>
      <text:list text:style-name="WWNum27">
        <text:list-item>
          <text:p text:style-name="P30" loext:marker-style-name="T6"><text:span text:style-name="T7">Раздробленность</text:span><text:span text:style-name="T8"/></text:p>
        </text:list-item>
        <text:list-item>
          <text:p text:style-name="P30" loext:marker-style-name="T6"><text:span text:style-name="T7">Упадок прежних политических центров</text:span><text:span text:style-name="T8"/></text:p>
        </text:list-item>
        <text:list-item>
          <text:p text:style-name="P30" loext:marker-style-name="T6"><text:span text:style-name="T7">Литовское княжество присоединяет западные территории</text:span><text:span text:style-name="T8"/></text:p>
        </text:list-item>
        <text:list-item>
          <text:p text:style-name="P30" loext:marker-style-name="T6"><text:span text:style-name="T7">Уплата дани Орде</text:span><text:span text:style-name="T8"/></text:p>
        </text:list-item>
        <text:list-item>
          <text:p text:style-name="P30" loext:marker-style-name="T6"><text:span text:style-name="T7">Угасание торговых связей</text:span><text:span text:style-name="T8"/></text:p>
        </text:list-item>
      </text:list>
      <text:p text:style-name="Standard" loext:marker-style-name="T6">На смену старым политическим центрам приходят новые – <text:span text:style-name="T7">Великий Новгород, Тверь, Москва</text:span>. Это обусловлено их <text:span text:style-name="T7">географическим положением, миграцией населения из-за нашествия Орды, политическим успехом князей тех регионов.</text:span></text:p>
      <text:p text:style-name="Standard" loext:marker-style-name="T6">Первым князем <text:span text:style-name="T7">Москвы</text:span> становится младший сын <text:span text:style-name="T7">Александра Невского</text:span> – <text:span text:style-name="T3">Даниил Александрович (1276 – 1303 гг.):</text:span></text:p>
      <text:list text:style-name="WWNum28">
        <text:list-item>
          <text:p text:style-name="P31" loext:marker-style-name="T6">Присоединил <text:span text:style-name="T7">Коломну, Переяславль-Залесский</text:span><text:span text:style-name="T8"/></text:p>
        </text:list-item>
      </text:list>
      <text:p text:style-name="Standard" loext:marker-style-name="T6"><text:span text:style-name="T3">Юрий Данилович (1303 – 1325 гг.) – </text:span>сын <text:span text:style-name="T7">Даниила Александровича</text:span>:</text:p>
      <text:list text:continue-numbering="true" text:style-name="WWNum28">
        <text:list-item>
          <text:p text:style-name="P31" loext:marker-style-name="T6">Присоединил <text:span text:style-name="T7">Можайск</text:span><text:span text:style-name="T8"/></text:p>
        </text:list-item>
        <text:list-item>
          <text:p text:style-name="P31" loext:marker-style-name="T6">Заявил права на <text:span text:style-name="T7">великокняжеский титул</text:span> и начал за него борьбу с <text:span text:style-name="T7">Михаилом Ярославичем</text:span> (тверским князем)</text:p>
        </text:list-item>
        <text:list-item>
          <text:p text:style-name="P31" loext:marker-style-name="T6"><text:soft-page-break/>Женился на дочери ордынского хана Узбека и оговорил тверского князя, который был впоследствии убит. Получает за это ярлык на княжение. Сын убитого князя совершает покушение на Юрия Даниловича и ярлык переходит в Тверь.<text:span text:style-name="T6"/></text:p>
        </text:list-item>
      </text:list>
      <text:p text:style-name="Standard" loext:marker-style-name="T6"><text:span text:style-name="T3">Иван Данилович (Калита) (1325 – 1340 гг.) – </text:span>младший брат московского князя <text:span text:style-name="T7">Юрия Даниловича</text:span>.</text:p>
      <text:list text:style-name="WWNum29">
        <text:list-item>
          <text:p text:style-name="P32" loext:marker-style-name="T6">В <text:span text:style-name="T7">1327 г.</text:span> В Твери вспыхивает <text:span text:style-name="T7">антиордынское восстание</text:span>. Калита помогает ордынцам в подавлении, за что возвращает в Москву ярлык.</text:p>
        </text:list-item>
        <text:list-item>
          <text:p text:style-name="P32" loext:marker-style-name="T6">Уговаривает <text:span text:style-name="T7">Киевского митрополита</text:span> переехать в <text:span text:style-name="T7">Москву</text:span></text:p>
        </text:list-item>
        <text:list-item>
          <text:p text:style-name="P32" loext:marker-style-name="T6">Инициирует <text:span text:style-name="T7">перестройку стен Кремля</text:span>, в том числе с использованием <text:span text:style-name="T7">каменного строительства</text:span></text:p>
        </text:list-item>
        <text:list-item>
          <text:p text:style-name="P32" loext:marker-style-name="T6">Активно <text:span text:style-name="T7">скупал вотчины</text:span>, в которые сажал своих сыновей для расширения <text:span text:style-name="T7">экономического и политического влияния</text:span></text:p>
        </text:list-item>
      </text:list>
      <text:p text:style-name="Standard" loext:marker-style-name="T6">(<text:span text:style-name="T9">Следующие два князя не упоминаются в лекциях из-за скудного количества информации о них, тем не менее, я решил их включить, дабы не разрывать таймлайн)</text:span><text:span text:style-name="T10"/></text:p>
      <text:p text:style-name="Standard" loext:marker-style-name="T6">Семён Иванович (Гордый) (1340 – 1353 гг.) – сын <text:span text:style-name="T7">Ивана Калиты</text:span><text:span text:style-name="T8"/></text:p>
      <text:list text:style-name="WWNum30">
        <text:list-item>
          <text:p text:style-name="P33" loext:marker-style-name="T6">После смерти отца <text:span text:style-name="T7">Ивана Калиты</text:span> многие князья поехали к ордынскому хану с просьбой не выдавать ярлык преемнику московского князя. Тем не менее, Узбек-хан всё же решил выдать ярлык Семёну</text:p>
        </text:list-item>
        <text:list-item>
          <text:p text:style-name="P33" loext:marker-style-name="T6">Воевал с Новгородом за дань.<text:span text:style-name="T6"/></text:p>
        </text:list-item>
        <text:list-item>
          <text:p text:style-name="P33" loext:marker-style-name="T6">Умер, предположительно от чумы<text:span text:style-name="T6"/></text:p>
        </text:list-item>
      </text:list>
      <text:p text:style-name="Standard" loext:marker-style-name="T6">Иван Иванович (Красный) (1353 – 1359 гг.) – сын <text:span text:style-name="T7">Ивана Калиты</text:span>, преемник Семёна Ивановича.</text:p>
      <text:p text:style-name="Standard" loext:marker-style-name="T6"><text:span text:style-name="T3">Дмитрий Иванович (Донской) (1359 – 1389 гг.)</text:span> – сын Ивана Красного, внук <text:span text:style-name="T7">Ивана Калиты</text:span>.</text:p>
      <text:list text:style-name="WWNum32">
        <text:list-item>
          <text:p text:style-name="P34" loext:marker-style-name="T6">Пришёл к власти в 9 лет, до взросления большую часть работы осуществлял митрополит Алексий.<text:span text:style-name="T6"/></text:p>
        </text:list-item>
        <text:list-item>
          <text:p text:style-name="P34" loext:marker-style-name="T6">Благодаря накопленным средствам были построены <text:span text:style-name="T7">белокаменные стены Кремля</text:span><text:span text:style-name="T8"/></text:p>
        </text:list-item>
        <text:list-item>
          <text:p text:style-name="P34" loext:marker-style-name="T6">Участвует в <text:span text:style-name="T7">войне с Литовским княжеством (1368 – 1372 гг.)</text:span>. Причиной войны являлась борьба между Литовским и Московским княжествами за передел Русских земель.</text:p>
        </text:list-item>
        <text:list-item>
          <text:p text:style-name="P34" loext:marker-style-name="T6">В <text:span text:style-name="T7">1375 г.</text:span> Осуществляет поход на Тверь</text:p>
        </text:list-item>
        <text:list-item>
          <text:p text:style-name="P34" loext:marker-style-name="T6">После незаконного прихода к власти <text:span text:style-name="T7">Мамая</text:span> в Золотой Орде в <text:span text:style-name="T7">1370-х</text:span>, Дмитрий Иванович <text:span text:style-name="T7">отказывается платить дань</text:span>. <text:span text:style-name="T7">Мамай</text:span> готовит поход на Москву, о чём так же знает Московский князь и во всеоружии <text:soft-page-break/>встречает монгольскую армию на <text:span text:style-name="T7">Куликовом поле в 1380 г.</text:span> <text:span text:style-name="T7">Мамай разгромлен</text:span>, во время бегства был убит.</text:p>
        </text:list-item>
        <text:list-item>
          <text:p text:style-name="P34" loext:marker-style-name="T6">На смену Мамаю приходит <text:span text:style-name="T7">Тохтамыш</text:span>, который в <text:span text:style-name="T7">1382 г.</text:span> Предпринимает повторный поход на московские земли, грабит Москву и восстанавливает выплату дани.</text:p>
        </text:list-item>
        <text:list-item>
          <text:p text:style-name="P34" loext:marker-style-name="T6">Благодаря действиям <text:span text:style-name="T7">Дмитрия Донского</text:span> Русь теряет <text:span text:style-name="T7">политическую зависимость</text:span> от Орды.</text:p>
        </text:list-item>
        <text:list-item>
          <text:p text:style-name="P34" loext:marker-style-name="T6"><text:span text:style-name="T7">Ярлык</text:span> на княжение теперь <text:span text:style-name="T7">передаётся по наследству.</text:span></text:p>
        </text:list-item>
      </text:list>
      <text:p text:style-name="Standard" loext:marker-style-name="T6"><text:span text:style-name="T3">Василий </text:span><text:span text:style-name="T14">I</text:span><text:span text:style-name="T3"> (1389 – 1425 гг.) – </text:span>сын <text:span text:style-name="T7">Дмитрия Донского</text:span>:</text:p>
      <text:list text:style-name="WWNum33">
        <text:list-item>
          <text:p text:style-name="P35" loext:marker-style-name="T6">Присоединяет <text:span text:style-name="T7">Мордву</text:span><text:span text:style-name="T8"/></text:p>
        </text:list-item>
        <text:list-item>
          <text:p text:style-name="P35" loext:marker-style-name="T6">Предпринимает попытку прекращения выплаты дани (после поражения Орды от Тамерлана), но хан Едигей собирает поход и восстанавливает зависимость.<text:span text:style-name="T6"/></text:p>
        </text:list-item>
      </text:list>
      <text:p text:style-name="Standard" loext:marker-style-name="T6"><text:span text:style-name="T3">Василий </text:span><text:span text:style-name="T14">II</text:span><text:span text:style-name="T3"> (Тёмный) (1425 – 1462 гг.) – </text:span>сын <text:span text:style-name="T7">Василия </text:span><text:span text:style-name="T12">I</text:span><text:span text:style-name="T7">:</text:span></text:p>
      <text:list text:style-name="WWNum34">
        <text:list-item>
          <text:p text:style-name="P36" loext:marker-style-name="T6">Пришёл к власти в 11 лет<text:span text:style-name="T6"/></text:p>
        </text:list-item>
        <text:list-item>
          <text:p text:style-name="P36" loext:marker-style-name="T6">Боролся за власть с <text:span text:style-name="T7">Юрием Дмитриевичем</text:span> (братом <text:span text:style-name="T7">Василия </text:span><text:span text:style-name="T12">I</text:span>). <text:span text:style-name="T7">Василий </text:span><text:span text:style-name="T12">II</text:span> был вынужден вместе с боярами поехать в Коломну. В процессе борьбы был ослеплён, за что и получил прозвище.</text:p>
        </text:list-item>
      </text:list>
      <text:h text:style-name="Heading_20_1" text:outline-level="1" loext:marker-style-name="T6"><text:span text:style-name="T5">№9: Великое княжество Московское во 2-пол. </text:span><text:span text:style-name="T11">XV – </text:span><text:span text:style-name="T5">нач. </text:span><text:span text:style-name="T11">XVI </text:span><text:span text:style-name="T5">вв.</text:span></text:h>
      <text:p text:style-name="Standard" loext:marker-style-name="T6">После смерти <text:span text:style-name="T7">Василия </text:span><text:span text:style-name="T12">II</text:span> к власти приходит его сын – <text:span text:style-name="T3">Иван </text:span><text:span text:style-name="T14">III</text:span><text:span text:style-name="T3"> (1462 – 1505 гг.):</text:span></text:p>
      <text:list xml:id="list3303901133" text:style-name="WWNum35">
        <text:list-item>
          <text:p text:style-name="P37" loext:marker-style-name="T6">Присоединяет <text:span text:style-name="T7">Ярославское (1463) и Ростовское (1472) княжества к Москве</text:span><text:span text:style-name="T8"/></text:p>
        </text:list-item>
        <text:list-item>
          <text:p text:style-name="P37" loext:marker-style-name="T6">Стремился присоединить <text:span text:style-name="T7">Новгород</text:span>. Так, в <text:span text:style-name="T7">1471 г. </text:span>Произошла <text:span text:style-name="T7">битва при Шелони</text:span>, в которой новгородская армия потерпела сокрушительное поражение. Окончательное присоединение произошло в <text:span text:style-name="T7">1478</text:span> г.</text:p>
        </text:list-item>
        <text:list-item>
          <text:p text:style-name="P37" loext:marker-style-name="T6">В <text:span text:style-name="T7">1485 г.</text:span> В результате осады <text:span text:style-name="T7">Тверь</text:span> так же <text:span text:style-name="T7">была присоединена</text:span></text:p>
        </text:list-item>
        <text:list-item>
          <text:p text:style-name="P37" loext:marker-style-name="T6">Происходит <text:span text:style-name="T7">две Русско-Литовские войны (1494, 1503 г.)</text:span> в результате которых были присоединены колоссальные территории</text:p>
        </text:list-item>
        <text:list-item>
          <text:p text:style-name="P37" loext:marker-style-name="T6">При <text:span text:style-name="T7">Иване </text:span><text:span text:style-name="T12">III</text:span> в документах начинает фигурировать название «Росия» или «Россия».</text:p>
        </text:list-item>
        <text:list-item>
          <text:p text:style-name="P37" loext:marker-style-name="T6">В конце <text:span text:style-name="T7">1370-х</text:span> отказывается выплачивать дань. Ордынский хан Ахмат вместе с Литовским князем выступает против <text:span text:style-name="T7">Ивана </text:span><text:span text:style-name="T12">III</text:span> и крымского хана. Происходит <text:span text:style-name="T7">стояние на реке Угре (1480 г.)</text:span>. Хан Ахмат уходит без боя. <text:span text:style-name="T7">Зависимость от Орды спадает.</text:span></text:p>
        </text:list-item>
        <text:list-item>
          <text:p text:style-name="P37" loext:marker-style-name="T6">После падения Византии Русь становится её <text:span text:style-name="T7">преемницей</text:span>, заимствует христианские ритуалы и символ – <text:span text:style-name="T7">двуглавого орла.</text:span></text:p>
        </text:list-item>
        <text:list-item>
          <text:p text:style-name="P37" loext:marker-style-name="T6"><text:soft-page-break/>Формируется <text:span text:style-name="T7">аппарат управления</text:span>, состоящий из <text:span text:style-name="T7">великого князя</text:span>, <text:span text:style-name="T7">боярской думы</text:span> и <text:span text:style-name="T7">наместников.</text:span></text:p>
        </text:list-item>
        <text:list-item>
          <text:p text:style-name="P37" loext:marker-style-name="T6">В <text:span text:style-name="T7">1497 г.</text:span> составляется <text:span text:style-name="T7">«Судебник»</text:span>, взамен устаревшей «Русской правды», по которому регулируется жизнь всех слоёв населения, в том числе и сформировавшегося слоя <text:span text:style-name="T7">крестьян</text:span>. Там же ограничивается их <text:span text:style-name="T7">свобода перехода</text:span>.</text:p>
        </text:list-item>
        <text:list-item>
          <text:p text:style-name="P37" loext:marker-style-name="T6">В грамотах начинает фигурировать титул «князя всея Руси» и «самодержца» (т.е. автократа)<text:span text:style-name="T6"/></text:p>
        </text:list-item>
      </text:list>
      <text:p text:style-name="Standard" loext:marker-style-name="T6"><text:span text:style-name="T3">Василий </text:span><text:span text:style-name="T14">III</text:span><text:span text:style-name="T3"> (1505 – 1533 гг.) – </text:span>сын <text:span text:style-name="T7">Ивана </text:span><text:span text:style-name="T12">III</text:span><text:span text:style-name="T7">:</text:span></text:p>
      <text:list text:style-name="WWNum36">
        <text:list-item>
          <text:p text:style-name="P38" loext:marker-style-name="T6">Присоединяет <text:span text:style-name="T7">Псков в 1510 г., Смоленск в 1514 г., Переяславль-Рязанский в 1521 г.</text:span> Заканчивает процесс собирания Русских земель.</text:p>
        </text:list-item>
        <text:list-item>
          <text:p text:style-name="P38" loext:marker-style-name="T6">Женился на <text:span text:style-name="T7">Елене Глинской</text:span><text:span text:style-name="T15">. </text:span>Наследник родился незадолго до смерти князя.</text:p>
        </text:list-item>
      </text:list>
      <text:h text:style-name="Heading_20_1" text:outline-level="1" loext:marker-style-name="T6"><text:span text:style-name="T5">№10: Русское государство в </text:span><text:span text:style-name="T11">XVI</text:span><text:span text:style-name="T5"> в.: внутренняя политика</text:span></text:h>
      <text:p text:style-name="Standard" loext:marker-style-name="T6"><text:span text:style-name="T3">При Василии </text:span><text:span text:style-name="T14">III (1505-1533 </text:span><text:span text:style-name="T3">гг.)</text:span></text:p>
      <text:list xml:id="list927373449" text:style-name="WWNum37">
        <text:list-item>
          <text:p text:style-name="P39" loext:marker-style-name="T6">Большая часть княжеских владений становится <text:span text:style-name="T7">вотчинами</text:span>. Князь был заинтересован в том, чтобы его приближённые получали земли из его рук. </text:p>
        </text:list-item>
        <text:list-item>
          <text:p text:style-name="P39" loext:marker-style-name="T6">Особой заботой князя являлась <text:span text:style-name="T7">церковь</text:span>, которая неуклонно <text:span text:style-name="T7">наращивала свои богатства</text:span> за счёт вкладов «на упокой души». Видя в церкви опору, он всё равно старался <text:span text:style-name="T7">сделать рост богатств подконтрольным.</text:span></text:p>
        </text:list-item>
        <text:list-item>
          <text:p text:style-name="P39" loext:marker-style-name="T6">Активное развёртывание <text:span text:style-name="T7">каменного строительства</text:span> и <text:span text:style-name="T7">пушкарного дела</text:span>, к которым широко привлекаются иностранцы.</text:p>
        </text:list-item>
      </text:list>
      <text:p text:style-name="P22" loext:marker-style-name="T3"><text:span text:style-name="T3">При Елене Глинской (мать Ивана </text:span><text:span text:style-name="T14">IV</text:span><text:span text:style-name="T3">) (1534г-1538 г.)</text:span></text:p>
      <text:p text:style-name="P22"><text:span text:style-name="T3">1535г.</text:span>- Она фактически ввела в Русском государстве единую валюту (серебряная деньга).</text:p>
      <text:p text:style-name="P22"/>
      <text:p text:style-name="P40">Глинская и боярский совет из семи вельмож, сформированный Василием. </text:p>
      <text:p text:style-name="P40">Елена Глинская и ее фаворит Иван Оболенский быстро расправились с советом. </text:p>
      <text:p text:style-name="P40">После смерти матери Ивана (1538) власть оказалась в руках боярской верхушки во главе с Василием и Иваном Шуйскими. </text:p>
      <text:p text:style-name="P40">Вскоре в 1547г. по плану митрополиту Макария Ивана IV венчали первым российским царем.</text:p>
      <text:p text:style-name="List_20_Paragraph"/>
      <text:p text:style-name="P40">(В стране на протяжении длительного периода наблюдалась нестабильность верховной власти, что привело к произволу местных феодалов. </text:p>
      <text:p text:style-name="P40"><text:soft-page-break/>Это спровоцировало недовольства среди крестьянства и вылилось в открытые выступления в некоторых городах.</text:p>
      <text:p text:style-name="P40">Особенно резко социальные противоречия обострились в 1547 г. случился разрушительный пожар, который практически уничтожил столицу. </text:p>
      <text:p text:style-name="P40">Это стало главным поводом выступления московских посадских людей.)</text:p>
      <text:p text:style-name="Standard" loext:marker-style-name="T6"><text:span text:style-name="T3">При Иване </text:span><text:span text:style-name="T14">IV (</text:span><text:span text:style-name="T3">Грозном) (1533 – 1584)</text:span></text:p>
      <text:list xml:id="list4118157606" text:style-name="WWNum40">
        <text:list-item>
          <text:p text:style-name="P41" loext:marker-style-name="T6">В 1547 г. По плану митрополита Макария, князь <text:span text:style-name="T7">Иван </text:span><text:span text:style-name="T12">IV</text:span> принимает <text:span text:style-name="T7">царский титул</text:span></text:p>
        </text:list-item>
      </text:list>
      <text:list xml:id="list3380821410" text:style-name="WWNum38">
        <text:list-item>
          <text:p text:style-name="P42" loext:marker-style-name="T6">Происходит созыв первого <text:span text:style-name="T7">Земского собора (1549 г.)</text:span>. Помимо того, что на нём было принято решение о создании нового <text:span text:style-name="T7">Судебника (1550 г.)</text:span>, этот созыв так же стал важным этапом к формированию <text:span text:style-name="T7">сословно-представительной монархии.</text:span></text:p>
        </text:list-item>
        <text:list-item>
          <text:p text:style-name="P42" loext:marker-style-name="T6">В <text:span text:style-name="T7">1550 г.</text:span> Формируется <text:span text:style-name="T7">стрелецкий корпус</text:span>. Определён единый порядок прохождения военной службы: <text:span text:style-name="T7">«по отечеству»</text:span> и <text:span text:style-name="T7">«по прибору»</text:span></text:p>
        </text:list-item>
        <text:list-item>
          <text:p text:style-name="P42" loext:marker-style-name="T6"><text:s/>К существовавшим <text:span text:style-name="T7">Дворцу</text:span> (заведует великокняжескими землями) и <text:span text:style-name="T7">Казне</text:span> (финансовый центр и государственная канцелярия), добавляются <text:span text:style-name="T7">приказы</text:span> – отделившийся от казны орган, ведавший раздачей земель дворянам, их жалованием, ведущий учёт служилых людей). Их число постоянно растёт в связи с усложнением функций управления.</text:p>
        </text:list-item>
      </text:list>
      <text:p text:style-name="Standard" loext:marker-style-name="T6">Важным внутриполитическим событием в период правления <text:span text:style-name="T7">Ивана </text:span><text:span text:style-name="T12">IV</text:span><text:span text:style-name="T7"> (Грозного)</text:span> стал период <text:span text:style-name="T7">Опричнины (1565 – 1572 гг.)</text:span>:</text:p>
      <text:list xml:id="list2429456664" text:style-name="WWNum39">
        <text:list-item>
          <text:p text:style-name="P43" loext:marker-style-name="T6">В январе 1565 г. Уехав вместе с отобранными боярами и дворянами в Александрову слободу, Иван <text:span text:style-name="T4">IV</text:span> отправляет в Москву грамоту, в которой обвиняет церковных иерархов и всех землевладельцев в измене. Делегация московских бояр была вынуждена просить царя вернуться на трон. Тот согласился только при условии казнить и миловать по своему усмотрению. </text:p>
        </text:list-item>
        <text:list-item>
          <text:p text:style-name="P43" loext:marker-style-name="T6">Государство было поделено на две части: <text:span text:style-name="T7">опричнину</text:span> и <text:span text:style-name="T7">земщину</text:span>. <text:span text:style-name="T16">Опричнина</text:span><text:span text:style-name="T15"> </text:span>личным особым уделом царя, в который тот включил наиболее экономически развитые районы страны. На этих территориях поселялись дворяне, состоявшие в опричном войске, а бывшие владельцы выселялись в земщину. Опричное войско было верно царю и готово истребить любую измену в государстве, т.е. представляло из себя своеобразный карательный механизм.</text:p>
        </text:list-item>
        <text:list-item>
          <text:p text:style-name="P43" loext:marker-style-name="T6">К делам опричнины относят <text:span text:style-name="T7">убийства</text:span> многих церковных деятелей, <text:span text:style-name="T7">массовые казни</text:span> князей и дворян, <text:span text:style-name="T7">Погром в Новгороде 1570 г., Московские репрессии 1570 г.</text:span></text:p>
        </text:list-item>
        <text:list-item>
          <text:p text:style-name="P43" loext:marker-style-name="T6"><text:soft-page-break/>Конец опричнины был положен после того, как над государством нависла смертельная опасность в лице войска <text:span text:style-name="T7">хана Девлет-Гирея</text:span>. После того, как московские земли чуть не были потеряны, <text:span text:style-name="T7">страна была вновь объединена.</text:span></text:p>
        </text:list-item>
      </text:list>
      <text:p text:style-name="Standard" loext:marker-style-name="T6"><text:span text:style-name="T13">При Фёдоре Ивановиче (1584 – 1598 гг.)</text:span><text:span text:style-name="T17"/></text:p>
      <text:list xml:id="list3513126727" text:style-name="WWNum41">
        <text:list-item>
          <text:p text:style-name="P44" loext:marker-style-name="T6">Издаётся <text:span text:style-name="T7">указ об урочных летах</text:span>, согласно которому устанавливается <text:span text:style-name="T7">пятилетний</text:span> срок сыска беглых крестьян (впоследствии этот срок будет только увеличиваться)</text:p>
        </text:list-item>
        <text:list-item>
          <text:p text:style-name="P44" loext:marker-style-name="T6">В <text:span text:style-name="T7">1589 г. </text:span>Вводится система <text:span text:style-name="T7">патриаршества</text:span>. Первым патриархом становится Иов.</text:p>
        </text:list-item>
        <text:list-item>
          <text:p text:style-name="P44" loext:marker-style-name="T6">В <text:span text:style-name="T7">1591 г. В Угличе умирает царевич Дмитрий</text:span> – малолетний сын <text:span text:style-name="T7">Ивана </text:span><text:span text:style-name="T12">IV</text:span>. А в <text:span text:style-name="T7">1598 г. Умирает бездетный Фёдор Иванович.</text:span> Род Рюриков <text:span text:style-name="T7">прекращает своё существование</text:span>. На Земском соборе новым царём избран <text:span text:style-name="T13">Борис Годунов.</text:span></text:p>
        </text:list-item>
      </text:list>
      <text:h text:style-name="Heading_20_1" text:outline-level="1" loext:marker-style-name="T6"><text:span text:style-name="T5">№11: Внешняя политика Русского государства в </text:span><text:span text:style-name="T11">XVI</text:span><text:span text:style-name="T5"> в.</text:span></text:h>
      <text:p text:style-name="Standard" loext:marker-style-name="T6"><text:span text:style-name="T3">Направления внешней политики:</text:span><text:span text:style-name="T5"/></text:p>
      <text:p text:style-name="Standard" loext:marker-style-name="T6"><text:span text:style-name="T3"><text:tab/>Северо-Запад: </text:span><text:span text:style-name="T7">Шведское королевство</text:span></text:p>
      <text:p text:style-name="Standard" loext:marker-style-name="T6"><text:tab/><text:span text:style-name="T3">Запад: </text:span><text:span text:style-name="T7">Литовское княжество, Ливонский орден</text:span></text:p>
      <text:p text:style-name="Standard" loext:marker-style-name="T6"><text:tab/><text:span text:style-name="T3">Юг: </text:span><text:span text:style-name="T7">Крымское</text:span> и <text:span text:style-name="T7">Астраханское ханства</text:span></text:p>
      <text:p text:style-name="Standard" loext:marker-style-name="T6"><text:tab/><text:span text:style-name="T3">Восток: </text:span><text:span text:style-name="T7">Сибирское ханство</text:span></text:p>
      <text:p text:style-name="Standard" loext:marker-style-name="T6">Основной целью внешней политики <text:span text:style-name="T7">Ивана </text:span><text:span text:style-name="T12">IV</text:span> являлось <text:span text:style-name="T7">присоединение новых земель</text:span>. </text:p>
      <text:list xml:id="list1772945587" text:style-name="WWNum42">
        <text:list-item>
          <text:p text:style-name="P45" loext:marker-style-name="T6"><text:span text:style-name="T7">1552 г. – взятие Казани</text:span><text:span text:style-name="T8"/></text:p>
        </text:list-item>
        <text:list-item>
          <text:p text:style-name="P45" loext:marker-style-name="T6"><text:span text:style-name="T7">1556 г. – взятие Астрахани</text:span> (без боя)</text:p>
        </text:list-item>
      </text:list>
      <text:p text:style-name="Standard" loext:marker-style-name="T6">«Внешние» территории:<text:span text:style-name="T6"/></text:p>
      <text:list text:style-name="WWNum43">
        <text:list-item>
          <text:p text:style-name="P46" loext:marker-style-name="T6"><text:span text:style-name="T7">1558 г. – Начало </text:span><text:span text:style-name="T13">Ливонской войны (1558 – 1583 гг.):</text:span></text:p>
          <text:list>
            <text:list-item>
              <text:p text:style-name="P46" loext:marker-style-name="T6">Основной целью войны было <text:span text:style-name="T7">стремление заполучить выход к Балтийскому морю</text:span><text:span text:style-name="T8"/></text:p>
            </text:list-item>
            <text:list-item>
              <text:p text:style-name="P46" loext:marker-style-name="T6">В <text:span text:style-name="T7">1561 г.</text:span> к Ливонскому ордену присоединяется <text:span text:style-name="T7">Литовское княжество</text:span>. Несмотря на успешное начало войны, Россия <text:span text:style-name="T7">не смогла развить успех</text:span>.</text:p>
            </text:list-item>
            <text:list-item>
              <text:p text:style-name="P46" loext:marker-style-name="T6">В <text:span text:style-name="T7">1569 г.</text:span> происходит объединение Польши и Литовского княжества в одно государство – <text:span text:style-name="T7">Речь Посполитая</text:span>. Это сказалось на положении России в худшую сторону. Кроме того, в <text:span text:style-name="T7">1571 г.</text:span> к войне присоединяется <text:span text:style-name="T7">Шведское королевство</text:span>. </text:p>
            </text:list-item>
            <text:list-item>
              <text:p text:style-name="P46" loext:marker-style-name="T6"><text:soft-page-break/>В <text:span text:style-name="T7">1583 году</text:span> в результате безуспешной осады Пскова был заключён мир.</text:p>
            </text:list-item>
          </text:list>
        </text:list-item>
        <text:list-item>
          <text:p text:style-name="P46" loext:marker-style-name="T6"><text:span text:style-name="T7">1581 г. – война за присоединение территорий Сибирского ханства</text:span> под предводительством <text:span text:style-name="T7">Ермака</text:span>.</text:p>
        </text:list-item>
        <text:list-item>
          <text:p text:style-name="P46" loext:marker-style-name="T6"><text:span text:style-name="T7">1590 – 1593 гг. – Русско-Шведская война</text:span>. Закончилась подписанием <text:span text:style-name="T7">Тявзинского</text:span> (<text:span text:style-name="T7">тейсинского)</text:span> мира.</text:p>
        </text:list-item>
      </text:list>
      <text:h text:style-name="Heading_20_1" text:outline-level="1" loext:marker-style-name="T6"><text:span text:style-name="T5">№12: Предпосылки Смутного времени. Начальный период Смуты (1604 – 1610 гг.)</text:span><text:span text:style-name="T5"/></text:h>
      <text:p text:style-name="Standard" loext:marker-style-name="T6"><text:span text:style-name="T3">Предпосылки Смутного времени:</text:span><text:span text:style-name="T5"/></text:p>
      <text:list text:style-name="WWNum44">
        <text:list-item>
          <text:p text:style-name="P47" loext:marker-style-name="T6"><text:span text:style-name="T7">Хозяйственный кризис</text:span> (Вызван затяжной Ливонской войной и губительной опричниной). Неурожай и голод в <text:span text:style-name="T7">1601-1603</text:span> гг.</text:p>
        </text:list-item>
        <text:list-item>
          <text:p text:style-name="P47" loext:marker-style-name="T6"><text:span text:style-name="T7">Закрепощение крестьян</text:span><text:span text:style-name="T8"/></text:p>
        </text:list-item>
        <text:list-item>
          <text:p text:style-name="P47" loext:marker-style-name="T6">Политическая активность дворянства и казачества. Местничество<text:span text:style-name="T6"/></text:p>
        </text:list-item>
        <text:list-item>
          <text:p text:style-name="P48" loext:marker-style-name="T6"><text:span text:style-name="T7">Династический кризис</text:span> (прерывание династии Рюриковичей)</text:p>
        </text:list-item>
      </text:list>
      <text:p text:style-name="P49" loext:marker-style-name="T6"><text:span text:style-name="T3">Начальный период Смуты (1604 – 1610 гг.)</text:span><text:span text:style-name="T5"/></text:p>
      <text:list text:style-name="WWNum45">
        <text:list-item>
          <text:p text:style-name="P50" loext:marker-style-name="T6">Правление <text:span text:style-name="T7">Бориса Годунова</text:span> было <text:span text:style-name="T7">кризисным</text:span> временем: голод, бунты, тяжёлая экономическая ситуация – всё это привело к падению авторитета Годунова. На этом фоне при поддержке польского короля <text:span text:style-name="T7">Сигизмунда </text:span><text:span text:style-name="T12">III</text:span> появляется фигура чудом спасшегося царевича Дмитрия, сына Ивана <text:span text:style-name="T4">IV</text:span>, истинного наследника престола. Под этой фигурой скрывался простой галичский дворянин <text:span text:style-name="T13">Григорий Отрепьев</text:span>, так же известный как <text:span text:style-name="T13">Лжедмитрий </text:span><text:span text:style-name="T18">I</text:span><text:span text:style-name="T7">.</text:span> </text:p>
        </text:list-item>
        <text:list-item>
          <text:p text:style-name="P50" loext:marker-style-name="T6">В <text:span text:style-name="T7">1604 г.</text:span> <text:span text:style-name="T7">Лжедмитрий</text:span> вторгается в Юго-Западные регионы России, получает поддержку и движется к Москве. <text:span text:style-name="T7">21 января 1605 г.</text:span> около села <text:span text:style-name="T7">Добрыничи</text:span> армия <text:span text:style-name="T7">Лжедмитрия</text:span> полностью разгромлена царским войском. <text:span text:style-name="T7">Лжедмитрий</text:span> чудом сбегает.</text:p>
        </text:list-item>
        <text:list-item>
          <text:p text:style-name="P50" loext:marker-style-name="T6">Неожиданно <text:span text:style-name="T7">13 апреля 1605 г.</text:span> Умирает <text:span text:style-name="T7">Борис Годунов</text:span>. Боярство не признаёт сына <text:span text:style-name="T7">Фёдора Годунова</text:span> и <text:span text:style-name="T7">1 июня</text:span> Москва присягает <text:span text:style-name="T7">Лжедмитрию </text:span><text:span text:style-name="T12">I</text:span></text:p>
        </text:list-item>
        <text:list-item>
          <text:p text:style-name="P50" loext:marker-style-name="T6"><text:span text:style-name="T7">Григорий Отрепьев</text:span> не признавал русских обычаев и традиций из-за чего стремительно терял авторитет. Последней каплей стала свадьба с Мариной Мнишек – <text:span text:style-name="T7">католичкой</text:span>. Во главе с <text:span text:style-name="T13">Василием Шуйским</text:span><text:span text:style-name="T3"> </text:span>возникает заговор, <text:span text:style-name="T7">Лжедмитрий </text:span><text:span text:style-name="T12">I</text:span><text:span text:style-name="T7"> убит 17 мая 1606 г.</text:span></text:p>
        </text:list-item>
        <text:list-item>
          <text:p text:style-name="P50" loext:marker-style-name="T6">Власть переходит к <text:span text:style-name="T7">Василию Шуйскому</text:span> вплоть до окончания начального этапа Смуты (до 1610 г.)</text:p>
        </text:list-item>
        <text:list-item>
          <text:p text:style-name="P50" loext:marker-style-name="T6">Но слухи о спасении царевича Дмитрия не утихают. <text:span text:style-name="T7">Летом 1606 г.</text:span> в городе <text:span text:style-name="T7">Путивль</text:span> возникает движение во главе с <text:span text:style-name="T7">Иваном Болотниковым</text:span>, к которому присоединяются не только крестьяне и посадские люди, но и служилые дворяне. <text:span text:style-name="T7">Москву </text:span>восставшим взять <text:span text:style-name="T7">не удалось</text:span>, они были <text:soft-page-break/>разбиты под селом <text:span text:style-name="T7">Коломенским</text:span>, а позже ликвидированы, отступив в <text:span text:style-name="T7">Тулу</text:span>.</text:p>
        </text:list-item>
        <text:list-item>
          <text:p text:style-name="P50" loext:marker-style-name="T6">Третий самозванец объявляется <text:span text:style-name="T7">летом 1607 г.</text:span> из Речи Посполитой. К нему на сторону переходят многие оставшиеся <text:span text:style-name="T7">болотниковцы и сторонники Лжедмитрия </text:span><text:span text:style-name="T12">I</text:span><text:span text:style-name="T7">. Летом 1608 г.</text:span> Войско <text:span text:style-name="T7">Лжедмитрия </text:span><text:span text:style-name="T12">II</text:span> укрепляется в подмосковном селе <text:span text:style-name="T7">Тушино</text:span> (за что тот получает прозвище <text:span text:style-name="T7">тушинский вор</text:span>). Некоторая знать переходит от <text:span text:style-name="T7">Шуйского</text:span> на сторону <text:span text:style-name="T7">Лжедмитрия </text:span><text:span text:style-name="T12">II</text:span><text:span text:style-name="T7">.</text:span> <text:span text:style-name="T7">С 1608 г.</text:span> в стране возникает <text:span text:style-name="T7">двоецарствие</text:span> (Шуйский в Москве, Лжедмитрий в Тушино).</text:p>
        </text:list-item>
        <text:list-item>
          <text:p text:style-name="P50" loext:marker-style-name="T6"><text:span text:style-name="T7">Василий Шуйский</text:span>, обеспокоенный ситуацией в стране обращается за помощью к Шведскому королю, предложив территории Карелии. Из-за этого Речь Посполитая начинает открытую интервенцию против России.</text:p>
        </text:list-item>
        <text:list-item>
          <text:p text:style-name="P50" loext:marker-style-name="T6">На этом фоне в Москве в <text:span text:style-name="T7">1610 г.</text:span> созревает бунт против <text:span text:style-name="T7">Шуйского</text:span> и его свергают. Власть переходит к правительству из 7 бояр (<text:span text:style-name="T7">семибоярщина</text:span>), которые предлагают на русский престол польского королевича <text:span text:style-name="T7">Владислава</text:span>. </text:p>
        </text:list-item>
        <text:list-item>
          <text:p text:style-name="P50" loext:marker-style-name="T6">Тем временем внезапно начинается <text:span text:style-name="T7">Шведская интервенция</text:span>. Шведская армия захватывает Новгород</text:p>
        </text:list-item>
      </text:list>
      <text:h text:style-name="Heading_20_1" text:outline-level="1" loext:marker-style-name="T6"><text:span text:style-name="T5">№13: Кульминация и завершение Смутного времени (1610 <text:s/>- 1618 гг.) Исторические последствия Смуты.</text:span><text:span text:style-name="T5"/></text:h>
      <text:p text:style-name="Standard" loext:marker-style-name="T6">На момент 1610 г. Юго-Запад страны находится под контролем польского короля Сигизмунда <text:span text:style-name="T4">III</text:span>, Северо-Запад захвачен шведскими войсками, сама Москва оккупирована польским гарнизоном, который фактически ею управлял. Страна на грани утраты национальной независимости.</text:p>
      <text:list text:style-name="WWNum46">
        <text:list-item>
          <text:p text:style-name="P51" loext:marker-style-name="T6">Разорение русской земли вызвало широкий подъём патриотического движения. Начали образовываться <text:span text:style-name="T7">народные ополчения</text:span>.<text:span text:style-name="T7"> Весной</text:span> <text:span text:style-name="T7">1611 г.</text:span> собирается первое народное ополчение из самых разных слоёв населения во главе с <text:span text:style-name="T7">Прокопием Ляпуновым,</text:span> князем <text:span text:style-name="T7">Трубецким</text:span> и <text:span text:style-name="T7">Заруцким</text:span>. Оно двигалось к Москве и начало осаждать город, но после убийства <text:span text:style-name="T7">Ляпунова распалось</text:span>.</text:p>
        </text:list-item>
        <text:list-item>
          <text:p text:style-name="P51" loext:marker-style-name="T6"><text:span text:style-name="T7">Осенью 1611 г.</text:span> в Нижнем-Новгороде возникает <text:span text:style-name="T7">второе народное ополчение</text:span> во главе с <text:span text:style-name="T7">земским старостой Кузьмой Мининым</text:span> и <text:span text:style-name="T7">князем Дмитрием Пожарским</text:span>. Через Ярославль оно движется к Москве. В <text:span text:style-name="T7">1612 г.</text:span> ополчение осаждает сначала Китай-Город, а потом разбивает польский гарнизон. Интервенты вынуждены капитулировать.</text:p>
        </text:list-item>
        <text:list-item>
          <text:p text:style-name="P51" loext:marker-style-name="T6">Освобождение столицы позволило восстановить государственную власть. В <text:span text:style-name="T7">январе 1613 г.</text:span> собирается земский собор, на котором на царствование избирается <text:span text:style-name="T3">Михаил Романов. </text:span>Перед ним в первую очередь стояла задача стабилизировать ситуацию в стране. </text:p>
        </text:list-item>
        <text:list-item>
          <text:p text:style-name="P51" loext:marker-style-name="T6"><text:soft-page-break/>После неудачной попытки Швеции овладеть Псковом, она идёт на мирные переговоры и в <text:span text:style-name="T7">1617 г.</text:span> заключается <text:span text:style-name="T7">Столбовский мир</text:span>. По нему Россия возвращает Новгородскую землю, но теряет территорию Карелии и единственный выход к Балтийскому морю.</text:p>
        </text:list-item>
        <text:list-item>
          <text:p text:style-name="P51" loext:marker-style-name="T6">В <text:span text:style-name="T7">1618 г.</text:span> с Речью Посполитой заключается <text:span text:style-name="T7">Деулинское перемирие</text:span>. Так завершается <text:span text:style-name="T7">Смутное время</text:span>.</text:p>
        </text:list-item>
      </text:list>
      <text:p text:style-name="Standard" loext:marker-style-name="T6"><text:span text:style-name="T3">Исторические последствия Смуты:</text:span><text:span text:style-name="T5"/></text:p>
      <text:list text:style-name="WWNum72">
        <text:list-item>
          <text:p text:style-name="P52" loext:marker-style-name="T6"><text:span text:style-name="T7">Хозяйственное разорение </text:span>страны</text:p>
        </text:list-item>
        <text:list-item>
          <text:p text:style-name="P52" loext:marker-style-name="T6"><text:span text:style-name="T7">Утрата территорий и внешнеполитического влияния</text:span><text:span text:style-name="T8"/></text:p>
        </text:list-item>
        <text:list-item>
          <text:p text:style-name="P52" loext:marker-style-name="T6"><text:span text:style-name="T7">Стремление к изоляции</text:span><text:span text:style-name="T8"/></text:p>
        </text:list-item>
        <text:list-item>
          <text:p text:style-name="P52" loext:marker-style-name="T6">Установление новой <text:span text:style-name="T7">династии Романовых</text:span><text:span text:style-name="T8"/></text:p>
        </text:list-item>
        <text:list-item>
          <text:p text:style-name="P52" loext:marker-style-name="T6"><text:span text:style-name="T7">Сохранение государства</text:span><text:span text:style-name="T8"/></text:p>
        </text:list-item>
      </text:list>
      <text:h text:style-name="Heading_20_1" text:outline-level="1" loext:marker-style-name="T6"><text:span text:style-name="T5">№14: Россия в 1620-1680-е гг. Социально-экономическое развитие и внутренняя политика.</text:span><text:span text:style-name="T5"/></text:h>
      <text:p text:style-name="Standard" loext:marker-style-name="T6">Этот период приходится на царствование трёх Романовых:<text:span text:style-name="T6"/></text:p>
      <text:list text:style-name="WWNum73">
        <text:list-item>
          <text:p text:style-name="P53" loext:marker-style-name="T6"><text:span text:style-name="T3">Михаила Федоровича (1613 – 1645 гг.)</text:span><text:span text:style-name="T5"/></text:p>
        </text:list-item>
        <text:list-item>
          <text:p text:style-name="P53" loext:marker-style-name="T6"><text:span text:style-name="T3">Алексея Михайловича (1645 – 1676 гг.)</text:span><text:span text:style-name="T5"/></text:p>
        </text:list-item>
        <text:list-item>
          <text:p text:style-name="P53" loext:marker-style-name="T6"><text:span text:style-name="T3">Федора Алексеевича (1676 – 1682 гг.)</text:span><text:span text:style-name="T5"/></text:p>
        </text:list-item>
      </text:list>
      <text:p text:style-name="Standard" loext:marker-style-name="T6">Главной задачей стояло восстановление страны после разрушительных последствий Смутного времени.<text:span text:style-name="T6"/></text:p>
      <text:p text:style-name="P40" loext:marker-style-name="T6"><text:span text:style-name="T3">Михаила Федорович:</text:span><text:span text:style-name="T5"/></text:p>
      <text:list text:style-name="WWNum74">
        <text:list-item>
          <text:p text:style-name="P54" loext:marker-style-name="T6">В 1620 г. создаются новые писцовые книги, в которые заносилось место жительства людей.<text:span text:style-name="T6"/></text:p>
        </text:list-item>
        <text:list-item>
          <text:p text:style-name="P54" loext:marker-style-name="T6">Начинается <text:span text:style-name="T7">освоение чернозёмных территорий</text:span> (снизу от Оки), <text:span text:style-name="T7">Южной Сибири</text:span>.</text:p>
        </text:list-item>
        <text:list-item>
          <text:p text:style-name="P54" loext:marker-style-name="T6">Появляются первые <text:span text:style-name="T7">мануфактуры</text:span>. Первая была основана в 1636 г. голландцем и была специализирована на металлургии.</text:p>
        </text:list-item>
        <text:list-item>
          <text:p text:style-name="P54" loext:marker-style-name="T6">Широкое распространение получают <text:span text:style-name="T7">ярмарки</text:span> (самые крупные – Макарьевская, Свенская, Ирбитская). В связи с этим возникает <text:span text:style-name="T7">единый российский рынок</text:span> (если цена падает в одном месте, то она падает везде)</text:p>
        </text:list-item>
      </text:list>
      <text:p text:style-name="P22" loext:marker-style-name="T6"><text:span text:style-name="T3">Алексей Михайлович:</text:span><text:span text:style-name="T5"/></text:p>
      <text:list text:continue-numbering="true" text:style-name="WWNum74">
        <text:list-item>
          <text:p text:style-name="P54" loext:marker-style-name="T19"><text:span text:style-name="T20">В 1649 г.</text:span><text:span text:style-name="T19"> при </text:span><text:span text:style-name="T20">Алексее Михайловиче</text:span><text:span text:style-name="T19"> принимается </text:span><text:span text:style-name="T20">Соборное уложение</text:span><text:span text:style-name="T19">, взамен устаревшего Судебника (1550 г.). В этом своде законов, среди прочего, были отменены </text:span><text:span text:style-name="T20">урочные лета</text:span><text:span text:style-name="T19"> (срок сыска беглых крестьян). Это событие считается финальным в истории закрепощения крестьян.</text:span></text:p>
        </text:list-item>
        <text:list-item>
          <text:p text:style-name="P54" loext:marker-style-name="T6">В народном сознании складывается теория о самодержавии, как единственно верном способе правления. В связи с этим земские соборы постепенно утрачивают своё влияние и собираются всё реже. <text:soft-page-break/><text:span text:style-name="T7">Последний земский собор</text:span> был созван в <text:span text:style-name="T7">1653 г.</text:span> На нём обсуждалось присоединение Украины.</text:p>
        </text:list-item>
      </text:list>
      <text:list text:style-name="WWNum75">
        <text:list-item>
          <text:p text:style-name="P55" loext:marker-style-name="T6">В <text:span text:style-name="T7">1650-х</text:span> возникает <text:span text:style-name="T7">церковный раскол.</text:span> Новые книги предлагалось переписать по древнерусским текстам (<text:span text:style-name="T7">старообрядцы</text:span>) или по греческим (<text:span text:style-name="T7">новообрядцы во главе с Никоном</text:span>).</text:p>
        </text:list-item>
        <text:list-item>
          <text:p text:style-name="P55" loext:marker-style-name="T6"><text:span text:style-name="T7">В 1648 г.</text:span> возникает <text:span text:style-name="T7">Соляной бунт</text:span> в Москве, вызванный недовольством повышения цен на соль.</text:p>
        </text:list-item>
        <text:list-item>
          <text:p text:style-name="P55" loext:marker-style-name="T6"><text:span text:style-name="T7">В 1650 г.</text:span> – <text:span text:style-name="T7">Хлебный бунт</text:span> в Новгороде и Пскове.</text:p>
        </text:list-item>
        <text:list-item>
          <text:p text:style-name="P55" loext:marker-style-name="T6"><text:span text:style-name="T7">В 1662 г.</text:span> – <text:span text:style-name="T7">Медный бунт</text:span> из-за выпуска новых медных денег, не вызывавших доверия населения</text:p>
        </text:list-item>
        <text:list-item>
          <text:p text:style-name="P55" loext:marker-style-name="T6"><text:span text:style-name="T7">1667 г.</text:span> – <text:span text:style-name="T13">Восстание Степана Разина:</text:span></text:p>
          <text:list>
            <text:list-item>
              <text:p text:style-name="P55" loext:marker-style-name="T6">Появившись в <text:span text:style-name="T7">Астрахани</text:span>, донское казачество под предводительством <text:span text:style-name="T7">Степана Разина</text:span> начало двигаться вверх по Волге, где увеличивали численность своей армии.</text:p>
            </text:list-item>
            <text:list-item>
              <text:p text:style-name="P55" loext:marker-style-name="T6"><text:span text:style-name="T7">В конце 1670 г.</text:span> <text:span text:style-name="T7">Разин</text:span> доходит до Симбирска, где его берут в осаду войска <text:span text:style-name="T7">Алексея Михайловича</text:span>. Войска <text:span text:style-name="T7">Разина</text:span> разбиты, он бежит на Дон, где его выдают царю. <text:span text:style-name="T7">В 1671 г. Разин казнён.</text:span></text:p>
            </text:list-item>
          </text:list>
        </text:list-item>
        <text:list-item>
          <text:p text:style-name="P55" loext:marker-style-name="T6"><text:span text:style-name="T7">В 1667 г. принимается Новоторговый устав, согласно которому иностранные купцы должны были платить пошлину для торговли в портовых городах и двойную пошлину, для торговли в непортовых городах.</text:span><text:span text:style-name="T8"/></text:p>
        </text:list-item>
      </text:list>
      <text:p text:style-name="P22" loext:marker-style-name="T6"><text:span text:style-name="T3">Федор Алексеевич:</text:span><text:span text:style-name="T5"/></text:p>
      <text:list text:continue-numbering="true" text:style-name="WWNum75">
        <text:list-item>
          <text:p text:style-name="P55" loext:marker-style-name="T6"><text:span text:style-name="T7">В 1682 г.</text:span> при <text:span text:style-name="T7">Фёдоре Алексеевиче</text:span> отменяется <text:span text:style-name="T7">местничество</text:span> (система распределения служебных мест <text:s/></text:p>
        </text:list-item>
      </text:list>
      <text:h text:style-name="Heading_20_1" text:outline-level="1" loext:marker-style-name="T6"><text:span text:style-name="T5">№15: Внешняя политика России в эпоху первых Романовых</text:span><text:span text:style-name="T5"/></text:h>
      <text:p text:style-name="Standard" loext:marker-style-name="T6">Основными направлениями внешней политики в эпоху первых Романовых были:<text:span text:style-name="T6"/></text:p>
      <text:list text:style-name="WWNum76">
        <text:list-item>
          <text:p text:style-name="P56" loext:marker-style-name="T6">Достижение <text:span text:style-name="T7">выхода к Балтийскому морю</text:span><text:span text:style-name="T8"/></text:p>
        </text:list-item>
        <text:list-item>
          <text:p text:style-name="P56" loext:marker-style-name="T6">Предотвращение <text:span text:style-name="T7">набегов крымского хана</text:span><text:span text:style-name="T8"/></text:p>
        </text:list-item>
        <text:list-item>
          <text:p text:style-name="P56" loext:marker-style-name="T6"><text:span text:style-name="T7">Возвращение утерянных</text:span> в эпоху Смуты <text:span text:style-name="T7">земель</text:span></text:p>
        </text:list-item>
      </text:list>
      <text:p text:style-name="Standard" loext:marker-style-name="T6"><text:span text:style-name="T3">Внешняя политика:</text:span><text:span text:style-name="T5"/></text:p>
      <text:list text:style-name="WWNum77">
        <text:list-item>
          <text:p text:style-name="P57" loext:marker-style-name="T6"><text:span text:style-name="T7">Смоленская война (1632-1634 гг.)</text:span>. Смоленск был взят в осаду, но войти в сам город не получилось.</text:p>
        </text:list-item>
        <text:list-item>
          <text:p text:style-name="P57" loext:marker-style-name="T6"><text:span text:style-name="T7">В 1637 г</text:span>. по собственной инициативе донские <text:s/>казаки берут крепость <text:span text:style-name="T7">Азов</text:span>. Созванный земский собор понимал выгоды от присоединения крепости (выход в Азовское и Черное море), но <text:span text:style-name="T7">был вынужден отказаться ввиду неизбежной войны</text:span> с Османской империей</text:p>
        </text:list-item>
        <text:list-item>
          <text:p text:style-name="P57" loext:marker-style-name="T6">Продолжает осваиваться <text:span text:style-name="T3">Сибирь:</text:span><text:span text:style-name="T5"/></text:p>
          <text:list>
            <text:list-item>
              <text:p text:style-name="P57" loext:marker-style-name="T6"><text:span text:style-name="T7">Василий Поярков</text:span> открывает побережье <text:span text:style-name="T7">Охотского моря</text:span></text:p>
            </text:list-item>
            <text:list-item>
              <text:p text:style-name="P57" loext:marker-style-name="T6"><text:soft-page-break/><text:span text:style-name="T7">Семён Дежнёв</text:span> открывает <text:span text:style-name="T7">Берингов пролив</text:span></text:p>
            </text:list-item>
            <text:list-item>
              <text:p text:style-name="P57" loext:marker-style-name="T6"><text:span text:style-name="T7">В 1689 г.</text:span> заключается первый договор с <text:span text:style-name="T7">Китаем</text:span> – <text:span text:style-name="T7">Нерченский договор</text:span>, по которому устанавливаются границы с Китаем. </text:p>
            </text:list-item>
          </text:list>
        </text:list-item>
        <text:list-item>
          <text:p text:style-name="P57" loext:marker-style-name="T6"><text:span text:style-name="T7">В 1648 г.</text:span> начинается освободительное восстание <text:span text:style-name="T7">Богдана Хмельницкого</text:span> против Речи Посполитой. Бои ведутся до <text:span text:style-name="T7">1653 г.</text:span> Восставшие обращаются за помощь к России. На земском соборе в <text:span text:style-name="T7">1653 г.</text:span> <text:span text:style-name="T7">территория Украины включается в состав России</text:span>. Начинается <text:span text:style-name="T7">Русско-Польская война (1654 – 1667 г.)</text:span>, по результатам которой <text:span text:style-name="T7">в 1667 г.</text:span> заключается <text:span text:style-name="T7">Андрусовское перемирие.</text:span> Возвращён <text:span text:style-name="T7">Смоленск</text:span> и присоединено <text:span text:style-name="T7">правобережье Днепра</text:span>. Украина в составе России получает <text:span text:style-name="T7">автономию</text:span>.</text:p>
        </text:list-item>
      </text:list>
      <text:h text:style-name="Heading_20_1" text:outline-level="1" loext:marker-style-name="T6"><text:span text:style-name="T5">№16: Реформы Петра </text:span><text:span text:style-name="T11">I</text:span></text:h>
      <text:p text:style-name="Standard" loext:marker-style-name="T6">Петр <text:span text:style-name="T4">I </text:span>(1682-1725 гг.)</text:p>
      <text:p text:style-name="Standard" loext:marker-style-name="T6"><text:span text:style-name="T3">Азовские походы</text:span> (1695-1696 гг.)</text:p>
      <text:p text:style-name="Standard" loext:marker-style-name="T6"><text:span text:style-name="T3">1695г.</text:span>- осада (неудачная, Петр усвоил урок и строил новые верфи и корабли)</text:p>
      <text:p text:style-name="Standard" loext:marker-style-name="T6"><text:span text:style-name="T3">1696г.</text:span>- осада (удачная)</text:p>
      <text:p text:style-name="P7" loext:marker-style-name="T6"/>
      <text:p text:style-name="Standard" loext:marker-style-name="T6">Многие реформы Петра I стали следствием Великого посольства (1697-1698 гг.), в котором царь вместе со своими приближёнными изучал зарубежные ремесла, быт, культуру, воинские и политические порядки<text:span text:style-name="T6"/></text:p>
      <text:p text:style-name="Standard" loext:marker-style-name="T6"><text:span text:style-name="T3">Реформы</text:span>:</text:p>
      <text:list text:style-name="WWNum79">
        <text:list-item>
          <text:p text:style-name="P58">Административные</text:p>
          <text:list>
            <text:list-item>
              <text:p text:style-name="P58">Местное самоуправление</text:p>
              <text:list>
                <text:list-item>
                  <text:p text:style-name="P58">Губернская реформа<text:line-break/><text:span text:style-name="T3">1708 г.</text:span>- деление территории на 8 губерний<text:line-break/><text:span text:style-name="T3">1710 г.</text:span>- губернии дробятся на провинции и уезды</text:p>
                </text:list-item>
                <text:list-item>
                  <text:p text:style-name="P58">Городская реформа<text:line-break/><text:span text:style-name="T3">1699 г.</text:span>- указ об «Об учреждении Бурмистерской Палаты» (позже Ратуша)<text:line-break/>функции Ратуши: сбор налогов, суд, надзор за исполнением приказов<text:line-break/><text:span text:style-name="T3">1720 г.</text:span>- создание Главного Магистрата и изданием регламента к нему, вводилось разделение городов на разряды</text:p>
                </text:list-item>
              </text:list>
            </text:list-item>
            <text:list-item>
              <text:p text:style-name="P58">Центральное самоуправление</text:p>
              <text:list>
                <text:list-item>
                  <text:p text:style-name="P58"><text:soft-page-break/>Образование Ближней Канцелярии<text:line-break/><text:span text:style-name="T3">1699 г.</text:span>- Ближняя канцелярия, а с 1711 г. Сенат – высшее правительственное учреждение с судебными, административными и, иногда, законодательными обязанностями<text:line-break/>Контролировал работу Сената: генерал-прокурор</text:p>
                </text:list-item>
                <text:list-item>
                  <text:p text:style-name="P58">Канцелярии → Коллегии<text:line-break/><text:span text:style-name="T3">1718 – 1720 гг.</text:span>- вместо канцелярий и приказов появились коллегии</text:p>
                </text:list-item>
              </text:list>
            </text:list-item>
          </text:list>
        </text:list-item>
        <text:list-item>
          <text:p text:style-name="P58">Экономические</text:p>
          <text:list>
            <text:list-item>
              <text:p text:style-name="P58">Торговая реформа<text:line-break/><text:span text:style-name="T3">1724 г.</text:span>- таможенный тариф<text:line-break/>налог иностранным торговцам: чем дальше, вглубь страны, тем больше</text:p>
            </text:list-item>
            <text:list-item>
              <text:p text:style-name="P58">Денежная реформа<text:line-break/><text:span text:style-name="T3">1700 г.</text:span>- новые монеты, меньше вес серебряных монет и т. д.</text:p>
            </text:list-item>
            <text:list-item>
              <text:p text:style-name="P58"><text:s/>Промышленные реформы</text:p>
              <text:list>
                <text:list-item>
                  <text:p text:style-name="P58">Создание мануфактур (200<text:span text:style-name="T4">~</text:span> по итогу)</text:p>
                </text:list-item>
                <text:list-item>
                  <text:p text:style-name="P58"><text:span text:style-name="T3">1703 г.</text:span>- указ о приписных крестьянах<text:line-break/>(их приписывали к мануфактурам для работы за счет государства)</text:p>
                </text:list-item>
                <text:list-item>
                  <text:p text:style-name="P58"><text:span text:style-name="T3">1721 г.</text:span>- указ о посессионных крестьян<text:line-break/>(возможность владельцам мануфактур покупать крестьян)</text:p>
                </text:list-item>
              </text:list>
            </text:list-item>
          </text:list>
        </text:list-item>
        <text:list-item>
          <text:p text:style-name="P58">Социальные</text:p>
          <text:list>
            <text:list-item>
              <text:p text:style-name="P58">Реформа образования<text:line-break/>(Организация различных специализированных школ (инженерной, горной, артеллиристской, медицинской и т.д.) детей дворян отправляли заграницу, а из Европы приглашались ученые и инженеры, которых обязывали обучать наиболее способных людей на производстве).</text:p>
            </text:list-item>
            <text:list-item>
              <text:p text:style-name="P58">Развитие типографий<text:line-break/>(Обеспечение методическими материалами всех учебных заведений, которые создавал Петр I. К 1714 году Петербург обзавелся собственной типографией, а книгопечатание лишь набирало обороты. С 1708 по 1725 год было напечатано книг больше, чем в предыдущие полтора века)</text:p>
            </text:list-item>
            <text:list-item>
              <text:p text:style-name="P58">Развитие здравоохранения и медицины<text:line-break/>(<text:span text:style-name="T3">1706 г.</text:span>- Основание Московского госпиталя.<text:line-break/><text:soft-page-break/><text:span text:style-name="T3">1714 г.</text:span>- Для обеспечения государственных аптек был основан город на Аптекарском острове)</text:p>
            </text:list-item>
            <text:list-item>
              <text:p text:style-name="P58"><text:span text:style-name="T3">1724 г.</text:span>- указ об учреждении Академии Наук и художеств<text:line-break/>Для работы в новом учреждении были приглашены иностранные специалисты и вплоть до 1746 года большая часть академиков была иностранцами.</text:p>
            </text:list-item>
          </text:list>
        </text:list-item>
        <text:list-item>
          <text:p text:style-name="P58">Военные</text:p>
          <text:list>
            <text:list-item>
              <text:p text:style-name="P58"><text:span text:style-name="T3">1705г.</text:span>- Введена рекрутская система комплектования армии. Полевые и гарнизонные войска набираются из числа крестьян, офицерский корпус – из числа дворян.</text:p>
            </text:list-item>
            <text:list-item>
              <text:p text:style-name="P58">Создание школ для подготовки офицерских кадров</text:p>
            </text:list-item>
            <text:list-item>
              <text:p text:style-name="P58">Новые воинские уставы</text:p>
            </text:list-item>
            <text:list-item>
              <text:p text:style-name="P58">Вводится единая форма</text:p>
            </text:list-item>
            <text:list-item>
              <text:p text:style-name="P58">Повышение в чине за воинские отличия</text:p>
            </text:list-item>
            <text:list-item>
              <text:p text:style-name="P58">Военно-морской флот</text:p>
            </text:list-item>
            <text:list-item>
              <text:p text:style-name="P58">Перевооружение армии<text:line-break/>(Гладкоствольное оружие на нарезное, винтовки со штыком, гранаты, мортиры)</text:p>
            </text:list-item>
          </text:list>
        </text:list-item>
        <text:list-item>
          <text:p text:style-name="P58">Культурные</text:p>
          <text:list>
            <text:list-item>
              <text:p text:style-name="P58"><text:span text:style-name="T3">1705г.</text:span>- указ брить бороды <text:line-break/>(так же налог на бороды)</text:p>
            </text:list-item>
            <text:list-item>
              <text:p text:style-name="P58">Новое летоисчисление и новый календарь<text:line-break/>(Согласно указу, после 31 декабря 1707 года наступит 1 января 1700 года)</text:p>
            </text:list-item>
            <text:list-item>
              <text:p text:style-name="P58"><text:span text:style-name="T3">1714 г.</text:span>- Создание кунтскамеры</text:p>
            </text:list-item>
            <text:list-item>
              <text:p text:style-name="P58"><text:span text:style-name="T3">1718 г.</text:span>- Создание ассамблей</text:p>
            </text:list-item>
          </text:list>
        </text:list-item>
        <text:list-item>
          <text:p text:style-name="P58">Сословные</text:p>
          <text:list>
            <text:list-item>
              <text:p text:style-name="P58"><text:span text:style-name="T3">1722 г.</text:span>- «Табель о рангах»<text:line-break/>(по нему служба делится на гражданскую, военную и придворную)</text:p>
            </text:list-item>
          </text:list>
        </text:list-item>
        <text:list-item>
          <text:p text:style-name="P58" loext:marker-style-name="T6">Церковная<text:span text:style-name="T6"/></text:p>
          <text:list>
            <text:list-item>
              <text:p text:style-name="P58" loext:marker-style-name="T6"><text:span text:style-name="T3">1721 г.</text:span>- «Духовный регламент»<text:line-break/>(по нему церковь теряет автономию и подчиняется государству. <text:soft-page-break/>Учреждена специальная коллегия – Святейший правительствующий Синод. В его ведении находились все церковные дела)</text:p>
            </text:list-item>
          </text:list>
        </text:list-item>
      </text:list>
      <text:h text:style-name="P59" text:outline-level="1" loext:marker-style-name="T6"><text:span text:style-name="T5">№</text:span><text:span text:style-name="T21">17: Эпоха дворцовых переворотов.</text:span></text:h>
      <text:p text:style-name="P60" loext:marker-style-name="T6"><text:span text:style-name="T3">Судьба престола после смерти Петра </text:span><text:span text:style-name="T14">I</text:span><text:span text:style-name="T3">.</text:span></text:p>
      <text:p text:style-name="P49" loext:marker-style-name="T6"><text:span text:style-name="T22">Пётр I был женат дважды, но с первой женой Пётр не ладил, они друг друга не любили, родился сын царевич Алексей. </text:span><text:span text:style-name="T23"/></text:p>
      <text:p text:style-name="P49" loext:marker-style-name="T6">Потом Пётр женился на иноземке, крещённой как Екатерина Алексеевна в этом браке появились дочери.<text:span text:style-name="T6"/></text:p>
      <text:p text:style-name="P61" loext:marker-style-name="T6"/>
      <text:p text:style-name="P49" loext:marker-style-name="T6">Царевич Алексей оказался противником курса Петра, связался с враждебными государствами и был приговорён к смертной казни, но он умер в заточении.<text:span text:style-name="T6"/></text:p>
      <text:p text:style-name="P61" loext:marker-style-name="T6"/>
      <text:p text:style-name="P49" loext:marker-style-name="T6">В связи с отсутствием другого наследника Пётр издал Указ о престолонаследии (император мог назначить наследником любого православного Романова)<text:span text:style-name="T6"/></text:p>
      <text:p text:style-name="P60" loext:marker-style-name="T6"><text:span text:style-name="T3">Роль гвардии.</text:span><text:span text:style-name="T5"/></text:p>
      <text:p text:style-name="P49" loext:marker-style-name="T6"><text:span text:style-name="T22">В эпоху дворцовых переворотов гвардия становилась силой, возводившей на престол того или иного кандидата.</text:span><text:span text:style-name="T23"/></text:p>
      <text:p text:style-name="P60" loext:marker-style-name="T6"><text:span text:style-name="T3">Екатерина I и Меньшиков.</text:span><text:span text:style-name="T5"/></text:p>
      <text:p text:style-name="P49" loext:marker-style-name="T6"><text:span text:style-name="T22">Пётр I умирает. </text:span><text:span text:style-name="T23"/></text:p>
      <text:p text:style-name="P49" loext:marker-style-name="T6">Формально не по решению Петра, но по традициям престолонаследия императорский титул должен был перейти семилетнему сыну царевича Алексея, Петру II.<text:span text:style-name="T6"/></text:p>
      <text:p text:style-name="P49" loext:marker-style-name="T6">Но генерал-фельдмаршал Меньшиков (возглавлявший Военную коллегию) с гвардией пришел в Зимний дворец и заявил, что императрицей будет жена Петра Екатерина, а Петр II становится наследником после Екатерины. <text:span text:style-name="T6"/></text:p>
      <text:p text:style-name="P49" loext:marker-style-name="T6">Т. е. Меньшиков совершил первый дворцовый переворот. <text:span text:style-name="T6"/></text:p>
      <text:p text:style-name="P49" loext:marker-style-name="T6">Он знал, что Екатерина будет править только со слов и с согласия Меньшикова. <text:span text:style-name="T6"/></text:p>
      <text:p text:style-name="P49" loext:marker-style-name="T6">В этом были заинтересованы и другие довольно влиятельные люди. <text:span text:style-name="T6"/></text:p>
      <text:p text:style-name="P49" loext:marker-style-name="T6">Екатерина могла помочь им сохранить и закрепить их новый статус.<text:span text:style-name="T6"/></text:p>
      <text:p text:style-name="P61" loext:marker-style-name="T6"/>
      <text:p text:style-name="P49" loext:marker-style-name="T6"><text:soft-page-break/>Екатерина I правила в период 1725-1727 гг. <text:span text:style-name="T6"/></text:p>
      <text:p text:style-name="P49" loext:marker-style-name="T6">Она была малограмотной женщиной и не занималась государственными делами. <text:s/><text:span text:style-name="T6"/></text:p>
      <text:p text:style-name="P49" loext:marker-style-name="T6">При ней был создан верховный тайный совет, куда вошли Меньшиков и представители «новой знати». <text:span text:style-name="T6"/></text:p>
      <text:p text:style-name="P49" loext:marker-style-name="T6">Этот совет принимал важнейшие решения, а остальные гос органы <text:s/>эти решения выполняли.<text:span text:style-name="T6"/></text:p>
      <text:p text:style-name="P49" loext:marker-style-name="T6">При Екатерине были осуществлены реформы, которые не успел свершить Пётр I. <text:span text:style-name="T6"/></text:p>
      <text:p text:style-name="P49" loext:marker-style-name="T6">В 1725 году была учреждена Российская академия наук. <text:span text:style-name="T6"/></text:p>
      <text:p text:style-name="P49" loext:marker-style-name="T6">(Пётр готовил открытие академии, но помешало отсутствие учёных. <text:span text:style-name="T6"/></text:p>
      <text:p text:style-name="P49" loext:marker-style-name="T6">Их пришлось приглашать из Европы. <text:span text:style-name="T6"/></text:p>
      <text:p text:style-name="P49" loext:marker-style-name="T6">Первый состав РАН состоял полностью из иностранцев, которые должны были развивать в России науку.)<text:span text:style-name="T6"/></text:p>
      <text:p text:style-name="P61" loext:marker-style-name="T6"/>
      <text:p text:style-name="P49" loext:marker-style-name="T6">Экспедиция Витуса Беринга тоже была подготовлена Петром. <text:span text:style-name="T6"/></text:p>
      <text:p text:style-name="P49" loext:marker-style-name="T6">Император поручил Витусу исследовать Дальний Восток и побережье Тихого океана и Беринг этим занимался. <text:span text:style-name="T6"/></text:p>
      <text:p text:style-name="P49" loext:marker-style-name="T6">Беринг открыл Америку.<text:span text:style-name="T6"/></text:p>
      <text:p text:style-name="P60" loext:marker-style-name="T6"><text:span text:style-name="T3">Петр II и Долгорукие.</text:span><text:span text:style-name="T5"/></text:p>
      <text:p text:style-name="P49" loext:marker-style-name="T6"><text:span text:style-name="T22">В 1727 году Екатерина I умерла, к власти пришёл Пётр II (1727-1730). </text:span><text:span text:style-name="T23"/></text:p>
      <text:p text:style-name="P49" loext:marker-style-name="T6">В момент воцарения Петру II было 11 лет, поэтому поначалу верховный тайный совет продолжил выполнять те же функции.<text:span text:style-name="T6"/></text:p>
      <text:p text:style-name="P61" loext:marker-style-name="T6"/>
      <text:p text:style-name="P49" loext:marker-style-name="T6">Меньшиков, чтобы закрепиться в своей роли фактического правителя, добивается для себя чина генералиссимуса, и планировал, что одна из его дочерей выйдет за Петра II, <text:span text:style-name="T6"/></text:p>
      <text:p text:style-name="P49" loext:marker-style-name="T6">План провалился, тк среди верховного тайного совета, сената, генералитета и гвардии уже было много противников Меньшикова. <text:span text:style-name="T6"/></text:p>
      <text:p text:style-name="P49" loext:marker-style-name="T6">Они составили заговор. <text:span text:style-name="T6"/></text:p>
      <text:p text:style-name="P49" loext:marker-style-name="T6">Меньшиков был арестован, лишён чинов и званий, был отправлен в ссылку в Сибирь.<text:span text:style-name="T6"/></text:p>
      <text:p text:style-name="P61" loext:marker-style-name="T6"><text:soft-page-break/></text:p>
      <text:p text:style-name="P49" loext:marker-style-name="T6">Теперь политическую жизнь России определяли Долгорукие и Голицыны, а также вице-канцлер Андрей Иванович Остерман - внешнюю политику. <text:span text:style-name="T6"/></text:p>
      <text:p text:style-name="P49" loext:marker-style-name="T6">Ближайший друг Петра II Иван Долгорукий, который был старше на несколько лет, весело проводил время с императором.<text:span text:style-name="T6"/></text:p>
      <text:p text:style-name="P49" loext:marker-style-name="T6">Государство начало отходить от реформаторской политики Петра I. <text:span text:style-name="T6"/></text:p>
      <text:p text:style-name="P49" loext:marker-style-name="T6">Некоторые реформы сворачиваются, готовится свадьба Петра II с одной из княжен Долгоруких, но незадолго до свадьбы Пётр II умирает, от нездорового образа жизни.<text:span text:style-name="T6"/></text:p>
      <text:p text:style-name="P60" loext:marker-style-name="T6"><text:span text:style-name="T3">Анна Иоанновна и Э. И. Бирон.</text:span><text:span text:style-name="T5"/></text:p>
      <text:p text:style-name="P49" loext:marker-style-name="T6"><text:span text:style-name="T22">(Анна Иоанновна приходит к власти, попытка ограничения самодержавия: "верховники" - верховный совет, "кондиции" - условия прихода к власти от верховников)</text:span><text:span text:style-name="T23"/></text:p>
      <text:p text:style-name="P49" loext:marker-style-name="T6">Верховный тайный совет предложил престол дочери Ивана V Анне Иоанновне. <text:span text:style-name="T6"/></text:p>
      <text:p text:style-name="P49" loext:marker-style-name="T6">(В своё время Пётр I использовал династические браки.)<text:span text:style-name="T6"/></text:p>
      <text:p text:style-name="P49" loext:marker-style-name="T6">Анна Иоанновна вышла замуж за герцога Курлядского. <text:span text:style-name="T6"/></text:p>
      <text:p text:style-name="P49" loext:marker-style-name="T6">К Анне Иоанновне приехали посланцы, предложили стать российской императрицей. <text:span text:style-name="T6"/></text:p>
      <text:p text:style-name="P49" loext:marker-style-name="T6">Она попросила условия (кондиции), и они были заготовлены заранее: верховный тайный совет сохраняется в своём составе и выполняет функцию реального управления государством. <text:span text:style-name="T6"/></text:p>
      <text:p text:style-name="P49" loext:marker-style-name="T6">Императрица не может изменить состав совета, не может выйти замуж, без согласия верховного тайного совета не может назначить себе наследника.<text:span text:style-name="T6"/></text:p>
      <text:p text:style-name="P49" loext:marker-style-name="T6">Анна Иоанновна согласилась и приехала из Курляндии в Москву, где по традиции проходило миропомазание российских императоров. <text:span text:style-name="T6"/></text:p>
      <text:p text:style-name="P49" loext:marker-style-name="T6">На эту коронацию съехалось дворянство, гвардия. <text:span text:style-name="T6"/></text:p>
      <text:p text:style-name="P49" loext:marker-style-name="T6">Среди них распространились слухи о кондициях, и дворянство было очень недовольно этим. <text:span text:style-name="T6"/></text:p>
      <text:p text:style-name="P49" loext:marker-style-name="T6">Анна Иоанновна, почувствовав за собой поддержку дворянства и гвардии, демонстративно надорвала бумагу с кондициями и была коронована в 1730 году. <text:span text:style-name="T6"/></text:p>
      <text:p text:style-name="P49" loext:marker-style-name="T6"><text:soft-page-break/>Долгорукие и Голицыны были отправлены в опалу (были лишены должностей и права появляться при дворе), а верховный тайный совет был распущен.<text:span text:style-name="T6"/></text:p>
      <text:p text:style-name="P61" loext:marker-style-name="T6"/>
      <text:p text:style-name="P49" loext:marker-style-name="T5"><text:span text:style-name="T3">Правление Анны Иоанновны</text:span><text:span text:style-name="T5"/></text:p>
      <text:p text:style-name="P49" loext:marker-style-name="T6">Остерман - ближайший советник Анны Иоанновны.<text:span text:style-name="T6"/></text:p>
      <text:p text:style-name="P61" loext:marker-style-name="T6"/>
      <text:p text:style-name="P49" loext:marker-style-name="T6">Анна Иоанновна ввела 25-летнее ограничение срока службы дворян(служба могла начинаться с момента рождения дворян). <text:span text:style-name="T6"/></text:p>
      <text:p text:style-name="P49" loext:marker-style-name="T6">Соответственно, к 25-30 годам такие дворяне могли подать в отставку, если не хотели продолжать службу.<text:span text:style-name="T6"/></text:p>
      <text:p text:style-name="P61" loext:marker-style-name="T6"/>
      <text:p text:style-name="P49" loext:marker-style-name="T6">Крепостных теперь стало можно продавать отдельно от земли, даже разбивать семьи, т.е. превращало крепостных в подобие рабов.<text:span text:style-name="T6"/></text:p>
      <text:p text:style-name="P61" loext:marker-style-name="T6"/>
      <text:p text:style-name="P49" loext:marker-style-name="T6">Дворяне получили право создавать семьи из крепостных по своему усмотрению, отправить своих крепостных в Сибирь на каторжные работы за какие-либо провинности.<text:span text:style-name="T6"/></text:p>
      <text:p text:style-name="P61" loext:marker-style-name="T6"/>
      <text:p text:style-name="P49" loext:marker-style-name="T6">Анна Иоанновна не имела склонности к государственным делам и предпочитала проводить время в развлечениях. <text:span text:style-name="T6"/></text:p>
      <text:p text:style-name="P61" loext:marker-style-name="T6"/>
      <text:p text:style-name="P49" loext:marker-style-name="T6">Государственные дела были поручены Бирону, Миниху и Остерману. <text:span text:style-name="T6"/></text:p>
      <text:p text:style-name="P61" loext:marker-style-name="T6"/>
      <text:p text:style-name="P49" loext:marker-style-name="T6">У Анны Иоанновны было большое пристрастие к иностранцам: при покровительстве Бирона в Россию хлынули не слишком полезные для государства иностранцы, которые получали чины, поместья и т. д. <text:span text:style-name="T6"/></text:p>
      <text:p text:style-name="P49" loext:marker-style-name="T6">Дворянам оставалось лишь терпеть подобную политику.<text:span text:style-name="T6"/></text:p>
      <text:p text:style-name="P61" loext:marker-style-name="T6"/>
      <text:p text:style-name="P49" loext:marker-style-name="T6">При Анне Иоанновне активно работала тайная канцелярия — политическая полиция, которая преследовала всех распространителей слухов о её отношениях с Бироном, критиков императрицы и её решений и т. д. <text:span text:style-name="T6"/></text:p>
      <text:p text:style-name="P49" loext:marker-style-name="T6"><text:soft-page-break/>Активно практиковались пытки не только против обвиняемых, но и против свидетелей.<text:span text:style-name="T6"/></text:p>
      <text:p text:style-name="P49" loext:marker-style-name="T6">Эта эпоха закончилась в 1740 году со смертью Анны Иоанновны. <text:span text:style-name="T6"/></text:p>
      <text:p text:style-name="P61" loext:marker-style-name="T6"/>
      <text:p text:style-name="P49" loext:marker-style-name="T5"><text:span text:style-name="T3">Двойная смена власти</text:span><text:span text:style-name="T5"/></text:p>
      <text:p text:style-name="P49" loext:marker-style-name="T6">Дворцовый переворот осуществили немцы, которые невзлюбили Бирона за его жёсткий и властный характер. <text:span text:style-name="T6"/></text:p>
      <text:p text:style-name="P49" loext:marker-style-name="T6">Во главе стояли фельдмаршал Миних и канцлер Остерман. <text:span text:style-name="T6"/></text:p>
      <text:p text:style-name="P49" loext:marker-style-name="T6">Бирон был арестован, лишён чинов и званий и сослан в Сибирь. <text:s/><text:span text:style-name="T6"/></text:p>
      <text:p text:style-name="P49" loext:marker-style-name="T6">В 1741 <text:s/>году гвардия возвела на престол Елизавету Петровну.<text:span text:style-name="T6"/></text:p>
      <text:p text:style-name="P60" loext:marker-style-name="T6"><text:span text:style-name="T3">Елизавета Петровна.</text:span><text:span text:style-name="T5"/></text:p>
      <text:p text:style-name="P49" loext:marker-style-name="T5"><text:span text:style-name="T24">Личность Елизаветы Петровны</text:span><text:span text:style-name="T25"/></text:p>
      <text:p text:style-name="P49" loext:marker-style-name="T6">Елизавета подчёркивала, что она не только дочь Петра I, но и продолжательница его дел, за счёт чего она и заручилась поддержкой гвардии.<text:span text:style-name="T6"/></text:p>
      <text:p text:style-name="P49" loext:marker-style-name="T6">В тюремное заточение отправился малолетний Иоанн Антонович, который всю свою жизнь проведёт в тюрьме. <text:span text:style-name="T6"/></text:p>
      <text:p text:style-name="P49" loext:marker-style-name="T6">Его родители были отправлены в ссылку в Холмогоры.<text:span text:style-name="T6"/></text:p>
      <text:p text:style-name="P49" loext:marker-style-name="T6">Она отдавала предпочтение русскому дворянству. <text:span text:style-name="T6"/></text:p>
      <text:p text:style-name="P49" loext:marker-style-name="T6">С иностранцами борьба не велась, многие из них сохранили свои должности. <text:span text:style-name="T6"/></text:p>
      <text:p text:style-name="P49" loext:marker-style-name="T6">Были те, кто представлял опасность для императрицы. <text:span text:style-name="T6"/></text:p>
      <text:p text:style-name="P49" loext:marker-style-name="T6">Но на высшие должности назначались русские. <text:span text:style-name="T6"/></text:p>
      <text:p text:style-name="P49" loext:marker-style-name="T6">В частности, внешней политикой заведовал Бесстужин-Рюмин. <text:span text:style-name="T6"/></text:p>
      <text:p text:style-name="P49" loext:marker-style-name="T6">Большую роль играли граф Воронцов и граф Пётр Шувалов, а также её фавориты — Алексей Разумовский, Иван Шувалов. <text:span text:style-name="T6"/></text:p>
      <text:p text:style-name="P49" loext:marker-style-name="T6">Помимо личных отношений с императрицей они были важными государственными деятелями.<text:span text:style-name="T6"/></text:p>
      <text:p text:style-name="P61" loext:marker-style-name="T6"/>
      <text:p text:style-name="P49" loext:marker-style-name="T6"><text:span text:style-name="T3">Правление Елизаветы</text:span><text:span text:style-name="T5"/></text:p>
      <text:p text:style-name="P49" loext:marker-style-name="T6"><text:soft-page-break/>В области внутренней политики сохраняются привелегии дворянства, но при её правлении перестала применяться смертная казнь: преступников лишь ссылали на каторгу.<text:span text:style-name="T6"/></text:p>
      <text:p text:style-name="P49" loext:marker-style-name="T6">Женщин освободили от телесных наказаний (клеймления, вырывания ноздрей, …). <text:span text:style-name="T6"/></text:p>
      <text:p text:style-name="P49" loext:marker-style-name="T6">Семья преступника больше не была обязана отправляться в ссылку с преступником, хотя за ней сохранялось такое право. <text:span text:style-name="T6"/></text:p>
      <text:p text:style-name="P61" loext:marker-style-name="T6"/>
      <text:p text:style-name="P49" loext:marker-style-name="T6">Внутренние таможенные пошлины были отменены, что стимулировало внутреннюю торговлю. <text:span text:style-name="T6"/></text:p>
      <text:p text:style-name="P61" loext:marker-style-name="T6"/>
      <text:p text:style-name="P49" loext:marker-style-name="T6">Созданы купеческий банк и дворянский банк, дающий кредиты под залог имения.<text:span text:style-name="T6"/></text:p>
      <text:p text:style-name="P61" loext:marker-style-name="T6"/>
      <text:p text:style-name="P49" loext:marker-style-name="T6">При Елизавете началось генеральное межевание (межа — граница между земельными участками) земель.<text:span text:style-name="T6"/></text:p>
      <text:p text:style-name="P49" loext:marker-style-name="T6">(стали создаваться карты, планы или письменные описания земельных участков с указанием их принадлежности)<text:span text:style-name="T6"/></text:p>
      <text:p text:style-name="P61" loext:marker-style-name="T6"/>
      <text:p text:style-name="P49" loext:marker-style-name="T6">При Елизавете в 1755 году возник Московский университет. <text:span text:style-name="T6"/></text:p>
      <text:p text:style-name="P49" loext:marker-style-name="T6">(В организации и создании первого университета сыграл один из первых русских учёных Михаил Ломоносов.)<text:span text:style-name="T6"/></text:p>
      <text:p text:style-name="P61" loext:marker-style-name="T6"/>
      <text:p text:style-name="P49" loext:marker-style-name="T6">В 1756 году был создан первый российский театр как постоянно действующее учреждение(Александринский). <text:span text:style-name="T6"/></text:p>
      <text:p text:style-name="P49" loext:marker-style-name="T6">Была основана академия художеств, президентом которой была назначена Елизавета Романовна Дашкова, в которой обучались музыканты, художники, скульпторы… <text:span text:style-name="T6"/></text:p>
      <text:p text:style-name="P49" loext:marker-style-name="T6">В Казани появилась первая гимназия.<text:span text:style-name="T6"/></text:p>
      <text:p text:style-name="P60" loext:marker-style-name="T6"><text:span text:style-name="T3">Петр III.</text:span><text:span text:style-name="T5"/></text:p>
      <text:p text:style-name="P49" loext:marker-style-name="T6"><text:span text:style-name="T22">У Елизаветы не было детей. Но у сестры Анны Петровны был сын. </text:span><text:span text:style-name="T23"/></text:p>
      <text:p text:style-name="P49" loext:marker-style-name="T6">Ему было предложено стать наследником российского престола. <text:span text:style-name="T6"/></text:p>
      <text:p text:style-name="P49" loext:marker-style-name="T6"><text:soft-page-break/>Под именем Петра Фёдоровича он принял православие, женился на немецкой принцессе, Екатерине Алексеевне в православии. <text:span text:style-name="T6"/></text:p>
      <text:p text:style-name="P49" loext:marker-style-name="T6">После смерти Елизаветы Петровны в 1761 году на престол взошёл Пётр III со своей женой Екатериной. <text:span text:style-name="T6"/></text:p>
      <text:p text:style-name="P49" loext:marker-style-name="T6">Он правил всего полгода, с 1761 по лето 1762 г. <text:span text:style-name="T6"/></text:p>
      <text:p text:style-name="P49" loext:marker-style-name="T6">Пётр III объявил о прекращении преследования раскольников, о начале секуляризации церковных земель (переводи земель из церковных в государственные). <text:span text:style-name="T6"/></text:p>
      <text:p text:style-name="P62" loext:marker-style-name="T6"><text:span text:style-name="T3">18 февраля 1762 г.</text:span>- манифест о вольности дворянской.<text:line-break/>В нём объявилось, что дворяне могут не служить, если они этого не хотят, но они сохраняли за собой все привилегии</text:p>
      <text:p text:style-name="P49" loext:marker-style-name="T6">Тайная канцелярия была упразднена.<text:span text:style-name="T6"/></text:p>
      <text:p text:style-name="P49" loext:marker-style-name="T6">Казалось бы, такими мерами мог заслужить популярность среди дворянства, но он настроил против себя: гвардию, дворянство, Церковь, правящие круги. <text:span text:style-name="T6"/></text:p>
      <text:p text:style-name="P49" loext:marker-style-name="T6">Факторы, повлиявшие на <text:span text:style-name="T3">негативное</text:span> восприятие Петра III обществом:</text:p>
      <text:list text:style-name="WWNum63">
        <text:list-item>
          <text:p text:style-name="P63" loext:marker-style-name="T6">Человек не русский и прибыл из-за границы<text:span text:style-name="T6"/></text:p>
        </text:list-item>
        <text:list-item>
          <text:p text:style-name="P63" loext:marker-style-name="T6">вёл себя во многих ситуациях недостойно<text:span text:style-name="T6"/></text:p>
        </text:list-item>
        <text:list-item>
          <text:p text:style-name="P63" loext:marker-style-name="T6">презирал всё русское<text:span text:style-name="T6"/></text:p>
        </text:list-item>
        <text:list-item>
          <text:p text:style-name="P63" loext:marker-style-name="T6">стал отдавать предпочтение к иноземцам и окружая себя немцами, выражая презрение к русской армии (называя русских солдат янычарами), организовывая армию на прусский манер (притом, что Россия вела против Пруссии успешную войну).<text:span text:style-name="T6"/></text:p>
        </text:list-item>
        <text:list-item>
          <text:p text:style-name="P63" loext:marker-style-name="T6">Пётр III восхищался прусским лидером Фридрихом. <text:span text:style-name="T6"/></text:p>
        </text:list-item>
      </text:list>
      <text:p text:style-name="P49" loext:marker-style-name="T6">Против императора созрел заговор, составленный офицерами братьями Орловыми, Паниными, Дашковой, семьёй Воронцовых, которые планировали возвести на престол Екатерину.<text:span text:style-name="T6"/></text:p>
      <text:p text:style-name="P49" loext:marker-style-name="T6">Факторы, повлиявшие на <text:span text:style-name="T3">позитивное</text:span> восприятие Екатерины обществом:</text:p>
      <text:list xml:id="list3149034293" text:style-name="WWNum64">
        <text:list-item>
          <text:p text:style-name="P64" loext:marker-style-name="T6">Говорила и писала на русском языке<text:span text:style-name="T6"/></text:p>
        </text:list-item>
        <text:list-item>
          <text:p text:style-name="P64" loext:marker-style-name="T6">Вела себя как человек, истинно принявший православие<text:span text:style-name="T6"/></text:p>
        </text:list-item>
        <text:list-item>
          <text:p text:style-name="P64" loext:marker-style-name="T6">Всегда думала, прежде чем говорить, и стремилась всем понравиться. <text:span text:style-name="T6"/></text:p>
        </text:list-item>
      </text:list>
      <text:p text:style-name="P60" loext:marker-style-name="T6"><text:span text:style-name="T3">Семилетняя война (1757г - 1763г).</text:span><text:span text:style-name="T5"/></text:p>
      <text:p text:style-name="P49" loext:marker-style-name="T6"><text:span text:style-name="T22">Крупнейшее событие европейской мировой истории</text:span><text:span text:style-name="T23"/></text:p>
      <text:p text:style-name="P49" loext:marker-style-name="T6"><text:soft-page-break/>Главная причина — усиление Пруссии во главе с Фридрихом II. <text:span text:style-name="T6"/></text:p>
      <text:p text:style-name="P49" loext:marker-style-name="T6">Пруссия была самым крупным по территории германским государством. <text:span text:style-name="T6"/></text:p>
      <text:p text:style-name="P49" loext:marker-style-name="T6">Пруссия присоединяла к себе германские территории, создала себе мощнейшую отлично вооружённую армию.<text:span text:style-name="T6"/></text:p>
      <text:p text:style-name="P61" loext:marker-style-name="T6"/>
      <text:p text:style-name="P49" loext:marker-style-name="T6">Россия, Австрия и Франция создали союз против Пруссии. <text:span text:style-name="T6"/></text:p>
      <text:p text:style-name="P49" loext:marker-style-name="T6">Англия заключила союз с Пруссией и поддерживала её в основном финансово. <text:span text:style-name="T6"/></text:p>
      <text:p text:style-name="P61" loext:marker-style-name="T6"/>
      <text:p text:style-name="P49" loext:marker-style-name="T6">В 1756 г. Фридрих II нанёс поражение сначала Австрии, а затем и Франции. <text:span text:style-name="T6"/></text:p>
      <text:p text:style-name="P49" loext:marker-style-name="T6">Первое крупное русско-прусское сражение 1757 г. у Гросс-Егерсдорфе.<text:span text:style-name="T6"/></text:p>
      <text:p text:style-name="P49" loext:marker-style-name="T6">Россия одержала победу и оккупировала восточную Пруссию, включая её главный город Кёнигсберг. <text:span text:style-name="T6"/></text:p>
      <text:p text:style-name="P49" loext:marker-style-name="T6">(Правительство Елизаветы Петровны планировало сделать эту территорию частью Российской империи, поэтому местное население приводилось к присяге.)<text:span text:style-name="T6"/></text:p>
      <text:p text:style-name="P49" loext:marker-style-name="T6">Самое крупное сражение войны на территории Пруссии в 1758 г. - битва при Куннерсдорфе. <text:span text:style-name="T6"/></text:p>
      <text:p text:style-name="P49" loext:marker-style-name="T6">Под командованием Салтыкова выступило русско-австрийское войско, одержавшее победу в условиях артиллерийского паритета и малочисленности солдат. <text:span text:style-name="T6"/></text:p>
      <text:p text:style-name="P49" loext:marker-style-name="T6">Русские войска в 1760 г. в первый раз взяли Берлин. <text:span text:style-name="T6"/></text:p>
      <text:p text:style-name="P61" loext:marker-style-name="T6"/>
      <text:p text:style-name="P49" loext:marker-style-name="T6">Пётр III резко поменял направление внешней политики и перешёл к союзу с Фридрихом. <text:span text:style-name="T6"/></text:p>
      <text:p text:style-name="P49" loext:marker-style-name="T6">Пруссии были возвращены все занятые территории, был заключён сепаратный мир. <text:span text:style-name="T6"/></text:p>
      <text:p text:style-name="P49" loext:marker-style-name="T6">В союзе с Пруссией Пётр III планировал отправиться в поход против Дании, потому что датчане захватили его Родину — герцогство Гольштейн.<text:span text:style-name="T6"/></text:p>
      <text:p text:style-name="P49" loext:marker-style-name="T6">Этот неожиданный поворот стал главной причиной свержения Петра III.<text:span text:style-name="T6"/></text:p>
      <text:p text:style-name="P49" loext:marker-style-name="T6">Екатерина II сохранила в силе мир с Пруссией.<text:span text:style-name="T6"/></text:p>
      <text:p text:style-name="P61" loext:marker-style-name="T6"/>
      <text:p text:style-name="P49" loext:marker-style-name="T6"><text:soft-page-break/>Исторические последствия Семилетней войны для России:<text:span text:style-name="T6"/></text:p>
      <text:p text:style-name="P49" loext:marker-style-name="T6">Франция и Австрия, заключая мир, закрепили небольшие пограничные пространства за собой<text:span text:style-name="T6"/></text:p>
      <text:p text:style-name="P49" loext:marker-style-name="T6">Русская армия подтвердила свой статус сильнейшей в Европе<text:span text:style-name="T6"/></text:p>
      <text:p text:style-name="P60" loext:marker-style-name="T6"><text:span text:style-name="T3">Переворот 28 июня 1762г.</text:span><text:span text:style-name="T5"/></text:p>
      <text:p text:style-name="P49" loext:marker-style-name="T6">Пётр III был арестован и помещён в одной из резиденций неподалёку от Петербурга. <text:span text:style-name="T6"/></text:p>
      <text:p text:style-name="P49" loext:marker-style-name="T6">На публике было объявлено, что он умер по естественным причинам, но на деле он был убит своей же охраной. <text:span text:style-name="T6"/></text:p>
      <text:p text:style-name="P49" loext:marker-style-name="T6">Екатерина совершила переворот против своих мужа и сына Павла Петровича. <text:span text:style-name="T6"/></text:p>
      <text:p text:style-name="P49" loext:marker-style-name="T6">Павел был объявлен наследником при Екатерине. <text:span text:style-name="T6"/></text:p>
      <text:p text:style-name="P49" loext:marker-style-name="T6">Поручик Мирович в 1764 году попытался освободить Иоанна Антоновича и возвести его на престол, но охранник, в соответствии с данным на такой случай приказом, убил Иоанна Антоновича.<text:span text:style-name="T6"/></text:p>
      <text:p text:style-name="P49" loext:marker-style-name="T6">На этом эпоха дворцовых переворотов заканчивается.<text:span text:style-name="T6"/></text:p>
      <text:p text:style-name="P61" loext:marker-style-name="T6"/>
      <text:h text:style-name="P59" text:outline-level="1" loext:marker-style-name="T6"><text:span text:style-name="T5">№</text:span><text:span text:style-name="T21">18: </text:span><text:span text:style-name="T26">Внешняя политика России в конце XVII - первой половине XVIII в</text:span><text:span text:style-name="T21">.</text:span></text:h>
      <text:p text:style-name="P60" loext:marker-style-name="T6"><text:span text:style-name="T3">Причины Северной войны:</text:span><text:span text:style-name="T5"/></text:p>
      <text:list text:style-name="WWNum65">
        <text:list-item>
          <text:p text:style-name="P65" loext:marker-style-name="T6"><text:span text:style-name="T22">Противоречия между Швецией и странами Северного союза (Русское царство, королевство Дания, курфюршерство Саксония, королевство Речь Посполитая (король Август был одновременно королём Саксонии и Речи Посполитой одновременно)). </text:span><text:span text:style-name="T23"/></text:p>
        </text:list-item>
        <text:list-item>
          <text:p text:style-name="P65" loext:marker-style-name="T6"><text:span text:style-name="T22">Дания, Саксония, Речь и Россия были недовольны господством Швеции на Балтийском море.</text:span><text:span text:style-name="T23"/></text:p>
        </text:list-item>
        <text:list-item>
          <text:p text:style-name="P65" loext:marker-style-name="T6"><text:span text:style-name="T22">Россия стремилась вернуть утраченный по Столбовскому миру доступ к Балтике.</text:span><text:span text:style-name="T23"/></text:p>
        </text:list-item>
      </text:list>
      <text:p text:style-name="P60" loext:marker-style-name="T6"><text:span text:style-name="T3">Первый этап войны.</text:span><text:span text:style-name="T5"/></text:p>
      <text:p text:style-name="P49" loext:marker-style-name="T6"><text:span text:style-name="T22">Швецию возглавляет Карл XII, который сразу после начала войны переправил свою армию на территорию Дании. </text:span><text:span text:style-name="T23"/></text:p>
      <text:p text:style-name="P49" loext:marker-style-name="T6"><text:span text:style-name="T22">Он высадил своё войско близ Копенгагена, разбил датское войско и вынудил датского короля подписать сепаратный мир с Россией.</text:span><text:span text:style-name="T23"/></text:p>
      <text:p text:style-name="P49" loext:marker-style-name="T6"><text:span text:style-name="T22">Россия осадила крепость Нарва.</text:span><text:span text:style-name="T23"/></text:p>
      <text:p text:style-name="P49" loext:marker-style-name="T6"><text:soft-page-break/><text:span text:style-name="T22">Карл, освободившись в Дании, перебрасывает своё войско в Прибалтику и подходит к Нарве. </text:span><text:span text:style-name="T23"/></text:p>
      <text:p text:style-name="P49" loext:marker-style-name="T6"><text:span text:style-name="T22">В ноябре года русская армия при своём численном превосходстве (12 тысяч + гарнизон против петровских 34 тысяч солдат) претерпевает сокрушительное поражения. </text:span><text:span text:style-name="T23"/></text:p>
      <text:p text:style-name="P49" loext:marker-style-name="T6"><text:span text:style-name="T22">Дело в том, что регулярная армия Карла XII была прекрасно обучена и вооружена. </text:span><text:span text:style-name="T23"/></text:p>
      <text:p text:style-name="P49" loext:marker-style-name="T6"><text:span text:style-name="T22">Русская армия была организована из разнородных формирований под руководством бездарного полководца.</text:span><text:span text:style-name="T23"/></text:p>
      <text:p text:style-name="P66" loext:marker-style-name="T22"/>
      <text:p text:style-name="P49" loext:marker-style-name="T6"><text:span text:style-name="T22">Карл XII подумал, что вывел второго противника из игры, и отправился воевать против польского короля. </text:span><text:span text:style-name="T23"/></text:p>
      <text:p text:style-name="P49" loext:marker-style-name="T6"><text:span text:style-name="T22">Карл XII воюет с Августом II. </text:span><text:span text:style-name="T23"/></text:p>
      <text:p text:style-name="P66" loext:marker-style-name="T22"/>
      <text:p text:style-name="P49" loext:marker-style-name="T6"><text:span text:style-name="T22">Пётр, как и в случае с Азовом не отчаялся, а стал готовиться к продолжению войны. </text:span><text:span text:style-name="T23"/></text:p>
      <text:p text:style-name="P49" loext:marker-style-name="T6"><text:span text:style-name="T22">Копировались шведские образцы, в будущем Пётр называл шведов учителями. </text:span><text:span text:style-name="T23"/></text:p>
      <text:p text:style-name="P49" loext:marker-style-name="T6"><text:span text:style-name="T22">Стали проводиться наборы солдатских контингентов, стала отливаться артиллерия.</text:span><text:span text:style-name="T23"/></text:p>
      <text:p text:style-name="P49" loext:marker-style-name="T6"><text:span text:style-name="T22">До войны поставщиком металла была Швеция, но теперь пришлось разрабатывать месторождения на Урале, а пока пришлось снять колокола и переплавить их на пушки.</text:span><text:span text:style-name="T23"/></text:p>
      <text:p text:style-name="P49" loext:marker-style-name="T6"><text:span text:style-name="T22">Командование армии Пётр поручил более грамотному полководцу Борису Петровичу Шереметьеву. </text:span><text:span text:style-name="T23"/></text:p>
      <text:p text:style-name="P66" loext:marker-style-name="T22"/>
      <text:p text:style-name="P49" loext:marker-style-name="T6"><text:span text:style-name="T22">В 1702 году взята крепость Нодебург, переименованная в Шлиссельбург («Ключград»). </text:span><text:span text:style-name="T23"/></text:p>
      <text:p text:style-name="P49" loext:marker-style-name="T6"><text:span text:style-name="T22">Ниже по течению Невы была закончена следующая крепость. </text:span><text:span text:style-name="T23"/></text:p>
      <text:p text:style-name="P49" loext:marker-style-name="T6"><text:span text:style-name="T22">Нева оказалась в руках русской армии.</text:span><text:span text:style-name="T23"/></text:p>
      <text:p text:style-name="P49" loext:marker-style-name="T6"><text:span text:style-name="T22">В мае 1703 года Пётр выплыл в устье Невы и решил на одном из многочисленных островов основать крепость под названием Санкт-Петербург. </text:span><text:span text:style-name="T23"/></text:p>
      <text:p text:style-name="P49" loext:marker-style-name="T6"><text:soft-page-break/><text:span text:style-name="T22">Эти успехи позволили заложить верфи на реке Свирь, а в 1704 году и напротив Санкт-Петербурга. </text:span><text:span text:style-name="T23"/></text:p>
      <text:p text:style-name="P49" loext:marker-style-name="T6"><text:span text:style-name="T22">Стал готовиться флот, чтобы использовать его против Швеции. </text:span><text:span text:style-name="T23"/></text:p>
      <text:p text:style-name="P49" loext:marker-style-name="T6"><text:span text:style-name="T22">Российские войска снова подошли к Нарве и Нарва была взята, а через несколько месяцев — ещё и крепость Дерпт (бывший Юрьев).</text:span><text:span text:style-name="T23"/></text:p>
      <text:p text:style-name="P49" loext:marker-style-name="T6"><text:span text:style-name="T22">Когда Карл XII настиг войско Августа II, он разбил своего противника. </text:span><text:span text:style-name="T23"/></text:p>
      <text:p text:style-name="P49" loext:marker-style-name="T6"><text:span text:style-name="T22">На выборах нового короля был избран ставленник Карла XII. </text:span><text:span text:style-name="T23"/></text:p>
      <text:p text:style-name="P49" loext:marker-style-name="T6"><text:span text:style-name="T22">В 1706 году закончился первый этап Северной войны. </text:span><text:span text:style-name="T23"/></text:p>
      <text:p text:style-name="P60" loext:marker-style-name="T6"><text:span text:style-name="T3">Второй этап войны.</text:span><text:span text:style-name="T5"/></text:p>
      <text:p text:style-name="P49" loext:marker-style-name="T6"><text:span text:style-name="T22">Россия осталась со Швецией один на один. </text:span><text:span text:style-name="T23"/></text:p>
      <text:p text:style-name="P49" loext:marker-style-name="T6"><text:span text:style-name="T22">Карл XII, направив свои силы на последнего соперника, в 1708 г. с территории Речи Посполитой продвинулся в Россию. </text:span><text:span text:style-name="T23"/></text:p>
      <text:p text:style-name="P49" loext:marker-style-name="T6"><text:span text:style-name="T22">Ожидалось, что он пойдёт на Москву, но Карл XII пошёл на юг, где ему обещал поддержку гетман Иван Мазепа, ранее сохранявший верность Петру I, но теперь, видимо, рассчитывающий на независимость.</text:span><text:span text:style-name="T23"/></text:p>
      <text:p text:style-name="P49" loext:marker-style-name="T6"><text:span text:style-name="T22">Туда же пошёл большой шведский отряд с огромным обозом: боеприпасами, продовольствием, медикаментами. </text:span><text:span text:style-name="T23"/></text:p>
      <text:p text:style-name="P66" loext:marker-style-name="T22"/>
      <text:p text:style-name="P49" loext:marker-style-name="T6"><text:span text:style-name="T22">России стало известно об этом, в 1708 г. у деревни Лесная русские войска вступили в схватку, одержали победу и захватили весь обоз, лишив Карла необходимого снабжения.</text:span><text:span text:style-name="T23"/></text:p>
      <text:p text:style-name="P49" loext:marker-style-name="T6"><text:span text:style-name="T22">Битва у деревни Лесная стала матерью победы под Полтавой, как выразился сам Пётр I.</text:span><text:span text:style-name="T23"/></text:p>
      <text:p text:style-name="P60" loext:marker-style-name="T6"><text:span text:style-name="T3">Полтавская битва.</text:span><text:span text:style-name="T5"/></text:p>
      <text:p text:style-name="P49" loext:marker-style-name="T6"><text:span text:style-name="T22">Здесь столкнулись главные силы Петра и Карла XII. </text:span><text:span text:style-name="T23"/></text:p>
      <text:p text:style-name="P49" loext:marker-style-name="T6"><text:span text:style-name="T22">На стороне Петра было большинство, среди русских воинов в том числе были многие казаки, не поддержавшие Мазепу. </text:span><text:span text:style-name="T23"/></text:p>
      <text:p text:style-name="P49" loext:marker-style-name="T6"><text:span text:style-name="T22">У русского войска было превосходство и в артиллерии.</text:span><text:span text:style-name="T23"/></text:p>
      <text:p text:style-name="P49" loext:marker-style-name="T6"><text:span text:style-name="T22">Войско Карла XII было разгромлено, значительная его часть оказалась в плену. </text:span><text:span text:style-name="T23"/></text:p>
      <text:p text:style-name="P49" loext:marker-style-name="T6"><text:span text:style-name="T22">Карл XII отправился на юг и скрылся на территории, принадлежащей Османской империи.</text:span><text:span text:style-name="T23"/></text:p>
      <text:p text:style-name="P60" loext:marker-style-name="T6"><text:soft-page-break/><text:span text:style-name="T3">Третий этап войны.</text:span><text:span text:style-name="T5"/></text:p>
      <text:p text:style-name="P49" loext:marker-style-name="T6"><text:span text:style-name="T22">Главных сухопутных сил Швеции больше не существовало, Россия стала доминировать на суши. </text:span><text:span text:style-name="T23"/></text:p>
      <text:p text:style-name="P49" loext:marker-style-name="T6"><text:span text:style-name="T22">Это изменило не только ход войны, но и статус России: новости о победе России показали, что самая мощная сухопутная армия в мире — русская.</text:span><text:span text:style-name="T23"/></text:p>
      <text:p text:style-name="P66" loext:marker-style-name="T22"/>
      <text:p text:style-name="P49" loext:marker-style-name="T6"><text:span text:style-name="T22">Восточная Прибалтика. </text:span><text:span text:style-name="T23"/></text:p>
      <text:p text:style-name="P49" loext:marker-style-name="T6"><text:span text:style-name="T22">Здесь велись бои локального значения, главным препятствием остаётся шведский флот. </text:span><text:span text:style-name="T23"/></text:p>
      <text:p text:style-name="P49" loext:marker-style-name="T6"><text:span text:style-name="T22">Снова восстановился Северный союз: Август II (при поддержке России вернулся на трон), в союз вернулась и Дания.</text:span><text:span text:style-name="T23"/></text:p>
      <text:p text:style-name="P49" loext:marker-style-name="T6"><text:span text:style-name="T22">Карл II, проживая в Стамбуле, убедил османского султана объявить России войну.</text:span><text:span text:style-name="T23"/></text:p>
      <text:p text:style-name="P60" loext:marker-style-name="T6"><text:span text:style-name="T3">Прутский поход 1710 — 1711гг. (неудачный).</text:span><text:span text:style-name="T5"/></text:p>
      <text:p text:style-name="P49" loext:marker-style-name="T6"><text:span text:style-name="T22">В 1710-1711 гг. состоялся Прутский поход, который оказался неудачен. </text:span><text:span text:style-name="T23"/></text:p>
      <text:p text:style-name="P49" loext:marker-style-name="T6"><text:span text:style-name="T22">Русская армия дошла до реки Прут, но здесь она на чуждой территории испытывала дефицит снабжения, совершила некоторые тактические ошибки. </text:span><text:span text:style-name="T23"/></text:p>
      <text:p text:style-name="P49" loext:marker-style-name="T6"><text:span text:style-name="T22">В этих условиях пришлось пойти на переговоры и удалось заключить мир: турецкая сторона тоже не желала вступать в генеральное сражение. </text:span><text:span text:style-name="T23"/></text:p>
      <text:p text:style-name="P49" loext:marker-style-name="T6"><text:span text:style-name="T22">Османам вернулся Азов, русский флот на Азовском море был ликвидирован. Это был унизительный мир для российской стороны, но теперь Россия могла сконцентрироваться на Прибалтике.</text:span><text:span text:style-name="T23"/></text:p>
      <text:p text:style-name="P60" loext:marker-style-name="T6"><text:span text:style-name="T3">Гангутское сражение 1714 г. (победа).</text:span><text:span text:style-name="T5"/></text:p>
      <text:p text:style-name="P49" loext:marker-style-name="T6"><text:span text:style-name="T22">Гангутское сражение 1714 г. состоялось у мыса Гангут. </text:span><text:span text:style-name="T23"/></text:p>
      <text:p text:style-name="P49" loext:marker-style-name="T6"><text:span text:style-name="T22">Русский флот состоял из галер, поэтому мог проходить на мелководье и был очень манёвренный. </text:span><text:span text:style-name="T23"/></text:p>
      <text:p text:style-name="P49" loext:marker-style-name="T6"><text:span text:style-name="T22">Используя эти преимущества над большими шведскими кораблями, Россия одержала победу.</text:span><text:span text:style-name="T23"/></text:p>
      <text:p text:style-name="P66" loext:marker-style-name="T22"/>
      <text:p text:style-name="P49" loext:marker-style-name="T6"><text:span text:style-name="T22">Швеция была истощена, но английское правительство опасалось появления новой морской державы на Балтике и спонсировало Швецию.</text:span><text:span text:style-name="T23"/></text:p>
      <text:p text:style-name="P60" loext:marker-style-name="T6"><text:span text:style-name="T3">Победа у острова Грендган 1720г.</text:span><text:span text:style-name="T5"/></text:p>
      <text:p text:style-name="P49" loext:marker-style-name="T6"><text:soft-page-break/><text:span text:style-name="T22">В 1720 г. русский флот одержал ещё одну крупную победу у острова Грендган. </text:span><text:span text:style-name="T23"/></text:p>
      <text:p text:style-name="P49" loext:marker-style-name="T6"><text:span text:style-name="T22">Это сражение окончательно разгромило шведский флот, в результате которого русскому флоту открылись огромные возможности. </text:span><text:span text:style-name="T23"/></text:p>
      <text:p text:style-name="P49" loext:marker-style-name="T6"><text:span text:style-name="T22">Близ Стокгольма был высажен русский десант.</text:span><text:span text:style-name="T23"/></text:p>
      <text:p text:style-name="P60" loext:marker-style-name="T6"><text:span text:style-name="T3">1721 г. Нештадский мир и итоги войны.</text:span><text:span text:style-name="T5"/></text:p>
      <text:p text:style-name="P49" loext:marker-style-name="T6"><text:span text:style-name="T22">В Нештадте в 1721 г. был заключен мир. </text:span><text:span text:style-name="T23"/></text:p>
      <text:p text:style-name="P49" loext:marker-style-name="T6"><text:span text:style-name="T22">Россия закрепила за собой значительную часть восточной Прибалтики: Лифляндия, Эстляндия, побережье Финского залива и часть Карелии. </text:span><text:span text:style-name="T23"/></text:p>
      <text:p text:style-name="P49" loext:marker-style-name="T6"><text:span text:style-name="T22">Россия получила то, к чему стремилась изначально в этой войне, - удобный и большой выход к Балтийскому морю.</text:span><text:span text:style-name="T23"/></text:p>
      <text:p text:style-name="P49" loext:marker-style-name="T6"><text:span text:style-name="T22">В ходе этой войны изменилось политическое положение. </text:span><text:span text:style-name="T23"/></text:p>
      <text:p text:style-name="P49" loext:marker-style-name="T6"><text:span text:style-name="T22">Её перестали воспринимать как большое слабое государство на задворках Европы. </text:span><text:span text:style-name="T23"/></text:p>
      <text:p text:style-name="P49" loext:marker-style-name="T6"><text:span text:style-name="T22">На постоянной основе в европейских столицах стали действовать русские послы, Романовы были связаны династическими браками с европейскими монархами. </text:span><text:span text:style-name="T23"/></text:p>
      <text:p text:style-name="P49" loext:marker-style-name="T6"><text:span text:style-name="T22">В ходе войны проводились военные, экономические, государственные и прочие реформы. </text:span><text:span text:style-name="T23"/></text:p>
      <text:p text:style-name="P66" loext:marker-style-name="T22"/>
      <text:p text:style-name="P49" loext:marker-style-name="T6"><text:span text:style-name="T22">После заключения Нештадского мира Сенат предложил принять Петру титул императора, Россия была провозглашена Империей.</text:span><text:span text:style-name="T23"/></text:p>
      <text:p text:style-name="P61" loext:marker-style-name="T6"/>
      <text:h text:style-name="P59" text:outline-level="1" loext:marker-style-name="T6"><text:span text:style-name="T5">№</text:span><text:span text:style-name="T21">19: Внутренняя политика Екатерины II и Павла І.</text:span></text:h>
      <text:p text:style-name="P60" loext:marker-style-name="T6"><text:span text:style-name="T3">Личность Екатерины II.</text:span><text:span text:style-name="T5"/></text:p>
      <text:p text:style-name="P49" loext:marker-style-name="T6">Екатерина<text:span text:style-name="T4"> II</text:span><text:span text:style-name="T27"> предстала перед </text:span>обществом в хорошем свете:</text:p>
      <text:list text:continue-list="list3149034293" text:style-name="WWNum64">
        <text:list-item>
          <text:p text:style-name="P64" loext:marker-style-name="T6">Говорила и писала на русском языке<text:span text:style-name="T6"/></text:p>
        </text:list-item>
        <text:list-item>
          <text:p text:style-name="P64" loext:marker-style-name="T6">Вела себя как человек, истинно принявший православие<text:span text:style-name="T6"/></text:p>
        </text:list-item>
        <text:list-item>
          <text:p text:style-name="P64" loext:marker-style-name="T6"><text:span text:style-name="T22">Всегда думала, прежде чем говорить, и стремилась всем понравиться. </text:span><text:span text:style-name="T23"/></text:p>
        </text:list-item>
        <text:list-item>
          <text:p text:style-name="P64" loext:marker-style-name="T6">Старалась очаровать любого человека, с которым вступала в беседу<text:span text:style-name="T6"/></text:p>
        </text:list-item>
      </text:list>
      <text:p text:style-name="P60" loext:marker-style-name="T6"><text:span text:style-name="T3">Идеология абсолютизма.</text:span><text:span text:style-name="T5"/></text:p>
      <text:p text:style-name="P49" loext:marker-style-name="T6"><text:soft-page-break/><text:span text:style-name="T22">В течение своего правления Екатерина Вторая стремилась соблюдать три главных принципа просвещенного абсолютизма:</text:span><text:span text:style-name="T23"/></text:p>
      <text:list text:style-name="WWNum66">
        <text:list-item>
          <text:p text:style-name="P67" loext:marker-style-name="T6"><text:span text:style-name="T22">Право монарха быть покровителем своего народа</text:span><text:span text:style-name="T23"/></text:p>
        </text:list-item>
        <text:list-item>
          <text:p text:style-name="P67" loext:marker-style-name="T6"><text:span text:style-name="T22">Глава государства должен заниматься своим саморазвитием</text:span><text:span text:style-name="T23"/></text:p>
        </text:list-item>
        <text:list-item>
          <text:p text:style-name="P67" loext:marker-style-name="T6"><text:span text:style-name="T22">Государь должен заботиться о просвещении и образовании подданных.</text:span><text:span text:style-name="T23"/></text:p>
        </text:list-item>
      </text:list>
      <text:p text:style-name="P60" loext:marker-style-name="T6"><text:span text:style-name="T3">Мероприятия первых лет царствования.</text:span><text:span text:style-name="T5"/></text:p>
      <text:p text:style-name="P49" loext:marker-style-name="T6"><text:span text:style-name="T22">Новая правительница предприняла меры:</text:span><text:span text:style-name="T23"/></text:p>
      <text:list text:style-name="WWNum67">
        <text:list-item>
          <text:p text:style-name="P68" loext:marker-style-name="T6"><text:span text:style-name="T22">Она всячески постаралась отмежеваться от убийства мужа. <text:line-break/>Была проведена мощная пропагандистская кампания против покойного императора с перечислением его истинных и мнимых грехов.</text:span><text:span text:style-name="T23"/></text:p>
        </text:list-item>
        <text:list-item>
          <text:p text:style-name="P68" loext:marker-style-name="T6"><text:span text:style-name="T22">Она немедля попыталась обезопасить себя от Ивана Антоновича, так как среди некоторых гвардейцев возникли настроения в пользу шлиссельбургского арестанта.<text:line-break/>В Шлиссельбургскую крепость был отдан приказ усилить охрану узника и уничтожить его при малейшей попытке освобождения. <text:line-break/>И такой момент наступил в 1764 г. Поручик Смоленского полка, который охранял в те годы Шлиссельбургскую крепость, Мирович, следуя традициям дворцовых переворотов, попытался спасти Ивана Антоновича.<text:line-break/>Иван Антонович был убит: стражники выполнили приказ царицы. <text:line-break/>Переворот не удался. <text:line-break/>Мирович был схвачен и казнен. <text:line-break/>Теперь последний легитимный правитель, кроме 10-летнего сына императрицы, был устранен.</text:span><text:span text:style-name="T23"/></text:p>
        </text:list-item>
        <text:list-item>
          <text:p text:style-name="P68" loext:marker-style-name="T6"><text:span text:style-name="T22">Она подчинила все армейские части своим сторонникам, отменила нововведения в армии Петра III, копировавшие прусские воинские порядки, раздражавшие солдат и офицеров.</text:span><text:span text:style-name="T23"/></text:p>
        </text:list-item>
        <text:list-item>
          <text:p text:style-name="P68" loext:marker-style-name="T6"><text:span text:style-name="T22">Она утвердила заготовленный Петром III указ о ликвидации Тайной канцелярии.</text:span><text:span text:style-name="T23"/></text:p>
        </text:list-item>
      </text:list>
      <text:p text:style-name="P60" loext:marker-style-name="T6"><text:span text:style-name="T3">Создание колоний иностранных поселенцев.</text:span><text:span text:style-name="T5"/></text:p>
      <text:p text:style-name="P49" loext:marker-style-name="T6"><text:span text:style-name="T22">25 октября 1762 года манифест «О позволении иностранцам селиться в России и свободном возвращении русских людей, бежавших за границу».</text:span><text:span text:style-name="T23"/></text:p>
      <text:p text:style-name="P49" loext:marker-style-name="T6"><text:span text:style-name="T22">(Екатерина II повелела заселить малообжитые районы России иностранцами)</text:span><text:span text:style-name="T23"/></text:p>
      <text:p text:style-name="P60" loext:marker-style-name="T6"><text:span text:style-name="T3">Уложенная комиссия.</text:span><text:span text:style-name="T5"/></text:p>
      <text:p text:style-name="P49" loext:marker-style-name="T6"><text:soft-page-break/><text:span text:style-name="T22">В 1767 г. Екатерина II, как и её предшественники, предприняла попытку создать новое Уложение, новый свод законов. </text:span><text:span text:style-name="T23"/></text:p>
      <text:p text:style-name="P49" loext:marker-style-name="T6"><text:span text:style-name="T22">Он должен был заменить Уложение 1649 г., учесть новые указы и манифесты, отразить изменившуюся жизнь страны.</text:span><text:span text:style-name="T23"/></text:p>
      <text:p text:style-name="P66" loext:marker-style-name="T22"/>
      <text:p text:style-name="P49" loext:marker-style-name="T6"><text:span text:style-name="T22">Для разработки нового Уложения она решила созвать депутатов от разных сословий и разных мест России. </text:span><text:span text:style-name="T23"/></text:p>
      <text:p text:style-name="P49" loext:marker-style-name="T6"><text:span text:style-name="T22">Сам этот факт имел для самодержавной России огромное значение.</text:span><text:span text:style-name="T23"/></text:p>
      <text:p text:style-name="P49" loext:marker-style-name="T6"><text:span text:style-name="T22">Вскоре в Москву, где открылось собрание, съехались более 500 депутатов. </text:span><text:span text:style-name="T23"/></text:p>
      <text:p text:style-name="P49" loext:marker-style-name="T6"><text:span text:style-name="T22">Больше всего в так называемой Уложенной комиссии было представителей городов, на втором месте стояло дворянство.</text:span><text:span text:style-name="T23"/></text:p>
      <text:p text:style-name="P60" loext:marker-style-name="T6"><text:span text:style-name="T3">Наказ Екатерины II.</text:span><text:span text:style-name="T5"/></text:p>
      <text:p text:style-name="P49" loext:marker-style-name="T6"><text:span text:style-name="T22">Наказ обосновывал политические принципы абсолютистского государства: власть монарха, сословное деление общества. </text:span><text:span text:style-name="T23"/></text:p>
      <text:p text:style-name="P49" loext:marker-style-name="T6"><text:span text:style-name="T22">Монархия признавалась идеальной формой правления, объявлялась источником неограниченной власти</text:span><text:span text:style-name="T23"/></text:p>
      <text:p text:style-name="P49" loext:marker-style-name="T6"><text:span text:style-name="T22">Подразумевалось наличие и так называемой «власти средней», подчинённой монарху и помогающей ему управлять обществом. </text:span><text:span text:style-name="T23"/></text:p>
      <text:p text:style-name="P49" loext:marker-style-name="T6"><text:span text:style-name="T22">Роль монарха надзирать за их деятельностью.</text:span><text:span text:style-name="T23"/></text:p>
      <text:p text:style-name="P49" loext:marker-style-name="T6"><text:span text:style-name="T22">По мнению императрицы, абсолютная власть существует не для того, чтобы отнять у людей свободу, а для того, чтобы направлять их действия на достижение благой цели.</text:span><text:span text:style-name="T23"/></text:p>
      <text:p text:style-name="P66" loext:marker-style-name="T22"/>
      <text:p text:style-name="P49" loext:marker-style-name="T5"><text:span text:style-name="T24">Понятие свободы</text:span><text:span text:style-name="T25"/></text:p>
      <text:p text:style-name="P49" loext:marker-style-name="T6"><text:span text:style-name="T22">Свобода — право делать то, что разрешено законом.</text:span><text:span text:style-name="T23"/></text:p>
      <text:p text:style-name="P66" loext:marker-style-name="T22"/>
      <text:p text:style-name="P49" loext:marker-style-name="T5"><text:span text:style-name="T24">Сословная структура общества</text:span><text:span text:style-name="T25"/></text:p>
      <text:p text:style-name="P49" loext:marker-style-name="T6"><text:span text:style-name="T22">Сословная структура соотносилась с «естественным» делением общества на тех, кто по праву рождения может (и должен) повелевать и тех, кто призван с благодарностью принимать заботу правящего слоя. Помимо дворянства и «нижнего рода людей», то есть крестьян, существовал ещё и «средний род», то есть мещане. Отмена сословного неравенства в обществе, по мнению Екатерины, губительна и совершенно не подходит для русского народа.</text:span><text:span text:style-name="T23"/></text:p>
      <text:p text:style-name="P66" loext:marker-style-name="T22"><text:soft-page-break/></text:p>
      <text:p text:style-name="P49" loext:marker-style-name="T5"><text:span text:style-name="T24">Понятие закона</text:span><text:span text:style-name="T25"/></text:p>
      <text:p text:style-name="P49" loext:marker-style-name="T6"><text:span text:style-name="T22">Закон — главный инструмент управления</text:span><text:span text:style-name="T23"/></text:p>
      <text:p text:style-name="P66" loext:marker-style-name="T22"/>
      <text:p text:style-name="P49" loext:marker-style-name="T6"><text:span text:style-name="T22">По примеру Фридриха Великого, Екатерина II желала видеть в подвластном ей государстве торжество Закона. </text:span><text:span text:style-name="T23"/></text:p>
      <text:p text:style-name="P49" loext:marker-style-name="T6"><text:span text:style-name="T22">Закон рассматривался ею, как главный инструмент государственного управления, который необходимо сообразовывать с «духом народа», иначе говоря, с менталитетом. </text:span><text:span text:style-name="T23"/></text:p>
      <text:p text:style-name="P49" loext:marker-style-name="T6"><text:span text:style-name="T22">Закон должен обеспечивать полное и сознательное выполнение.</text:span><text:span text:style-name="T23"/></text:p>
      <text:p text:style-name="P49" loext:marker-style-name="T6"><text:span text:style-name="T22">Екатерина отмечала, что все сословия обязаны одинаково отвечать по уголовным преступлениям.</text:span><text:span text:style-name="T23"/></text:p>
      <text:p text:style-name="P66" loext:marker-style-name="T22"/>
      <text:p text:style-name="P49" loext:marker-style-name="T5"><text:span text:style-name="T24">Финансы и бюджет</text:span><text:span text:style-name="T25"/></text:p>
      <text:p text:style-name="P49" loext:marker-style-name="T6"><text:span text:style-name="T22">В Дополнении к «Наказу» 1768 года была проанализирована система финансового управления, перечислялись основные цели государства в этой сфере. Финансы должны были обеспечить «общую пользу» и «великолепие престола». </text:span><text:span text:style-name="T23"/></text:p>
      <text:p text:style-name="P49" loext:marker-style-name="T6"><text:span text:style-name="T22">Для решения этих задач требовалась правильная организация государственного бюджета.</text:span><text:span text:style-name="T23"/></text:p>
      <text:p text:style-name="P66" loext:marker-style-name="T22"/>
      <text:p text:style-name="P49" loext:marker-style-name="T5"><text:span text:style-name="T24">Уголовное право</text:span><text:span text:style-name="T25"/></text:p>
      <text:p text:style-name="P49" loext:marker-style-name="T6"><text:span text:style-name="T22">Касаясь уголовного права, Екатерина отмечала, что гораздо лучше предупредить преступление, нежели наказывать преступника.</text:span><text:span text:style-name="T23"/></text:p>
      <text:p text:style-name="P49" loext:marker-style-name="T6"><text:span text:style-name="T22">В наказе отмечалось, что нет необходимости наказывать голый умысел, не причинивший реального вреда обществу. </text:span><text:span text:style-name="T23"/></text:p>
      <text:p text:style-name="P49" loext:marker-style-name="T6"><text:span text:style-name="T22">Впервые в российском законодательстве была озвучена мысль о гуманистических целях наказания: об исправлении личности преступника. </text:span><text:span text:style-name="T23"/></text:p>
      <text:p text:style-name="P49" loext:marker-style-name="T6"><text:span text:style-name="T22">И только потом — о воспрепятствовании ему в дальнейшем причинять вред. </text:span><text:span text:style-name="T23"/></text:p>
      <text:p text:style-name="P49" loext:marker-style-name="T6"><text:span text:style-name="T22">Наказание, согласно наказу, должно быть неизбежным и соразмерным преступлению.</text:span><text:span text:style-name="T23"/></text:p>
      <text:p text:style-name="P60" loext:marker-style-name="T6"><text:span text:style-name="T3">Крепостное право.</text:span><text:span text:style-name="T5"/></text:p>
      <text:p text:style-name="P49" loext:marker-style-name="T6"><text:soft-page-break/><text:span text:style-name="T24">1765 г.</text:span><text:span text:style-name="T22">- указ разрешающий отправлять крестьян на каторгу</text:span></text:p>
      <text:p text:style-name="P49" loext:marker-style-name="T6"><text:span text:style-name="T24">1767 г.</text:span><text:span text:style-name="T22">- указ запрещающий крестьянам жаловаться на помещиков</text:span></text:p>
      <text:p text:style-name="P49" loext:marker-style-name="T6"><text:span text:style-name="T24">1783 г.</text:span><text:span text:style-name="T22">- указ вводивший крепостное право на Украине</text:span></text:p>
      <text:p text:style-name="P49" loext:marker-style-name="T6"><text:span text:style-name="T22">Екатерина II попыталась стабилизировать обстановку щедрой раздачей наград и чинов. </text:span><text:span text:style-name="T23"/></text:p>
      <text:p text:style-name="P49" loext:marker-style-name="T6"><text:span text:style-name="T22">Одним из её методов привлечения на свою сторону знати, гвардии стало широкое предоставление дворянам государственных земель, населенных крестьянами. </text:span><text:span text:style-name="T23"/></text:p>
      <text:p text:style-name="P49" loext:marker-style-name="T6"><text:span text:style-name="T22">Сотни тысяч «крестьянских душ» превратились в крепостных.</text:span><text:span text:style-name="T23"/></text:p>
      <text:p text:style-name="P60" loext:marker-style-name="T6"><text:span text:style-name="T3">Восстание под руководством Пугачева.</text:span><text:span text:style-name="T5"/></text:p>
      <text:p text:style-name="P49" loext:marker-style-name="T6"><text:span text:style-name="T22">"Восстание Пугачёва" произошло в период с 1773 по 1775 годы в Российской империи.</text:span><text:span text:style-name="T23"/></text:p>
      <text:p text:style-name="P49" loext:marker-style-name="T6"><text:span text:style-name="T22">Емельян Пугачёв,возглавил крестьянское восстание, выступая против Екатерины II. </text:span><text:span text:style-name="T23"/></text:p>
      <text:p text:style-name="P49" loext:marker-style-name="T6"><text:span text:style-name="T22">Пугачёв заявлял, что он является правнуком Петра I и что царская власть теперь перешла к нему.</text:span><text:span text:style-name="T23"/></text:p>
      <text:p text:style-name="P49" loext:marker-style-name="T6"><text:span text:style-name="T22"><text:s/></text:span><text:span text:style-name="T23"/></text:p>
      <text:p text:style-name="P49" loext:marker-style-name="T6"><text:span text:style-name="T22">Он смог собрать вокруг себя значительный отряд, включая казаков, крестьян и других недовольных социальных групп. </text:span><text:span text:style-name="T23"/></text:p>
      <text:p text:style-name="P49" loext:marker-style-name="T6"><text:span text:style-name="T22">Восстание распространилось на большую часть Волжской и Уральской областей, вызвав серьезную тревогу в центре империи.</text:span><text:span text:style-name="T23"/></text:p>
      <text:p text:style-name="P49" loext:marker-style-name="T6"><text:span text:style-name="T22">Восстание Пугачёва стало одним из самых крупных в истории России и привело к значительному кровопролитию и разрушениям. </text:span><text:span text:style-name="T23"/></text:p>
      <text:p text:style-name="P49" loext:marker-style-name="T6"><text:span text:style-name="T22">В результате императорская армия долго боролась с повстанцами, и в 1775 году восстание было подавлено. </text:span><text:span text:style-name="T23"/></text:p>
      <text:p text:style-name="P66" loext:marker-style-name="T22"/>
      <text:p text:style-name="P49" loext:marker-style-name="T6"><text:span text:style-name="T22">Пугачёв был схвачен, казнен, а его приверженцы жестоко наказаны.</text:span><text:span text:style-name="T23"/></text:p>
      <text:p text:style-name="P49" loext:marker-style-name="T6"><text:span text:style-name="T22">Восстание Пугачёва имело долгосрочные последствия для Российской империи. </text:span><text:span text:style-name="T23"/></text:p>
      <text:p text:style-name="P49" loext:marker-style-name="T6"><text:span text:style-name="T22">Оно привлекло внимание к проблемам социальной несправедливости и жестоких условий жизни крестьян. </text:span><text:span text:style-name="T23"/></text:p>
      <text:p text:style-name="P49" loext:marker-style-name="T6"><text:soft-page-break/><text:span text:style-name="T22">Власть ввела новые меры контроля над населением и ужесточила свои политические и социальные структуры в попытке предотвратить подобные восстания в будущем.</text:span><text:span text:style-name="T23"/></text:p>
      <text:p text:style-name="P60" loext:marker-style-name="T6"><text:span text:style-name="T3">Губернская реформа 1775 г.</text:span><text:span text:style-name="T5"/></text:p>
      <text:p text:style-name="P49" loext:marker-style-name="T6"><text:span text:style-name="T22">18 ноября 1775г императрицей Екатериной II было издано «Учреждение для управления губерний Российской империи», в соответствии с которым в 1775-1785 гг. была проведена кардинальная реформа административно-территориального деления Российской империи. Задачей губернской реформы 1775 г. было укрепление власти дворянства на местах с целью предотвращения крестьянских восстаний.</text:span><text:span text:style-name="T23"/></text:p>
      <text:p text:style-name="P60" loext:marker-style-name="T6"><text:span text:style-name="T3">Жалованные грамоты дворянства и городам 1785г.</text:span><text:span text:style-name="T5"/></text:p>
      <text:p text:style-name="P49" loext:marker-style-name="T6"><text:span text:style-name="T22">В 1785 г. Екатериной II была издана Жалованная грамота дворянству, которая закрепила права дворян заниматься промышленной и торговой деятельностью, тем самым открыв для сословия новые перспективы деятельности.</text:span><text:span text:style-name="T23"/></text:p>
      <text:p text:style-name="P49" loext:marker-style-name="T6"><text:span text:style-name="T22">Жалованная грамота дворянству состояла из вводного манифеста и четырех разделов (92 статьи). </text:span><text:span text:style-name="T23"/></text:p>
      <text:p text:style-name="P49" loext:marker-style-name="T6"><text:span text:style-name="T22">В ней устанавливались принципы организации местного дворянского самоуправления, личные права дворян и порядок составления родословных дворянских книг.</text:span><text:span text:style-name="T23"/></text:p>
      <text:p text:style-name="P66" loext:marker-style-name="T22"/>
      <text:p text:style-name="P49" loext:marker-style-name="T6"><text:span text:style-name="T22">Жалованная грамота дворянству представляла собой кодификацию законодательства о статусе дворянства. </text:span><text:span text:style-name="T23"/></text:p>
      <text:p text:style-name="P49" loext:marker-style-name="T6"><text:span text:style-name="T22">За дворянами закреплялись:</text:span><text:span text:style-name="T23"/></text:p>
      <text:p text:style-name="P49" loext:marker-style-name="T6"><text:span text:style-name="T24">личные права</text:span><text:span text:style-name="T22">:</text:span></text:p>
      <text:list text:style-name="WWNum68">
        <text:list-item>
          <text:p text:style-name="P69" loext:marker-style-name="T6"><text:span text:style-name="T22">Телесная неприкосновенность (дворяне не подвергались телесным наказаниям и пыткам)</text:span><text:span text:style-name="T23"/></text:p>
        </text:list-item>
        <text:list-item>
          <text:p text:style-name="P69" loext:marker-style-name="T6"><text:span text:style-name="T22">Право на геральдику (герб)</text:span><text:span text:style-name="T23"/></text:p>
        </text:list-item>
        <text:list-item>
          <text:p text:style-name="P69" loext:marker-style-name="T6"><text:span text:style-name="T22">Освобождение от обязательной государственной службы, впервые утвержденное Петром III в Манифесте о вольности дворянству 1762 г.</text:span><text:span text:style-name="T23"/></text:p>
        </text:list-item>
        <text:list-item>
          <text:p text:style-name="P69" loext:marker-style-name="T6"><text:span text:style-name="T22">Согласно названному Манифесту все, чем дворяне вознаграждались за службу, становилось их привилегиями</text:span><text:span text:style-name="T23"/></text:p>
        </text:list-item>
      </text:list>
      <text:p text:style-name="P49" loext:marker-style-name="T6"><text:span text:style-name="T24">имущественные права</text:span><text:span text:style-name="T22">:</text:span></text:p>
      <text:list text:style-name="WWNum69">
        <text:list-item>
          <text:p text:style-name="P70" loext:marker-style-name="T6"><text:span text:style-name="T22">Монополия на обладание населенными имениями</text:span><text:span text:style-name="T23"/></text:p>
        </text:list-item>
        <text:list-item>
          <text:p text:style-name="P70" loext:marker-style-name="T6"><text:soft-page-break/><text:span text:style-name="T22">Право на обладание недрами на помещичьей земле (в отличие от указа Петра I, который оставлял недра за государством)</text:span><text:span text:style-name="T23"/></text:p>
        </text:list-item>
        <text:list-item>
          <text:p text:style-name="P70" loext:marker-style-name="T6"><text:span text:style-name="T22">Освобождение от податей и повинностей</text:span><text:span text:style-name="T23"/></text:p>
        </text:list-item>
        <text:list-item>
          <text:p text:style-name="P70" loext:marker-style-name="T6"><text:span text:style-name="T22">Право на любую, не запрещенную законом предпринимательскую деятельность (кроме розничной торговли)</text:span><text:span text:style-name="T23"/></text:p>
        </text:list-item>
        <text:list-item>
          <text:p text:style-name="P70" loext:marker-style-name="T6"><text:span text:style-name="T22">Винокуренная монополия.</text:span><text:span text:style-name="T23"/></text:p>
        </text:list-item>
      </text:list>
      <text:p text:style-name="P49" loext:marker-style-name="T6"><text:span text:style-name="T22">На уездном и губернском уровнях создавались дворянские собрания, выбиравшие соответствующих предводителей дворянства. Дворяне выбирали своих сословных судей (для уездных судов и верхних земских судов) и даже часть чиновников.</text:span><text:span text:style-name="T23"/></text:p>
      <text:p text:style-name="P60" loext:marker-style-name="T6"><text:span text:style-name="T3">Внутренняя политика Павла I.</text:span><text:span text:style-name="T5"/></text:p>
      <text:p text:style-name="P49" loext:marker-style-name="T6"><text:span text:style-name="T22">Павел I правил Россией с 1796 по 1801 год. </text:span><text:span text:style-name="T23"/></text:p>
      <text:p text:style-name="P49" loext:marker-style-name="T6"><text:span text:style-name="T22">Павел I проводил ряд реформ:</text:span><text:span text:style-name="T23"/></text:p>
      <text:p text:style-name="P49" loext:marker-style-name="T6"><text:span text:style-name="T24">Административная реформа</text:span><text:span text:style-name="T22">: </text:span></text:p>
      <text:p text:style-name="P49" loext:marker-style-name="T6"><text:span text:style-name="T22">Павел I ввел новую систему административного управления, создав новые ведомства и реорганизовав структуру правительства.</text:span><text:span text:style-name="T23"/></text:p>
      <text:p text:style-name="P49" loext:marker-style-name="T6"><text:span text:style-name="T24">Военная реформа</text:span><text:span text:style-name="T22">: </text:span></text:p>
      <text:p text:style-name="P49" loext:marker-style-name="T6"><text:span text:style-name="T22">Под его правлением были введены новые военные законы, реорганизовано военное управление и проведены изменения в структуре армии.</text:span><text:span text:style-name="T23"/></text:p>
      <text:p text:style-name="P49" loext:marker-style-name="T6"><text:span text:style-name="T24">Экономические реформы</text:span><text:span text:style-name="T22">: </text:span></text:p>
      <text:p text:style-name="P49" loext:marker-style-name="T6"><text:span text:style-name="T22">Павел I предпринял ряд мер по улучшению экономической ситуации в стране, включая развитие промышленности, сельского хозяйства и торговли.</text:span><text:span text:style-name="T23"/></text:p>
      <text:p text:style-name="P49" loext:marker-style-name="T6"><text:span text:style-name="T24">Культурные реформы</text:span><text:span text:style-name="T22">: </text:span></text:p>
      <text:p text:style-name="P49" loext:marker-style-name="T6"><text:span text:style-name="T22">Под его правлением была проведена реформа образования, были созданы новые образовательные учреждения и развиты наука и культура.</text:span><text:span text:style-name="T23"/></text:p>
      <text:p text:style-name="P49" loext:marker-style-name="T6"><text:span text:style-name="T24">Политические реформы</text:span><text:span text:style-name="T22">: </text:span></text:p>
      <text:p text:style-name="P49" loext:marker-style-name="T6"><text:span text:style-name="T22">Павел I внес изменения в систему управления, уменьшив влияние дворянства и введя новые политические институты.</text:span><text:span text:style-name="T23"/></text:p>
      <text:p text:style-name="P66" loext:marker-style-name="T22"/>
      <text:p text:style-name="P49" loext:marker-style-name="T6"><text:span text:style-name="T22">Однако многие реформы Павла I были недостаточно успешными и вызвали недовольство в обществе, что способствовало его свержению и убийству.</text:span><text:span text:style-name="T23"/></text:p>
      <text:p text:style-name="P49" loext:marker-style-name="T6"><text:soft-page-break/><text:span text:style-name="T22">Его убийство в 1801 году было связано как раз с этими недовольствами и конфликтами.</text:span><text:span text:style-name="T23"/></text:p>
      <text:p text:style-name="P61" loext:marker-style-name="T6"/>
      <text:h text:style-name="P59" text:outline-level="1" loext:marker-style-name="T6"><text:span text:style-name="T5">№</text:span><text:span text:style-name="T21">20: Внешняя политика России в 1762-1801 гг.</text:span></text:h>
      <text:p text:style-name="P60" loext:marker-style-name="T6"><text:span text:style-name="T3">Русско-турецкая война 1768 — 1774 гг.</text:span><text:span text:style-name="T5"/></text:p>
      <text:p text:style-name="P49" loext:marker-style-name="T6"><text:span text:style-name="T24">Причины</text:span><text:span text:style-name="T22">:</text:span></text:p>
      <text:list text:style-name="WWNum70">
        <text:list-item>
          <text:p text:style-name="P71" loext:marker-style-name="T6"><text:span text:style-name="T22">Стремление России получить доступ к южным морям. Считалось, что это откроет новые рынки сбыта, через Чёрное море даст возможность развивать отношения со странами южной Европы и Ближнего Востока.</text:span><text:span text:style-name="T23"/></text:p>
        </text:list-item>
        <text:list-item>
          <text:p text:style-name="P71" loext:marker-style-name="T6"><text:span text:style-name="T22">Систематическое вмешательство России в дела Речи Посполитой, угрожавшее интересам Османской империи</text:span><text:span text:style-name="T23"/></text:p>
        </text:list-item>
        <text:list-item>
          <text:p text:style-name="P71" loext:marker-style-name="T6"><text:span text:style-name="T22">Существование франко-османского союза, стремление Франции ограничить влияние России в Европе</text:span><text:span text:style-name="T23"/></text:p>
        </text:list-item>
      </text:list>
      <text:p text:style-name="P49" loext:marker-style-name="T6"><text:span text:style-name="T22">Главные события разворачиваются в Дунайских княжествах — Валахии и Молдавии. <text:s/></text:span><text:span text:style-name="T23"/></text:p>
      <text:p text:style-name="P49" loext:marker-style-name="T6"><text:span text:style-name="T22">Русские войска занимают пункты, берут крепости… </text:span><text:span text:style-name="T23"/></text:p>
      <text:p text:style-name="P49" loext:marker-style-name="T6"><text:span text:style-name="T22">В это же время российский флот должен начать действия против турецкого, но на Чёрном море его не было. </text:span><text:span text:style-name="T23"/></text:p>
      <text:p text:style-name="P49" loext:marker-style-name="T6"><text:span text:style-name="T22">Балтийский флот вступил в сражение с турецким в бухте Чесма (Чесменское сражение, крупнейшее в истории русского флота) под командованием адмиралов Спиридова и Орлова. </text:span><text:span text:style-name="T23"/></text:p>
      <text:p text:style-name="P49" loext:marker-style-name="T6"><text:span text:style-name="T22">Турецкий флот был уничтожен благодаря применению брандера — небольшого деревянного судна, заполненного чем-то горючим, скрытно подгонявшегося к кораблям противника, прикреплявшегося к ним и подрывавшегося специально обученными людьми.</text:span><text:span text:style-name="T23"/></text:p>
      <text:p text:style-name="P49" loext:marker-style-name="T6"><text:span text:style-name="T22">Генерал Румянцев одержал победу в битвах при Ланге и у местечка Кагул, причём последнее — торжество регулярной армии (27 тысяч человек) над нерегулярной (150 тысяч человек и 150 орудий). </text:span><text:span text:style-name="T23"/></text:p>
      <text:p text:style-name="P49" loext:marker-style-name="T6"><text:span text:style-name="T22">За счёт обученности и сплочённости русских войск турки были разгромлены.</text:span><text:span text:style-name="T23"/></text:p>
      <text:p text:style-name="P49" loext:marker-style-name="T6"><text:span text:style-name="T22">Был захвачен Крым.</text:span><text:span text:style-name="T23"/></text:p>
      <text:p text:style-name="P49" loext:marker-style-name="T6"><text:span text:style-name="T22">Эпидемия чумы и Пугачёвский бунт мотивировали Турцию продолжать войну, но позднее обречённость положения стала очевидна для турок. Был заключен Кючук-Кайнарджирский мир 1774 года.</text:span><text:span text:style-name="T23"/></text:p>
      <text:p text:style-name="P49" loext:marker-style-name="T6"><text:span text:style-name="T22">По его условиям:</text:span><text:span text:style-name="T23"/></text:p>
      <text:list text:style-name="WWNum71">
        <text:list-item>
          <text:p text:style-name="P72" loext:marker-style-name="T6"><text:soft-page-break/><text:span text:style-name="T22">Россия получила Крым и Кубань, междуречье Днепра и Южного Буга. Был заложен город Херсон. В Азове и Таганроге началось строительство флота. Керченский пролив также перешёл под контроль России</text:span><text:span text:style-name="T23"/></text:p>
        </text:list-item>
        <text:list-item>
          <text:p text:style-name="P72" loext:marker-style-name="T6"><text:span text:style-name="T22">Турция обязалась свободно пропускать русские торговые корабли через проливы Босфор и Дарданелла</text:span><text:span text:style-name="T23"/></text:p>
        </text:list-item>
        <text:list-item>
          <text:p text:style-name="P72" loext:marker-style-name="T6"><text:span text:style-name="T22">Крымское ханство получило политическую независимость от Османской империи</text:span><text:span text:style-name="T23"/></text:p>
        </text:list-item>
      </text:list>
      <text:p text:style-name="P49" loext:marker-style-name="T6"><text:span text:style-name="T22">Российское правительство начало активное освоение территории Северного Причерноморья. </text:span><text:span text:style-name="T23"/></text:p>
      <text:p text:style-name="P49" loext:marker-style-name="T6"><text:span text:style-name="T22">Именно тогда появляется в геополитической терминологии слово Новороссия. </text:span><text:span text:style-name="T23"/></text:p>
      <text:p text:style-name="P49" loext:marker-style-name="T6"><text:span text:style-name="T22">Здесь основнываются новые города — Екатеринослав, Херсон и некоторые другие.</text:span><text:span text:style-name="T23"/></text:p>
      <text:p text:style-name="P49" loext:marker-style-name="T6"><text:span text:style-name="T22">Формально независимое Крымское ханство находится под оккупацией России до 1783 года.</text:span><text:span text:style-name="T23"/></text:p>
      <text:p text:style-name="P49" loext:marker-style-name="T6"><text:span text:style-name="T22">Впоследствии Крымское ханство было присоединено к России. </text:span><text:span text:style-name="T23"/></text:p>
      <text:p text:style-name="P49" loext:marker-style-name="T6"><text:span text:style-name="T22">Был основан Севастополь.</text:span><text:span text:style-name="T23"/></text:p>
      <text:p text:style-name="P49" loext:marker-style-name="T6"><text:span text:style-name="T22">Возникает «греческий проект»: Екатерина II, правящие верхи России и Потёмкин мечтают о восстановлении Византии. </text:span><text:span text:style-name="T23"/></text:p>
      <text:p text:style-name="P49" loext:marker-style-name="T6"><text:span text:style-name="T22">Активно строится Черноморский флот, осваивается Новороссия.</text:span><text:span text:style-name="T23"/></text:p>
      <text:p text:style-name="P49" loext:marker-style-name="T6"><text:span text:style-name="T22">Османская империя и Иран пытаются создать свои сферы влияния.</text:span><text:span text:style-name="T23"/></text:p>
      <text:p text:style-name="P49" loext:marker-style-name="T6"><text:span text:style-name="T22">По Георгиевскому трактату 1773 года Картли-Осетинское царство перешло под протекторат России, что вызвало напряжённость в отношениях и с Турцией, и с Ираном. Расширение присутствия России приводит к новой войне с Османской империей.</text:span><text:span text:style-name="T23"/></text:p>
      <text:p text:style-name="P60" loext:marker-style-name="T6"><text:span text:style-name="T3">Русско-турецкая война 1787 — 1791 гг.</text:span><text:span text:style-name="T5"/></text:p>
      <text:p text:style-name="P49" loext:marker-style-name="T6"><text:span text:style-name="T22">Россия снова действует в союзе с Австрией. </text:span><text:span text:style-name="T23"/></text:p>
      <text:p text:style-name="P49" loext:marker-style-name="T6"><text:span text:style-name="T22">Турцию поддерживает Швеция.</text:span><text:span text:style-name="T23"/></text:p>
      <text:p text:style-name="P49" loext:marker-style-name="T6"><text:span text:style-name="T22">Боевые действия на Балтике велись в 1787-1788 гг. и привели к подписанию мира на условиях статус-кво.</text:span><text:span text:style-name="T23"/></text:p>
      <text:p text:style-name="P49" loext:marker-style-name="T6"><text:span text:style-name="T22">Русская армия берёт Очаков. </text:span><text:span text:style-name="T23"/></text:p>
      <text:p text:style-name="P49" loext:marker-style-name="T6"><text:soft-page-break/><text:span text:style-name="T22">В 1789 Суворов одержал две крупные победы — в битве при Фокшанах и на реке Рынник. </text:span><text:span text:style-name="T23"/></text:p>
      <text:p text:style-name="P49" loext:marker-style-name="T6"><text:span text:style-name="T22">В обоих сражениях Суворов разгромил турецкие войска и получил титул граф Суворов-Рынникский.</text:span><text:span text:style-name="T23"/></text:p>
      <text:p text:style-name="P49" loext:marker-style-name="T6"><text:span text:style-name="T22">В 1790 году Суворов взял «неприступную» крепость Измаил. </text:span><text:span text:style-name="T23"/></text:p>
      <text:p text:style-name="P49" loext:marker-style-name="T6"><text:span text:style-name="T22">Русским флотом командовал адмирал Фёдор Фёдорович Ушаков. </text:span><text:span text:style-name="T23"/></text:p>
      <text:p text:style-name="P49" loext:marker-style-name="T6"><text:span text:style-name="T22">За вклад в борьбу с иноверцами и благочестивый образ жизни он был причислен к лику святых.</text:span><text:span text:style-name="T23"/></text:p>
      <text:p text:style-name="P49" loext:marker-style-name="T6"><text:span text:style-name="T22">В 1791 году флот Ушакова одержал победу над турецким у мыса Калиакрия.</text:span><text:span text:style-name="T23"/></text:p>
      <text:p text:style-name="P49" loext:marker-style-name="T6"><text:span text:style-name="T22">После этих успехов был заключён Ясский мир 1791 года. </text:span><text:span text:style-name="T23"/></text:p>
      <text:p text:style-name="P49" loext:marker-style-name="T6"><text:span text:style-name="T22">По его условиям Турция признавала присоединение всего того, что уже было присоединено, включая Крым, и междуречье Южного Буга и Днестра. </text:span><text:span text:style-name="T23"/></text:p>
      <text:p text:style-name="P49" loext:marker-style-name="T6"><text:span text:style-name="T22">Протекторат над Картли-Осетинским царством также был признан. </text:span><text:span text:style-name="T23"/></text:p>
      <text:p text:style-name="P49" loext:marker-style-name="T6"><text:span text:style-name="T22">Суверенитет России над Кабардой был признан.</text:span><text:span text:style-name="T23"/></text:p>
      <text:p text:style-name="P49" loext:marker-style-name="T6"><text:span text:style-name="T22">В Новороссию активно переселялись сербы, болгары, армяне, немцы, греки и многие другие.</text:span><text:span text:style-name="T23"/></text:p>
      <text:p text:style-name="P60" loext:marker-style-name="T6"><text:span text:style-name="T3">Речь Посполитая.</text:span><text:span text:style-name="T5"/></text:p>
      <text:p text:style-name="P49" loext:marker-style-name="T6"><text:span text:style-name="T22">К 1760-м годам это государство стало слабым и уязвимым. </text:span><text:span text:style-name="T23"/></text:p>
      <text:p text:style-name="P49" loext:marker-style-name="T6"><text:span text:style-name="T22">Инициатива о разделе Речи Посполитой поступила от Пруссии и Австрии, позднее Екатерина приняла предложение. </text:span><text:span text:style-name="T23"/></text:p>
      <text:p text:style-name="P49" loext:marker-style-name="T6"><text:span text:style-name="T22">В результате трёх разделов Речь Посполитая полностью прекратила существование. </text:span><text:span text:style-name="T23"/></text:p>
      <text:p text:style-name="P49" loext:marker-style-name="T6"><text:span text:style-name="T22">Курляндия, Белруссия и Литва, а также правобережная Малороссия вошли в состав России. </text:span><text:span text:style-name="T23"/></text:p>
      <text:p text:style-name="P49" loext:marker-style-name="T6"><text:span text:style-name="T22">Здесь проживали белорусы, украинцы, латыши, поляки, были сильны польская и еврейская диаспоры.</text:span><text:span text:style-name="T23"/></text:p>
      <text:p text:style-name="P60" loext:marker-style-name="T6"><text:span text:style-name="T3">Внешняя политика Павла I.</text:span><text:span text:style-name="T5"/></text:p>
      <text:p text:style-name="P49" loext:marker-style-name="T6"><text:span text:style-name="T22">Во Франции происходит Великая Революция(1789г) , устанавливается республика. </text:span><text:span text:style-name="T23"/></text:p>
      <text:p text:style-name="P49" loext:marker-style-name="T6"><text:span text:style-name="T22">Это приводит к череде коалиционных войн против Франции. </text:span><text:span text:style-name="T23"/></text:p>
      <text:p text:style-name="P49" loext:marker-style-name="T6"><text:span text:style-name="T22">При Екатерине Россия в этом не участвовала.</text:span><text:span text:style-name="T23"/></text:p>
      <text:p text:style-name="P66" loext:marker-style-name="T22"/>
      <text:p text:style-name="P49" loext:marker-style-name="T6"><text:soft-page-break/><text:span text:style-name="T22">С 1798 года Россия вступает в коалицию против Франции. </text:span><text:span text:style-name="T23"/></text:p>
      <text:p text:style-name="P49" loext:marker-style-name="T6"><text:span text:style-name="T22">В ней также состояли Великобритания, Австрия и Турция.</text:span><text:span text:style-name="T23"/></text:p>
      <text:p text:style-name="P49" loext:marker-style-name="T6"><text:span text:style-name="T22">Павел взял под своё покровительство остров Мальту в Средиземном море, провозгласил себя великим магистром Мальтийского ордена.</text:span><text:span text:style-name="T23"/></text:p>
      <text:p text:style-name="P49" loext:marker-style-name="T6"><text:span text:style-name="T22">Ушаков одерживает несколько побед, в том числе берёт крепость Корфу.</text:span><text:span text:style-name="T23"/></text:p>
      <text:p text:style-name="P49" loext:marker-style-name="T6"><text:span text:style-name="T22">Войско под командованием Суворова совершило Итальянский поход, где ему сопутствовал успех.</text:span><text:span text:style-name="T23"/></text:p>
      <text:p text:style-name="P49" loext:marker-style-name="T6"><text:span text:style-name="T22">В Швейцарии русский корпус под командованием Римского-Корсакова оказался под угрозой уничтожения, и тот обратился за помощью к Суворову. </text:span><text:span text:style-name="T23"/></text:p>
      <text:p text:style-name="P49" loext:marker-style-name="T6"><text:span text:style-name="T22">Суворов совершил переход через Альпы с армией и обозом, но он не успел помочь Римскому-Корсакову, который был разбит французами.</text:span><text:span text:style-name="T23"/></text:p>
      <text:p text:style-name="P49" loext:marker-style-name="T6"><text:span text:style-name="T22">Готовится поход Российской армии в Индию, но реализации этого плана помешал дворцовый. <text:s/></text:span><text:span text:style-name="T23"/></text:p>
      <text:p text:style-name="P66" loext:marker-style-name="T22"/>
      <text:h text:style-name="P59" text:outline-level="1" loext:marker-style-name="T6"><text:span text:style-name="T5">№</text:span><text:span text:style-name="T21">21: Внутренняя политика правительства при Александре </text:span><text:span text:style-name="T26">I</text:span><text:span text:style-name="T21">.</text:span></text:h>
      <text:p text:style-name="P60" loext:marker-style-name="T6"><text:span text:style-name="T3">Личность Александра I.</text:span><text:span text:style-name="T5"/></text:p>
      <text:p text:style-name="P49" loext:marker-style-name="T6"><text:span text:style-name="T22">Император </text:span><text:span text:style-name="T24">Александр I (1801—1825)</text:span><text:span text:style-name="T22"> взошел на престол вследствие военного переворота против Павла I. </text:span></text:p>
      <text:p text:style-name="P61" loext:marker-style-name="T6"/>
      <text:p text:style-name="P49" loext:marker-style-name="T6"><text:span text:style-name="T22">Александр был </text:span><text:span text:style-name="T24">противоречивой натурой</text:span><text:span text:style-name="T22"> из-за воспитания и курса правления. Александр был сыном Павла </text:span><text:span text:style-name="T28">I</text:span><text:span text:style-name="T22">. Его бабушка - Екатерина </text:span><text:span text:style-name="T28">II</text:span><text:span text:style-name="T22"> очень любила старшего внука. Императрица после рождения забрала ребенка у отца с матерью и воспитывала его самостоятельно.</text:span></text:p>
      <text:p text:style-name="P61" loext:marker-style-name="T6"/>
      <text:p text:style-name="P49" loext:marker-style-name="T6"><text:span text:style-name="T22">Одни современники отмечали его </text:span><text:span text:style-name="T24">лицемерие</text:span><text:span text:style-name="T22"> и </text:span><text:span text:style-name="T24">неискренность</text:span><text:span text:style-name="T22">, другие </text:span><text:span text:style-name="T24">приветливость</text:span><text:span text:style-name="T22">, </text:span><text:span text:style-name="T24">умение притягивать людей</text:span><text:span text:style-name="T22">.</text:span></text:p>
      <text:p text:style-name="P49" loext:marker-style-name="T6"><text:span text:style-name="T22">В начале правления Александр видел политическое и экономическое отставание России от передовых европейских государств, </text:span><text:span text:style-name="T24">проводил либеральные реформы</text:span><text:span text:style-name="T22">, но со временем превращался в консервативного и даже в последние годы жизни реакционного политика. </text:span></text:p>
      <text:p text:style-name="P61" loext:marker-style-name="T6"/>
      <text:p text:style-name="P49" loext:marker-style-name="T6"><text:span text:style-name="T29">Его глубокая религиозность, доходившая до мистицизма, отразилась в конкретных внутри- и внешнеполитических действиях в 1815—1825 гг</text:span><text:span text:style-name="T30"/></text:p>
      <text:p text:style-name="P60" loext:marker-style-name="T6"><text:soft-page-break/><text:span text:style-name="T31">Негласный комитет.</text:span><text:span text:style-name="T32"/></text:p>
      <text:p text:style-name="P49" loext:marker-style-name="T6"><text:span text:style-name="T33">Кружок старых друзей Александра I, сформировавшийся еще при правлении Павла I.</text:span><text:span text:style-name="T34"/></text:p>
      <text:p text:style-name="P49" loext:marker-style-name="T6"><text:span text:style-name="T33">В него вошли молодые друзья царя — граф П. А. Строганов, польский князь А. Е. Чарторыйский, граф В. П. Кочубей и граф Н. Н. Новосильцев.</text:span><text:span text:style-name="T34"/></text:p>
      <text:p text:style-name="P49" loext:marker-style-name="T6"><text:span text:style-name="T33">Проекты, которые они разрабатывали, не привели к конкретнным реформам. Дело ограничилось некоторыми частными преобразованиями.</text:span><text:span text:style-name="T34"/></text:p>
      <text:p text:style-name="P73" loext:marker-style-name="T35"/>
      <text:p text:style-name="P49" loext:marker-style-name="T6"><text:span text:style-name="T33">Был расформирован в 1803 г.. Александр I уже уверенно сидел на престоле и не нуждался в советниках</text:span><text:span text:style-name="T34"/></text:p>
      <text:p text:style-name="P60" loext:marker-style-name="T6"><text:span text:style-name="T36">Реформа сената.</text:span><text:span text:style-name="T37"/></text:p>
      <text:p text:style-name="P49" loext:marker-style-name="T6"><text:span text:style-name="T33">В </text:span><text:span text:style-name="T36">1802 г.</text:span><text:span text:style-name="T33"> был реформирован Сенат, ставший </text:span><text:span text:style-name="T36">высшим административным судебным и контролирующим органом</text:span><text:span text:style-name="T33"> в системе государственного управления. Его роль в законотворческой деятельности выражалась в том, что он получил право делать императору «представления» по поводу устаревших законов, а также участвовать в обсуждении новых.</text:span></text:p>
      <text:p text:style-name="P74" loext:marker-style-name="T38"/>
      <text:p text:style-name="P49" loext:marker-style-name="T6"><text:span text:style-name="T33">(интересный факт — первая же попытка Сената возразить против указа 1803 г. об обязательной 12-летней службе дворян, не достигших офицерского чина вызвала резкое "разъяснение" от Александра I, что Сенат может только делать «представления» ТОЛЬКО по поводу устаревших законов, а не будущих.</text:span><text:span text:style-name="T39">)</text:span></text:p>
      <text:p text:style-name="P60" loext:marker-style-name="T6"><text:span text:style-name="T40">Утверждение министерст</text:span><text:span text:style-name="T41">в.</text:span></text:p>
      <text:p text:style-name="P49" loext:marker-style-name="T6"><text:span text:style-name="T39">Коллегии, созданные еще при Петре I утратили свою роль. В связи с этим в 1802 г. они были заменены министерствами.</text:span><text:span text:style-name="T42"/></text:p>
      <text:p text:style-name="P75" loext:marker-style-name="T43"/>
      <text:p text:style-name="P49" loext:marker-style-name="T6"><text:span text:style-name="T39">В результате значительно усилилась центральная исполнительная власть.</text:span><text:span text:style-name="T42"/></text:p>
      <text:p text:style-name="P75" loext:marker-style-name="T43"/>
      <text:p text:style-name="P49" loext:marker-style-name="T6"><text:span text:style-name="T39">Было учреждено 8 первых министерств: военно-сухопутных сил, военно-морских сил, иностранных дел, юстиции, внутренних дел, финансов, коммерции и народного просвещения.</text:span><text:span text:style-name="T42"/></text:p>
      <text:p text:style-name="P60" loext:marker-style-name="T6"><text:span text:style-name="T40">Крестьянский вопрос в политике Александра I.</text:span><text:span text:style-name="T44"/></text:p>
      <text:p text:style-name="P49" loext:marker-style-name="T6"><text:span text:style-name="T45">Еще во время коронации Александр торжественно заявил, что отныне прекращается раздача казенных крестьян в частные руки.</text:span><text:span text:style-name="T46"/></text:p>
      <text:p text:style-name="P74" loext:marker-style-name="T38"><text:soft-page-break/></text:p>
      <text:p text:style-name="P49" loext:marker-style-name="T6"><text:span text:style-name="T41">20 февраля 1803 г.- указ о вольных хлебопашцах</text:span><text:span text:style-name="T45"> предусматривал освобождение крепостных крестьян с землей за выкуп, целыми селениями или отдельными семействами, по обоюдной договоренности их с помещиком. Результаты указа ничтожные - 50 тыс чел (0.5 % всех крестьяен) за правление Александра и 150 тыс до 1858 г.</text:span></text:p>
      <text:p text:style-name="P74" loext:marker-style-name="T38"/>
      <text:p text:style-name="P49" loext:marker-style-name="T6"><text:span text:style-name="T45">Указы 1808 — 1809 гг. запрещали продавать крестьян на ярмарках, давать объявления в газетах о продаже дворовых, отменялось право помещиков ссылать по своей прихоти крепостных в Сибирь и т. д.</text:span><text:span text:style-name="T46"/></text:p>
      <text:p text:style-name="P74" loext:marker-style-name="T38"/>
      <text:p text:style-name="P49" loext:marker-style-name="T6"><text:span text:style-name="T41">1818 г.</text:span><text:span text:style-name="T45">- проект Аракчеева по освобождению крестьян, встретивший активное сопротивление помещиков.</text:span></text:p>
      <text:p text:style-name="P60" loext:marker-style-name="T6"><text:span text:style-name="T41">Преобразования в сфере народного просвещения.</text:span><text:span text:style-name="T47"/></text:p>
      <text:p text:style-name="P49" loext:marker-style-name="T6"><text:span text:style-name="T41">1802 г.</text:span><text:span text:style-name="T45"> — министерство Просвещения.</text:span></text:p>
      <text:p text:style-name="P49" loext:marker-style-name="T6"><text:span text:style-name="T45">Устав 1804 г. для университетов, допускавшего их самоуправление. Однако позднее как проявление Аракчеевщины политика стала более консервативной и реакционной.</text:span><text:span text:style-name="T46"/></text:p>
      <text:p text:style-name="P49" loext:marker-style-name="T6"><text:span text:style-name="T48">План государственного преобразования Сперанского и его реализация.</text:span><text:span text:style-name="T49"/></text:p>
      <text:p text:style-name="P49" loext:marker-style-name="T6"><text:span text:style-name="T50">М. М. Сперанский разработал проект реформы государственного управления.</text:span><text:span text:style-name="T51"/></text:p>
      <text:p text:style-name="P49" loext:marker-style-name="T6"><text:span text:style-name="T50">В его проекте — «</text:span><text:span text:style-name="T48">Введение к уложению государственных законов</text:span><text:span text:style-name="T50">» — намечался принцип разделения </text:span><text:span text:style-name="T48">законодательной, исполнительной и судебной</text:span><text:span text:style-name="T50"> ветвей власти путем созыва представительной Государственной думы и введения выборных судебных инстанций. Все органы планировались лишь </text:span><text:span text:style-name="T48">совещательными</text:span><text:span text:style-name="T50">.</text:span></text:p>
      <text:p text:style-name="P49" loext:marker-style-name="T6"><text:span text:style-name="T50">Единственный результат — </text:span><text:span text:style-name="T48">учреждение Государственного совета в 1810 г.</text:span><text:span text:style-name="T50">, который состоял из министров и других высших чиновников, назначаемых императором. Сочетал в себе совещательные функции <text:s/>и <text:s/>распределение бюджета между министерствами.</text:span></text:p>
      <text:p text:style-name="P76" loext:marker-style-name="T51"/>
      <text:p text:style-name="P49" loext:marker-style-name="T6"><text:span text:style-name="T50">Либеральный проект был встречен активным сопротивлением (в особенности Аракчеева), и как результат Сперанский был сослан в Сибирь.</text:span><text:span text:style-name="T51"/></text:p>
      <text:p text:style-name="P60" loext:marker-style-name="T6"><text:span text:style-name="T48">Внутренняя политика в 1815 - 1825 гг. А. А. Аракчеев.</text:span><text:span text:style-name="T49"/></text:p>
      <text:p text:style-name="P49" loext:marker-style-name="T6"><text:soft-page-break/><text:span text:style-name="T50">В последнее десятилетие правления Александра I во внутренней политике все больше ощущалась консервативная тенденция, получившая название "</text:span><text:span text:style-name="T48">Аракчеевщина</text:span><text:span text:style-name="T50">". политика нацелена на упрочнение Абсолютизма и крепостного права.</text:span></text:p>
      <text:p text:style-name="P76" loext:marker-style-name="T51"/>
      <text:p text:style-name="P49" loext:marker-style-name="T6"><text:span text:style-name="T50">Один из печально известных проектов - военные поселения. Начали создаваться в 1815-1816 годах. Заключались в переселении военнообязанных крестьян и их семьи с целью самообеспечения армии. Проект провалился из-за недовольства армии и огромных трат.</text:span><text:span text:style-name="T51"/></text:p>
      <text:p text:style-name="P76" loext:marker-style-name="T51"/>
      <text:p text:style-name="P49" loext:marker-style-name="T6"><text:span text:style-name="T50">Были и либеральные проекты, такие как введение конституции в Польше в 1820г.</text:span><text:span text:style-name="T51"/></text:p>
      <text:h text:style-name="P59" text:outline-level="1" loext:marker-style-name="T6"><text:span text:style-name="T5">№</text:span><text:span text:style-name="T21">22: </text:span><text:span text:style-name="T26">Внешняя политика России в первой четверти XIX в.</text:span></text:h>
      <text:p text:style-name="P60" loext:marker-style-name="T6"><text:span text:style-name="T3">Участие России в коалиционных войнах против Франции. Тильзитский Мир.</text:span><text:span text:style-name="T5"/></text:p>
      <text:p text:style-name="P62" loext:marker-style-name="T6"><text:span text:style-name="T24">1805 г.</text:span><text:span text:style-name="T22"> - третья коалиция против Франции.<text:line-break/></text:span><text:span text:style-name="T24">Состав</text:span><text:span text:style-name="T22">: Россия, Австрия и Англия. </text:span></text:p>
      <text:p text:style-name="P49" loext:marker-style-name="T6">Быстро потерпела поражение в <text:span text:style-name="T3">ноябре 1805 под Аустерлицем</text:span>. Австрия выходит из войны, развал Коалиции.</text:p>
      <text:p text:style-name="P77" loext:marker-style-name="T5"/>
      <text:p text:style-name="P62" loext:marker-style-name="T6"><text:span text:style-name="T3">1806 г.</text:span> - четвертая коалиция против Франции.<text:line-break/><text:span text:style-name="T3">Состав</text:span>: Россия, Пруссия, Англия и Швеция. </text:p>
      <text:p text:style-name="P49" loext:marker-style-name="T6">Вывод из войны Пруссии в течении недель. Июнь 1807 - поражение России под Фридляндом, заставившее подписать Александра Тильзитский мирный и союзный договор.<text:span text:style-name="T6"/></text:p>
      <text:p text:style-name="P61" loext:marker-style-name="T6"/>
      <text:p text:style-name="P49" loext:marker-style-name="T6">Условия Тильзитского Мира:<text:span text:style-name="T6"/></text:p>
      <text:list text:continue-list="list2023752409" text:style-name="WWNum20">
        <text:list-item>
          <text:p text:style-name="P78" loext:marker-style-name="T6">Создание Герцогства Варшавского<text:span text:style-name="T6"/></text:p>
        </text:list-item>
        <text:list-item>
          <text:p text:style-name="P78" loext:marker-style-name="T6">Присоединение России к континентальной блокаде против Англии (невыгодно для нашей экономики)<text:span text:style-name="T6"/></text:p>
        </text:list-item>
      </text:list>
      <text:p text:style-name="P60" loext:marker-style-name="T6"><text:span text:style-name="T3">Войны России с Ираном, Турцией и Швецией. Территориальный Рост империи.</text:span><text:span text:style-name="T5"/></text:p>
      <text:p text:style-name="P62" loext:marker-style-name="T6"><text:span text:style-name="T3">Русско-турецкая война 1806—1812 гг. </text:span><text:line-break/><text:span text:style-name="T3">Причины</text:span>:</text:p>
      <text:list text:style-name="WWNum88">
        <text:list-item>
          <text:p text:style-name="P79"><text:soft-page-break/>Стремление России усилить свои позиции на Ближнем Востоке.</text:p>
        </text:list-item>
        <text:list-item>
          <text:p text:style-name="P79">Стремление расстроить реваншистские планы Турции, не оставлявшей надежду вернуть часть Черноморского побережья.</text:p>
        </text:list-item>
        <text:list-item>
          <text:p text:style-name="P79" loext:marker-style-name="T6">Поддержка восставших против султана сербов.<text:span text:style-name="T6"/></text:p>
        </text:list-item>
      </text:list>
      <text:p text:style-name="P49" loext:marker-style-name="T6">Война проходит с переменным успехом, но после назначения Кутузова командующим Дунайской армией в 1811 г. Россия наносит сокрушительное поражение Турции и заключает Бухарестский мирный договор в мае 1812 г.<text:span text:style-name="T6"/></text:p>
      <text:p text:style-name="P49" loext:marker-style-name="T6"><text:span text:style-name="T3">Условия</text:span>:</text:p>
      <text:list text:style-name="WWNum86">
        <text:list-item>
          <text:p text:style-name="P80">Переход Бессарабии и кавказского побережья России.</text:p>
        </text:list-item>
        <text:list-item>
          <text:p text:style-name="P80" loext:marker-style-name="T6">Автономия Дунайских княжеств и Сербии<text:span text:style-name="T6"/></text:p>
        </text:list-item>
      </text:list>
      <text:p text:style-name="P60" loext:marker-style-name="T6"><text:span text:style-name="T3">Русско-иранская война 1804—1813 гг.<text:line-break/>Причины</text:span>:</text:p>
      <text:list text:style-name="WWNum87">
        <text:list-item>
          <text:p text:style-name="P81">Иран пытался предотвратить российское проникновение в Закавказье</text:p>
        </text:list-item>
        <text:list-item>
          <text:p text:style-name="P81" loext:marker-style-name="T6">Грузия уже в тот момент вошла в состав России, чтобы избежать захват мусульманскими странами.<text:span text:style-name="T6"/></text:p>
        </text:list-item>
      </text:list>
      <text:p text:style-name="P49" loext:marker-style-name="T6"><text:span text:style-name="T3">Итог</text:span>: Поражение Ирана и заключение Гюлистанского мирного договора 1813 г.</text:p>
      <text:p text:style-name="P49" loext:marker-style-name="T6"><text:span text:style-name="T3">Условия</text:span>: </text:p>
      <text:list text:style-name="WWNum85">
        <text:list-item>
          <text:p text:style-name="P82">Иран признаёт русское владычество над большей частью Закавказья, Дагестаном и западным побережьем Каспийского моря</text:p>
        </text:list-item>
        <text:list-item>
          <text:p text:style-name="P82" loext:marker-style-name="T6">Лишь Россия имеет флот на Каспийском море.<text:span text:style-name="T6"/></text:p>
        </text:list-item>
      </text:list>
      <text:p text:style-name="P60" loext:marker-style-name="T6"><text:span text:style-name="T3">Русско-шведская война 1808—1809 гг.</text:span><text:span text:style-name="T5"/></text:p>
      <text:p text:style-name="P49" loext:marker-style-name="T6"><text:span text:style-name="T3">Итог</text:span>: Завоевание Россией Финляндии. Финляндия входит в состав Российской Империи как автономное государство.</text:p>
      <text:p text:style-name="P60" loext:marker-style-name="T6"><text:span text:style-name="T3">Отечественная война 1812 Года. Цели Воюющих сторон.</text:span><text:span text:style-name="T5"/></text:p>
      <text:p text:style-name="P49" loext:marker-style-name="T6"><text:span text:style-name="T3">Причины</text:span>:</text:p>
      <text:list text:style-name="WWNum84">
        <text:list-item>
          <text:p text:style-name="P83">Стремление Наполеона к мировому господству</text:p>
        </text:list-item>
        <text:list-item>
          <text:p text:style-name="P83" loext:marker-style-name="T6">Несмотря на Тильзидский мир, Россия продолжала противодействовать расширению наполеоновской агрессии. Так например было нарушено соблюдение Континентальной блокады Англии<text:span text:style-name="T6"/></text:p>
        </text:list-item>
      </text:list>
      <text:p text:style-name="P60" loext:marker-style-name="T6"><text:span text:style-name="T3">Отечественная война. М.Б. Барклай-де-Толли и его роль на начальном этапе войны. Назначение главнокомандующим Кутузова.</text:span><text:span text:style-name="T5"/></text:p>
      <text:p text:style-name="P49" loext:marker-style-name="T6"><text:soft-page-break/>Первая армия Барклая-де-Толли насчитывала 120 тыс человек, что являлось крупнейшей русской армией.<text:line-break/>Барклай, осознавая важность сохранения армии, отступал, заманивал французов вглубь страны, где соединившись со второй армией Багратиона в Смоленске, разрушил план Наполеона разбить армии поодиночке. Армии начали готовиться к обороне города.<text:span text:style-name="T6"/></text:p>
      <text:p text:style-name="P61" loext:marker-style-name="T6"/>
      <text:p text:style-name="P49" loext:marker-style-name="T6"><text:s/>Однако генерального сражения не последовало и Барклай сдал город. Александр снял Барклая с должности главнокомандующего и назначил на его место Кутузова 8 августа. <text:span text:style-name="T6"/></text:p>
      <text:p text:style-name="P61" loext:marker-style-name="T6"/>
      <text:p text:style-name="P49" loext:marker-style-name="T6">Кутузов продолжил тактику Барклая избегания генерального сражения, но вся старана ждала решительных действий, и Кутузов начал поиск подходящего места.<text:span text:style-name="T6"/></text:p>
      <text:p text:style-name="P61" loext:marker-style-name="T6"/>
      <text:p text:style-name="P49" loext:marker-style-name="T6">Также именно Барклай подал мысль о создании «летучих отрядов» или же партизан.<text:span text:style-name="T6"/></text:p>
      <text:p text:style-name="P60" loext:marker-style-name="T6"><text:span text:style-name="T3">Партизанское движение.</text:span><text:span text:style-name="T5"/></text:p>
      <text:p text:style-name="P49" loext:marker-style-name="T6">До оставления Москвы партизанские отряды возникали стихийно и состояли преимущественно из крестьян. Однако уже тогда Барклай де Толли подал мысль о создании «летучих отрядов» из состава регулярных войск.<text:span text:style-name="T6"/></text:p>
      <text:p text:style-name="P49" loext:marker-style-name="T6">После оставления Москвы партизанское движение приняло широкий размах. Для партизанской деятельности было выделено 48 полков, им поставлялось снаряжение, некоторым полкам даже артиллерия.<text:span text:style-name="T6"/></text:p>
      <text:p text:style-name="P49" loext:marker-style-name="T6">Они нарушали коммуникации противника, выполняли роль разведки, блокировали отступавшую французскую армию, лишая ее фуража и продовольствия.<text:span text:style-name="T6"/></text:p>
      <text:p text:style-name="P60" loext:marker-style-name="T6"><text:span text:style-name="T3">Отечественная война. Бородино.</text:span><text:span text:style-name="T5"/></text:p>
      <text:p text:style-name="P49" loext:marker-style-name="T6">Место для генеральной битвы было найдена у села Бородино. Кутузов выбрал оборонительную тактику. Левый фланг защищала армия П. И. Багратиона, прикрытая искусственными земляными укреплениями — флешами. В центре был насыпан земляной курган, где расположились артиллерия и войска генерала Н. Н. Раевского. Армия М. Б. Барклая де Толли находилась на правом фланге.<text:span text:style-name="T6"/></text:p>
      <text:p text:style-name="P61" loext:marker-style-name="T6"/>
      <text:p text:style-name="P49" loext:marker-style-name="T6"><text:soft-page-break/>Соотношения сторон было почти равным: у французов — 130 тыс. человек при 587 орудиях, у русских — 110 тыс. человек регулярных сил, около 40 тыс. ополченцев и казаков при 640 орудиях.. <text:span text:style-name="T6"/></text:p>
      <text:p text:style-name="P49" loext:marker-style-name="T6">Атака французов началась рано утром 26 августа и продолжалось более 12 часов. Обе стороны понесли серьезные потери. Погибло 29 генералов, в том числе и Багратион. Началось отступление к Москве.<text:span text:style-name="T6"/></text:p>
      <text:p text:style-name="P60" loext:marker-style-name="T6"><text:span text:style-name="T3">Изгнание французов из России.</text:span><text:span text:style-name="T5"/></text:p>
      <text:p text:style-name="P49" loext:marker-style-name="T6"><text:span text:style-name="T3">1 Сентября</text:span> в деревне <text:span text:style-name="T3">Фили</text:span> прошел военный совет, на котором Кутузов принял решение <text:span text:style-name="T3">оставить Москву</text:span>.</text:p>
      <text:p text:style-name="P49" loext:marker-style-name="T6"><text:span text:style-name="T3">2 сентября</text:span> Французы вошли в город.</text:p>
      <text:p text:style-name="P61" loext:marker-style-name="T6"/>
      <text:p text:style-name="P49" loext:marker-style-name="T6">Далее, Кутузов совершил Тарутинский марш-маневр. Отступая из Москвы по Рязанской дороге, армия круто повернула к югу и в районе Красной Пахры вышла на старую Калужскую дорогу.<text:line-break/>Итоги такого маневра:<text:span text:style-name="T6"/></text:p>
      <text:list text:style-name="WWNum26">
        <text:list-item>
          <text:p text:style-name="P84" loext:marker-style-name="T6">предотвратил захват французами Калужской и Тульской губерний, где были собраны боеприпасы и продовольствие.<text:span text:style-name="T6"/></text:p>
        </text:list-item>
        <text:list-item>
          <text:p text:style-name="P84" loext:marker-style-name="T6">М. И. Кутузову удалось оторваться от армии Наполеона и дать армии передохнуть.<text:span text:style-name="T6"/></text:p>
        </text:list-item>
      </text:list>
      <text:p text:style-name="P61" loext:marker-style-name="T6"/>
      <text:p text:style-name="P49" loext:marker-style-name="T6"><text:span text:style-name="T3">Наполеон</text:span>, поняв, что Александр I не будет заключать мир <text:span text:style-name="T3">начал отступление</text:span> из Москвы <text:span text:style-name="T3">7 октября</text:span>.</text:p>
      <text:p text:style-name="P61" loext:marker-style-name="T6"/>
      <text:p text:style-name="P49" loext:marker-style-name="T6">Двинув войска на Калужскую дорогу, Наполеону пришлось дать бой у г. Малоярославец. ни та, ни другая сторона не добилась решительной победы. Однако французы были остановлены и вынуждены отступать по ими же разоренной Смоленской дороге.<text:span text:style-name="T6"/></text:p>
      <text:p text:style-name="P61" loext:marker-style-name="T6"/>
      <text:p text:style-name="P49" loext:marker-style-name="T6">Бегство французов ускоряло партизанское движение и наступательные действия русских. Серьезный урон был нанесен французам под г. Красным в начале ноября, когда из 50 тыс. человек отступающей армии более половины было взято в плен или пало в бою.<text:span text:style-name="T6"/></text:p>
      <text:p text:style-name="P49" loext:marker-style-name="T6">При переправе через р. Березина <text:span text:style-name="T3">Наполеон бросил армию</text:span> и тайно поехал в Париж.</text:p>
      <text:p text:style-name="P61" loext:marker-style-name="T6"><text:soft-page-break/></text:p>
      <text:p text:style-name="P49" loext:marker-style-name="T6">Манифест царя от <text:span text:style-name="T3">25 декабря 1812 г.</text:span> ознаменовал завершение Отечественной войны.</text:p>
      <text:p text:style-name="P60" loext:marker-style-name="T6"><text:span text:style-name="T3">Россия в коалиционных войнах против Франции в 1813-1814 гг.</text:span><text:span text:style-name="T5"/></text:p>
      <text:p text:style-name="P49" loext:marker-style-name="T6"><text:span text:style-name="T3">Январь 1813 г.</text:span> - русские войска вступили на территорию Польши и Пруссии. Пруссия заключила союз с Россией. К ним примкнули Австрия, Англия и Швеция.</text:p>
      <text:p text:style-name="P49" loext:marker-style-name="T6"><text:span text:style-name="T3">Октябрь 1813 г.</text:span> - "Битва Народов" под Лейпцигом.</text:p>
      <text:p text:style-name="P49" loext:marker-style-name="T6"><text:span text:style-name="T3">Март 1814 г.</text:span> - Наполеон сослан на о. Эльба в Средиземном море.</text:p>
      <text:p text:style-name="P60" loext:marker-style-name="T6"><text:span text:style-name="T3">Венский конгресс.</text:span><text:span text:style-name="T5"/></text:p>
      <text:p text:style-name="P49" loext:marker-style-name="T6">В сентябре 1814 г. — июне 1815 г. державы-победительницы решали вопрос о послевоенном устройстве Европы.<text:span text:style-name="T6"/></text:p>
      <text:p text:style-name="P61" loext:marker-style-name="T6"/>
      <text:p text:style-name="P49" loext:marker-style-name="T6">Наполеон сбегает с о. Эльба и СНОВА побежден, под Ватерлоо. Сослан в 1815 на о. Святой Елены в атлантическом океане.<text:span text:style-name="T6"/></text:p>
      <text:p text:style-name="P49" loext:marker-style-name="T6"><text:span text:style-name="T3">Результаты Венского конгресса</text:span>: </text:p>
      <text:list text:style-name="WWNum83">
        <text:list-item>
          <text:p text:style-name="P85">Восстановление династий во Франции, Испании, Италии и др.</text:p>
        </text:list-item>
        <text:list-item>
          <text:p text:style-name="P85" loext:marker-style-name="T6">Из польских земель создано Царство Польское, вошедшее в состав России<text:span text:style-name="T6"/></text:p>
        </text:list-item>
      </text:list>
      <text:p text:style-name="P49" loext:marker-style-name="T6">Март 1815 г. - Четверной Союз где Россия, Англия, Австрия и Пруссия следят за исполнением конгресса.<text:span text:style-name="T6"/></text:p>
      <text:p text:style-name="P60" loext:marker-style-name="T6"><text:span text:style-name="T3">Россия во главе священного союза.</text:span><text:span text:style-name="T5"/></text:p>
      <text:p text:style-name="P49" loext:marker-style-name="T6">В сентябре 1815 г. российский император Александр I, австрийский император Франц и прусский король Фридрих Вильгельм III подписали Акт об образовании Священного союза. Текст Александра имел религиозно-мистический характер.<text:span text:style-name="T6"/></text:p>
      <text:p text:style-name="P49" loext:marker-style-name="T6"><text:span text:style-name="T3">Цели союза</text:span>: </text:p>
      <text:list text:style-name="WWNum82">
        <text:list-item>
          <text:p text:style-name="P86">Помощь друг-другу</text:p>
        </text:list-item>
        <text:list-item>
          <text:p text:style-name="P86">Поддержка старых династий </text:p>
        </text:list-item>
        <text:list-item>
          <text:p text:style-name="P86" loext:marker-style-name="T6">Борьба с революционным движением в Европе.<text:span text:style-name="T6"/></text:p>
        </text:list-item>
      </text:list>
      <text:p text:style-name="P49" loext:marker-style-name="T6">В 20-е годы противодействие революционным движениям: подавление революций в Италии и Испании.<text:span text:style-name="T6"/></text:p>
      <text:h text:style-name="P59" text:outline-level="1" loext:marker-style-name="T6"><text:soft-page-break/><text:span text:style-name="T5">№</text:span><text:span text:style-name="T21">23: </text:span><text:span text:style-name="T26">Движение декабристов</text:span><text:span text:style-name="T21">.</text:span></text:h>
      <text:p text:style-name="P60" loext:marker-style-name="T6"><text:span text:style-name="T24">Декабристское Движение: истоки и идеология.</text:span><text:span text:style-name="T25"/></text:p>
      <text:p text:style-name="P49" loext:marker-style-name="T6"><text:span text:style-name="T3">Причины подъема общественного движения</text:span>:</text:p>
      <text:list text:style-name="WWNum80">
        <text:list-item>
          <text:p text:style-name="P87">Основная - отставание России от западно-европейских держав</text:p>
        </text:list-item>
        <text:list-item>
          <text:p text:style-name="P87" loext:marker-style-name="T6">Народные волнения<text:span text:style-name="T6"/></text:p>
        </text:list-item>
      </text:list>
      <text:p text:style-name="P49" loext:marker-style-name="T6"><text:span text:style-name="T3">Причины декабристского движения</text:span>:</text:p>
      <text:list text:style-name="WWNum81">
        <text:list-item>
          <text:p text:style-name="P88">понимание лучшими представителями дворянства, что сохранение крепостничества и самодержавия гибельно для дальнейшей судьбы страны.</text:p>
        </text:list-item>
        <text:list-item>
          <text:p text:style-name="P88">Разочарование в Александре I</text:p>
        </text:list-item>
        <text:list-item>
          <text:p text:style-name="P88" loext:marker-style-name="T6">Знакомство с Европейским бытом во время пребывания Русской армии во франции 1813-1815 г.<text:span text:style-name="T6"/></text:p>
        </text:list-item>
      </text:list>
      <text:p text:style-name="P49" loext:marker-style-name="T6">Борясь <text:span text:style-name="T3">против самодержавия и крепостничества</text:span>, революционеры неосознанно отстаивали буржуазный путь развития. Поэтому их движение имело объективно буржуазный характер.</text:p>
      <text:p text:style-name="P60" loext:marker-style-name="T6"><text:span text:style-name="T3">Ранние Декабристские организации.</text:span><text:span text:style-name="T5"/></text:p>
      <text:p text:style-name="P49" loext:marker-style-name="T6">Самые первые (не предпринимали активных действий, но развивали взгляды её членов):<text:span text:style-name="T6"/></text:p>
      <text:list text:style-name="WWNum31">
        <text:list-item>
          <text:p text:style-name="P89" loext:marker-style-name="T6">1811-1812 "Чока" Н. Н. Муравьева<text:span text:style-name="T6"/></text:p>
        </text:list-item>
        <text:list-item>
          <text:p text:style-name="P89" loext:marker-style-name="T6">1814 "Священная Артель" Н. Н. Муравьева<text:span text:style-name="T6"/></text:p>
        </text:list-item>
        <text:list-item>
          <text:p text:style-name="P89" loext:marker-style-name="T6">"Орден Русских рыцарей" М. Ф. Орлова<text:span text:style-name="T6"/></text:p>
        </text:list-item>
      </text:list>
      <text:p text:style-name="P49" loext:marker-style-name="T6">Февраль 1816 г. — "Союз Спасения". Его основали: П. И. Пестель, А. Н. Муравьев. С. П. Трубецкой. К ним присоединились К. Ф. Рылеев, И. Д. Якушкин, М. С. Лунин. С. И. Муравьев-Апостол и др.<text:span text:style-name="T6"/></text:p>
      <text:p text:style-name="P49" loext:marker-style-name="T6">«Союз спасения» — первая русская политическая организация, имевшая революционную программу и устав — «Статут».<text:span text:style-name="T6"/></text:p>
      <text:p text:style-name="P49" loext:marker-style-name="T6"><text:span text:style-name="T3">Цели и идеи</text:span>: ликвидация крепостного права и уничтожение самодержавия. Необходимость введения конституции.</text:p>
      <text:p text:style-name="P61" loext:marker-style-name="T6"/>
      <text:p text:style-name="P49" loext:marker-style-name="T6"><text:span text:style-name="T3">Январь 1818 г.</text:span> - «Союз благоденствия». насчитывал 200 чел. Организация получила довольно четкую структуру. Были избраны Коренная управа — общий руководящий орган — и Совет (Дума), обладавший исполнительной <text:soft-page-break/>властью. Местные организации «Союза благоденствия» появились в Петербурге, Москве, Тульчине, Кишиневе, Тамбове, Нижнем Новгороде. </text:p>
      <text:p text:style-name="P49" loext:marker-style-name="T6">Программа и устав союза назывались «Зеленая книга». состояла из двух частей:<text:span text:style-name="T6"/></text:p>
      <text:list text:style-name="WWNum49">
        <text:list-item>
          <text:p text:style-name="P90" loext:marker-style-name="T6">Предназначенная для всех членов общества содержала легальные формы деятельности общества.<text:span text:style-name="T6"/></text:p>
        </text:list-item>
        <text:list-item>
          <text:p text:style-name="P90" loext:marker-style-name="T6">Содержащая идеи о свержении самодержавия, ликвидации крепостничества, введении конституционного правления и т.д<text:span text:style-name="T6"/></text:p>
        </text:list-item>
      </text:list>
      <text:p text:style-name="P61" loext:marker-style-name="T6"/>
      <text:p text:style-name="P49" loext:marker-style-name="T6">Общество распущено в начале 1821 г. из-за внутренних разногласий.<text:span text:style-name="T6"/></text:p>
      <text:p text:style-name="P60" loext:marker-style-name="T6"><text:span text:style-name="T3">Южное и северное общество. "Русская правда" Пестеля и "Конституция" Н.М. Муравьева.</text:span><text:span text:style-name="T5"/></text:p>
      <text:p text:style-name="P49" loext:marker-style-name="T6">В марте 1821 г. на Украине было образовано Южное общество. Его создателем и руководителем стал П. И. Пестель, убежденный республиканец. <text:span text:style-name="T6"/></text:p>
      <text:p text:style-name="P61" loext:marker-style-name="T6"/>
      <text:p text:style-name="P49" loext:marker-style-name="T6">В 1822 г. в Петербурге было образовано Северное общество. Его признанными лидерами стали Н. М. Муравьев, К. Ф. Рылеев, С. П. Трубецкой, М. С. Лунин.<text:span text:style-name="T6"/></text:p>
      <text:p text:style-name="P61" loext:marker-style-name="T6"/>
      <text:p text:style-name="P49" loext:marker-style-name="T6">Основными обсуждавшимися проектами стали «Конституция» Н. М. Муравьева и «Русская правда» П. И. Пестеля. «Конституция» отражала взгляды умеренной части декабристов, «Русская правда» — радикальной.<text:span text:style-name="T6"/></text:p>
      <text:p text:style-name="P49" loext:marker-style-name="T6">Отличия "Конституции" Н.М. Муравьева:<text:span text:style-name="T6"/></text:p>
      <text:list text:style-name="WWNum89">
        <text:list-item>
          <text:p text:style-name="P91">Конституционная монархия</text:p>
        </text:list-item>
        <text:list-item>
          <text:p text:style-name="P91">При освобождении крестьян выдать по 2 десятины на двор (ОЧЕНЬ МАЛО)</text:p>
        </text:list-item>
        <text:list-item>
          <text:p text:style-name="P91" loext:marker-style-name="T6">Федеративное территориальное устройство.<text:span text:style-name="T6"/></text:p>
        </text:list-item>
      </text:list>
      <text:p text:style-name="P49" loext:marker-style-name="T6">Отличия "Русской правды" Пестеля:<text:span text:style-name="T6"/></text:p>
      <text:list text:style-name="WWNum90">
        <text:list-item>
          <text:p text:style-name="P92">Парламентская республика с президентской формой правления.</text:p>
        </text:list-item>
        <text:list-item>
          <text:p text:style-name="P92">При освобождении крестьян создание общественного фонда земли для выдачи всем желающим прожиточного минимума.</text:p>
        </text:list-item>
        <text:list-item>
          <text:p text:style-name="P92" loext:marker-style-name="T6">Унитарное государство.<text:span text:style-name="T6"/></text:p>
        </text:list-item>
      </text:list>
      <text:p text:style-name="P49" loext:marker-style-name="T6"><text:soft-page-break/>Оба конституционных проекта касались и других сторон социально-политической системы России. Они предусматривали введение широких демократических гражданских свобод, отмену сословных привилегий, значительное облегчение военной службы солдат.<text:span text:style-name="T6"/></text:p>
      <text:p text:style-name="P60" loext:marker-style-name="T6"><text:span text:style-name="T3">Восстание на Сенатской площади и восстание Черниговского полка.</text:span><text:span text:style-name="T5"/></text:p>
      <text:p text:style-name="P49" loext:marker-style-name="T6">После смерти царя Александра I в течение месяца в стране сложилась необычная ситуация — междуцарствие. Не зная об отречении Константина, высшие государственные чиновники и армия присягнули ему. На 14 декабря была назначена переприсяга членами Сената Николаю. Руководители Северного общества решили, что смена императоров и некоторая неопределенность ситуации с престолонаследием создали благоприятный момент для выступления.<text:span text:style-name="T6"/></text:p>
      <text:p text:style-name="P61" loext:marker-style-name="T6"/>
      <text:p text:style-name="P49" loext:marker-style-name="T6">Заговорщики хотели принудить Сенат принять их новый программный документ — «Манифест к русскому народу» — и вместо присяги императору провозгласить переход к конституционному правлению.<text:span text:style-name="T6"/></text:p>
      <text:p text:style-name="P61" loext:marker-style-name="T6"/>
      <text:p text:style-name="P49" loext:marker-style-name="T6">Рано утром 14 декабря 1825 г. наиболее активные члены Северного общества начали агитацию в войсках Петербурга. Около 3 тыс солдат вышло на площадь. Выяснилось, что Сенат уже присягнул императору Николаю I и сенаторы разошлись по домам. Предъявить «Манифест» было некому. С. П. Трубецкой, назначенный диктатором восстания, на площадь не явился. Восставшие оказались без руководства и обрекли себя на бессмысленную тактику выжидания.<text:span text:style-name="T6"/></text:p>
      <text:p text:style-name="P49" loext:marker-style-name="T6">Тем временем Николай собрал на площади верные ему части и решительно ими воспользовался. Артиллерийская картечь рассеяла Ряды восставших.<text:span text:style-name="T6"/></text:p>
      <text:p text:style-name="P61" loext:marker-style-name="T6"/>
      <text:p text:style-name="P49" loext:marker-style-name="T6">29 декабря 1825 г. С. И. Муравьев-Апостол и М. П. Бестужев-Рюмин подняли восстание Черниговского полка. Изначально оно было обречено на поражение. 3 января 1826 г. полк был окружен правительственными войсками и расстрелян картечью.<text:span text:style-name="T6"/></text:p>
      <text:p text:style-name="P60" loext:marker-style-name="T6"><text:span text:style-name="T3">Итоги и значение Декабристского движения.</text:span><text:span text:style-name="T5"/></text:p>
      <text:p text:style-name="P49" loext:marker-style-name="T6"><text:span text:style-name="T3">Итоги:</text:span> 289 человек были признаны виновными. Николай I принял решение сурово покарать восставших. Пять человек были повешены.</text:p>
      <text:p text:style-name="P49" loext:marker-style-name="T6"><text:soft-page-break/>Остальных, разделив по степени виновности на несколько разрядов, сослали на каторжные работы, на поселение в Сибирь, разжаловали в солдаты и перевели на Кавказ в действующую армию.<text:span text:style-name="T6"/></text:p>
      <text:p text:style-name="P61" loext:marker-style-name="T6"/>
      <text:p text:style-name="P49" loext:marker-style-name="T6"><text:span text:style-name="T3">Историческое значение:</text:span> Они разработали первую революционную программу и план будущего устройства страны. Впервые была совершена практическая попытка изменить социально-политическую систему России. Идеи и деятельность декабристов оказали существенное влияние на следующие поколения общественных деятелей.</text:p>
      <text:h text:style-name="P59" text:outline-level="1" loext:marker-style-name="T6"><text:span text:style-name="T5">№</text:span><text:span text:style-name="T21">24: Внутренняя политика в России в царствование Николая </text:span><text:span text:style-name="T26">I</text:span><text:span text:style-name="T21">.</text:span></text:h>
      <text:p text:style-name="P61" loext:marker-style-name="T6"/>
      <text:p text:style-name="P49" loext:marker-style-name="T6"><text:span text:style-name="T22">Николай </text:span><text:span text:style-name="T52">I</text:span><text:span text:style-name="T22"> (1825 – 1855) </text:span></text:p>
      <text:p text:style-name="P49" loext:marker-style-name="T6"><text:span text:style-name="T22">Николай </text:span><text:span text:style-name="T52">I</text:span><text:span text:style-name="T22"> усилил центральное управление страной через СЕИВК (Собственная его Императорского Величества канцелярия), существовала 1812-1917 гг. Всего 6 отделений (4 – канцелярия императрицы, 5 – крестьянский вопрос, 6 – управление закавказьем)</text:span></text:p>
      <text:p text:style-name="P49" loext:marker-style-name="T6"><text:span text:style-name="T22">1-ое отделение занималось личными бумагами императора. </text:span><text:span text:style-name="T23"/></text:p>
      <text:p text:style-name="P49" loext:marker-style-name="T6"><text:span text:style-name="T22">2-ое отделение – кодификационное - занималось законодательством Российской империи с 1826 <text:s/>г. Под руководством Сперанского 2-е отделение создало полный свод законов РИ и опубликовало его в 1832 г. За проделанную работу Сперанский получил орден Андрея первозванного</text:span><text:span text:style-name="T23"/></text:p>
      <text:p text:style-name="P49" loext:marker-style-name="T6"><text:span text:style-name="T22">3-е отделение – политическая полиция – цель: политический надзор, цензура, проведение секретных операций против внутренних врагов. Всего в нем работало <text:s/>~40-50 человек.</text:span><text:span text:style-name="T23"/></text:p>
      <text:p text:style-name="P49" loext:marker-style-name="T6"><text:span text:style-name="T22">Глава 3-го отделения – А. Х. Бенкендорф.</text:span><text:span text:style-name="T23"/></text:p>
      <text:p text:style-name="P49" loext:marker-style-name="T6"><text:span text:style-name="T22"><text:s/>Создан корпус жандармов в 1827. Глава – Л. В. Дубельт. Цель – открытый надзор.</text:span><text:span text:style-name="T23"/></text:p>
      <text:p text:style-name="P60" loext:marker-style-name="T6"><text:span text:style-name="T53">Теория официальной народности</text:span><text:span text:style-name="T22">.</text:span></text:p>
      <text:p text:style-name="P49" loext:marker-style-name="T6"><text:span text:style-name="T22">Созданная министром народного просвещения Уваровым. Согласно ей Россия держится на трех вещах:</text:span><text:span text:style-name="T23"/></text:p>
      <text:list text:style-name="WWNum1">
        <text:list-item>
          <text:p text:style-name="P93" loext:marker-style-name="T6"><text:span text:style-name="T22">Самодержавие</text:span><text:span text:style-name="T23"/></text:p>
        </text:list-item>
        <text:list-item>
          <text:p text:style-name="P93" loext:marker-style-name="T6"><text:span text:style-name="T22">Православие</text:span><text:span text:style-name="T23"/></text:p>
        </text:list-item>
        <text:list-item>
          <text:p text:style-name="P93" loext:marker-style-name="T6"><text:span text:style-name="T22">Народность</text:span><text:span text:style-name="T23"/></text:p>
        </text:list-item>
      </text:list>
      <text:p text:style-name="P61" loext:marker-style-name="T6"/>
      <text:p text:style-name="P49" loext:marker-style-name="T6"><text:soft-page-break/><text:span text:style-name="T24">1826 г.</text:span><text:span text:style-name="T22"> – цензурный “</text:span><text:span text:style-name="T54">чугунный</text:span><text:span text:style-name="T22">” устав. Надзор за печатью и СМИ. Очень жесткие правила.</text:span></text:p>
      <text:p text:style-name="P49" loext:marker-style-name="T6"><text:span text:style-name="T24">1835 г.</text:span><text:span text:style-name="T22"> – новый университетский устав. Ограничил автономию университетов. Вводилась должность “попечитель” университета, который утверждает должности. Усиливается надзор над студентами.</text:span></text:p>
      <text:p text:style-name="P60" loext:marker-style-name="T6"><text:span text:style-name="T53">Крестьянский вопрос.</text:span><text:span text:style-name="T55"/></text:p>
      <text:p text:style-name="P49" loext:marker-style-name="T6"><text:span text:style-name="T24">1837-1841 гг.</text:span><text:span text:style-name="T22"> – реформа гос деревни Кисилева.</text:span></text:p>
      <text:list text:continue-list="list682940200" text:style-name="WWNum2">
        <text:list-item>
          <text:p text:style-name="P94" loext:marker-style-name="T6"><text:span text:style-name="T22">В 1837 г. создано министерство государственных имуществ.</text:span><text:span text:style-name="T23"/></text:p>
        </text:list-item>
        <text:list-item>
          <text:p text:style-name="P94" loext:marker-style-name="T6"><text:span text:style-name="T22">Элементы самоуправления в крестьянской общине</text:span><text:span text:style-name="T23"/></text:p>
        </text:list-item>
        <text:list-item>
          <text:p text:style-name="P94" loext:marker-style-name="T6"><text:span text:style-name="T22">Оброк теперь зависит от дохода хозяйства.</text:span><text:span text:style-name="T23"/></text:p>
        </text:list-item>
      </text:list>
      <text:p text:style-name="P60" loext:marker-style-name="T6"><text:span text:style-name="T53">Денежная реформа Канкрина.</text:span><text:span text:style-name="T55"/></text:p>
      <text:p text:style-name="P49" loext:marker-style-name="T6"><text:span text:style-name="T24">1839-1843 гг.</text:span><text:span text:style-name="T22"> </text:span></text:p>
      <text:list text:style-name="WWNum3">
        <text:list-item>
          <text:p text:style-name="P95" loext:marker-style-name="T6"><text:span text:style-name="T22">Введение серебряного рубля</text:span><text:span text:style-name="T23"/></text:p>
        </text:list-item>
        <text:list-item>
          <text:p text:style-name="P95" loext:marker-style-name="T6"><text:span text:style-name="T22">Курс серебряного рубля привязан к бумажному</text:span><text:span text:style-name="T23"/></text:p>
        </text:list-item>
        <text:list-item>
          <text:p text:style-name="P95" loext:marker-style-name="T6"><text:span text:style-name="T22">Замена ассигнаций кредитными билетами.</text:span><text:span text:style-name="T23"/></text:p>
        </text:list-item>
      </text:list>
      <text:p text:style-name="P96" loext:marker-style-name="T23"/>
      <text:h text:style-name="P59" text:outline-level="1" loext:marker-style-name="T6"><text:span text:style-name="T5">№</text:span><text:span text:style-name="T21">25: Внешняя политика России во второй четверти </text:span><text:span text:style-name="T26">XIX</text:span><text:span text:style-name="T21"> в.</text:span></text:h>
      <text:p text:style-name="P61" loext:marker-style-name="T6"/>
      <text:p text:style-name="P49" loext:marker-style-name="T6"><text:span text:style-name="T53">Восточный вопрос – </text:span><text:span text:style-name="T22">борьба европейских держав за контроль над владениями Османской империи (конец </text:span><text:span text:style-name="T52">XVIII</text:span><text:span text:style-name="T22"> – начало </text:span><text:span text:style-name="T52">XX</text:span><text:span text:style-name="T22"> вв.)</text:span></text:p>
      <text:p text:style-name="P49" loext:marker-style-name="T6"><text:span text:style-name="T22">Российские цели в вопросе: контроль над проливами Босфор и Дарданелы (выход из черного моря в средиземное), усиление влияния в Дунайских княжествах, на Балканах и Кавказе.</text:span><text:span text:style-name="T23"/></text:p>
      <text:p text:style-name="P60" loext:marker-style-name="T6"><text:span text:style-name="T53">Русско-Иранская война. 1826 – 1828 гг.</text:span><text:span text:style-name="T55"/></text:p>
      <text:p text:style-name="P49" loext:marker-style-name="T6"><text:span text:style-name="T24">Причина</text:span><text:span text:style-name="T22">: Нападение на Российское посольство (там убили Грибоедова).</text:span></text:p>
      <text:p text:style-name="P49" loext:marker-style-name="T6"><text:span text:style-name="T24">Итоги</text:span><text:span text:style-name="T22">: Восточная Армения вошла в состав Российской Империи.</text:span></text:p>
      <text:p text:style-name="P60" loext:marker-style-name="T6"><text:span text:style-name="T53">Русско-Турецкая война. 1828 – 1829 гг.</text:span><text:span text:style-name="T55"/></text:p>
      <text:p text:style-name="P49" loext:marker-style-name="T6"><text:span text:style-name="T24">Причины</text:span><text:span text:style-name="T22">: Разногласия Турции и России на западном Кавказе.</text:span></text:p>
      <text:p text:style-name="P49" loext:marker-style-name="T6"><text:span text:style-name="T24">Итоги</text:span><text:span text:style-name="T22">: Россия закрепила за собой часть Закавказья и Черноморское побережье. Автономия Дунайских княжеств и Сербии от османов была расширена, а в 1830 году при поддержке России, Великобритании и Франции Греция получила от Турции независимость.</text:span></text:p>
      <text:p text:style-name="P60" loext:marker-style-name="T6"><text:span text:style-name="T53">Европа.</text:span><text:span text:style-name="T55"/></text:p>
      <text:p text:style-name="P49" loext:marker-style-name="T6"><text:soft-page-break/><text:span text:style-name="T24">1830 г.</text:span><text:span text:style-name="T22"> – революция во Франции. </text:span><text:span text:style-name="T56">Следствие:</text:span></text:p>
      <text:p text:style-name="P49" loext:marker-style-name="T6"><text:span text:style-name="T24">1830 – 1831 гг.</text:span><text:span text:style-name="T22"> – восстание в Царстве Польском. Подавлено.<text:line-break/></text:span><text:span text:style-name="T24">Итоги</text:span><text:span text:style-name="T22">: Отмена Конституции Польши, ограничение автономии.</text:span></text:p>
      <text:p text:style-name="P49" loext:marker-style-name="T6"><text:span text:style-name="T24">1848 г.</text:span><text:span text:style-name="T22"> – Весна Народов – революции в Европе</text:span></text:p>
      <text:p text:style-name="P49" loext:marker-style-name="T6"><text:span text:style-name="T22">Подавление Венгерского восстания в Австрии Россией.</text:span><text:span text:style-name="T23"/></text:p>
      <text:p text:style-name="P60" loext:marker-style-name="T6"><text:span text:style-name="T53">Крымская война</text:span><text:span text:style-name="T57"> 1853 – 1856 </text:span><text:span text:style-name="T58">гг.</text:span></text:p>
      <text:p text:style-name="P49" loext:marker-style-name="T6"><text:span text:style-name="T24">Причины</text:span><text:span text:style-name="T22">:</text:span></text:p>
      <text:list text:continue-list="list3494261171" text:style-name="WWNum4">
        <text:list-item>
          <text:p text:style-name="P97" loext:marker-style-name="T6"><text:span text:style-name="T22">Противоречия между Россией и европейскими державами</text:span><text:span text:style-name="T23"/></text:p>
        </text:list-item>
        <text:list-item>
          <text:p text:style-name="P97" loext:marker-style-name="T6"><text:span text:style-name="T22">Обострение Восточного вопроса</text:span><text:span text:style-name="T23"/></text:p>
        </text:list-item>
        <text:list-item>
          <text:p text:style-name="P97" loext:marker-style-name="T6"><text:span text:style-name="T22">Обострение русско-турецких отношений.</text:span><text:span text:style-name="T23"/></text:p>
        </text:list-item>
        <text:list-item>
          <text:p text:style-name="P97" loext:marker-style-name="T6"><text:span text:style-name="T22">Реваншизм императора Франции Наполеона </text:span><text:span text:style-name="T52">III</text:span></text:p>
        </text:list-item>
      </text:list>
      <text:p text:style-name="P49" loext:marker-style-name="T6"><text:span text:style-name="T24">1852 г.</text:span><text:span text:style-name="T22"> – конфликт России и Франции из-за палестинских святынь</text:span></text:p>
      <text:p text:style-name="P49" loext:marker-style-name="T6"><text:span text:style-name="T24">4 октября 1853 г.</text:span><text:span text:style-name="T22"> – объявление Османской империи войны России</text:span></text:p>
      <text:p text:style-name="P49" loext:marker-style-name="T6"><text:span text:style-name="T24">18 ноября 1853 г.</text:span><text:span text:style-name="T22"> – Синопское Сражение на море. Победа Русского флота.</text:span></text:p>
      <text:p text:style-name="P49" loext:marker-style-name="T6"><text:span text:style-name="T22">Великобритания, Франция и Сардиния вступают в войну в конце года на стороне Турции.</text:span><text:span text:style-name="T23"/></text:p>
      <text:p text:style-name="P49" loext:marker-style-name="T6"><text:span text:style-name="T24">1854 г.</text:span><text:span text:style-name="T22"> – Вход Британского и Французского флота в черное море. Он громит Российский, доминируя.</text:span></text:p>
      <text:p text:style-name="P49" loext:marker-style-name="T6"><text:span text:style-name="T22">Остатки Флота затоплены у бухты в Севастополе.</text:span><text:span text:style-name="T23"/></text:p>
      <text:p text:style-name="P98" loext:marker-style-name="T6"><text:span text:style-name="T22">Осада Севастополя, Меньшиков – предводитель армии.<text:tab/></text:span><text:span text:style-name="T23"/></text:p>
      <text:p text:style-name="P98" loext:marker-style-name="T6"><text:span text:style-name="T22">Осада продолжается до августа 55 года. В феврале 55 умирает Николай </text:span><text:span text:style-name="T52">I</text:span></text:p>
      <text:p text:style-name="P98" loext:marker-style-name="T6"><text:span text:style-name="T22">Март 1856 – Парижский мир.</text:span><text:span text:style-name="T23"/></text:p>
      <text:p text:style-name="P98" loext:marker-style-name="T6"><text:span text:style-name="T22">Итоги Парижского мира:</text:span><text:span text:style-name="T23"/></text:p>
      <text:list text:continue-list="list3820378516" text:style-name="WWNum5">
        <text:list-item>
          <text:p text:style-name="P99" loext:marker-style-name="T6"><text:span text:style-name="T22">Россия отдает небольшую территорию устья Дуная.</text:span><text:span text:style-name="T23"/></text:p>
        </text:list-item>
        <text:list-item>
          <text:p text:style-name="P99" loext:marker-style-name="T6"><text:span text:style-name="T22">Черное море становится нейтральным. Запрет на военные корабли обеих сторон</text:span><text:span text:style-name="T23"/></text:p>
        </text:list-item>
        <text:list-item>
          <text:p text:style-name="P99" loext:marker-style-name="T6"><text:span text:style-name="T22">Обмен захваченных крепостей на Кавказе на Севастополь</text:span><text:span text:style-name="T23"/></text:p>
        </text:list-item>
        <text:list-item>
          <text:p text:style-name="P99" loext:marker-style-name="T6"><text:span text:style-name="T22">Лишение России протектората над Дунайскими княжествами и христианами в Османской империи.</text:span><text:span text:style-name="T23"/></text:p>
        </text:list-item>
      </text:list>
      <text:p text:style-name="P96" loext:marker-style-name="T23"/>
      <text:h text:style-name="P59" text:outline-level="1" loext:marker-style-name="T6"><text:soft-page-break/><text:span text:style-name="T5">№</text:span><text:span text:style-name="T21">2</text:span><text:span text:style-name="T26">6: </text:span><text:span text:style-name="T21">Отмена крепостного права: причины, содержание реформы и ее последствия.</text:span></text:h>
      <text:p text:style-name="P60" loext:marker-style-name="T6"><text:span text:style-name="T53">Личность Александра II (в двух словах)</text:span><text:span text:style-name="T55"/></text:p>
      <text:p text:style-name="P49" loext:marker-style-name="T59"><text:span text:style-name="T56">Александр II – сын Николая I, родился 29 апреля 1818 г. (правил 1855 -1881) реформировал многие сферы жизни Российской империи и в 1861 году отменил крепостное право.</text:span><text:span text:style-name="T60"/></text:p>
      <text:p text:style-name="P60" loext:marker-style-name="T6"><text:span text:style-name="T53">Причины.</text:span><text:span text:style-name="T55"/></text:p>
      <text:p text:style-name="P49" loext:marker-style-name="T6"><text:span text:style-name="T24">Основные причины</text:span><text:span text:style-name="T22">:</text:span></text:p>
      <text:list text:style-name="WWNum47">
        <text:list-item>
          <text:p text:style-name="P100" loext:marker-style-name="T6"><text:span text:style-name="T22">Кризис крепостнической системы</text:span><text:span text:style-name="T23"/></text:p>
        </text:list-item>
        <text:list-item>
          <text:p text:style-name="P100" loext:marker-style-name="T6"><text:span text:style-name="T22">Крестьянские волнения, особенно усилившиеся во время Крымской войны.<text:line-break/>(Крестьяне, к которым царская власть обратилась за помощью, призывая в ополчение, полагали тем самым, что своей службой они заслужат себе свободу от крепостной зависимости.)</text:span><text:span text:style-name="T23"/></text:p>
        </text:list-item>
      </text:list>
      <text:p text:style-name="P101" loext:marker-style-name="T59"/>
      <text:p text:style-name="P60" loext:marker-style-name="T6"><text:span text:style-name="T24">Предпосылки и подготовка Отмены крепостного права.</text:span><text:span text:style-name="T25"/></text:p>
      <text:p text:style-name="P49" loext:marker-style-name="T6"><text:span text:style-name="T3">Предпосылки</text:span>:</text:p>
      <text:p text:style-name="P49" loext:marker-style-name="T6"><text:s text:c="4"/>• Рост числа вооружённых крестьянских выступлений.<text:span text:style-name="T6"/></text:p>
      <text:p text:style-name="P49" loext:marker-style-name="T6"><text:s text:c="4"/>• Низкая производительность труда в сельском хозяйстве.<text:span text:style-name="T6"/></text:p>
      <text:p text:style-name="P49" loext:marker-style-name="T6"><text:s text:c="4"/>• Невозможность развивать современную промышленность.<text:span text:style-name="T6"/></text:p>
      <text:p text:style-name="P49" loext:marker-style-name="T6"><text:s text:c="4"/>• Отсутствие рынка рабочей силы.<text:span text:style-name="T6"/></text:p>
      <text:p text:style-name="P49" loext:marker-style-name="T6"><text:s text:c="4"/>• Усиливающееся экономическое отставание России от европейских стран.<text:span text:style-name="T6"/></text:p>
      <text:p text:style-name="P49" loext:marker-style-name="T23"><text:span text:style-name="T22">При подготовке реформы среди помещиков шли оживленные споры о механизме освобождения. Помещики нечерноземных губерний, где крестьяне находились в основном на оброке, предлагали наделить крестьян землей с полным освобождением от помещичьей власти, но с выплатой большого выкупа за землю.</text:span><text:span text:style-name="T23"/></text:p>
      <text:p text:style-name="P60" loext:marker-style-name="T6"><text:span text:style-name="T3">Содержание Манифеста и «Положений». Правовое положение крестьян.</text:span><text:span text:style-name="T5"/></text:p>
      <text:p text:style-name="P49" loext:marker-style-name="T23"><text:span text:style-name="T22">19 феврале 1861 в Петербурге Александр II подписал «Манифест» об отмене крепостного права и «Положения о крестьянах, выходящих из крепостной зависимости», состоявшие из 17 законодательных актов. Основной акт — «Общее положение о крестьянах, вышедших из крепостной зависимости»</text:span><text:span text:style-name="T23"/></text:p>
      <text:p text:style-name="P49" loext:marker-style-name="T23"><text:span text:style-name="T22">Согласно Манифесту, крестьянам были присвоены гражданские права:</text:span><text:span text:style-name="T23"/></text:p>
      <text:list text:style-name="WWNum48">
        <text:list-item>
          <text:p text:style-name="P102" loext:marker-style-name="T23"><text:soft-page-break/><text:span text:style-name="T22">Свобода вступления в брак</text:span><text:span text:style-name="T23"/></text:p>
        </text:list-item>
        <text:list-item>
          <text:p text:style-name="P102" loext:marker-style-name="T23"><text:span text:style-name="T22">Самостоятельное заключение договоров и ведение судебных дел</text:span><text:span text:style-name="T23"/></text:p>
        </text:list-item>
        <text:list-item>
          <text:p text:style-name="P102" loext:marker-style-name="T23"><text:span text:style-name="T22">Приобретение недвижимого имущества на своё имя.</text:span><text:span text:style-name="T23"/></text:p>
        </text:list-item>
      </text:list>
      <text:p text:style-name="P49" loext:marker-style-name="T23"><text:span text:style-name="T22">Крестьянству даровалась юридическая свобода, но земля объявлялась помещичьей собственностью.</text:span><text:span text:style-name="T23"/></text:p>
      <text:p text:style-name="P60" loext:marker-style-name="T6"><text:span text:style-name="T3">Наделение землёй и выкупная операция.</text:span><text:span text:style-name="T5"/></text:p>
      <text:p text:style-name="P49" loext:marker-style-name="T23"><text:span text:style-name="T22">Наделение крестьян землёй и порядок несения повинностей определялись по добровольному соглашению между помещиками и крестьянами. Для выкупа земель крестьянам предоставлялось пособие в виде ссуды. Земля могла выкупаться как общиной, так и отдельным крестьянином.</text:span><text:span text:style-name="T23"/></text:p>
      <text:p text:style-name="P60" loext:marker-style-name="T6"><text:span text:style-name="T3">Значение отмены крепостного права для социально-экономического развития России.</text:span><text:span text:style-name="T5"/></text:p>
      <text:p text:style-name="P49" loext:marker-style-name="T23"><text:span text:style-name="T22">Главные перемены, конечно же, произошли в экономической сфере: земля стала товаром, который можно покупать и продавать; на рынке труда появилось множество свободных рабочих рук; у высших слоёв общества появились стимулы вкладывать деньги в развитие производства.</text:span><text:span text:style-name="T23"/></text:p>
      <text:p text:style-name="P49" loext:marker-style-name="T23"><text:span text:style-name="T22"><text:line-break/>Последствиями «крепостнической» реформы стало обнищание крестьян по всей стране. Средние крестьянские наделы за последующие 20 лет сократились почти на 30% — с 4,8 до 3,5 десятин, появилось множество разорившихся крестьян и людей, которые перебивались случайными заработками.</text:span><text:span text:style-name="T23"/></text:p>
      <text:p text:style-name="P96" loext:marker-style-name="T23"/>
      <text:h text:style-name="P59" text:outline-level="1" loext:marker-style-name="T6"><text:span text:style-name="T5">№</text:span><text:span text:style-name="T21">27: Либеральные реформы 1860-70-х гг. (местное самоуправление, судопроизводство, образование, вооруженные силы).</text:span></text:h>
      <text:p text:style-name="P60" loext:marker-style-name="T6"><text:span text:style-name="T53">Положение о земских учреждениях и Городовое положение.</text:span><text:span text:style-name="T55"/></text:p>
      <text:p text:style-name="P49" loext:marker-style-name="T6">В России появлялись земские органы — губернские и уездные земские собрания. Местное население выбирало гласных по сословиям:<text:span text:style-name="T6"/></text:p>
      <text:p text:style-name="P49" loext:marker-style-name="T6"><text:s text:c="4"/>• местные помещики (землевладельческая курия)<text:span text:style-name="T6"/></text:p>
      <text:p text:style-name="P49" loext:marker-style-name="T6"><text:s text:c="4"/>• горожане (городская курия)<text:span text:style-name="T6"/></text:p>
      <text:p text:style-name="P49" loext:marker-style-name="T6"><text:s text:c="4"/>• крестьяне (крестьянская курия)<text:span text:style-name="T6"/></text:p>
      <text:p text:style-name="P49" loext:marker-style-name="T6">В первых двух куриях вводился имущественный ценз (нужно владеть землёй в первой, быть собственником городской недвижимости во второй).<text:line-break/><text:soft-page-break/>В крестьянской курии выборы были многоступенчатые, что ограничивало их число.<text:line-break/>До выборов в земство доходили наиболее зажиточные и наиболее лояльные к власти крестьяне. Большинство мест в собраниях получало дворянство, затем крестьяне и потом представители городских сословий. К функциям земства относились:<text:span text:style-name="T6"/></text:p>
      <text:p text:style-name="P49" loext:marker-style-name="T6"><text:s text:c="4"/>• продовольственная помощь населению<text:span text:style-name="T6"/></text:p>
      <text:p text:style-name="P49" loext:marker-style-name="T6"><text:s text:c="4"/>• ветеринарная помощь и др.<text:span text:style-name="T6"/></text:p>
      <text:p text:style-name="P49" loext:marker-style-name="T6">Через земство местное население могло повлиять на условия своей жизни. Земство вводилось в тех губерниях, где в большом количестве проживало русское поместное дворянство и русское население. Земства не создавались в северных губерниях и в Сибири (где доминировали бы крестьяне), в Польше, Белоруссии, западной Малороссии (где доминировало бы польское дворянство), в Закавказье (где остро обстоял национальный вопрос). Там, где земство было введено, значительно улучшилось положение сельского хозяйства. Стали появляться школы, больницы и другие благотворительные проекты.<text:span text:style-name="T6"/></text:p>
      <text:p text:style-name="P49" loext:marker-style-name="T6">Земства превратились в очаги общественной деятельности и либерализма. Деятели земства, даже знатного происхождения, становились приверженцами радикальных идей. Дворянство больше не являлось опорой самодержавной власти.<text:span text:style-name="T6"/></text:p>
      <text:p text:style-name="P49" loext:marker-style-name="T6">Появляется термин разночинцы. До 1861 года все жители Империи принадлежали к какому-либо сословию, но теперь люди получали высшее образование и выходили далеко за рамки своего сословия, становясь врачами, юристами, учёными…<text:span text:style-name="T6"/></text:p>
      <text:p text:style-name="P60" loext:marker-style-name="T6"><text:span text:style-name="T53">Причины проведения политических реформ.</text:span><text:span text:style-name="T55"/></text:p>
      <text:p text:style-name="P49" loext:marker-style-name="T6">Прежде все местное самоуправление находилось в руках поместного дворянства. Помещики обладали и судебной властью над своими крестьянами. После того как крестьянство приобрело личную свободу и гражданские права, местное управление и суд необходимо было реформировать.<text:span text:style-name="T6"/></text:p>
      <text:p text:style-name="P60" loext:marker-style-name="T6"><text:span text:style-name="T53">Преобразование судебной системы.</text:span><text:span text:style-name="T55"/></text:p>
      <text:p text:style-name="P49" loext:marker-style-name="T6"><text:span text:style-name="T3">Первый этап.</text:span><text:span text:style-name="T5"/></text:p>
      <text:p text:style-name="P49" loext:marker-style-name="T6">1863 год, манифест Александра II об отмене телесных наказаний<text:span text:style-name="T6"/></text:p>
      <text:p text:style-name="P49" loext:marker-style-name="T6"><text:soft-page-break/>В 1863 году в России отменяются телесные наказания по приговорам судов общей юрисдикции. Но волостные суды оставили за собой право вынесения в качестве приговора для заключённых и ссыльных, а также в армии.<text:span text:style-name="T6"/></text:p>
      <text:p text:style-name="P49" loext:marker-style-name="T5"><text:span text:style-name="T3">Второй этап.</text:span><text:span text:style-name="T5"/></text:p>
      <text:p text:style-name="P49" loext:marker-style-name="T6">20 ноября 1864 года были учреждены судебные уставы — устав уголовного судопроизводства и гражданского. Они провозгласили 4 принципа, на которых базируется судебная система:<text:span text:style-name="T6"/></text:p>
      <text:list text:style-name="WWNum54">
        <text:list-item>
          <text:p text:style-name="P103" loext:marker-style-name="T6">Бессословность. Участие в судебном процессе не зависит от принадлежности человека к сословию.<text:span text:style-name="T6"/></text:p>
        </text:list-item>
        <text:list-item>
          <text:p text:style-name="P103" loext:marker-style-name="T6">Гласность. Большинство судебных заседаний проходили при открытых дверях, на них могли прийти все желающие, в том числе представители прессы. Исключение соствляли дела, имевшие политический характер.<text:span text:style-name="T6"/></text:p>
        </text:list-item>
        <text:list-item>
          <text:p text:style-name="P103" loext:marker-style-name="T6">Независимость суда от администрации. Администрация не имеет возможности воздействия на суд и судей.<text:span text:style-name="T6"/></text:p>
        </text:list-item>
        <text:list-item>
          <text:p text:style-name="P103" loext:marker-style-name="T6">Состязательность<text:span text:style-name="T6"/></text:p>
        </text:list-item>
      </text:list>
      <text:p text:style-name="P49" loext:marker-style-name="T6">На высшем уровне создавался мировой суд, состоящий из одного человека — мирового судьи. Они выбирались земскими собраниями и городскими думами. Мировым судьёй мог стать человек, обладающий хотя бы средним образованием и имуществом на определённую сумму. Они рассматривали мелкие гражданские иски (до 500 рублей) и могли приговаривать к небольшим штрафам или к тюремным заключениям (до года).<text:span text:style-name="T6"/></text:p>
      <text:p text:style-name="P49" loext:marker-style-name="T6">Более крупные вопросы решались в окружных судах, создававшихся на уровне губернии. Судьи и их помощники назначались правительством: выбирались сенатом и утверждались императором. Судей можно было сменить только через специальные процедуры. С 1864 года в России вводится такая категория, как присяжные заседатели.<text:span text:style-name="T6"/></text:p>
      <text:p text:style-name="P49" loext:marker-style-name="T6">Над окружными судами стоит судебная палата. Высшим судебным кассационным органом оставался сенат. Он рассматривал выполнение законодательных норм в ходе судебного процесса и, в случае их нарушения, мог отправить дело заново.<text:span text:style-name="T6"/></text:p>
      <text:p text:style-name="P49" loext:marker-style-name="T6">Вводилась должность судебных следователей, не связанных с полицией, и нотариат.<text:span text:style-name="T6"/></text:p>
      <text:p text:style-name="P60" loext:marker-style-name="T6"><text:span text:style-name="T53">Реформы в области народного образования и печати.</text:span><text:span text:style-name="T55"/></text:p>
      <text:p text:style-name="P62" loext:marker-style-name="T6"><text:span text:style-name="T3">1864 г.</text:span>- «Устав гимназий» и «Положение о народных училищах»<text:line-break/>Регламентируют начальное и среднее образование. <text:line-break/><text:span text:style-name="T3">Цель</text:span>: доступное всесословное образование</text:p>
      <text:p text:style-name="P62" loext:marker-style-name="T6"><text:soft-page-break/>Наряду с государственными школами возникли:<text:span text:style-name="T6"/></text:p>
      <text:list text:style-name="WWNum59">
        <text:list-item>
          <text:p text:style-name="P104" loext:marker-style-name="T6">Земские<text:span text:style-name="T6"/></text:p>
        </text:list-item>
        <text:list-item>
          <text:p text:style-name="P104" loext:marker-style-name="T6">Церковно-приходские<text:span text:style-name="T6"/></text:p>
        </text:list-item>
        <text:list-item>
          <text:p text:style-name="P104" loext:marker-style-name="T6">Воскресные<text:span text:style-name="T6"/></text:p>
        </text:list-item>
        <text:list-item>
          <text:p text:style-name="P104" loext:marker-style-name="T6">Частные<text:span text:style-name="T6"/></text:p>
        </text:list-item>
      </text:list>
      <text:p text:style-name="P62" loext:marker-style-name="T6">Гимназии были разделены на классические и реальные. В них принимались дети всех сословий, способных внести плату за обучение<text:span text:style-name="T6"/></text:p>
      <text:p text:style-name="P49" loext:marker-style-name="T6"><text:span text:style-name="T3">1863 г.</text:span>- новый Устав, возвращавший автономию университетам, ликвидированную Николаем I в 1835 г. Были уменьшены права попечителя, увеличены права университетских учёных советов, преподавателей, студентов. Восстанавливалась самостоятельность решения административно-финансовых и научно-педагогических вопросов.</text:p>
      <text:p text:style-name="P61" loext:marker-style-name="T6"/>
      <text:p text:style-name="P60" loext:marker-style-name="T6">Основа обучения:<text:line-break/>(в зависимости от решения конкретного земства и его финансовых возможностей)<text:span text:style-name="T6"/></text:p>
      <text:list text:style-name="WWNum55">
        <text:list-item>
          <text:p text:style-name="P105" loext:marker-style-name="T6">Платная<text:span text:style-name="T6"/></text:p>
        </text:list-item>
        <text:list-item>
          <text:p text:style-name="P105" loext:marker-style-name="T6">Бюджетная<text:span text:style-name="T6"/></text:p>
        </text:list-item>
      </text:list>
      <text:p text:style-name="P61" loext:marker-style-name="T6"/>
      <text:p text:style-name="P49" loext:marker-style-name="T6">В гимназиях изучались предметы и классические языки, знание которых было необходимым для поступления в высшие учебные заведения. Были также созданы училища, которые давали образование среднего уровня с уклоном в естественные науки.<text:span text:style-name="T6"/></text:p>
      <text:p text:style-name="P49" loext:marker-style-name="T6">Был основан ещё один университет — Новороссийский, который находился в Одессе.<text:span text:style-name="T6"/></text:p>
      <text:p text:style-name="P49" loext:marker-style-name="T6">Женщины получили право посещать университет в качестве вольнослушательниц, а в эпоху Александра II появились высшие женские курсы, где женщины получали образование университетского уровня. Такие открывались в Москве и в Петербурге.<text:span text:style-name="T6"/></text:p>
      <text:p text:style-name="P62" loext:marker-style-name="T6"><text:span text:style-name="T3">1865 г.-</text:span> «Временные правила» о печати.<text:line-break/>Они отменили предварительную цензуру для ряда печатных изданий: книг, рассчитанных на состоятельную и образованную часть общества, а также центральных периодических изданий. Новые правила не распространялись на провинциальную печать и массовую литературу для народа</text:p>
      <text:p text:style-name="P61" loext:marker-style-name="T6"><text:soft-page-break/></text:p>
      <text:p text:style-name="P60" loext:marker-style-name="T6"><text:span text:style-name="T53">Военные реформы.</text:span><text:span text:style-name="T55"/></text:p>
      <text:p text:style-name="P49" loext:marker-style-name="T6"><text:span text:style-name="T3">1874 г.-</text:span> Закон о всесословной воинской повинности мужчин, достигших 20 лет.</text:p>
      <text:p text:style-name="P49" loext:marker-style-name="T6"><text:span text:style-name="T3">Срок</text:span> действительной службы:</text:p>
      <text:list text:style-name="WWNum56">
        <text:list-item>
          <text:p text:style-name="P106" loext:marker-style-name="T6">Сухопутные войска: до 6 лет<text:span text:style-name="T6"/></text:p>
        </text:list-item>
        <text:list-item>
          <text:p text:style-name="P106" loext:marker-style-name="T6">На флоте: до 7 лет.<text:span text:style-name="T6"/></text:p>
        </text:list-item>
      </text:list>
      <text:p text:style-name="P49" loext:marker-style-name="T6">Сроки действительной службы в значительной степени <text:span text:style-name="T3">сокращались</text:span> в зависимости от образовательного ценза. Лица, имевшие высшее образование, служили всего полгода.</text:p>
      <text:p text:style-name="P62" loext:marker-style-name="T6">В 60-х годах началось <text:span text:style-name="T3">перевооружение</text:span> армии:</text:p>
      <text:list text:style-name="WWNum57">
        <text:list-item>
          <text:p text:style-name="P107" loext:marker-style-name="T6">Замена гладкоствольного оружия нарезным<text:span text:style-name="T6"/></text:p>
        </text:list-item>
        <text:list-item>
          <text:p text:style-name="P107" loext:marker-style-name="T6">Введение системы стальных артиллерийских орудий<text:span text:style-name="T6"/></text:p>
        </text:list-item>
        <text:list-item>
          <text:p text:style-name="P107" loext:marker-style-name="T6">Улучшение конного парка.<text:span text:style-name="T6"/></text:p>
        </text:list-item>
        <text:list-item>
          <text:p text:style-name="P107" loext:marker-style-name="T6">Ускоренное развитие военного парового флота.<text:span text:style-name="T6"/></text:p>
        </text:list-item>
      </text:list>
      <text:p text:style-name="P62" loext:marker-style-name="T6">Для подготовки офицерских кадров создавались военные гимназии, специализированные юнкерские училища и академии — Генерального штаба, Артиллерийская, Инженерная и др. Улучшилась система управления вооруженными силами<text:span text:style-name="T6"/></text:p>
      <text:p text:style-name="P49" loext:marker-style-name="T6"><text:span text:style-name="T3">Итоги</text:span>:</text:p>
      <text:list text:style-name="WWNum58">
        <text:list-item>
          <text:p text:style-name="P108" loext:marker-style-name="T6">Сокращение численности армии в мирное время<text:span text:style-name="T6"/></text:p>
        </text:list-item>
        <text:list-item>
          <text:p text:style-name="P108" loext:marker-style-name="T6">Поднятие боеспособности<text:span text:style-name="T6"/></text:p>
        </text:list-item>
      </text:list>
      <text:p text:style-name="P61" loext:marker-style-name="T6"/>
      <text:h text:style-name="P109" text:outline-level="1" loext:marker-style-name="T6"><text:span text:style-name="T5">№</text:span><text:span text:style-name="T21">28: Революционное народничество в России.</text:span></text:h>
      <text:p text:style-name="P60" loext:marker-style-name="T6"><text:span text:style-name="T53">Общественно-политический подъём в России в конце 1850-х и в 1860-е гг.</text:span><text:span text:style-name="T55"/></text:p>
      <text:p text:style-name="P49" loext:marker-style-name="T6">Во второй половине XIX века Россия переживала интенсивный социально-политический подъем, который оказал значительное воздействие на ее дальнейшее развитие. В этот период возникли революционные организации и кружки, а также сформировалась идеология народничества.<text:span text:style-name="T6"/></text:p>
      <text:p text:style-name="P60" loext:marker-style-name="T5"><text:span text:style-name="T3">А. И. Герцен, Н. Г. Чернышевский.</text:span><text:span text:style-name="T5"/></text:p>
      <text:p text:style-name="P49" loext:marker-style-name="T6">Герцен пропагандировал свою теорию «общинного социализма» и резко критиковал грабительские условия освобождения крестьян.<text:span text:style-name="T6"/></text:p>
      <text:p text:style-name="P49" loext:marker-style-name="T6"><text:soft-page-break/>Чернышевский также критиковал правительство за сущность реформы, мечтал о социализме, но в отличие от А. И. Герцена видел необходимость использования Россией опыта европейской модели развития.<text:span text:style-name="T6"/></text:p>
      <text:p text:style-name="P60" loext:marker-style-name="T5"><text:span text:style-name="T3">Сущность революционного народничества.</text:span><text:span text:style-name="T5"/></text:p>
      <text:p text:style-name="P49" loext:marker-style-name="T6"><text:span text:style-name="T3">Основные идеи</text:span>: капитализм в России насаждается «сверху» и на русском почве не имеет социальных корней; будущее страны — в общинном социализме, так как крестьяне могут воспринять социалистические идеи; преобразования должны осуществляться революционным методом, силами крестьянства, руководимого организацией революционеров.</text:p>
      <text:p text:style-name="P49" loext:marker-style-name="T6"><text:span text:style-name="T3">Идеологи</text:span>: М. А. Бакунин, П. Л. Лавров и П. Н. Ткачев.</text:p>
      <text:p text:style-name="P60" loext:marker-style-name="T5"><text:span text:style-name="T3">Революционные организации и кружки 1860-х — начала 1870-х гг.</text:span><text:span text:style-name="T5"/></text:p>
      <text:p text:style-name="P49" loext:marker-style-name="T6"><text:span text:style-name="T3">«Земля и воля» (1861—1864).</text:span><text:span text:style-name="T5"/></text:p>
      <text:p text:style-name="P49" loext:marker-style-name="T6"><text:span text:style-name="T3">Программный документ</text:span>: статья Н. П. Огарева «Что нужно народу?». Она предостерегала народ от преждевременных неподготовленных выступлений, призывала к объединению всех революционных сил.</text:p>
      <text:p text:style-name="P49" loext:marker-style-name="T6"><text:span text:style-name="T3">Главные требования</text:span>:</text:p>
      <text:list text:style-name="WWNum60">
        <text:list-item>
          <text:p text:style-name="P110" loext:marker-style-name="T6">Передача земли крестьянам<text:span text:style-name="T6"/></text:p>
        </text:list-item>
        <text:list-item>
          <text:p text:style-name="P110" loext:marker-style-name="T6">Развитие местного самоуправления<text:span text:style-name="T6"/></text:p>
        </text:list-item>
        <text:list-item>
          <text:p text:style-name="P110" loext:marker-style-name="T6">Подготовка к будущим активным действиям для преобразования страны.<text:span text:style-name="T6"/></text:p>
        </text:list-item>
      </text:list>
      <text:p text:style-name="P49" loext:marker-style-name="T6">«Земля и воля» была первой крупной революционно-демократической организацией.<text:span text:style-name="T6"/></text:p>
      <text:p text:style-name="P49" loext:marker-style-name="T6"><text:span text:style-name="T3">Состав</text:span>: чиновники, офицеры, литераторы, студенты (всего несколько сотен человек).</text:p>
      <text:p text:style-name="P49" loext:marker-style-name="T6">Организацию возглавлял Русский центральный народный комитет.<text:span text:style-name="T6"/></text:p>
      <text:p text:style-name="P49" loext:marker-style-name="T5"><text:span text:style-name="T3">«Земля и воля» (1876—1879).</text:span><text:span text:style-name="T5"/></text:p>
      <text:p text:style-name="P49" loext:marker-style-name="T6"><text:span text:style-name="T3">Состав</text:span>: уцелевшие участники «хождения в народ».</text:p>
      <text:p text:style-name="P49" loext:marker-style-name="T6">Программа:<text:span text:style-name="T6"/></text:p>
      <text:list text:style-name="WWNum61">
        <text:list-item>
          <text:p text:style-name="P111" loext:marker-style-name="T6">Осуществление социалистической революции путем свержения самодержавия<text:span text:style-name="T6"/></text:p>
        </text:list-item>
        <text:list-item>
          <text:p text:style-name="P111" loext:marker-style-name="T6">Передача всей земли крестьянам<text:span text:style-name="T6"/></text:p>
        </text:list-item>
        <text:list-item>
          <text:p text:style-name="P111" loext:marker-style-name="T6">Введение «мирского самоуправления» в деревне и городах<text:span text:style-name="T6"/></text:p>
        </text:list-item>
      </text:list>
      <text:p text:style-name="P49" loext:marker-style-name="T5"><text:soft-page-break/><text:span text:style-name="T3">«Народная воля» (1879—1881).</text:span><text:span text:style-name="T5"/></text:p>
      <text:p text:style-name="P49" loext:marker-style-name="T6"><text:span text:style-name="T3">Возглавляли</text:span>: <text:s/>A. И. Желябов, А. Д. Михайлов, С. Л. Перовская, Н. А. Морозов, B. Н. Фигнер и др.</text:p>
      <text:p text:style-name="P49" loext:marker-style-name="T6">Они считали, что народ задавлен и доведен до рабского состояния царским правительством. Поэтому,<text:span text:style-name="T6"/></text:p>
      <text:p text:style-name="P49" loext:marker-style-name="T6"><text:span text:style-name="T3">Главная задача</text:span>: борьба с государством.</text:p>
      <text:p text:style-name="P49" loext:marker-style-name="T6"><text:span text:style-name="T3">Программные требования</text:span>:</text:p>
      <text:list text:style-name="WWNum62">
        <text:list-item>
          <text:p text:style-name="P112" loext:marker-style-name="T6">Подготовка политического переворота<text:span text:style-name="T6"/></text:p>
        </text:list-item>
        <text:list-item>
          <text:p text:style-name="P112" loext:marker-style-name="T6">Свержение самодержавия<text:span text:style-name="T6"/></text:p>
        </text:list-item>
        <text:list-item>
          <text:p text:style-name="P112" loext:marker-style-name="T6">Созыв Учредительного собрания<text:span text:style-name="T6"/></text:p>
        </text:list-item>
        <text:list-item>
          <text:p text:style-name="P112" loext:marker-style-name="T6">Установление в стране демократического строя<text:span text:style-name="T6"/></text:p>
        </text:list-item>
        <text:list-item>
          <text:p text:style-name="P112" loext:marker-style-name="T6">Уничтожение частной собственности<text:span text:style-name="T6"/></text:p>
        </text:list-item>
        <text:list-item>
          <text:p text:style-name="P112" loext:marker-style-name="T6">Передача земли крестьянам, фабрик — рабочим. <text:span text:style-name="T6"/></text:p>
        </text:list-item>
      </text:list>
      <text:p text:style-name="P49" loext:marker-style-name="T6">Народовольцы провели ряд террористических акций против представителей царской администрации, но главной своей целью считали убийство царя. <text:span text:style-name="T6"/></text:p>
      <text:p text:style-name="P49" loext:marker-style-name="T6">Большинство народовольцев было арестовано. Оставшаяся на свободе С. Л. Перовская организовала покушение на царя.<text:span text:style-name="T6"/></text:p>
      <text:p text:style-name="P49" loext:marker-style-name="T6"><text:span text:style-name="T3">1 марта 1881 г.- </text:span>Александр II был смертельно ранен и через несколько часов скончался.</text:p>
      <text:p text:style-name="P61" loext:marker-style-name="T6"/>
      <text:h text:style-name="P109" text:outline-level="1" loext:marker-style-name="T6"><text:span text:style-name="T5">№</text:span><text:span text:style-name="T21">29: Внутренняя политика Александра III.</text:span></text:h>
      <text:p text:style-name="P60" loext:marker-style-name="T6"><text:span text:style-name="T53">Манифест 29 апреля 1881 г. “О незыблемости самодержавия”.</text:span><text:span text:style-name="T55"/></text:p>
      <text:p text:style-name="P49" loext:marker-style-name="T6"><text:span text:style-name="T22">В ответ на цареубийство Александра II был опубликован Манифест 29 апреля 1881 года, который подчеркивал незыблемость самодержавия и утверждал, что царь является непосредственным представителем Божьей воли. Этот манифест стал отправной точкой для введения контрреформ и укрепления авторитарного режима.</text:span><text:span text:style-name="T23"/></text:p>
      <text:p text:style-name="P60" loext:marker-style-name="T6"><text:span text:style-name="T53">Указ 4 августа 1881 г. “Об усиленной охране”.</text:span><text:span text:style-name="T55"/></text:p>
      <text:p text:style-name="P49" loext:marker-style-name="T6"><text:span text:style-name="T22">Указ 4 августа 1881 года, известный как “Указ об усиленной охране”, был направлен на ужесточение политического контроля и подавление деятельности революционных организаций. Он предусматривал расширение полномочий полиции, введение цензуры и ограничение свободы слова и собраний.</text:span><text:span text:style-name="T23"/></text:p>
      <text:p text:style-name="P60" loext:marker-style-name="T6"><text:soft-page-break/><text:span text:style-name="T53">"Контрреформы" в сфере народного образования и печати..</text:span><text:span text:style-name="T55"/></text:p>
      <text:p text:style-name="P49" loext:marker-style-name="T6"><text:span text:style-name="T22">В период после 1881 года правительство ввело ряд “контрреформ” в сфере народного образования и печати. Были ужесточены требования к содержанию учебных программ, введена цензура на печатные издания, а также ограничены возможности для распространения запрещенной литературы.</text:span><text:span text:style-name="T23"/></text:p>
      <text:p text:style-name="P60" loext:marker-style-name="T6"><text:span text:style-name="T53">Аграрно-крестьянский вопрос: перевод крестьян на обязательный выкуп, учреждение крестьянского поземельного банка.</text:span><text:span text:style-name="T55"/></text:p>
      <text:p text:style-name="P49" loext:marker-style-name="T6"><text:span text:style-name="T22">В этот период были предприняты меры по решению аграрно-крестьянского вопроса. Был введен обязательный выкуп земли у помещиков, что позволяло крестьянам стать полноправными владельцами земли. Кроме того, в 1882 был учрежден Крестьянский поземельный банк, который предоставлял кредиты для выкупа земли.</text:span><text:span text:style-name="T23"/></text:p>
      <text:p text:style-name="P60" loext:marker-style-name="T6"><text:span text:style-name="T53">Меры правительства для поддержки помещичьего хозяйства. </text:span><text:span text:style-name="T55"/></text:p>
      <text:p text:style-name="P49" loext:marker-style-name="T6"><text:span text:style-name="T22">Были введены льготы и субсидии для помещиков, например, в виде освобождения от налогов и предоставления земельных участков. Эти меры были направлены на сохранение и укрепление помещичьих (феодальных) отношений.</text:span><text:span text:style-name="T23"/></text:p>
      <text:p text:style-name="P60" loext:marker-style-name="T6"><text:span text:style-name="T53">Введение института земских начальников. </text:span><text:span text:style-name="T55"/></text:p>
      <text:p text:style-name="P49" loext:marker-style-name="T6"><text:span text:style-name="T22">В 1889 году был введен институт земских начальников, которые назначались центральным правительством для наблюдения за деятельностью земских учреждений. Это было направлено на усиление государственного контроля над регионами.</text:span><text:span text:style-name="T23"/></text:p>
      <text:p text:style-name="P60" loext:marker-style-name="T6"><text:span text:style-name="T53">“Контрреформы” в земской и городской сферах. </text:span><text:span text:style-name="T55"/></text:p>
      <text:p text:style-name="P49" loext:marker-style-name="T6"><text:span text:style-name="T22">В земской и городской сферах также проводились “контрреформы”, направленные на ограничение автономии местного самоуправления и усиление централизованного управления.</text:span><text:span text:style-name="T23"/></text:p>
      <text:p text:style-name="P60" loext:marker-style-name="T6"><text:span text:style-name="T53">Изменения в судоустройстве. </text:span><text:span text:style-name="T55"/></text:p>
      <text:p text:style-name="P49" loext:marker-style-name="T6"><text:span text:style-name="T22">В ходе проведения реформ и контрреформ произошли изменения в судебной системе. Был введен новый порядок назначения судей, что способствовало усилению контроля над судопроизводством. Эти изменения были направлены на подчинение судебной власти интересам центрального правительства.</text:span><text:span text:style-name="T23"/></text:p>
      <text:p text:style-name="P66" loext:marker-style-name="T22"/>
      <text:h text:style-name="P109" text:outline-level="1" loext:marker-style-name="T6"><text:span text:style-name="T5">№</text:span><text:span text:style-name="T21">30: Внешняя политика России в 1856-1894 гг.</text:span></text:h>
      <text:p text:style-name="P60" loext:marker-style-name="T6"><text:span text:style-name="T53">А. М. Горчаков и борьба за отмену нейтрализации Черного моря.</text:span><text:span text:style-name="T55"/></text:p>
      <text:p text:style-name="P49" loext:marker-style-name="T6"><text:soft-page-break/><text:span text:style-name="T22">Александр Михайлович Горчаков, российский дипломат и государственный деятель, играл важную роль во внешней политике России. Он стремился к отмене нейтрализации Черного моря, установленной Парижским мирным договором 1856 года. Горчаков проводил активную дипломатическую борьбу за восстановление российского влияния в этом регионе.</text:span><text:span text:style-name="T23"/></text:p>
      <text:p text:style-name="P60" loext:marker-style-name="T6"><text:span text:style-name="T53">Союз трех императоров.</text:span><text:span text:style-name="T55"/></text:p>
      <text:p text:style-name="P49" loext:marker-style-name="T6"><text:span text:style-name="T22">В 1873 году Россия, Германия и Австро-Венгрия заключили Союз трех императоров. Этот союз был направлен на поддержание статус-кво в Европе и сдерживание влияния Франции.</text:span><text:span text:style-name="T23"/></text:p>
      <text:p text:style-name="P60" loext:marker-style-name="T6"><text:span text:style-name="T53">Изменение внешнеполитических ориентиров в 80-е - 90-е гг. XIX в.</text:span><text:span text:style-name="T55"/></text:p>
      <text:p text:style-name="P49" loext:marker-style-name="T6"><text:span text:style-name="T22">В конце 1880-х и начале 1890-х годов Россия пересмотрела свои внешнеполитические ориентиры. Она стала стремиться к укреплению союза с Францией и отходила от прежней политики сближения с Германией.</text:span><text:span text:style-name="T23"/></text:p>
      <text:p text:style-name="P60" loext:marker-style-name="T6"><text:span text:style-name="T53">Русско-французский союз.</text:span><text:span text:style-name="T55"/></text:p>
      <text:p text:style-name="P49" loext:marker-style-name="T6"><text:span text:style-name="T22">В 1892 году Россия и Франция заключили военно-политический союз. Этот союз был направлен на сдерживание Германии и Австро-Венгрии и стал одним из ключевых факторов в европейской политике.</text:span><text:span text:style-name="T23"/></text:p>
      <text:p text:style-name="P60" loext:marker-style-name="T6"><text:span text:style-name="T53">Россия и восточный кризис 1870-х гг.</text:span><text:span text:style-name="T55"/></text:p>
      <text:p text:style-name="P49" loext:marker-style-name="T6"><text:span text:style-name="T22">Во время восточного кризиса 1870-х годов, связанного с развалом Османской империи, Россия стремилась укрепить свое влияние на Балканах и защитить права славянских народов.</text:span><text:span text:style-name="T23"/></text:p>
      <text:p text:style-name="P60" loext:marker-style-name="T6"><text:span text:style-name="T53">Национально-освободительное движение на Балканах и русско-турецкая война 1877-1878 гг.</text:span><text:span text:style-name="T55"/></text:p>
      <text:p text:style-name="P49" loext:marker-style-name="T6"><text:span text:style-name="T22">Россия поддерживала национально-освободительное движение на Балканах и вступила в войну с Османской империей в 1877 году. Русско-турецкая война привела к освобождению Болгарии, Сербии и Черногории от османского владычества.</text:span><text:span text:style-name="T23"/></text:p>
      <text:p text:style-name="P60" loext:marker-style-name="T6"><text:span text:style-name="T53">Русско-американские отношения в 60-х гг.</text:span><text:span text:style-name="T55"/></text:p>
      <text:p text:style-name="P49" loext:marker-style-name="T6"><text:span text:style-name="T22">XIX в. В 1867 году Россия продала Аляску Соединенным Штатам. Это сделка стала важным событием в русско-американских отношениях и позволила США расширить свои владения на Северо-Западе.</text:span><text:span text:style-name="T23"/></text:p>
      <text:p text:style-name="P60" loext:marker-style-name="T6"><text:span text:style-name="T53">Присоединение Средней Азии.</text:span><text:span text:style-name="T55"/></text:p>
      <text:p text:style-name="P49" loext:marker-style-name="T6"><text:span text:style-name="T22">В конце XIX века Россия активно расширяла свои владения на востоке и присоединила к своей империи значительные территории в Средней Азии. </text:span><text:soft-page-break/><text:span text:style-name="T22">Этот процесс был направлен на укрепление российского влияния в регионе и обеспечение безопасности южных границ.</text:span><text:span text:style-name="T23"/></text:p>
      <text:p text:style-name="P60" loext:marker-style-name="T6"><text:span text:style-name="T53">Дальний Восток в политике России в 1850 - 1870-х гг.</text:span><text:span text:style-name="T55"/></text:p>
      <text:p text:style-name="P49" loext:marker-style-name="T6"><text:span text:style-name="T24">Китай</text:span><text:span text:style-name="T22">:<text:line-break/>Китай в упадке. Франция и Германия уже вовсю делят зоны влияния в Китае. Под лозунгом «не отстать от держав» Россия присоединяется к данному мероприятию.</text:span></text:p>
      <text:p text:style-name="P49" loext:marker-style-name="T6"><text:span text:style-name="T22">В состав России по Айгуньскому (1858) договору входит левобережье Амура, а по Пекинскому (1860) договору — Приморский край. Здесь появляются русские города и сельские поселения, главным из которых становится город-порт Владивосток.</text:span><text:span text:style-name="T23"/></text:p>
      <text:p text:style-name="P49" loext:marker-style-name="T6"><text:span text:style-name="T22">С 1891 года начинается строительство железной дороги — Транссибирской магистрали, соединившей Челябинск с Владивостоком. Инициатор строительства: С. Ю. Витте.</text:span><text:span text:style-name="T23"/></text:p>
      <text:p text:style-name="P49" loext:marker-style-name="T6"><text:span text:style-name="T24">Япония</text:span><text:span text:style-name="T22">:</text:span></text:p>
      <text:p text:style-name="P49" loext:marker-style-name="T6">В 1875 году был заключён договор с Японией, по которому Япония признала российский контроль за островом Сахалин, куда Россия отправляла каторжников. Курильские же острова полностью признавались японскими.<text:span text:style-name="T6"/></text:p>
      <text:p text:style-name="P61" loext:marker-style-name="T6"/>
      <text:h text:style-name="P109" text:outline-level="1" loext:marker-style-name="T6"><text:span text:style-name="T5">№</text:span><text:span text:style-name="T21">31: Россия в начале правления Николая ІІ: социально-экономическое развитие.</text:span></text:h>
      <text:p text:style-name="P60" loext:marker-style-name="T6"><text:span text:style-name="T53">Территория и население.</text:span><text:span text:style-name="T55"/></text:p>
      <text:p text:style-name="P49" loext:marker-style-name="T6"><text:span text:style-name="T22">Складывание территории Российской империи продолжалось во второй половине XIX в. (в основном за счет присоединения Средней Азии).</text:span><text:span text:style-name="T23"/></text:p>
      <text:p text:style-name="P49" loext:marker-style-name="T6">К 1897 г. численность населения составляла 128 млн. человек. Преобладали сельские жители и быстро росло число горожан.<text:span text:style-name="T6"/></text:p>
      <text:p text:style-name="P60" loext:marker-style-name="T6"><text:span text:style-name="T3">Основные тенденции промышленного развития.</text:span><text:span text:style-name="T5"/></text:p>
      <text:p text:style-name="P49" loext:marker-style-name="T6"><text:span text:style-name="T3">Особенности</text:span>:</text:p>
      <text:list text:style-name="WWNum91">
        <text:list-item>
          <text:p text:style-name="P113">Крупная машинная индустрия соседствовала с мануфактурным и мелкотоварным (кустарным) производством.</text:p>
        </text:list-item>
        <text:list-item>
          <text:p text:style-name="P113">Неравномерное размещение промышленности по территории России. (Например,<text:line-break/>Высокоразвитые районы: Петербург — Прибалтика, вокруг Москвы, Украина.<text:line-break/><text:soft-page-break/>Неосвоенные в промышленном отношении районы: Сибирь, Дальний Восток и Средняя Азия.)</text:p>
        </text:list-item>
        <text:list-item>
          <text:p text:style-name="P113" loext:marker-style-name="T6">Сильное государственное вмешательство в промышленную сферу: кредиты, правительственные субсидии, казенные заказы, финансовая и таможенная политики.<text:span text:style-name="T6"/></text:p>
        </text:list-item>
      </text:list>
      <text:p text:style-name="P61" loext:marker-style-name="T6"/>
      <text:p text:style-name="P49" loext:marker-style-name="T6">Интенсивно развивались новые отрасли — угольная, нефтедобывающая, химическая и машиностроительная<text:span text:style-name="T6"/></text:p>
      <text:p text:style-name="P60" loext:marker-style-name="T6"><text:span text:style-name="T3">Иностранный капитал и его роль в экономике России.</text:span><text:span text:style-name="T5"/></text:p>
      <text:p text:style-name="P49" loext:marker-style-name="T6">Россия была объектом широкого приложения иностранных капиталов. Это объяснялось возможностью получения сверхприбылей из-за дешевизны рабочей силы и огромных сырьевых ресурсов.<text:span text:style-name="T6"/></text:p>
      <text:p text:style-name="P49" loext:marker-style-name="T6"><text:span text:style-name="T3">Господствующее положение</text:span>: каменноугольная, металлургическая, машиностроительная отрасли промышленности.</text:p>
      <text:p text:style-name="P49" loext:marker-style-name="T6"><text:span text:style-name="T3">Роль</text:span>: Ускорение темпа индустриализации и предотвращало превращение страны в сырьевой придаток Запада.</text:p>
      <text:p text:style-name="P61" loext:marker-style-name="T6"/>
      <text:p text:style-name="P49" loext:marker-style-name="T6">Вложение иностранного капитала в банковское дело, промышленность и железнодорожное строительство к концу XIX в. достигло 900 млн. рублей.<text:span text:style-name="T6"/></text:p>
      <text:p text:style-name="P60" loext:marker-style-name="T6"><text:span text:style-name="T3">Монополии.</text:span><text:span text:style-name="T5"/></text:p>
      <text:p text:style-name="P49" loext:marker-style-name="T6">На рубеже XIX—XX вв. капитализм вступил в монополистическую стадию.<text:span text:style-name="T6"/></text:p>
      <text:p text:style-name="P49" loext:marker-style-name="T6">Образовывались мощные производственные и финансовые объединения.<text:span text:style-name="T6"/></text:p>
      <text:p text:style-name="P49" loext:marker-style-name="T6">Складывались промышленно-финансовые группы.<text:span text:style-name="T6"/></text:p>
      <text:p text:style-name="P49" loext:marker-style-name="T6">Они заняли господствующее положение в экономике — регулировали объем производства и продаж, диктовали цены, делили мир на сферы влияния.<text:span text:style-name="T6"/></text:p>
      <text:p text:style-name="P49" loext:marker-style-name="T6">Они подчиняли себе внутреннюю и внешнюю политику капиталистических государств.<text:span text:style-name="T6"/></text:p>
      <text:p text:style-name="P61" loext:marker-style-name="T6"/>
      <text:p text:style-name="P49" loext:marker-style-name="T6">Процесс формирования монополистического капитализма был характерен и для России.<text:span text:style-name="T6"/></text:p>
      <text:p text:style-name="P49" loext:marker-style-name="T6">Были затронуты экономическая, социальная и политическая сферы.<text:span text:style-name="T6"/></text:p>
      <text:p text:style-name="P61" loext:marker-style-name="T6"/>
      <text:p text:style-name="P49" loext:marker-style-name="T6"><text:soft-page-break/><text:span text:style-name="T3">Особенности Российского монополистического капитализма</text:span><text:span text:style-name="T5"/></text:p>
      <text:p text:style-name="P49" loext:marker-style-name="T6">Обусловленны они были следующими факторами:<text:span text:style-name="T6"/></text:p>
      <text:list text:continue-list="list3303901133" text:style-name="WWNum35">
        <text:list-item>
          <text:p text:style-name="P114" loext:marker-style-name="T6">Россия перешла к капитализму позднее многих стран Европы.<text:span text:style-name="T6"/></text:p>
        </text:list-item>
        <text:list-item>
          <text:p text:style-name="P114" loext:marker-style-name="T6">Экономико-географических — необъятная территория с различными природными условиями и ее неравномерным освоением.<text:span text:style-name="T6"/></text:p>
        </text:list-item>
        <text:list-item>
          <text:p text:style-name="P114" loext:marker-style-name="T6">Сохранение самодержавия, помещичьего землевладения, сословного неравноправия, национального угнетения<text:span text:style-name="T6"/></text:p>
        </text:list-item>
        <text:list-item>
          <text:p text:style-name="P114" loext:marker-style-name="T6">Различный уровень экономического и социокультурного состояния многочисленных народов империи<text:span text:style-name="T6"/></text:p>
        </text:list-item>
      </text:list>
      <text:p text:style-name="P60" loext:marker-style-name="T6"><text:span text:style-name="T3">Транспорт.</text:span><text:span text:style-name="T5"/></text:p>
      <text:p text:style-name="P49" loext:marker-style-name="T6">Огромную роль в индустриализации России сыграло развитие механизированного транспорта, и в первую очередь сети железных дорог.<text:span text:style-name="T6"/></text:p>
      <text:p text:style-name="P62" loext:marker-style-name="T6"><text:span text:style-name="T3">Железные дороги</text:span><text:span text:style-name="T5"/></text:p>
      <text:p text:style-name="P62" loext:marker-style-name="T6"><text:span text:style-name="T3">Значения</text:span>: хозяйственное, стратегическое и социальное</text:p>
      <text:p text:style-name="P49" loext:marker-style-name="T6">Железные дороги строились с широким привлечением частного (в том числе иностранного) капитала. Однако уже к середине 90-х годов большая часть железных дорог находилась в государственном ведении.<text:span text:style-name="T6"/></text:p>
      <text:p text:style-name="P49" loext:marker-style-name="T6">Основные хозяйственные перевозки осуществлялись теперь по железным дорогам.<text:span text:style-name="T6"/></text:p>
      <text:p text:style-name="P62" loext:marker-style-name="T6"><text:span text:style-name="T3">Водный транспорт</text:span><text:span text:style-name="T5"/></text:p>
      <text:p text:style-name="P49" loext:marker-style-name="T6">Одновременно совершенствовался и водный транспорт. Паровые суда были сосредоточены в основном в Волжском бассейне.<text:span text:style-name="T6"/></text:p>
      <text:p text:style-name="P60" loext:marker-style-name="T6"><text:span text:style-name="T3">Внутренняя и внешняя торговля.</text:span><text:span text:style-name="T5"/></text:p>
      <text:p text:style-name="P49" loext:marker-style-name="T6">Производство и потребление окончательно приобрели товарный характер. Главным товаром была сельскохозяйственная продукция (например, хлеб, он шёл и на внутренний и на внешний рынок).<text:span text:style-name="T6"/></text:p>
      <text:p text:style-name="P62" loext:marker-style-name="T6"><text:span text:style-name="T3">Промышленная продукция</text:span><text:span text:style-name="T5"/></text:p>
      <text:p text:style-name="P49" loext:marker-style-name="T6">Быстрый рост торговли<text:span text:style-name="T6"/></text:p>
      <text:p text:style-name="P49" loext:marker-style-name="T6">Спрос повысился не только в городе, но и в деревне.<text:span text:style-name="T6"/></text:p>
      <text:p text:style-name="P49" loext:marker-style-name="T6">(Например, железная руда, уголь, лес, нефть и т. д.)<text:span text:style-name="T6"/></text:p>
      <text:p text:style-name="P61" loext:marker-style-name="T6"/>
      <text:p text:style-name="P62" loext:marker-style-name="T6"><text:soft-page-break/>Мировой рынок:<text:line-break/>Россия все больше втягивалась в мировой рынок. Возрастал объем внешней торговли.<text:span text:style-name="T6"/></text:p>
      <text:p text:style-name="P49" loext:marker-style-name="T6">При попытках выхода на азиатский рынок, Россия сталкивалась с Европейской конкуренцией.<text:span text:style-name="T6"/></text:p>
      <text:p text:style-name="P61" loext:marker-style-name="T6"/>
      <text:p text:style-name="P49" loext:marker-style-name="T6">Ввоз состоял не только из предметов роскоши и колониальных товаров, но и металлов, машин.<text:span text:style-name="T6"/></text:p>
      <text:p text:style-name="P61" loext:marker-style-name="T6"/>
      <text:p text:style-name="P49" loext:marker-style-name="T6">Основные внешнеторговые партнёры были: Германия и Англия. <text:span text:style-name="T6"/></text:p>
      <text:p text:style-name="P49" loext:marker-style-name="T6">Стоит отметить импорт хлопка (из США), необходимого для развития текстильной промышленности<text:span text:style-name="T6"/></text:p>
      <text:p text:style-name="P61" loext:marker-style-name="T6"/>
      <text:p text:style-name="P49" loext:marker-style-name="T6">Для России был характерен устойчивый активный внешнеторговый баланс, главным образом за счет вывоза хлеба.<text:span text:style-name="T6"/></text:p>
      <text:p text:style-name="P60" loext:marker-style-name="T6"><text:span text:style-name="T3">Российский бюджет.</text:span><text:span text:style-name="T5"/></text:p>
      <text:p text:style-name="P62" loext:marker-style-name="T6"><text:span text:style-name="T3">Изменения в финансовой системе России.</text:span><text:span text:style-name="T5"/></text:p>
      <text:p text:style-name="P49" loext:marker-style-name="T6">Создание Государственного банка, получившего право выпуска денежных знаков.<text:span text:style-name="T6"/></text:p>
      <text:p text:style-name="P49" loext:marker-style-name="T6">Министерство финансов стало единственным распорядителем государственных средств.<text:span text:style-name="T6"/></text:p>
      <text:p text:style-name="P49" loext:marker-style-name="T6">Проведение ряда мероприятий, направленных на укрепление рубля.<text:span text:style-name="T6"/></text:p>
      <text:p text:style-name="P61" loext:marker-style-name="T6"/>
      <text:p text:style-name="P49" loext:marker-style-name="T6">Сложилась новая государственная и частная кредитная система.<text:span text:style-name="T6"/></text:p>
      <text:p text:style-name="P49" loext:marker-style-name="T6">Она способствовала развитию важнейших отраслей промышленности и, главным образом, железнодорожного строительства.<text:span text:style-name="T6"/></text:p>
      <text:p text:style-name="P60" loext:marker-style-name="T6"><text:line-break/><text:span text:style-name="T3">Сельское хозяйство: основные культуры, производство, региональная специализация.</text:span><text:span text:style-name="T5"/></text:p>
      <text:p text:style-name="P60" loext:marker-style-name="T6"><text:span text:style-name="T3">Помещечье и крестянское хозяйство: материально-техническая база хозяйств, аренда.</text:span><text:span text:style-name="T5"/></text:p>
      <text:p text:style-name="P62" loext:marker-style-name="T6"><text:span text:style-name="T3">Сельское хозяйство:</text:span><text:span text:style-name="T5"/></text:p>
      <text:p text:style-name="P49" loext:marker-style-name="T6"><text:soft-page-break/><text:span text:style-name="T19">В целом оно продолжало развиваться по экстенсивному пути.</text:span><text:span text:style-name="T59"/></text:p>
      <text:p text:style-name="P49" loext:marker-style-name="T6"><text:span text:style-name="T19">Однако наблюдался и интенсивный путь (например, в капиталистических отношениях): применение вольнонаемного труда, использование сельскохозяйственных машин, улучшение агротехнических приемов. Последнее привело к некоторому подъему урожайности.</text:span><text:span text:style-name="T59"/></text:p>
      <text:p text:style-name="P101" loext:marker-style-name="T59"/>
      <text:p text:style-name="P49" loext:marker-style-name="T6"><text:span text:style-name="T3">Основные культуры:</text:span><text:span text:style-name="T19"> (см. региональную специализацию).</text:span></text:p>
      <text:p text:style-name="P62" loext:marker-style-name="T6"><text:span text:style-name="T3">Региональная специализация:</text:span><text:span text:style-name="T5"/></text:p>
      <text:p text:style-name="P49" loext:marker-style-name="T6"><text:span text:style-name="T19">Зерно: Черноземный центр, юг Украины и Поволжье</text:span><text:span text:style-name="T59"/></text:p>
      <text:p text:style-name="P49" loext:marker-style-name="T6"><text:span text:style-name="T19">Молочное скотоводство: северо-западные и центральные губернии</text:span><text:span text:style-name="T59"/></text:p>
      <text:p text:style-name="P49" loext:marker-style-name="T6"><text:span text:style-name="T19">Мясное скотоводство: юго-восточные губернии.</text:span><text:span text:style-name="T59"/></text:p>
      <text:p text:style-name="P49" loext:marker-style-name="T6"><text:span text:style-name="T19">Это способствовало завершению образования всероссийского рынка.</text:span><text:span text:style-name="T59"/></text:p>
      <text:p text:style-name="P101" loext:marker-style-name="T59"/>
      <text:p text:style-name="P62" loext:marker-style-name="T6"><text:span text:style-name="T3">Агротехническая база:</text:span><text:span text:style-name="T5"/></text:p>
      <text:p text:style-name="P49" loext:marker-style-name="T6"><text:span text:style-name="T19">В пореформенный период в помещечьем хозяйстве сложилось три путя ведения хозяйства: отработочный, капиталистический и смешанный — с элементами капиталистического и отработочного.</text:span><text:span text:style-name="T59"/></text:p>
      <text:p text:style-name="P101" loext:marker-style-name="T59"/>
      <text:p text:style-name="P49" loext:marker-style-name="T6"><text:span text:style-name="T3">Отработочная система:</text:span><text:span text:style-name="T19"> крестьянин обрабатывал земли помещика </text:span><text:span text:style-name="T3">своим</text:span><text:span text:style-name="T19"> инвентарем.</text:span></text:p>
      <text:p text:style-name="P49" loext:marker-style-name="T6"><text:span text:style-name="T19">Она обусловливалась малоземельем и безденежьем крестьян, вынужденных идти в кабалу к помещику за арендованную у него землю.</text:span><text:span text:style-name="T59"/></text:p>
      <text:p text:style-name="P101" loext:marker-style-name="T59"/>
      <text:p text:style-name="P49" loext:marker-style-name="T6"><text:span text:style-name="T3">Капиталистическая система:</text:span><text:span text:style-name="T19"> применение вольнонаемного труда крестьян-батраков, обрабатывавших землю помещика </text:span><text:span text:style-name="T3">его</text:span><text:span text:style-name="T19"> инвентарем.</text:span></text:p>
      <text:p text:style-name="P49" loext:marker-style-name="T6"><text:span text:style-name="T19">Именно в этих хозяйствах шире внедрялась сельскохозяйственная техника, совершенствовалась структура производства и более быстрыми темпами росла его товарность.</text:span><text:span text:style-name="T59"/></text:p>
      <text:p text:style-name="P101" loext:marker-style-name="T59"/>
      <text:p text:style-name="P49" loext:marker-style-name="T6"><text:span text:style-name="T3">Смешанная система:</text:span><text:span text:style-name="T19"> использовались вольнонаемный труд и отработки.</text:span></text:p>
      <text:p text:style-name="P101" loext:marker-style-name="T59"/>
      <text:p text:style-name="P49" loext:marker-style-name="T6"><text:soft-page-break/><text:span text:style-name="T19">К концу 70-х годов XIX в. капиталистическая система ведения хозяйства стала постепенно вытеснять отработочную.</text:span><text:span text:style-name="T59"/></text:p>
      <text:p text:style-name="P60" loext:marker-style-name="T6"><text:span text:style-name="T3">Сельская пореформенная община.</text:span><text:span text:style-name="T5"/></text:p>
      <text:p text:style-name="P49" loext:marker-style-name="T6"><text:span text:style-name="T19">Получив в 1861 г. свободу, крестьяне с трудом приспосабливались к своему новому общественному положению.</text:span><text:span text:style-name="T59"/></text:p>
      <text:p text:style-name="P49" loext:marker-style-name="T6"><text:span text:style-name="T19">Продолжали сохраняться многочисленные ограничения в самых разнообразных социальных сферах.</text:span><text:span text:style-name="T59"/></text:p>
      <text:p text:style-name="P49" loext:marker-style-name="T6"><text:span text:style-name="T19">Незыблемой оставалась община, ограничивавшая правовую, хозяйственную и личную жизнь крестьянина.</text:span><text:span text:style-name="T59"/></text:p>
      <text:p text:style-name="P60" loext:marker-style-name="T6"><text:span text:style-name="T3">Социальное расслоение крестьянства.</text:span><text:span text:style-name="T5"/></text:p>
      <text:p text:style-name="P49" loext:marker-style-name="T6"><text:span text:style-name="T19">Община тормозила социальное расслоение крестьян, но не смогла предотвратить его. Оно шло замедленными темпами.</text:span><text:span text:style-name="T59"/></text:p>
      <text:p text:style-name="P49" loext:marker-style-name="T6"><text:span text:style-name="T19">Однако проникновение в деревню капиталистических отношений способствовало разделению сельских жителей на кулаков (сельская буржуазия) и основную массу бедноты и полуразорившегося крестьянства.</text:span><text:span text:style-name="T59"/></text:p>
      <text:p text:style-name="P60" loext:marker-style-name="T6"><text:span text:style-name="T3">Проблема "аграрного перенаселения".</text:span><text:span text:style-name="T5"/></text:p>
      <text:p text:style-name="P49" loext:marker-style-name="T6"><text:span text:style-name="T19">Данная проблема состояла в малоземелье крестьян ввиду демографического взрыва.</text:span><text:span text:style-name="T59"/></text:p>
      <text:p text:style-name="P49" loext:marker-style-name="T6"><text:span text:style-name="T19">Налоги, в том числе выкупные платежи, и крестьянская община, сдерживавшая хозяйственное развитие крестьян. Эти проблемы провоцировали стремление крестьян бороться. Крестьяне захватывали дворянские земли, что вызывало ответные действия дворян.</text:span><text:span text:style-name="T59"/></text:p>
      <text:p text:style-name="P60" loext:marker-style-name="T6"><text:span text:style-name="T3">Финансово-экономические реформы С.Ю. Витте.</text:span><text:span text:style-name="T5"/></text:p>
      <text:p text:style-name="P49" loext:marker-style-name="T6"><text:span text:style-name="T19">Последовательный протекционизм в таможенной политике, защищавший отечественных промышленников от иностранной конкуренции (основы этой политики были заложены еще таможенным тарифом 1891 г.)</text:span><text:span text:style-name="T59"/></text:p>
      <text:p text:style-name="P101" loext:marker-style-name="T59"/>
      <text:p text:style-name="P49" loext:marker-style-name="T6"><text:span text:style-name="T19">Широкое привлечение зарубежных займов и инвестиций, путем распространения в развитых европейских странах (Германии, Франции, Бельгии) государственных ценных бумаг.</text:span><text:span text:style-name="T59"/></text:p>
      <text:p text:style-name="P101" loext:marker-style-name="T59"/>
      <text:p text:style-name="P49" loext:marker-style-name="T6"><text:span text:style-name="T19">Денежная реформа 1897 г.</text:span><text:span text:style-name="T59"/></text:p>
      <text:p text:style-name="P49" loext:marker-style-name="T6"><text:span text:style-name="T19">Введение золотого денежного обращения (золотого стандарта).</text:span><text:span text:style-name="T59"/></text:p>
      <text:p text:style-name="P49" loext:marker-style-name="T6"><text:soft-page-break/><text:span text:style-name="T19">Золотое содержание рубля при этом уменьшилось на одну треть.</text:span><text:span text:style-name="T59"/></text:p>
      <text:p text:style-name="P49" loext:marker-style-name="T6"><text:span text:style-name="T19">Кредитный (бумажный) рубль приравнивался к 66,7 коп. золотом.</text:span><text:span text:style-name="T59"/></text:p>
      <text:p text:style-name="P49" loext:marker-style-name="T6"><text:span text:style-name="T19">Государственный банк, ставший эмиссионным учреждением, получил право ежегодно выпускать не обеспеченные золотом кредитные билеты на сумму не более 300 млн руб.</text:span><text:span text:style-name="T59"/></text:p>
      <text:p text:style-name="P101" loext:marker-style-name="T59"/>
      <text:p text:style-name="P49" loext:marker-style-name="T6"><text:span text:style-name="T19">Финансовая реформа способствовала стабилизации курса рубля и притоку в Россию иностранных капиталов.</text:span><text:span text:style-name="T59"/></text:p>
      <text:p text:style-name="P101" loext:marker-style-name="T59"/>
      <text:h text:style-name="P59" text:outline-level="1" loext:marker-style-name="T6"><text:span text:style-name="T5">№</text:span><text:span text:style-name="T21">32: Личность Николая II: противоречивость оценок. Внутренняя политика в начале правления.</text:span></text:h>
      <text:p text:style-name="P60" loext:marker-style-name="T6"><text:span text:style-name="T53">Противоречивость оценок.</text:span><text:span text:style-name="T55"/></text:p>
      <text:p text:style-name="P49" loext:marker-style-name="T6"><text:span text:style-name="T22">Многие после его прихода к власти рассчитывали на мягкую политику по сравнению с контрреформами Александра III, однако он придержался строго консервативной политики, и лишь в крайних обстоятельствах вынужден был согласиться на изменения государственного устройства.</text:span><text:span text:style-name="T23"/></text:p>
      <text:p text:style-name="P96" loext:marker-style-name="T23"/>
      <text:p text:style-name="P49" loext:marker-style-name="T6"><text:span text:style-name="T24">Характер:</text:span><text:span text:style-name="T25"/></text:p>
      <text:p text:style-name="P49" loext:marker-style-name="T6"><text:span text:style-name="T22">Положительные качества:</text:span><text:span text:style-name="T23"/></text:p>
      <text:list text:style-name="WWNum50">
        <text:list-item>
          <text:p text:style-name="P115" loext:marker-style-name="T6"><text:span text:style-name="T22">Отзывчивый</text:span><text:span text:style-name="T23"/></text:p>
        </text:list-item>
        <text:list-item>
          <text:p text:style-name="P115" loext:marker-style-name="T6"><text:span text:style-name="T22">Мягкий</text:span><text:span text:style-name="T23"/></text:p>
        </text:list-item>
        <text:list-item>
          <text:p text:style-name="P115" loext:marker-style-name="T6"><text:span text:style-name="T22">Интеллигентный</text:span><text:span text:style-name="T23"/></text:p>
        </text:list-item>
        <text:list-item>
          <text:p text:style-name="P115" loext:marker-style-name="T6"><text:span text:style-name="T22">Хороший семьянином.</text:span><text:span text:style-name="T23"/></text:p>
        </text:list-item>
        <text:list-item>
          <text:p text:style-name="P115" loext:marker-style-name="T6"><text:span text:style-name="T22">В потребностях был исключительно скромным человеком: одевался просто, был неприхотлив в еде, вина почти не пил.</text:span><text:span text:style-name="T23"/></text:p>
        </text:list-item>
        <text:list-item>
          <text:p text:style-name="P115" loext:marker-style-name="T6"><text:span text:style-name="T22">Безразличен он был к роскоши и комфорту, не терпел мотовства.</text:span><text:span text:style-name="T23"/></text:p>
        </text:list-item>
        <text:list-item>
          <text:p text:style-name="P115" loext:marker-style-name="T6"><text:span text:style-name="T22">С удовольствием царь занимался и физическим трудом.</text:span><text:span text:style-name="T23"/></text:p>
        </text:list-item>
        <text:list-item>
          <text:p text:style-name="P115" loext:marker-style-name="T6"><text:span text:style-name="T22">В людях, прежде всего, ценил порядочность, а не высокое происхождение.</text:span><text:span text:style-name="T23"/></text:p>
        </text:list-item>
        <text:list-item>
          <text:p text:style-name="P115" loext:marker-style-name="T6"><text:span text:style-name="T22">Был хорошим слушателем.</text:span><text:span text:style-name="T23"/></text:p>
        </text:list-item>
      </text:list>
      <text:p text:style-name="P96" loext:marker-style-name="T23"/>
      <text:p text:style-name="P49" loext:marker-style-name="T6"><text:soft-page-break/><text:span text:style-name="T24">Отрицательные качества характера</text:span><text:span text:style-name="T22">:</text:span></text:p>
      <text:p text:style-name="P49" loext:marker-style-name="T6"><text:span text:style-name="T22">Но не смотря на все положительные качества, иногда Николай II проявлял к судьбам людей настоящее равнодушие. Во время его коронации в 1896 году на Ходынском поле в давке во время раздачи подарков погибло и получило травмы множество людей. А император не прекратил торжеств. За это в народе его прозвали Кровавым.</text:span><text:span text:style-name="T23"/></text:p>
      <text:p text:style-name="P49" loext:marker-style-name="T6"><text:span text:style-name="T22">Современники относили к негативным чертам: скрытность, слабоволие</text:span><text:span text:style-name="T24">*, </text:span><text:span text:style-name="T22">упрямство и легкоранимость.</text:span></text:p>
      <text:p text:style-name="P49" loext:marker-style-name="T6"><text:span text:style-name="T22">В переломные моменты не хватало целеустремлённости и силы воли*</text:span><text:span text:style-name="T23"/></text:p>
      <text:p text:style-name="P96" loext:marker-style-name="T23"/>
      <text:p text:style-name="P49" loext:marker-style-name="T6"><text:span text:style-name="T22">* - существует немало свидетельств, что царь отличался упорным стремлением к осуществлению своих намерений, нередко доходящим до упрямства (лишь однажды ему была навязана чужая воля — Манифест 17 октября 1905 и то под давлением революционных настроений в стране).</text:span><text:span text:style-name="T23"/></text:p>
      <text:p text:style-name="P60" loext:marker-style-name="T6"><text:span text:style-name="T3">Внутренняя политика в начале правления.</text:span><text:span text:style-name="T5"/></text:p>
      <text:p text:style-name="P60" loext:marker-style-name="T6"><text:span text:style-name="T3">РАБОЧИЙ И КРЕСТЬЯНСКИЙ ВОПРОСЫ</text:span>:</text:p>
      <text:p text:style-name="P49" loext:marker-style-name="T6">Низкие социальные гарантии и политическое бесправие вызвало недовольство рабочих. Это всё усугублялось усиленной эксплуатацией рабочих со стороны владельцев предприятия.<text:span text:style-name="T6"/></text:p>
      <text:p text:style-name="P49" loext:marker-style-name="T6">В самом начале правления Николая II рабочий вопрос оказался в центре внимания.<text:span text:style-name="T6"/></text:p>
      <text:p text:style-name="P61" loext:marker-style-name="T6"/>
      <text:p text:style-name="P49" loext:marker-style-name="T6"><text:span text:style-name="T3">Действия правительства</text:span>: противодействие нараставшему рабочему движению.</text:p>
      <text:p text:style-name="P49" loext:marker-style-name="T6">В 1894 г. был издан закон о реорганизации фабричной инспекции:<text:span text:style-name="T6"/></text:p>
      <text:list text:style-name="WWNum92">
        <text:list-item>
          <text:p text:style-name="P116">увеличение её состава, расширение её прерогатив.</text:p>
        </text:list-item>
        <text:list-item>
          <text:p text:style-name="P116">Фабричным инспекторам вменялось в обязанность глубже вникать в нужды рабочих.</text:p>
        </text:list-item>
        <text:list-item>
          <text:p text:style-name="P116" loext:marker-style-name="T6">Были приняты меры к упорядочению рабочего дня.<text:span text:style-name="T6"/></text:p>
        </text:list-item>
      </text:list>
      <text:p text:style-name="P61" loext:marker-style-name="T6"/>
      <text:p text:style-name="P49" loext:marker-style-name="T6">Был издан закон, допускающий сокращение трудового дня до 11,5 часов:<text:span text:style-name="T6"/></text:p>
      <text:p text:style-name="P49" loext:marker-style-name="T6"><text:span text:style-name="T3">Причины</text:span>: Прошедшие стачки летом 1896 и зимой 1897 годов</text:p>
      <text:p text:style-name="P49" loext:marker-style-name="T6">Но фабрикантами он повсеместно нарушался, и под разными предлогами.<text:span text:style-name="T6"/></text:p>
      <text:p text:style-name="P61" loext:marker-style-name="T6"><text:soft-page-break/></text:p>
      <text:p text:style-name="P49" loext:marker-style-name="T6">Решение рабочего и крестьянского вопросов:<text:span text:style-name="T6"/></text:p>
      <text:list text:style-name="WWNum93">
        <text:list-item>
          <text:p text:style-name="P117">Карательные действия: Подавления восстания, ссылка участников на каторгу. Крестьян обязывали платить дополнительные налоги за нанесённый помещикам ущерб.</text:p>
        </text:list-item>
        <text:list-item>
          <text:p text:style-name="P117" loext:marker-style-name="T6">Издание законодательных актов, направленных на облегчение положения крестьян.<text:span text:style-name="T6"/></text:p>
        </text:list-item>
      </text:list>
      <text:p text:style-name="P61" loext:marker-style-name="T6"/>
      <text:p text:style-name="P49" loext:marker-style-name="T6">В правительстве существовали разногласия:<text:span text:style-name="T6"/></text:p>
      <text:list text:style-name="WWNum94">
        <text:list-item>
          <text:p text:style-name="P118">С.Ю. Витте выступал за введение права крестьян выхода из общины</text:p>
        </text:list-item>
        <text:list-item>
          <text:p text:style-name="P118" loext:marker-style-name="T6">В.К. Плеве настаивал на незыблемости общины. <text:span text:style-name="T6"/></text:p>
        </text:list-item>
      </text:list>
      <text:p text:style-name="P61" loext:marker-style-name="T6"/>
      <text:p text:style-name="P49" loext:marker-style-name="T6">После дискуссий были изданы: <text:span text:style-name="T6"/></text:p>
      <text:list text:style-name="WWNum51">
        <text:list-item>
          <text:p text:style-name="P119" loext:marker-style-name="T6">Манифест, провозглашающий неприкосновенность общинного землепользования, но отменял круговую поруку.<text:span text:style-name="T6"/></text:p>
        </text:list-item>
        <text:list-item>
          <text:p text:style-name="P119" loext:marker-style-name="T6">Временные правила, позволявшие крестьянам свободно переселяться на казённые земли в Сибирь. Переселенцы получали право освобождения от налогов.<text:span text:style-name="T6"/></text:p>
        </text:list-item>
      </text:list>
      <text:p text:style-name="P61" loext:marker-style-name="T6"/>
      <text:p text:style-name="P60" loext:marker-style-name="T6"><text:span text:style-name="T3">НАЦИОНАЛЬНЫЙ ВОПРОС</text:span>:</text:p>
      <text:p text:style-name="P49" loext:marker-style-name="T6">Национальные движения требовали уравнять народности в своих правах, проводить школьное обучение на родном языке, дать свободу вероисповедания.<text:span text:style-name="T6"/></text:p>
      <text:p text:style-name="P61" loext:marker-style-name="T6"/>
      <text:p text:style-name="P49" loext:marker-style-name="T6"><text:span text:style-name="T3">Действия правительства</text:span>: русификация и частичные разрешения (компромисс)</text:p>
      <text:p text:style-name="P49" loext:marker-style-name="T6">В 1900 г. начинается русификация финских земель<text:span text:style-name="T6"/></text:p>
      <text:p text:style-name="P49" loext:marker-style-name="T6">С 1905 г. комитетом министров вводится разрешение на ведение церковных служб и на церковное книгопечатание на польском языке. Также в частных школах разрешено преподавание некоторых предметов на польском языке.<text:span text:style-name="T6"/></text:p>
      <text:p text:style-name="P61" loext:marker-style-name="T6"/>
      <text:p text:style-name="P49" loext:marker-style-name="T6"><text:soft-page-break/>В Риге открывались дворянские немецкие гимназии и другие высшие частные учебные заведения с преподаванием на немецком языке.<text:span text:style-name="T6"/></text:p>
      <text:p text:style-name="P49" loext:marker-style-name="T6">В то же время в начальной школе разрешалось преподавание на латышском и эстонском языках.<text:span text:style-name="T6"/></text:p>
      <text:p text:style-name="P61" loext:marker-style-name="T6"/>
      <text:p text:style-name="P49" loext:marker-style-name="T6">В отношении Украины и Белоруссии: в 1905 г. крестьянам католикам все же было разрешено покупать земли, а Евангелие можно было печать на украинском языке.<text:span text:style-name="T6"/></text:p>
      <text:p text:style-name="P49" loext:marker-style-name="T6">Но, с 1911 г. преподавание в школах началось только на русском языке.<text:span text:style-name="T6"/></text:p>
      <text:p text:style-name="P61" loext:marker-style-name="T6"/>
      <text:p text:style-name="P49" loext:marker-style-name="T6">Мусульмане: дабы не усугублять мусульманские проблемы и не допускать влияния татарского в башкирских и казахских школах уроки велись на родном языке. С 1907 г. в начальных училищах было разрешено ввести использование родного языка в помощь к русскому, но русский оставался главным.<text:span text:style-name="T6"/></text:p>
      <text:p text:style-name="P61" loext:marker-style-name="T6"/>
      <text:h text:style-name="P59" text:outline-level="1" loext:marker-style-name="T6"><text:span text:style-name="T5">№</text:span><text:span text:style-name="T21">3</text:span><text:span text:style-name="T26">3:</text:span><text:span text:style-name="T21"> Освободительное движение в России на рубеже XIX-XX вв.</text:span></text:h>
      <text:p text:style-name="P60" loext:marker-style-name="T6"><text:span text:style-name="T53">Освободительное движение в конце XIX в.</text:span><text:span text:style-name="T55"/></text:p>
      <text:p text:style-name="P60" loext:marker-style-name="T6"><text:span text:style-name="T24">1. Стачечное движение рабочих на рубеже XIX - XX вв.</text:span><text:span text:style-name="T25"/></text:p>
      <text:p text:style-name="P49" loext:marker-style-name="T6">Если в 90-е годы XIX в. преобладали стачки экономического характера, то в начале 1900-х годов заметно возрастание удельного веса стачек, в которых рабочие предъявляли наряду с экономическими и политическими требования.<text:span text:style-name="T6"/></text:p>
      <text:p text:style-name="P61" loext:marker-style-name="T6"/>
      <text:p text:style-name="P49" loext:marker-style-name="T6">Забастовками были охвачены преимущественно крупные промышленные регионы России: Московский, Петербургский и горнозаводской Юг.<text:span text:style-name="T6"/></text:p>
      <text:p text:style-name="P61" loext:marker-style-name="T6"/>
      <text:p text:style-name="P49" loext:marker-style-name="T6">В Петербурге в 1896 - 1897 гг. стачечное движение приняло столь широкий характер, что получило название "петербургской промышленной войны". Некоторые из рабочих выступлений сопровождались столкновениями с полицией и войсками.<text:span text:style-name="T6"/></text:p>
      <text:p text:style-name="P61" loext:marker-style-name="T6"/>
      <text:p text:style-name="P60" loext:marker-style-name="T6"><text:span text:style-name="T3">2. Крестьянское движение.</text:span><text:span text:style-name="T5"/></text:p>
      <text:p text:style-name="P49" loext:marker-style-name="T6"><text:soft-page-break/>На рубеже XIX - XX вв. заметно нарастало и крестьянское движение.<text:span text:style-name="T6"/></text:p>
      <text:p text:style-name="P49" loext:marker-style-name="T6">Массовый отход на заработки в города и крупные промышленные центры страны менял менталитет и поведение крестьянина. Возвращаясь в родную деревню, он приносил городские привычки и новые взгляды на жизнь.<text:span text:style-name="T6"/></text:p>
      <text:p text:style-name="P49" loext:marker-style-name="T6">Полицейские донесения отмечали возросшее влияние города на крестьянские настроения.<text:span text:style-name="T6"/></text:p>
      <text:p text:style-name="P61" loext:marker-style-name="T6"/>
      <text:p text:style-name="P49" loext:marker-style-name="T6">В 1900—1904 гг. выступления крестьян достигли значительного размаха.<text:span text:style-name="T6"/></text:p>
      <text:p text:style-name="P49" loext:marker-style-name="T6">Однако в эти годы крестьяне не выступали против самодержавия. Они требовали раздела помещичьей земли, сокращения налогов и повинностей.<text:span text:style-name="T6"/></text:p>
      <text:p text:style-name="P61" loext:marker-style-name="T6"/>
      <text:p text:style-name="P49" loext:marker-style-name="T6">В ходе борьбы правительства постепенно менялся характер движений. Все чаще выдвигались политические требования. Теперь крестьяне выступали и против отдельных помещиков, и против аграрной политики правительства.<text:span text:style-name="T6"/></text:p>
      <text:p text:style-name="P60" loext:marker-style-name="T6"><text:span text:style-name="T3">Распространение марксизма в России.</text:span><text:span text:style-name="T5"/></text:p>
      <text:p text:style-name="P49" loext:marker-style-name="T6"><text:span text:style-name="T3">1880-е гг.</text:span>: популярность набирают идеи Марксизма.</text:p>
      <text:p text:style-name="P49" loext:marker-style-name="T6">Марксисты<text:span text:style-name="T6"/></text:p>
      <text:p text:style-name="P61" loext:marker-style-name="T6"><draw:custom-shape text:anchor-type="char" draw:z-index="0" draw:name="Врезка 1" draw:style-name="gr1" draw:text-style-name="P121" svg:width="4.234cm" svg:height="1.059cm" svg:x="2.785cm" svg:y="0.048cm"><text:p text:style-name="P120" loext:marker-style-name="T61"><text:span text:style-name="T61">Легальные<text:line-break/></text:span><text:span text:style-name="T62">(</text:span><text:span text:style-name="T63">эволюционный путь)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1" draw:name="Врезка 2" draw:style-name="gr2" draw:text-style-name="P121" svg:width="3.509cm" svg:height="0.652cm" svg:x="10.534cm" svg:y="0.24cm"><text:p text:style-name="P122" loext:marker-style-name="T61"><text:span text:style-name="T61">Революционные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text:anchor-type="char" draw:z-index="2" draw:name="Линия 1" draw:style-name="gr3" draw:text-style-name="P123" svg:x1="7.019cm" svg:y1="-0.313cm" svg:x2="4.782cm" svg:y2="0.158cm"><text:p/></draw:line><draw:line text:anchor-type="char" draw:z-index="3" draw:name="Линия 2" draw:style-name="gr3" draw:text-style-name="P123" svg:x1="9.641cm" svg:y1="-0.256cm" svg:x2="12.165cm" svg:y2="0.13cm"><text:p/></draw:line></text:p>
      <text:p text:style-name="P61" loext:marker-style-name="T6"><draw:custom-shape text:anchor-type="char" draw:z-index="4" draw:name="Врезка 3" draw:style-name="gr4" draw:text-style-name="P121" svg:width="5.629cm" svg:height="2.315cm" svg:x="1.849cm" svg:y="0.217cm"><text:p text:style-name="P120" loext:marker-style-name="T61"><text:span text:style-name="T64">(Пётр Струве, Николай Бердяев, Туган-Борановский)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5" draw:name="Врезка 5" draw:style-name="gr5" draw:text-style-name="P121" svg:width="5.629cm" svg:height="2.437cm" svg:x="9.402cm" svg:y="-0.097cm"><text:p text:style-name="P120" loext:marker-style-name="T61"><text:span text:style-name="T64">бывшие народники: (Плеханов, Вера Засулич) и другие (Цедербаун, он же Мартов, Владимир Ильич Ульянов).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61" loext:marker-style-name="T6"/>
      <text:p text:style-name="P61" loext:marker-style-name="T6"/>
      <text:p text:style-name="P49" loext:marker-style-name="T6"><text:span text:style-name="T3">1893 г.</text:span>- Плеханов создаёт «Группу освобождения труда» в Женеве</text:p>
      <text:p text:style-name="P49" loext:marker-style-name="T6"><text:span text:style-name="T3">1895 г.</text:span>- Ленин создаёт «Союз борьбы за освобождение рабочего класса» в Петербурге</text:p>
      <text:p text:style-name="P60" loext:marker-style-name="T6"><text:span text:style-name="T3">Образование РСДРП.</text:span><text:span text:style-name="T5"/></text:p>
      <text:p text:style-name="P49" loext:marker-style-name="T6"><text:span text:style-name="T3">1898 г.</text:span>- первый съезд, который недолго продолжался: на съезде было всего 9 человек и он был быстро накрыт полицией.</text:p>
      <text:p text:style-name="P49" loext:marker-style-name="T6"><text:span text:style-name="T3">1903 г.</text:span>- второй съезд РСДРП в Брюсселе, но Бельгийские власти выступили против, и съезд продолжался в Лондоне.</text:p>
      <text:p text:style-name="P49" loext:marker-style-name="T6">Окончательным моментом образования партии считают второй съезд.<text:span text:style-name="T6"/></text:p>
      <text:p text:style-name="P60" loext:marker-style-name="T6"><text:span text:style-name="T3">Большевики и меньшевики.</text:span><text:span text:style-name="T5"/></text:p>
      <text:p text:style-name="P60" loext:marker-style-name="T6"><text:soft-page-break/><text:span text:style-name="T3">Программы РСДРП:</text:span><text:span text:style-name="T5"/></text:p>
      <text:p text:style-name="P49" loext:marker-style-name="T6"><text:span text:style-name="T3">Минимум: </text:span>свержение самодержавия, установление демократической республики, установка 8-часового рабочего дня, право наций на самоопределение, уничтожение крепостных пережитков в виде выкупных платежей и помещичьих земель.</text:p>
      <text:p text:style-name="P49" loext:marker-style-name="T6"><text:span text:style-name="T3">Максимум:</text:span> переход России к социалистическому обществу без частной собственности на средства производства путём революции и установления диктатуры пролетариата.</text:p>
      <text:p text:style-name="P49" loext:marker-style-name="T6">По поводу программы "максимум" РСДРП разделилось на 2 крыла:<text:span text:style-name="T6"/></text:p>
      <text:p text:style-name="P61" loext:marker-style-name="T6"><draw:custom-shape text:anchor-type="char" draw:z-index="6" draw:name="Врезка 4" draw:style-name="gr6" draw:text-style-name="P121" svg:width="4.234cm" svg:height="1.142cm" svg:x="1.053cm" svg:y="-0.215cm"><text:p text:style-name="P120" loext:marker-style-name="T61"><text:span text:style-name="T65">«Большевики»</text:span><text:span text:style-name="T66"><text:line-break/>(</text:span><text:span text:style-name="T65">Ленин)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7" draw:name="Врезка 6" draw:style-name="gr6" draw:text-style-name="P121" svg:width="4.234cm" svg:height="1.142cm" svg:x="11.155cm" svg:y="-0.235cm"><text:p text:style-name="P120" loext:marker-style-name="T61"><text:span text:style-name="T65">«Меньшевики»</text:span><text:span text:style-name="T66"><text:line-break/>(</text:span><text:span text:style-name="T65">Плеханов, Мартов)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61" loext:marker-style-name="T6"/>
      <text:p text:style-name="P60" loext:marker-style-name="T6"><text:span text:style-name="T3">Эволюция народничества; Образование Партии социалистов-революционеров. В.М.Чернов, Е.Ф. Азеф.</text:span><text:span text:style-name="T5"/></text:p>
      <text:p text:style-name="P49" loext:marker-style-name="T6">Появились неонароднические кружки, из которых выросла партия социалистов-революционеров.<text:span text:style-name="T6"/></text:p>
      <text:p text:style-name="P61" loext:marker-style-name="T6"/>
      <text:p text:style-name="P62" loext:marker-style-name="T6"><text:span text:style-name="T3">1902 г.</text:span>- Основана «Партия Социалистов-Революционеров». (Далее, «С.Р.», «Эсеры»)<text:line-break/><text:span text:style-name="T3">Лидеры</text:span>: Виктор Михайлович Чернов, Аксентьев, Мария Спиридонова, Борис Саленков.<text:line-break/><text:span text:style-name="T3">Убеждение</text:span>: крестьянство — главный двигатель революции, т. к. они самый многочисленный и обделённый слой населения России.</text:p>
      <text:p text:style-name="P61" loext:marker-style-name="T6"/>
      <text:p text:style-name="P62" loext:marker-style-name="T6"><text:span text:style-name="T3">Боевая группа</text:span>: подготовка террористических актов.<text:line-break/>Во главе стоял Григорий Гершунин, а после его ареста — Азеф.</text:p>
      <text:p text:style-name="P49" loext:marker-style-name="T6">Под их руководством были убиты:<text:span text:style-name="T6"/></text:p>
      <text:list text:continue-list="list927373449" text:style-name="WWNum37">
        <text:list-item>
          <text:p text:style-name="P124" loext:marker-style-name="T6">Министр внутренних дел Песягин<text:span text:style-name="T6"/></text:p>
        </text:list-item>
        <text:list-item>
          <text:p text:style-name="P124" loext:marker-style-name="T6">Министр внутренних дел Плеве<text:span text:style-name="T6"/></text:p>
        </text:list-item>
      </text:list>
      <text:p text:style-name="P61" loext:marker-style-name="T6"/>
      <text:p text:style-name="P49" loext:marker-style-name="T6">Эсеры пытались раскачать режим, повергнуть его в состояние хаоса и приблизить революцию.<text:span text:style-name="T6"/></text:p>
      <text:p text:style-name="P60" loext:marker-style-name="T6"><text:span text:style-name="T3">Либеральная оппозиция: "Беседа", "Освобождение", "Союз земцев-конституционалистов", "Союз освобождения". Д.Н. Шипов, Д.И. Шаховский, П.Н. Милюков.</text:span><text:span text:style-name="T5"/></text:p>
      <text:p text:style-name="P49" loext:marker-style-name="T6"><text:soft-page-break/><text:span text:style-name="T3">Цели</text:span>: переустройство России и перехода к конституционным формам правления — монархии или республики — но органы правления должны стать выборными, должна существовать Конституция и т. д.</text:p>
      <text:p text:style-name="P61" loext:marker-style-name="T6"/>
      <text:p text:style-name="P49" loext:marker-style-name="T6"><text:span text:style-name="T3">Не революционно настроенные либералы (Эволюционный путь)</text:span>:<text:line-break/><text:span text:style-name="T3">Методы их борьбы</text:span>: создают кружки, иногда пытаются организовать земские съезды, и иногда на имя императора или разным министрам пишут письма и просят задуматься над либеральными реформами.</text:p>
      <text:p text:style-name="P61" loext:marker-style-name="T6"/>
      <text:p text:style-name="P49" loext:marker-style-name="T6"><text:span text:style-name="T3">Действия правительства</text:span>: Земские съезды запрещаются, из образовательных организаций их устраняют, иногда по решению губернатора производят высылки из регионов.</text:p>
      <text:p text:style-name="P61" loext:marker-style-name="T6"/>
      <text:p text:style-name="P49" loext:marker-style-name="T6"><text:span text:style-name="T3">Крупнейшая организация</text:span>: кружок «Беседа».</text:p>
      <text:p text:style-name="P61" loext:marker-style-name="T6"/>
      <text:p text:style-name="P49" loext:marker-style-name="T6">В журнале «Освобождение» публикуются: Милюков, Набоков, Шеховской, Петрункевич и другие.<text:span text:style-name="T6"/></text:p>
      <text:p text:style-name="P49" loext:marker-style-name="T6">Они же создают союз «Освобождение» за границей, а в России — союз земцев-конституционалистов.<text:span text:style-name="T6"/></text:p>
      <text:p text:style-name="P61" loext:marker-style-name="T6"/>
      <text:p text:style-name="P49" loext:marker-style-name="T6"><text:span text:style-name="T3">Сентябрь 1904 г.</text:span>- Парижская Конференция оппозиционных организаций, где присутствуют все кроме представителей РСДРП, которые не смогли прибыть из-за технических сложностей. Милдюков написал резолюцию, которые поддержали все:</text:p>
      <text:list text:continue-list="list3380821410" text:style-name="WWNum38">
        <text:list-item>
          <text:p text:style-name="P125" loext:marker-style-name="T6">Самодержавие должно быть уничтожено<text:span text:style-name="T6"/></text:p>
        </text:list-item>
        <text:list-item>
          <text:p text:style-name="P125" loext:marker-style-name="T6">Режим должен быть демократический<text:span text:style-name="T6"/></text:p>
        </text:list-item>
        <text:list-item>
          <text:p text:style-name="P125" loext:marker-style-name="T6">Нации имеют право на самоопределение<text:span text:style-name="T6"/></text:p>
        </text:list-item>
      </text:list>
      <text:p text:style-name="P49" loext:marker-style-name="T6">Публикация этой резолюции спровоцировала большой резонанс.<text:span text:style-name="T6"/></text:p>
      <text:p text:style-name="P61" loext:marker-style-name="T6"/>
      <text:h text:style-name="P59" text:outline-level="1" loext:marker-style-name="T6"><text:span text:style-name="T5">№</text:span><text:span text:style-name="T21">34: Внешняя политика России на рубеже XIX-XX вв. Русско-японская война.</text:span></text:h>
      <text:p text:style-name="P60" loext:marker-style-name="T6"><text:span text:style-name="T53">Внешняя политика.</text:span><text:span text:style-name="T55"/></text:p>
      <text:p text:style-name="P60" loext:marker-style-name="T6"><text:span text:style-name="T24">Основные направления</text:span><text:span text:style-name="T22">:</text:span></text:p>
      <text:p text:style-name="P49" loext:marker-style-name="T6"><text:soft-page-break/><text:span text:style-name="T3">Западное</text:span> - отношения с Англией, Францией, Германией. С конца 1880-х гг. союзником России в Европе стала Франция. С Англией Россия соперничала за влияние в Иране и Афганистане, с Австро-Венгрией — за влияние на Балканах.</text:p>
      <text:p text:style-name="P49" loext:marker-style-name="T6"><text:span text:style-name="T3">Южное</text:span> - отношения с Турцией, Ираном. Россия вела борьбу за черноморские проливы и старалась укрепить свое экономическое и политическое влияние в Азии.</text:p>
      <text:p text:style-name="P49" loext:marker-style-name="T6"><text:span text:style-name="T3">Дальневосточное</text:span> - отношения с Китаем, Японией. Особенно активными становятся действия русской дипломатии с начала 1890-х гг. Это было связано с обострением борьбы великих держав за сферы влияния в Китае.</text:p>
      <text:p text:style-name="P60" loext:marker-style-name="T6"><text:span text:style-name="T3">Русско-японская война.</text:span><text:span text:style-name="T5"/></text:p>
      <text:p text:style-name="P49" loext:marker-style-name="T6"><text:span text:style-name="T3">Причины</text:span>: Россия расширяло своё влияние как в Китае (строила ЖД, создала русско-китайский банк, подавило восстание в Маньчжурии), так и в Корее (ввиду военно-морского присутствия с Портом-Артуром, арендованного у китайцев)</text:p>
      <text:p text:style-name="P61" loext:marker-style-name="T6"/>
      <text:p text:style-name="P62" loext:marker-style-name="T6"><text:span text:style-name="T3">1903 г.</text:span>- русско-японские переговоры о судьбах Маньчжурии и Кореи.<text:line-break/><text:span text:style-name="T3">Итог</text:span>: конфликт не разрешён.<text:line-break/><text:span text:style-name="T3">Причина</text:span>: обе стороны стремились к полному господству в Маньчжурии.<text:line-break/><text:span text:style-name="T3">Роль в истории</text:span>: основная причина вооруженного конфликта.</text:p>
      <text:p text:style-name="P61" loext:marker-style-name="T6"/>
      <text:p text:style-name="P49" loext:marker-style-name="T6"><text:span text:style-name="T3">Подготовленность стран</text:span>:</text:p>
      <text:p text:style-name="P49" loext:marker-style-name="T6">Япония:<text:span text:style-name="T6"/></text:p>
      <text:list text:continue-list="list2429456664" text:style-name="WWNum39">
        <text:list-item>
          <text:p text:style-name="P126" loext:marker-style-name="T6">военная и экономическая помощь от Англии и США;<text:span text:style-name="T6"/></text:p>
        </text:list-item>
        <text:list-item>
          <text:p text:style-name="P126" loext:marker-style-name="T6">были разработаны планы кампании;<text:span text:style-name="T6"/></text:p>
        </text:list-item>
        <text:list-item>
          <text:p text:style-name="P126" loext:marker-style-name="T6">были составлены карты театра военных действий;<text:span text:style-name="T6"/></text:p>
        </text:list-item>
        <text:list-item>
          <text:p text:style-name="P126" loext:marker-style-name="T6">были собраны подробные разведданные о противнике;<text:span text:style-name="T6"/></text:p>
        </text:list-item>
      </text:list>
      <text:p text:style-name="P49" loext:marker-style-name="T6">Россия:<text:span text:style-name="T6"/></text:p>
      <text:list text:continue-list="list4118157606" text:style-name="WWNum40">
        <text:list-item>
          <text:p text:style-name="P127" loext:marker-style-name="T6">флот состоял из различных типов судов;<text:span text:style-name="T6"/></text:p>
        </text:list-item>
        <text:list-item>
          <text:p text:style-name="P127" loext:marker-style-name="T6">силы флота были рассредоточены между Порт-Артуром и Владивостоком;<text:span text:style-name="T6"/></text:p>
        </text:list-item>
        <text:list-item>
          <text:p text:style-name="P127" loext:marker-style-name="T6">разбросанность сухопутных войск на Дальнем Востоке;<text:span text:style-name="T6"/></text:p>
        </text:list-item>
        <text:list-item>
          <text:p text:style-name="P127" loext:marker-style-name="T6">плохое вооружение (новейшие разработки лишь у 1/3 сил);<text:span text:style-name="T6"/></text:p>
        </text:list-item>
        <text:list-item>
          <text:p text:style-name="P127" loext:marker-style-name="T6"><text:soft-page-break/>Порт-Артур не укреплен полностью;<text:span text:style-name="T6"/></text:p>
        </text:list-item>
        <text:list-item>
          <text:p text:style-name="P127" loext:marker-style-name="T6">плохие дороги и снабжение;<text:span text:style-name="T6"/></text:p>
        </text:list-item>
        <text:list-item>
          <text:p text:style-name="P127" loext:marker-style-name="T6">не имелось четких планов военных действий, силы противника недооценивались.<text:span text:style-name="T6"/></text:p>
        </text:list-item>
      </text:list>
      <text:p text:style-name="P61" loext:marker-style-name="T6"/>
      <text:p text:style-name="P49" loext:marker-style-name="T6"><text:span text:style-name="T3">Боевые действия на суше и на море.</text:span><text:span text:style-name="T5"/></text:p>
      <text:p text:style-name="P49" loext:marker-style-name="T6">В ночь на 27 января 1904 г. без объявления войны японский флот обстрелял русскую эскадру на рейде Порт-Артура. Было повреждено 3 русских корабля.<text:span text:style-name="T6"/></text:p>
      <text:p text:style-name="P49" loext:marker-style-name="T6">Утром 27 января в корейском порту Чемульпо японская эскадра (6 крейсеров и 8 миноносцев) атаковала два русских корабля: крейсер «Варяг» и канонерскую лодку «Кореец». «Кореец» был взорван, а «Варяг» затоплен, чтобы он не достался врагу. Это была первая потеря русской Тихоокеанской эскадры.<text:span text:style-name="T6"/></text:p>
      <text:p text:style-name="P49" loext:marker-style-name="T6">В феврале — апреле 1904 г. на Ляодунском полуострове и в Южной Маньчжурии высадились японские войска. К маю им удалось отрезать крепость Порт-Артур от основных русских сил.<text:line-break/><text:line-break/>Русский флот перешел к обороне, так как главнокомандующий дальневосточными силами адмирал Е. И. Алексеев отказался от активных действий на море, из-за того, что погиб весь штаб С. О. Макарова на борту флагмана «Петропавловска».<text:span text:style-name="T6"/></text:p>
      <text:p text:style-name="P49" loext:marker-style-name="T6">Летом японская армия развернула наступление в двух направлениях — против крепости Порт-Apryp и главных сил русской армии.<text:span text:style-name="T6"/></text:p>
      <text:p text:style-name="P62" loext:marker-style-name="T6">Крепость выдержала 6 штурмов.<text:span text:style-name="T6"/></text:p>
      <text:p text:style-name="P49" loext:marker-style-name="T6"><text:span text:style-name="T3">Декабрь 1904 г.</text:span>- Порт-Артур был сдан в результате предательства коменданта, генерала А. М. Стесселя.</text:p>
      <text:p text:style-name="P49" loext:marker-style-name="T6"><text:span text:style-name="T3">Август 1904 г.</text:span>- сражение под г. Ляоян, которое не принесло успеха обеим сторонам</text:p>
      <text:p text:style-name="P49" loext:marker-style-name="T6"><text:span text:style-name="T3">Сентябрь 1904 г.</text:span>- Русское контрнаступление на реке Шахэ окончилось безрезультатно.</text:p>
      <text:p text:style-name="P49" loext:marker-style-name="T6"><text:span text:style-name="T3">1905 г.</text:span>- Россия потерпела два крупных поражения: сухопутное (под Мукденом в феврале) и морское (около острова Цусима в мае была разбита 2-я Тихоокеанская эскадра под командованием вице-адмирала З. П. Рожественекого, направленная на Дальний Восток из Балтийского моря). В июле японцы заняли остров Сахалин.</text:p>
      <text:p text:style-name="P62" loext:marker-style-name="T6"><text:soft-page-break/>В конечном итоге Россия была вынуждена пойти на мирные переговоры.<text:line-break/><text:span text:style-name="T3">Причины переговоров</text:span>:<text:line-break/>Россия:</text:p>
      <text:list text:continue-list="list3513126727" text:style-name="WWNum41">
        <text:list-item>
          <text:p text:style-name="P128" loext:marker-style-name="T6">Военные поражения.<text:span text:style-name="T6"/></text:p>
        </text:list-item>
        <text:list-item>
          <text:p text:style-name="P128" loext:marker-style-name="T6">Разраставшаяся революция.<text:span text:style-name="T6"/></text:p>
        </text:list-item>
        <text:list-item>
          <text:p text:style-name="P128" loext:marker-style-name="T6">Патриотический подъем населения, возникший в начале войны, сменился антивоенными выступлениями.<text:span text:style-name="T6"/></text:p>
        </text:list-item>
      </text:list>
      <text:p text:style-name="P49" loext:marker-style-name="T6">Япония: Военные силы были исчерпаны.<text:span text:style-name="T6"/></text:p>
      <text:p text:style-name="P61" loext:marker-style-name="T6"/>
      <text:p text:style-name="P49" loext:marker-style-name="T6">США предложили свое посредничество на переговорах.<text:span text:style-name="T6"/></text:p>
      <text:p text:style-name="P61" loext:marker-style-name="T6"/>
      <text:p text:style-name="P49" loext:marker-style-name="T6"><text:span text:style-name="T3">Причины поражения в конфликте</text:span>:</text:p>
      <text:list text:style-name="WWNum53">
        <text:list-item>
          <text:p text:style-name="P129" loext:marker-style-name="T6">экономическая и военно-техническая отсталость страны<text:span text:style-name="T6"/></text:p>
        </text:list-item>
        <text:list-item>
          <text:p text:style-name="P129" loext:marker-style-name="T6">бездарность и ошибки ряда царских военачальников (Куропаткин – военный министр и наместник Дальнего Востока адмирал Алексеев)<text:span text:style-name="T6"/></text:p>
        </text:list-item>
        <text:list-item>
          <text:p text:style-name="P129" loext:marker-style-name="T6">помощь Японии со стороны Англии и США<text:span text:style-name="T6"/></text:p>
        </text:list-item>
        <text:list-item>
          <text:p text:style-name="P129" loext:marker-style-name="T6">предательство интересов страны ее внутренними врагами (некоторыми представителями социал-демократии и так называемой «либеральной» буржуазии). (Так, например, крепость Порт-Артур выдержала 6 штурмов, но была сдана)<text:span text:style-name="T6"/></text:p>
        </text:list-item>
      </text:list>
      <text:p text:style-name="P60" loext:marker-style-name="T6"><text:span text:style-name="T3">Итоги конфликта</text:span>:</text:p>
      <text:p text:style-name="P49" loext:marker-style-name="T6">Подъем революционных настроений в России (Даже либеральные круги стали критиковать самодержавие)<text:span text:style-name="T6"/></text:p>
      <text:p text:style-name="P49" loext:marker-style-name="T6">Россия отвергала претензии на контрибуцию и уступала Японии:<text:span text:style-name="T6"/></text:p>
      <text:list text:style-name="WWNum52">
        <text:list-item>
          <text:p text:style-name="P130" loext:marker-style-name="T6">аренду Ляодунского полуострова<text:span text:style-name="T6"/></text:p>
        </text:list-item>
        <text:list-item>
          <text:p text:style-name="P130" loext:marker-style-name="T6">южную половину о.Сахалин (Витте – «граф Полусахалинский»)<text:span text:style-name="T6"/></text:p>
        </text:list-item>
        <text:list-item>
          <text:p text:style-name="P130" loext:marker-style-name="T6">ветку железной дороги от Порт-Артура до Чанчуня<text:span text:style-name="T6"/></text:p>
        </text:list-item>
        <text:list-item>
          <text:p text:style-name="P130" loext:marker-style-name="T6">часть островов Курильской гряды (спор идет до сих пор)<text:span text:style-name="T6"/></text:p>
        </text:list-item>
        <text:list-item>
          <text:p text:style-name="P130" loext:marker-style-name="T6">японские рыбаки получили право рыбной ловли вдоль русских берегов<text:span text:style-name="T6"/></text:p>
        </text:list-item>
      </text:list>
      <text:p text:style-name="P61" loext:marker-style-name="T6"/>
      <text:h text:style-name="P59" text:outline-level="1" loext:marker-style-name="T6"><text:soft-page-break/><text:span text:style-name="T5">№</text:span><text:span text:style-name="T21">35: Первая российская революция: причины и основные события 1905 г.</text:span></text:h>
      <text:p text:style-name="P60" loext:marker-style-name="T6"><text:span text:style-name="T53">Причины, характер, движущие силы.</text:span><text:span text:style-name="T55"/></text:p>
      <text:p text:style-name="P49" loext:marker-style-name="T6"><text:span text:style-name="T24">Причины</text:span><text:span text:style-name="T22">:<text:line-break/></text:span>1. Рост социальной напряжённости из-за нерешённых проблем в аграрной и социальной сферах.</text:p>
      <text:p text:style-name="P49" loext:marker-style-name="T6">Эту напряжённость усугубляли:<text:span text:style-name="T6"/></text:p>
      <text:list text:style-name="WWNum95">
        <text:list-item>
          <text:p text:style-name="P131">мировой экономический кризис</text:p>
        </text:list-item>
        <text:list-item>
          <text:p text:style-name="P131">падение производства вследствие перепроизводства (что провоцирует сокращения заработной платы и даже штатов)</text:p>
        </text:list-item>
        <text:list-item>
          <text:p text:style-name="P131" loext:marker-style-name="T6">неудачный ход русско-японской войны.<text:span text:style-name="T6"/></text:p>
        </text:list-item>
      </text:list>
      <text:p text:style-name="P49" loext:marker-style-name="T6">Всё это подрывало авторитет власти.<text:span text:style-name="T6"/></text:p>
      <text:p text:style-name="P49" loext:marker-style-name="T6">2. Активизация антиправительственных сил, которые объединяются в борьбе с самодержавием.<text:span text:style-name="T6"/></text:p>
      <text:p text:style-name="P49" loext:marker-style-name="T6">Разные партии с разными программами и разной ориентации нашли общую цель — свержение монархии. Во главе партий стояли либо радикально, либо либерально настроенная интеллигенция.<text:span text:style-name="T6"/></text:p>
      <text:p text:style-name="P61" loext:marker-style-name="T6"/>
      <text:p text:style-name="P49" loext:marker-style-name="T6"><text:span text:style-name="T3">Главные цели</text:span>: свержение монархии, установление конституционного строя, всеобщее избирательное право, установление в России демократических прав и свобод, отчуждение помещичий земли и передачи её крестьянам.</text:p>
      <text:p text:style-name="P61" loext:marker-style-name="T6"/>
      <text:p text:style-name="P60" loext:marker-style-name="T6"><text:span text:style-name="T3">Движущие силы</text:span>:</text:p>
      <text:p text:style-name="P49" loext:marker-style-name="T6">Рабочие и крестьяне, солдаты и матросы, большая часть средней и мелкой буржуазии, интеллигенция и служащие.<text:span text:style-name="T6"/></text:p>
      <text:p text:style-name="P49" loext:marker-style-name="T6"><text:span text:style-name="T3">Основные события 1905 г.</text:span><text:span text:style-name="T5"/></text:p>
      <text:p text:style-name="P49" loext:marker-style-name="T6"><text:span text:style-name="T3">Январь 1905 г.</text:span>- Промышленные предприятия Петербурга охватывает стачка. Сначала выдвигаются экономические требования. Но в это же время ведёт свою деятельность легальная «Организация Русских Фабричных Работников Санкт-Петербурга» (Георгий Гапон)</text:p>
      <text:p text:style-name="P49" loext:marker-style-name="T6">Георгий Гапон предложил провести шествие с вручением петиции Царю.<text:span text:style-name="T6"/></text:p>
      <text:p text:style-name="P49" loext:marker-style-name="T6">Власть напомнила о запрете демонстрации и разместила на ключевых точках войска.<text:span text:style-name="T6"/></text:p>
      <text:p text:style-name="P49" loext:marker-style-name="T6"><text:soft-page-break/><text:span text:style-name="T3">9 января 1905 г.</text:span>- в воскресенье на улицы Петербурга выходят народные массы (140к~ человек), направляющиеся к Зимнему дворцу.</text:p>
      <text:p text:style-name="P49" loext:marker-style-name="T6">Когда демонстранты приближались к мостам, охраняемыми войсками, войска выявляли требования остановить движение. Демонстранты, рассчитывая на милосердие войск, продолжили движение.<text:span text:style-name="T6"/></text:p>
      <text:p text:style-name="P49" loext:marker-style-name="T6"><text:span text:style-name="T3">Итог</text:span>: было убито от 1к до 1,2к человек, больницы Петербурга были заполнены ранеными и убитыми.</text:p>
      <text:p text:style-name="P49" loext:marker-style-name="T6">«Кровавое воскресенье» окончательно подорвало авторитет власти и спровоцировало протесты по всей стране.<text:line-break/>Начинаются волнения на предприятиях, в ВУЗах, в армии.<text:span text:style-name="T6"/></text:p>
      <text:p text:style-name="P61" loext:marker-style-name="T6"/>
      <text:p text:style-name="P49" loext:marker-style-name="T6"><text:span text:style-name="T3">18 февраля 1905 г.</text:span>- Николай II поручает МВД (во главе с Николаем Булыгиным) создание проекта государственной думы.</text:p>
      <text:p text:style-name="P49" loext:marker-style-name="T6">Государственная дума в проекте: выборный совещательный орган.<text:span text:style-name="T6"/></text:p>
      <text:p text:style-name="P61" loext:marker-style-name="T6"/>
      <text:p text:style-name="P49" loext:marker-style-name="T6"><text:span text:style-name="T3">Май 1905 г.</text:span>- новая волна стачек.</text:p>
      <text:p text:style-name="P60" loext:marker-style-name="T6"><text:span text:style-name="T3">Ивано-Вознеенская стачка</text:span>:</text:p>
      <text:p text:style-name="P49" loext:marker-style-name="T6">Иваново-Вознесенск: небольшой город с большим числом промышленных предприятий<text:span text:style-name="T6"/></text:p>
      <text:p text:style-name="P49" loext:marker-style-name="T6">Был создан "Совет рабочих депутатов", руководивший забастовкой и фактически на 2,5 месяца захватил власть в городе.<text:span text:style-name="T6"/></text:p>
      <text:p text:style-name="P61" loext:marker-style-name="T6"/>
      <text:p text:style-name="P49" loext:marker-style-name="T6">В мае С.Р. в попытках объединить разрозненные восстания в общее движение создают «Всероссийский крестьянский союз».<text:span text:style-name="T6"/></text:p>
      <text:p text:style-name="P49" loext:marker-style-name="T6"><text:span text:style-name="T3">Главная цель</text:span>: отмена частной собственности на землю.</text:p>
      <text:p text:style-name="P61" loext:marker-style-name="T6"/>
      <text:p text:style-name="P49" loext:marker-style-name="T6">В это время продолжается русско-японская война: Цусимское сражение говорит о полном поражении в войне.<text:span text:style-name="T6"/></text:p>
      <text:p text:style-name="P61" loext:marker-style-name="T6"/>
      <text:p text:style-name="P60" loext:marker-style-name="T6"><text:span text:style-name="T3">Восстание на броненосце "Князь Потёмкин"</text:span>:</text:p>
      <text:p text:style-name="P49" loext:marker-style-name="T6">Матросы завладели кораблём, выбрали себе новых командиров и пошли по направлению к Одессе, чтобы объединиться с протестующими в этом городе. <text:soft-page-break/>Потёмкинцы рассчитывали на восстания на других кораблях, но броненосцу пришлось плыть в одиночку и сделать вынужденную остановку в Румынии.<text:span text:style-name="T6"/></text:p>
      <text:p text:style-name="P61" loext:marker-style-name="T6"/>
      <text:p text:style-name="P49" loext:marker-style-name="T6">«Союз освобождения» пытается объединить недовольных через Союз союзов (подразумевается союз профсоюзов).<text:span text:style-name="T6"/></text:p>
      <text:p text:style-name="P61" loext:marker-style-name="T6"/>
      <text:p text:style-name="P49" loext:marker-style-name="T6"><text:span text:style-name="T3">6 марта 1905 г.</text:span>- объявляется, что в России создаётся совещательный орган — Государственная дума — который, как и земства, избирается по куриям.</text:p>
      <text:p text:style-name="P61" loext:marker-style-name="T6"/>
      <text:p text:style-name="P62" loext:marker-style-name="T6">Всей правящей элите проект думы казался правильным, но общественность он не удовлетворил.<text:line-break/><text:span text:style-name="T3">Итоги</text:span>: протест во главе с Союзом союзов, 7 октября 1905 года по его инициативе началась Всероссийская октябрьская забастовка.</text:p>
      <text:p text:style-name="P61" loext:marker-style-name="T6"/>
      <text:p text:style-name="P60" loext:marker-style-name="T6"><text:span text:style-name="T3">Всероссийская октябрьская политическая стачка</text:span>:</text:p>
      <text:p text:style-name="P49" loext:marker-style-name="T6"><text:span text:style-name="T3">7 октября 1905 г.</text:span>- Первыми остановились все железные дороги. К ним примкнули рабочие предприятий, почт, телеграфов, университетов, гимназий, школ… Бастовали около 2 млн человек.</text:p>
      <text:p text:style-name="P61" loext:marker-style-name="T6"/>
      <text:p text:style-name="P60" loext:marker-style-name="T6"><text:span text:style-name="T3">Петербургский Совет рабочих депутатов. Лев Давидович Бронштейн (Троцкий)</text:span>:</text:p>
      <text:p text:style-name="P49" loext:marker-style-name="T6">В Санкт-Петербурге появляется Совет рабочих депутатов, в который вошли различные политические партии, а наиболее активной фигурой стал Лев Давидович Бронштейн «Троцкий».<text:span text:style-name="T6"/></text:p>
      <text:p text:style-name="P61" loext:marker-style-name="T6"/>
      <text:p text:style-name="P60" loext:marker-style-name="T6"><text:span text:style-name="T3">17 октября 1905 г. манифест</text:span>:</text:p>
      <text:list text:continue-list="list1772945587" text:style-name="WWNum42">
        <text:list-item>
          <text:p text:style-name="P132" loext:marker-style-name="T6">Населению будут дарованы основные гражданские права и свободы<text:span text:style-name="T6"/></text:p>
        </text:list-item>
        <text:list-item>
          <text:p text:style-name="P132" loext:marker-style-name="T6">Избирательная система в Государственную думу будет расширена: к выборам будут допущены другие категории населения<text:span text:style-name="T6"/></text:p>
        </text:list-item>
        <text:list-item>
          <text:p text:style-name="P132" loext:marker-style-name="T6">Государственная дума становится законодательным (без её одобрения не пройдёт ни один закон), а не совещательным, органом<text:span text:style-name="T6"/></text:p>
        </text:list-item>
      </text:list>
      <text:p text:style-name="P49" loext:marker-style-name="T6"><text:soft-page-break/>Начался второй этап революции: мнения разделились. С одной стороны, выступили с приветствием манифеста, с другой стороны выступали считающие, что этот манифест был подписан под давлением (черносотенцы).<text:span text:style-name="T6"/></text:p>
      <text:p text:style-name="P61" loext:marker-style-name="T6"/>
      <text:p text:style-name="P49" loext:marker-style-name="T6"><text:span text:style-name="T3">3 ноября. 1905 г.</text:span>- Манифест об уменьшении выкупных платежей. А после (7 января 1906) выходит манифест об их отмене.</text:p>
      <text:p text:style-name="P61" loext:marker-style-name="T6"/>
      <text:p text:style-name="P60" loext:marker-style-name="T6"><text:span text:style-name="T3">Декабрьское вооружённое восстание в Москве</text:span>:</text:p>
      <text:p text:style-name="P49" loext:marker-style-name="T6">Московский совет рабочих депутатов руководит Декабрьским московским восстанием. За счёт разграбления складов и оружейных магазинов недовольные рабочие вооружаются, на помощь войскам из Петербурга приходит Семёновский полк.<text:span text:style-name="T6"/></text:p>
      <text:p text:style-name="P61" loext:marker-style-name="T6"/>
      <text:p text:style-name="P49" loext:marker-style-name="T6"><text:span text:style-name="T3">11 декабря 1905 г.</text:span>- избирательный закон: увеличивается число мест для крестьянской думы и создаётся курия рабочих.</text:p>
      <text:p text:style-name="P61" loext:marker-style-name="T6"/>
      <text:h text:style-name="P59" text:outline-level="1" loext:marker-style-name="T6"><text:span text:style-name="T5">№</text:span><text:span text:style-name="T21">36: Первая российская революция: основные события 1906-1907 гг. Историческое значение революции.</text:span></text:h>
      <text:p text:style-name="P60" loext:marker-style-name="T6"><text:span text:style-name="T53">Основные события 1906-1907 гг..</text:span><text:span text:style-name="T55"/></text:p>
      <text:p text:style-name="P49" loext:marker-style-name="T6"><text:span text:style-name="T22">Зимой и весной 1906 года проводятся выборы в Думу и реформа Государственного совета, который из законосовещательного становится вторым законодательным органом, который становится наполовину выборным — часть назначает император, часть избирают профессиональные группы (например, университеты)</text:span><text:span text:style-name="T23"/></text:p>
      <text:p text:style-name="P61" loext:marker-style-name="T6"/>
      <text:p text:style-name="P60" loext:marker-style-name="T6"><text:span text:style-name="T3">Образование легальных политических партий:</text:span><text:span text:style-name="T5"/></text:p>
      <text:p text:style-name="P49" loext:marker-style-name="T6">Легализуются и эсеры, и конституционалисты-демократы. Появляются консервативные партии — «Союз 17 октября», «Союз русского народа».<text:span text:style-name="T6"/></text:p>
      <text:p text:style-name="P77" loext:marker-style-name="T5"/>
      <text:p text:style-name="P49" loext:marker-style-name="T6">На место Витте пришёл Горемыкин, теперь он глава правительства.<text:span text:style-name="T6"/></text:p>
      <text:p text:style-name="P49" loext:marker-style-name="T6">Министром внутренних дел назначается Пётр Аркадиевич Столыпин.<text:span text:style-name="T6"/></text:p>
      <text:p text:style-name="P61" loext:marker-style-name="T6"/>
      <text:p text:style-name="P60" loext:marker-style-name="T6"><text:span text:style-name="T3">Новая редакция основных законов Российской империи:</text:span><text:span text:style-name="T5"/></text:p>
      <text:p text:style-name="P49" loext:marker-style-name="T6"><text:soft-page-break/>23 апреля 1906 года утверждается новая редакция основных законов Российской империи, которые стали фактической конституцией: в них зафиксировано деление на Государственный совет и Государственную думу и другие положения.<text:span text:style-name="T6"/></text:p>
      <text:p text:style-name="P61" loext:marker-style-name="T6"/>
      <text:p text:style-name="P60" loext:marker-style-name="T6"><text:span text:style-name="T3">Состав и деятельность I Государственной Думы:</text:span><text:span text:style-name="T5"/></text:p>
      <text:p text:style-name="P49" loext:marker-style-name="T6">На выборах места распределились в следующем порядке:<text:span text:style-name="T6"/></text:p>
      <text:list text:style-name="WWNum96">
        <text:list-item>
          <text:p text:style-name="P133">Конституционалисты-демократы</text:p>
        </text:list-item>
        <text:list-item>
          <text:p text:style-name="P133">Трудовая группа</text:p>
        </text:list-item>
        <text:list-item>
          <text:p text:style-name="P133">Социалисты-революционеры</text:p>
        </text:list-item>
        <text:list-item>
          <text:p text:style-name="P133" loext:marker-style-name="T6">Социал-демократы в лице меньшевиков. <text:span text:style-name="T6"/></text:p>
        </text:list-item>
      </text:list>
      <text:p text:style-name="P49" loext:marker-style-name="T6">Большевики Первую Думу бойкотировали.<text:span text:style-name="T6"/></text:p>
      <text:p text:style-name="P61" loext:marker-style-name="T6"/>
      <text:p text:style-name="P49" loext:marker-style-name="T6">Кадеты и их левые союзники рассчитывали преобразовать Думу в Учредительное собрание.<text:span text:style-name="T6"/></text:p>
      <text:p text:style-name="P49" loext:marker-style-name="T6"><text:span text:style-name="T3">Их требования</text:span>: полная политическая амнистия, отмена смертной казни и радикальное решение аграрного вопроса.</text:p>
      <text:p text:style-name="P49" loext:marker-style-name="T6">Правительство в лице Горемыкина и Столыпина же выступало против этого.<text:span text:style-name="T6"/></text:p>
      <text:p text:style-name="P49" loext:marker-style-name="T6">Зародившийся конфликт привёл к роспуску Первой Думы 8 июля 1906 года.<text:span text:style-name="T6"/></text:p>
      <text:p text:style-name="P61" loext:marker-style-name="T6"/>
      <text:p text:style-name="P60" loext:marker-style-name="T6"><text:span text:style-name="T3">П. А. Столыпин</text:span>:</text:p>
      <text:p text:style-name="P49" loext:marker-style-name="T6">Горемыкин за категорический отказ от взаимодействия с Думой по решению Николая II уходит в отставку, Столыпин совмещает в себе новую должность председателя совета министров и старую министра внутренних дел.<text:span text:style-name="T6"/></text:p>
      <text:p text:style-name="P61" loext:marker-style-name="T6"/>
      <text:p text:style-name="P49" loext:marker-style-name="T6">20 августа 1906 года взрывается правительственная дача Столыпина, в результате которой погибают 27 человек, но Столыпин не пострадал.<text:span text:style-name="T6"/></text:p>
      <text:p text:style-name="P49" loext:marker-style-name="T6">Был издан указ о военно-полевых судах, которые должны судить нападавших на военных и полицейских. Судопроизводство упрощено до предела: разбирательство идёт не более 2-3 дней и, как правило, заканчивается смертной казнью. Было казнено 683 человека.<text:span text:style-name="T6"/></text:p>
      <text:p text:style-name="P49" loext:marker-style-name="T6">Столыпин начинает реформы, в том числе и крестьянскую.<text:span text:style-name="T6"/></text:p>
      <text:p text:style-name="P61" loext:marker-style-name="T6"><text:soft-page-break/></text:p>
      <text:p text:style-name="P60" loext:marker-style-name="T6"><text:span text:style-name="T3">Состав и деятельность II Государственной Думы</text:span>:</text:p>
      <text:list text:style-name="WWNum97">
        <text:list-item>
          <text:p text:style-name="P134">Трудовая группа</text:p>
        </text:list-item>
        <text:list-item>
          <text:p text:style-name="P134">Кадеты</text:p>
        </text:list-item>
        <text:list-item>
          <text:p text:style-name="P134">Эсеры</text:p>
        </text:list-item>
        <text:list-item>
          <text:p text:style-name="P134" loext:marker-style-name="T6">РСДРП в составе как меньшевиков, так и большевиков<text:span text:style-name="T6"/></text:p>
        </text:list-item>
      </text:list>
      <text:p text:style-name="P49" loext:marker-style-name="T6">Состав получился ещё более левым и также не мог найти общий язык ни с властями, ни даже с кадетами. Дума просуществовала с 20 февраля по 3 июня 1907 года и была снова распущена.<text:span text:style-name="T6"/></text:p>
      <text:p text:style-name="P61" loext:marker-style-name="T6"/>
      <text:p text:style-name="P60" loext:marker-style-name="T6"><text:span text:style-name="T3">Избирательный закон 3 июня 1907 г.</text:span>:</text:p>
      <text:p text:style-name="P49" loext:marker-style-name="T6"><text:span text:style-name="T3">3 июня 1907 г.</text:span>- Николай II издаёт новый закон о выборах, нарушая свой же манифест 17 октября. </text:p>
      <text:p text:style-name="P49" loext:marker-style-name="T6">Это событие считается окончанием Первой русской революции.<text:span text:style-name="T6"/></text:p>
      <text:p text:style-name="P60" loext:marker-style-name="T6"><text:span text:style-name="T3">Историческое значение революции.</text:span><text:span text:style-name="T5"/></text:p>
      <text:p text:style-name="P49" loext:marker-style-name="T6"><text:span text:style-name="T3">Её итоги</text:span>:</text:p>
      <text:list text:style-name="WWNum98">
        <text:list-item>
          <text:p text:style-name="P135">Вместо абсолютной монархии появляется думская монархия</text:p>
        </text:list-item>
        <text:list-item>
          <text:p text:style-name="P135">Изменилось социально-политическое положение граждан России; введены демократические свободы, отменена цензура, разрешено организовывать профессиональные союзы и легальные политические партии. Буржуазия получила широкую возможность участия в политической жизни страны.</text:p>
        </text:list-item>
        <text:list-item>
          <text:p text:style-name="P135">Улучшилось материальное положение рабочих. В ряде отраслей промышленности увеличилась заработная плата и уменьшилась продолжительность рабочего дня до 9—10 часов.</text:p>
        </text:list-item>
        <text:list-item>
          <text:p text:style-name="P135" loext:marker-style-name="T6">Крестьяне добились отмены выкупных платежей. Была расширена свобода передвижения крестьян и ограничена власть земских начальников. Началась аграрная реформа, разрушавшая общину и укреплявшая права крестьян как землевладельцев, что способствовало дальнейшей капиталистической эволюции сельского хозяйства.<text:span text:style-name="T6"/></text:p>
        </text:list-item>
      </text:list>
      <text:h text:style-name="P59" text:outline-level="1" loext:marker-style-name="T6"><text:span text:style-name="T5">№</text:span><text:span text:style-name="T21">37: Политическое и социально экономическое развитие страны в 1906-1914 гг.</text:span></text:h>
      <text:p text:style-name="P60" loext:marker-style-name="T6"><text:span text:style-name="T53">Третьеиюньская монархия.</text:span><text:span text:style-name="T55"/></text:p>
      <text:p text:style-name="P49" loext:marker-style-name="T6"><text:soft-page-break/><text:span text:style-name="T24">3 июня 1907</text:span><text:span text:style-name="T67"> г.</text:span><text:span text:style-name="T52"> </text:span><text:span text:style-name="T22">– роспуск 2 госдумы и новый избирательный закон.</text:span></text:p>
      <text:p text:style-name="P49" loext:marker-style-name="T6"><text:span text:style-name="T22">(Третьеиюньский переворот: принятие закона, касающегося Думы вне Думы – Николай </text:span><text:span text:style-name="T52">II</text:span><text:span text:style-name="T22"> превысил свои полномочия)</text:span></text:p>
      <text:p text:style-name="P49" loext:marker-style-name="T6"><text:span text:style-name="T53"><text:s/></text:span><text:span text:style-name="T22">Третьеиюньская монархия – система гос управления РИ в 1907-1917, основанная на совмещении широких полномочий императора и урезания полномочий Думы.</text:span></text:p>
      <text:p text:style-name="P60" loext:marker-style-name="T6"><text:span text:style-name="T57">III </text:span><text:span text:style-name="T53">Гос Дума 1907-1912 гг.</text:span></text:p>
      <text:list text:continue-list="list563446063" text:style-name="WWNum6">
        <text:list-item>
          <text:p text:style-name="P136" loext:marker-style-name="T6"><text:span text:style-name="T22">Единственная Дума, отработавшая весь срок</text:span><text:span text:style-name="T23"/></text:p>
        </text:list-item>
        <text:list-item>
          <text:p text:style-name="P136" loext:marker-style-name="T6"><text:span text:style-name="T22">422 депутата</text:span><text:span text:style-name="T23"/></text:p>
        </text:list-item>
        <text:list-item>
          <text:p text:style-name="P136" loext:marker-style-name="T6"><text:span text:style-name="T22">Преобладание октябристов (154 депутата) и монархистов (147 депутатов)</text:span><text:span text:style-name="T23"/></text:p>
        </text:list-item>
        <text:list-item>
          <text:p text:style-name="P136" loext:marker-style-name="T6"><text:span text:style-name="T22">Бойкот выборов эсерами</text:span><text:span text:style-name="T23"/></text:p>
        </text:list-item>
      </text:list>
      <text:p text:style-name="P49" loext:marker-style-name="T6"><text:span text:style-name="T22">Председатели </text:span><text:span text:style-name="T52">III</text:span><text:span text:style-name="T22"> гос Думы (все от октябристов): Н. А. Хомяков, А. И. Гучков, М. В. Родзянко</text:span></text:p>
      <text:p text:style-name="P60" loext:marker-style-name="T6"><text:span text:style-name="T53">Столыпинская аграрная реформа.</text:span><text:span text:style-name="T55"/></text:p>
      <text:list text:style-name="WWNum99">
        <text:list-item>
          <text:p text:style-name="P137"><text:span text:style-name="T22">Указ 9 ноября 1906 г. Разрешал крестьянину выход из общины,</text:span> <text:span text:style-name="T22">закон от 14 июня 1910 г. сделал выход обязательным</text:span></text:p>
        </text:list-item>
        <text:list-item>
          <text:p text:style-name="P137"><text:span text:style-name="T22">крестьянин мог потребовать объединения надельных участков в диный отруб и даже выселиться на отдельный хутор.</text:span></text:p>
        </text:list-item>
        <text:list-item>
          <text:p text:style-name="P137"><text:span text:style-name="T22">создавался фонд из части казенных и императорских земель</text:span></text:p>
        </text:list-item>
        <text:list-item>
          <text:p text:style-name="P137"><text:span text:style-name="T22">для покупки этих и помещичьих земель Крестьянский банк давал денежные ссуды</text:span></text:p>
        </text:list-item>
        <text:list-item>
          <text:p text:style-name="P137" loext:marker-style-name="T6"><text:span text:style-name="T22">правительство поощряло переселение крестьян за Урал, в Сибирь. Переселенцам давали ссуды для обустройства на новом месте, создавали казенные склады сельскохозяйственных машин, обеспечивали агрономические консультации, медицинскую и ветеринарную помощь.</text:span><text:span text:style-name="T23"/></text:p>
        </text:list-item>
      </text:list>
      <text:p text:style-name="P60" loext:marker-style-name="T6"><text:span text:style-name="T53">Политическая ситуация в 1907-1914 гг.</text:span><text:span text:style-name="T55"/></text:p>
      <text:p text:style-name="P49" loext:marker-style-name="T6"><text:span text:style-name="T22">Период середины 1907 – начала 1910 гг. характерны спады рабочих и крестьянских движений и сокращением политических партий.</text:span><text:span text:style-name="T23"/></text:p>
      <text:p text:style-name="P49" loext:marker-style-name="T6"><text:span text:style-name="T22">С 1910 г. В России наметилось обострение социально-политической обстановки, но сильным толчком стал Ленский Расстрел.</text:span><text:span text:style-name="T23"/></text:p>
      <text:p text:style-name="P49" loext:marker-style-name="T6"><text:span text:style-name="T22">4 апреля 1912 г. На Ленских золотых приисках были расстреляны бастующие рабочие. Погибло 270 и ранено 250 человек. Ленские события вызвали взрыв протеста по всей стране: в движении протеста приняло участие более 300 тыс. рабочих.</text:span><text:span text:style-name="T23"/></text:p>
      <text:p text:style-name="P60" loext:marker-style-name="T6"><text:soft-page-break/><text:span text:style-name="T57">IV</text:span><text:span text:style-name="T53"> Государственная Дума.</text:span></text:p>
      <text:p text:style-name="P49" loext:marker-style-name="T6"><text:span text:style-name="T22">Осенью 1912 прошли выборы в IV-ю Государственную думу.</text:span><text:span text:style-name="T23"/></text:p>
      <text:p text:style-name="P49" loext:marker-style-name="T6"><text:span text:style-name="T22">В IV-ю Думу было избрано 438 депутатов. По своему партийному составу она мало отличалась от III-й Думы. При потере октябристами 32-х депутатских мест сохранились прежние два большинства в Думе- правооктябристское - 283 депутата (184 правых 99 октябристов) и октябристско-кадетское (99 октябристов, 58 кадетов и примыкавших к ним 47 прогрессистов и 21 националист).</text:span><text:span text:style-name="T23"/></text:p>
      <text:h text:style-name="P59" text:outline-level="1" loext:marker-style-name="T6"><text:span text:style-name="T5">№</text:span><text:span text:style-name="T21">38: Внешняя политика России в 1905-1914 гг. Исторические предпосылки Первой мировой войны. Военные действия 1914 г.</text:span></text:h>
      <text:p text:style-name="P60" loext:marker-style-name="T6"><text:span text:style-name="T53">Создание Антнанты.</text:span><text:span text:style-name="T55"/></text:p>
      <text:p text:style-name="P49" loext:marker-style-name="T6"><text:span text:style-name="T22">1891-1893 русско-французские военно-политические соглашения</text:span><text:span text:style-name="T23"/></text:p>
      <text:p text:style-name="P49" loext:marker-style-name="T6"><text:span text:style-name="T22">1904 – франко-британское соглашение о разделе сфер влияния</text:span><text:span text:style-name="T23"/></text:p>
      <text:p text:style-name="P49" loext:marker-style-name="T6"><text:span text:style-name="T22">1907 – русско-британское соглашение о разделе сфер влияния.</text:span><text:span text:style-name="T23"/></text:p>
      <text:p text:style-name="P49" loext:marker-style-name="T6"><text:span text:style-name="T22">Благодаря этим взаимным соглашениям сформировался блок антанта.</text:span><text:span text:style-name="T23"/></text:p>
      <text:p text:style-name="P60" loext:marker-style-name="T6"><text:span text:style-name="T53">Причины и характер первой мировой войны.</text:span><text:span text:style-name="T55"/></text:p>
      <text:list text:continue-list="list2058839796" text:style-name="WWNum8">
        <text:list-item>
          <text:p text:style-name="P138" loext:marker-style-name="T6"><text:span text:style-name="T22">Борьба держав за колонии</text:span><text:span text:style-name="T23"/></text:p>
        </text:list-item>
        <text:list-item>
          <text:p text:style-name="P138" loext:marker-style-name="T6"><text:span text:style-name="T22">Балканские противоречия</text:span><text:span text:style-name="T23"/></text:p>
        </text:list-item>
        <text:list-item>
          <text:p text:style-name="P138" loext:marker-style-name="T6"><text:span text:style-name="T22">Гонка вооружений</text:span><text:span text:style-name="T23"/></text:p>
        </text:list-item>
        <text:list-item>
          <text:p text:style-name="P138" loext:marker-style-name="T6"><text:span text:style-name="T22">Недооценка последствий войны</text:span><text:span text:style-name="T23"/></text:p>
        </text:list-item>
      </text:list>
      <text:p text:style-name="P49" loext:marker-style-name="T6"><text:span text:style-name="T22">Повод к войне:</text:span><text:span text:style-name="T23"/></text:p>
      <text:p text:style-name="P49" loext:marker-style-name="T6"><text:span text:style-name="T22">1908 – аннексия Боснии и Герцеговины Австро-Венгрией</text:span><text:span text:style-name="T23"/></text:p>
      <text:p text:style-name="P49" loext:marker-style-name="T6"><text:span text:style-name="T22">Рост национализма в Сербии, создание тайных обществ Черная рука и Млада Босна</text:span><text:span text:style-name="T23"/></text:p>
      <text:p text:style-name="P49" loext:marker-style-name="T6"><text:span text:style-name="T22">28 июня 1914 – убийство Франца-Фердинанда в Сараево сербским террористом.</text:span><text:span text:style-name="T23"/></text:p>
      <text:p text:style-name="P49" loext:marker-style-name="T6"><text:span text:style-name="T22">Нарастание конфликта</text:span><text:span text:style-name="T23"/></text:p>
      <text:p text:style-name="P49" loext:marker-style-name="T6"><text:span text:style-name="T22">23 июля 1914 – Австро-Венгрия отправляет Сербии Ультиматум</text:span><text:span text:style-name="T23"/></text:p>
      <text:p text:style-name="P49" loext:marker-style-name="T6"><text:span text:style-name="T22">28 июля 1914 – Австро-Венгрия объявляет Сербии войну</text:span><text:span text:style-name="T23"/></text:p>
      <text:p text:style-name="P49" loext:marker-style-name="T6"><text:span text:style-name="T22">31 июля 1914 – Всеобщая мобилизация в России</text:span><text:span text:style-name="T23"/></text:p>
      <text:p text:style-name="P49" loext:marker-style-name="T6"><text:span text:style-name="T22">31 июля – Германия объявляет ультиматум России</text:span><text:span text:style-name="T23"/></text:p>
      <text:p text:style-name="P49" loext:marker-style-name="T6"><text:span text:style-name="T22">1 августа 1914 – Германия объявляет войну России. Начало первой мировой.</text:span><text:span text:style-name="T23"/></text:p>
      <text:p text:style-name="P60" loext:marker-style-name="T6"><text:soft-page-break/><text:span text:style-name="T53">Планы сторон.</text:span><text:span text:style-name="T55"/></text:p>
      <text:p text:style-name="P49" loext:marker-style-name="T6"><text:span text:style-name="T68">Антанта</text:span><text:span text:style-name="T22">:</text:span></text:p>
      <text:p text:style-name="P49" loext:marker-style-name="T6"><text:span text:style-name="T22">Наступление Франции в Эльзасе и Лотарингии, Наступление России в Восточной Пруссии и Галиции.</text:span><text:span text:style-name="T23"/></text:p>
      <text:p text:style-name="P49" loext:marker-style-name="T6"><text:span text:style-name="T68">Германия:</text:span><text:span text:style-name="T69"/></text:p>
      <text:p text:style-name="P49" loext:marker-style-name="T6"><text:span text:style-name="T22">План Шлиффена</text:span><text:span text:style-name="T23"/></text:p>
      <text:p text:style-name="P49" loext:marker-style-name="T6"><text:span text:style-name="T22">Разгром Франции до подхода британских войск и окончания мобилизации в России, наступление на Париж через нейтральную Бельгию.</text:span><text:span text:style-name="T23"/></text:p>
      <text:p text:style-name="P60" loext:marker-style-name="T6"><text:span text:style-name="T53">Восточно-Прусская операция</text:span><text:span text:style-name="T55"/></text:p>
      <text:p text:style-name="P49" loext:marker-style-name="T6"><text:span text:style-name="T22">17 августа – 14 сентября 1914 г. </text:span><text:span text:style-name="T23"/></text:p>
      <text:p text:style-name="P49" loext:marker-style-name="T6"><text:span text:style-name="T22">Чтобы отвлечь немцев от западного фронта Русское командование начинает наступление в Восточной Пруссии.</text:span><text:span text:style-name="T23"/></text:p>
      <text:list text:continue-list="list2445614779" text:style-name="WWNum9">
        <text:list-item>
          <text:p text:style-name="P139" loext:marker-style-name="T6"><text:span text:style-name="T22">Наступление Русских армий П.К.Ренненкампфа и А.В.Самсонова в Восточной Пруссии.</text:span><text:span text:style-name="T23"/></text:p>
        </text:list-item>
        <text:list-item>
          <text:p text:style-name="P139" loext:marker-style-name="T6"><text:span text:style-name="T22">Победа Русских войск под Гумбиненом</text:span><text:span text:style-name="T23"/></text:p>
        </text:list-item>
        <text:list-item>
          <text:p text:style-name="P139" loext:marker-style-name="T6"><text:span text:style-name="T22">Переброска 2 германских корпусов с Западного фронта (~60 тыс чел)</text:span><text:span text:style-name="T23"/></text:p>
        </text:list-item>
        <text:list-item>
          <text:p text:style-name="P139" loext:marker-style-name="T6"><text:span text:style-name="T22">Окружение и разгром 2-й армии Самсонова под Танненбергом, поражение 1-й армии Ренненкампфа в Мазурском сражении</text:span><text:span text:style-name="T23"/></text:p>
        </text:list-item>
      </text:list>
      <text:p text:style-name="P96" loext:marker-style-name="T23"/>
      <text:p text:style-name="P140" loext:marker-style-name="T6"><text:span text:style-name="T70">“Зато Париж был спасен…”</text:span><text:span text:style-name="T71"/></text:p>
      <text:p text:style-name="P60" loext:marker-style-name="T6"><text:span text:style-name="T72">Галицийская битва</text:span><text:span text:style-name="T73"/></text:p>
      <text:p text:style-name="P49" loext:marker-style-name="T6"><text:span text:style-name="T74">18 августа – 26 сентября 1914 г.</text:span><text:span text:style-name="T75"/></text:p>
      <text:list text:continue-list="list4119146816" text:style-name="WWNum10">
        <text:list-item>
          <text:p text:style-name="P141" loext:marker-style-name="T6"><text:span text:style-name="T74">Наступление русского Юго-западного фронта (Н. И. Иванов) против австрийских войск в Восточной Галиции</text:span><text:span text:style-name="T75"/></text:p>
        </text:list-item>
        <text:list-item>
          <text:p text:style-name="P141" loext:marker-style-name="T6"><text:span text:style-name="T74">Взятие крепости Перемышль</text:span><text:span text:style-name="T75"/></text:p>
        </text:list-item>
        <text:list-item>
          <text:p text:style-name="P141" loext:marker-style-name="T6"><text:span text:style-name="T74">Массовое отступление Австро-Венгерской армии</text:span><text:span text:style-name="T75"/></text:p>
        </text:list-item>
      </text:list>
      <text:p text:style-name="P60" loext:marker-style-name="T6"><text:span text:style-name="T76">Вступление Турции в войну.</text:span><text:span text:style-name="T77"/></text:p>
      <text:list text:style-name="WWNum11">
        <text:list-item>
          <text:p text:style-name="P142" loext:marker-style-name="T6"><text:span text:style-name="T74">2 августа 1914 – заключение тайного германо-турецкого союза</text:span><text:span text:style-name="T75"/></text:p>
        </text:list-item>
        <text:list-item>
          <text:p text:style-name="P142" loext:marker-style-name="T6"><text:span text:style-name="T74">10 августа 1914 – прибытие в Дарданеллы 2-х германских крейсеров (Спонсорство Германии)</text:span><text:span text:style-name="T75"/></text:p>
        </text:list-item>
        <text:list-item>
          <text:p text:style-name="P142" loext:marker-style-name="T6"><text:span text:style-name="T74">29 октября 1914 – атака турецкого флота на русские порты</text:span><text:span text:style-name="T75"/></text:p>
        </text:list-item>
        <text:list-item>
          <text:p text:style-name="P142" loext:marker-style-name="T6"><text:span text:style-name="T74">2 ноября 1914 – Россия объявляет войну Турции</text:span><text:span text:style-name="T75"/></text:p>
        </text:list-item>
      </text:list>
      <text:p text:style-name="P49" loext:marker-style-name="T6"><text:soft-page-break/><text:span text:style-name="T74">9 декабря началось наступление турецких войск на Сарыкамыш. Но в боях под Сарыкамышем турецкая армия была наголову разбита, потеряв 90 тыс. человек.</text:span><text:span text:style-name="T75"/></text:p>
      <text:h text:style-name="P59" text:outline-level="1" loext:marker-style-name="T5"><text:span text:style-name="T5">№39: Россия в Первой мировой войне (боевые операции 1915-1917 гг.). Завершение войны и её последствия.</text:span><text:span text:style-name="T5"/></text:h>
      <text:p text:style-name="P60" loext:marker-style-name="T6"><text:span text:style-name="T78">1915 г.</text:span><text:span text:style-name="T21"/></text:p>
      <text:p text:style-name="P60" loext:marker-style-name="T6"><text:span text:style-name="T53">Карпатская операция.</text:span><text:span text:style-name="T55"/></text:p>
      <text:p text:style-name="P49" loext:marker-style-name="T6"><text:span text:style-name="T22">7 января австро-германское командование предприняло наступление против русских позиций в Карпатах. 8-я русская армия под командованием генерала Брусилова отбросила наступавшие части, преодолела Карпаты и вступила на территорию Венгрии. 9 марта пала окруженная 11-й русской армией крепость Перемышль со 130-тысячным гарнизоном. Было захвачено 900 крепостных орудий.</text:span><text:span text:style-name="T23"/></text:p>
      <text:p text:style-name="P60" loext:marker-style-name="T6"><text:span text:style-name="T53">Великое отступление.</text:span><text:span text:style-name="T55"/></text:p>
      <text:p text:style-name="P49" loext:marker-style-name="T6"><text:span text:style-name="T22">Причины:</text:span><text:span text:style-name="T23"/></text:p>
      <text:list text:style-name="WWNum12">
        <text:list-item>
          <text:p text:style-name="P143" loext:marker-style-name="T6"><text:span text:style-name="T22">Большие потери прошлых боев</text:span><text:span text:style-name="T23"/></text:p>
        </text:list-item>
        <text:list-item>
          <text:p text:style-name="P143" loext:marker-style-name="T6"><text:span text:style-name="T22">Несогласованность командования</text:span><text:span text:style-name="T23"/></text:p>
        </text:list-item>
        <text:list-item>
          <text:p text:style-name="P143" loext:marker-style-name="T6"><text:span text:style-name="T53">Главная: </text:span><text:span text:style-name="T22">недостаток вооружении, боеприпасах, </text:span><text:span text:style-name="T53">АРТИЛЛЕРИИ (</text:span><text:span text:style-name="T22">Немцы имели в 40 раз больше артиллерии, а у нас дефицит снарядов)</text:span></text:p>
        </text:list-item>
      </text:list>
      <text:p text:style-name="P49" loext:marker-style-name="T6"><text:span text:style-name="T22">События:</text:span><text:span text:style-name="T23"/></text:p>
      <text:p text:style-name="P49" loext:marker-style-name="T6"><text:span text:style-name="T22">19 апреля после суточной артиллерийской подготовки немецко-австрийская армия начала наступление на 35-километровый участок фронта в г. Горлице. После тяжелых боев началось отступление Русских частей. В начале июня 1915 оставлен Львов, затем Перемышль, а к концу месяца большая часть Галиции. Одновременно началось наступление немцев в Польше, последовавшее за ним отступление русских солдат из Польши.</text:span><text:span text:style-name="T23"/></text:p>
      <text:p text:style-name="P60" loext:marker-style-name="T6"><text:span text:style-name="T53">Россия и союзники.</text:span><text:span text:style-name="T55"/></text:p>
      <text:p text:style-name="P49" loext:marker-style-name="T6"><text:span text:style-name="T22">Англия и Франция, вопреки своим союзническим обязательствам, практически не вели активных действий против немцев на Западном фронте, ограничившись обороной. Это предоставило Германии свободу действий.</text:span><text:span text:style-name="T23"/></text:p>
      <text:p text:style-name="P49" loext:marker-style-name="T6"><text:span text:style-name="T53">1916 г.</text:span><text:span text:style-name="T55"/></text:p>
      <text:p text:style-name="P60" loext:marker-style-name="T6"><text:span text:style-name="T53">Брусиловский прорыв и его военно-стратегическое значение.</text:span><text:span text:style-name="T55"/></text:p>
      <text:p text:style-name="P49" loext:marker-style-name="T6"><text:span text:style-name="T22"><text:s/>Утром 21 мая 1916 началась артподготовка Русской артиллерии по всему фронту. Прорыв был произведен четырьмя армиями Юго-Западного фронта. Он оказался полной неожиданностью для противника. Ширина прорыва </text:span><text:soft-page-break/><text:span text:style-name="T22">достигла 350 км по фронту (от Пинска до Черновиц), а глубина до 70 - 120 км. К середине августа австрийские войска отступили к карпатским перевалам, очистили Буковину и Южную Галицию. А в ходе этой операции потеряли до 1,5 миллиона человек убитыми, ранеными и пленными.</text:span><text:span text:style-name="T23"/></text:p>
      <text:p text:style-name="P49" loext:marker-style-name="T6"><text:span text:style-name="T22">В итоге "Брусиловский прорыв" нанес сильнейшее потрясение австро-германскому блоку. Австро-Венгрия была на грани полного краха. Произошла смена верховного командования в Германии и Австро-Венгрии.</text:span><text:span text:style-name="T23"/></text:p>
      <text:p text:style-name="P60" loext:marker-style-name="T6"><text:span text:style-name="T53">Кавказский фронт.</text:span><text:span text:style-name="T55"/></text:p>
      <text:p text:style-name="P49" loext:marker-style-name="T6"><text:span text:style-name="T22">10 января – 16 февраля 1916 – Эрзурумская операция (разгром турецких войск и взятие крепости Эрзурум войсками Н.Н.Юденича)</text:span><text:span text:style-name="T23"/></text:p>
      <text:p text:style-name="P49" loext:marker-style-name="T6"><text:span text:style-name="T22">5 февраля – 18 апреля 1916 г. – Трапезундская операция (взятие турецкого порта Трапезунд совместными действиями войск и Черноморского флота)</text:span><text:span text:style-name="T23"/></text:p>
      <text:p text:style-name="P60" loext:marker-style-name="T6"><text:span text:style-name="T53">Значение великой российской революции 1917 г. Для дальнейшего хода войны.</text:span><text:span text:style-name="T55"/></text:p>
      <text:p text:style-name="P49" loext:marker-style-name="T6"><text:span text:style-name="T22">Справка: февраль 1917 – свержение монархии в России, появление новых органов власти.</text:span><text:span text:style-name="T23"/></text:p>
      <text:p text:style-name="P49" loext:marker-style-name="T6"><text:span text:style-name="T22">Приказ №1 петроградского совета рабочих и солдатских депутатов (1 марта 1917):</text:span><text:span text:style-name="T23"/></text:p>
      <text:list text:continue-list="list212816450289442" text:style-name="WWNum13">
        <text:list-item>
          <text:p text:style-name="P144" loext:marker-style-name="T6"><text:span text:style-name="T22">Передача власти выборным комитетам</text:span><text:span text:style-name="T23"/></text:p>
        </text:list-item>
        <text:list-item>
          <text:p text:style-name="P144" loext:marker-style-name="T6"><text:span text:style-name="T22">Отмена единоначалия</text:span><text:span text:style-name="T23"/></text:p>
        </text:list-item>
        <text:list-item>
          <text:p text:style-name="P144" loext:marker-style-name="T6"><text:span text:style-name="T22">Отмена чинопочитания</text:span><text:span text:style-name="T23"/></text:p>
        </text:list-item>
      </text:list>
      <text:p text:style-name="P49" loext:marker-style-name="T6"><text:span text:style-name="T22">Итог:</text:span><text:span text:style-name="T23"/></text:p>
      <text:list text:style-name="WWNum14">
        <text:list-item>
          <text:p text:style-name="P145" loext:marker-style-name="T6"><text:span text:style-name="T22">Избиение офицеров</text:span><text:span text:style-name="T23"/></text:p>
        </text:list-item>
        <text:list-item>
          <text:p text:style-name="P145" loext:marker-style-name="T6"><text:span text:style-name="T22">Массовое дезертирство </text:span><text:span text:style-name="T23"/></text:p>
        </text:list-item>
        <text:list-item>
          <text:p text:style-name="P145" loext:marker-style-name="T6"><text:span text:style-name="T22">Братания на фронте</text:span><text:span text:style-name="T23"/></text:p>
        </text:list-item>
      </text:list>
      <text:p text:style-name="P60" loext:marker-style-name="T6"><text:span text:style-name="T53">Брестский мир. Последствия Первой мировой войны для России.</text:span><text:span text:style-name="T55"/></text:p>
      <text:p text:style-name="P49" loext:marker-style-name="T6"><text:span text:style-name="T22">Брестский мир – 3 марта 1918 г.</text:span><text:span text:style-name="T23"/></text:p>
      <text:p text:style-name="P49" loext:marker-style-name="T6"><text:span text:style-name="T22">По нему от России отторгались Польша, Прибалтика, часть Белоруссии, а также Карс, Ардаган и Батум на Кавказе (в пользу Турции). Советское правительство обязывалось вывести свои войска из Украины, выплатить 3 млрд. рублей репараций и прекратить революционную пропаганду в центрально-европейских странах </text:span><text:span text:style-name="T23"/></text:p>
      <text:p text:style-name="P49" loext:marker-style-name="T6"><text:span text:style-name="T22">Ноябрьская революция 1918 г. в Германии смела кайзеровскую империю. Это позволило Советской России разорвать Брестский договор, вернуть большую часть утраченных по нему территорий.</text:span><text:span text:style-name="T23"/></text:p>
      <text:p text:style-name="P49" loext:marker-style-name="T6"><text:soft-page-break/><text:span text:style-name="T22">Итоги первой мировой войны для России:</text:span><text:span text:style-name="T23"/></text:p>
      <text:list text:continue-list="list2514895516" text:style-name="WWNum15">
        <text:list-item>
          <text:p text:style-name="P146" loext:marker-style-name="T6"><text:span text:style-name="T22">Потери: 3 миллиона человек(2 миллиона армия + 1 мирное население)</text:span><text:span text:style-name="T23"/></text:p>
        </text:list-item>
        <text:list-item>
          <text:p text:style-name="P146" loext:marker-style-name="T6"><text:span text:style-name="T22">Две революции</text:span><text:span text:style-name="T23"/></text:p>
        </text:list-item>
        <text:list-item>
          <text:p text:style-name="P146" loext:marker-style-name="T6"><text:span text:style-name="T22">Распад империи</text:span><text:span text:style-name="T23"/></text:p>
        </text:list-item>
        <text:list-item>
          <text:p text:style-name="P146" loext:marker-style-name="T6"><text:span text:style-name="T22">Гражданская война</text:span><text:span text:style-name="T23"/></text:p>
        </text:list-item>
      </text:list>
      <text:p text:style-name="P147" loext:marker-style-name="T24"/>
      <text:h text:style-name="P59" text:outline-level="1" loext:marker-style-name="T6"><text:bookmark text:name="_GoBack"/><text:span text:style-name="T5">№4</text:span><text:span text:style-name="T21">0: Социально-экономическое и политическое развитие страны во время Первой мировой войны. Проблема предпосылок Февральской революции.</text:span></text:h>
      <text:p text:style-name="P148" loext:marker-style-name="T6"><text:span text:style-name="T76">Отношение к войне различных политических сил: оборонцы и пораженцы.</text:span><text:span text:style-name="T77"/></text:p>
      <text:p text:style-name="P149" loext:marker-style-name="T6"><text:span text:style-name="T74">Монархисты и Либералы: сплочение вокруг царя и Отечества, отставка классовых разногласий</text:span><text:span text:style-name="T75"/></text:p>
      <text:p text:style-name="P149" loext:marker-style-name="T6"><text:span text:style-name="T74">Социалисты:</text:span><text:span text:style-name="T75"/></text:p>
      <text:list text:style-name="WWNum16">
        <text:list-item>
          <text:p text:style-name="P150" loext:marker-style-name="T6"><text:span text:style-name="T74">Оборонцы (Г.В.Плеханов) поддержка войны и правительства</text:span><text:span text:style-name="T75"/></text:p>
        </text:list-item>
        <text:list-item>
          <text:p text:style-name="P150" loext:marker-style-name="T6"><text:span text:style-name="T74">Центристы (Ю.О.Мартов, В.М.Чернов): “Мир без аннексий и контрибуций”</text:span><text:span text:style-name="T75"/></text:p>
        </text:list-item>
        <text:list-item>
          <text:p text:style-name="P150" loext:marker-style-name="T6"><text:span text:style-name="T74">Пораженцы (В.И.Ленин): превращение империалистической войны в войну гражданскую</text:span><text:span text:style-name="T75"/></text:p>
        </text:list-item>
      </text:list>
      <text:p text:style-name="P148" loext:marker-style-name="T6"><text:span text:style-name="T76">Меры по военно-технической мобилизации промышленности:</text:span><text:span text:style-name="T77"/></text:p>
      <text:p text:style-name="P149" loext:marker-style-name="T6"><text:span text:style-name="T74">Централизация власти</text:span><text:span text:style-name="T75"/></text:p>
      <text:p text:style-name="P149" loext:marker-style-name="T6"><text:span text:style-name="T74">Август 1915 – создание особых совещаний при царе (главное из них: Особое совещание по обороне) с привлечением частного бизнеса.</text:span><text:span text:style-name="T75"/></text:p>
      <text:p text:style-name="P149" loext:marker-style-name="T6"><text:span text:style-name="T74">Общественные организации помощи фронту: </text:span><text:span text:style-name="T75"/></text:p>
      <text:p text:style-name="P149" loext:marker-style-name="T6"><text:span text:style-name="T74">1915 – создание военно-промышленных комитетов (ВПК) Лидер ЦВПК (центрального ВПК): А.И.Гучков</text:span><text:span text:style-name="T75"/></text:p>
      <text:p text:style-name="P149" loext:marker-style-name="T6"><text:span text:style-name="T74">1915 – создание Главного по снабжению армии комитета Земского и Городского союзов (Земгор) Лидер: Г.Е.Львов</text:span><text:span text:style-name="T75"/></text:p>
      <text:p text:style-name="P149" loext:marker-style-name="T6"><text:span text:style-name="T74">Как следствие распределения государственных оборонных заказов частным фирмам был рост коррупции и дефицит бюджета.</text:span><text:span text:style-name="T75"/></text:p>
      <text:p text:style-name="P148" loext:marker-style-name="T6"><text:span text:style-name="T76">Нарастание экономического и политического кризиса :</text:span><text:span text:style-name="T77"/></text:p>
      <text:p text:style-name="P149" loext:marker-style-name="T6"><text:span text:style-name="T74">Эконом:</text:span><text:span text:style-name="T75"/></text:p>
      <text:list text:continue-list="list2004745280" text:style-name="WWNum17">
        <text:list-item>
          <text:p text:style-name="P151" loext:marker-style-name="T6"><text:soft-page-break/><text:span text:style-name="T74">Отмена золотого стандарта – Инфляция (4-5 раз) и рост цен</text:span><text:span text:style-name="T75"/></text:p>
        </text:list-item>
        <text:list-item>
          <text:p text:style-name="P151" loext:marker-style-name="T6"><text:span text:style-name="T74">Сухой закон – сокращение гос бюджета (10-20%)</text:span><text:span text:style-name="T75"/></text:p>
        </text:list-item>
        <text:list-item>
          <text:p text:style-name="P151" loext:marker-style-name="T6"><text:span text:style-name="T74">Военные займы у союзников – Рост гос. Долга в 4 раза</text:span><text:span text:style-name="T75"/></text:p>
        </text:list-item>
        <text:list-item>
          <text:p text:style-name="P151" loext:marker-style-name="T6"><text:span text:style-name="T74">Экономическая блокада – прекращение внешней торговли</text:span><text:span text:style-name="T75"/></text:p>
        </text:list-item>
      </text:list>
      <text:p text:style-name="P149" loext:marker-style-name="T6"><text:span text:style-name="T74">Полит:</text:span><text:span text:style-name="T75"/></text:p>
      <text:list text:continue-list="list3069413502" text:style-name="WWNum19">
        <text:list-item>
          <text:p text:style-name="P152" loext:marker-style-name="T6"><text:span text:style-name="T74">Нерешенность аграрного, рабочего и национального вопросов</text:span><text:span text:style-name="T75"/></text:p>
        </text:list-item>
        <text:list-item>
          <text:p text:style-name="P152" loext:marker-style-name="T6"><text:span text:style-name="T74">Усталость от войны</text:span><text:span text:style-name="T75"/></text:p>
        </text:list-item>
        <text:list-item>
          <text:p text:style-name="P152" loext:marker-style-name="T6"><text:span text:style-name="T74">Продовольственный кризис (провал продразверстки)</text:span><text:span text:style-name="T75"/></text:p>
        </text:list-item>
        <text:list-item>
          <text:p text:style-name="P152" loext:marker-style-name="T6"><text:span text:style-name="T74">Падение авторитета царя.</text:span><text:span text:style-name="T75"/></text:p>
        </text:list-item>
      </text:list>
      <text:p text:style-name="P148" loext:marker-style-name="T6"><text:span text:style-name="T76">Создание прогрессивного блока</text:span><text:span text:style-name="T77"/></text:p>
      <text:p text:style-name="P149" loext:marker-style-name="T6"><text:span text:style-name="T74">1915 г. – создание прогрессивного блока в Госдуме. – Критика царя и правительства, требование ответственного (перед думой) правительства</text:span><text:span text:style-name="T75"/></text:p>
      <text:p text:style-name="P148" loext:marker-style-name="T6"><text:span text:style-name="T76">Проблема истоков и предпосылок Февральской революции:</text:span><text:span text:style-name="T77"/></text:p>
      <text:p text:style-name="P149" loext:marker-style-name="T6"><text:span text:style-name="T74">Кризис Царизма</text:span><text:span text:style-name="T75"/></text:p>
      <text:list text:continue-list="list3598628172" text:style-name="WWNum18">
        <text:list-item>
          <text:p text:style-name="P153" loext:marker-style-name="T6"><text:span text:style-name="T74">Личная ответственность за исход войны, непопулярность царя и царицы</text:span><text:span text:style-name="T75"/></text:p>
        </text:list-item>
        <text:list-item>
          <text:p text:style-name="P153" loext:marker-style-name="T6"><text:span text:style-name="T74">Отказ от сотрудничества с обществом</text:span><text:span text:style-name="T75"/></text:p>
        </text:list-item>
        <text:list-item>
          <text:p text:style-name="P153" loext:marker-style-name="T6"><text:span text:style-name="T74">Непопулярные экономические и политические решения</text:span><text:span text:style-name="T75"/></text:p>
        </text:list-item>
        <text:list-item>
          <text:p text:style-name="P153" loext:marker-style-name="T6"><text:span text:style-name="T74">Частая смена правительств</text:span><text:span text:style-name="T75"/></text:p>
        </text:list-item>
      </text:list>
      <text:p text:style-name="P154" loext:marker-style-name="T75"/>
      <text:p text:style-name="P155" loext:marker-style-name="T79"><text:span text:style-name="T80">Источники</text:span><text:span text:style-name="T81">:</text:span></text:p>
      <text:p text:style-name="P155">История России: учеб. — 2-е изд., перераб. и доп. / А. С. Орлов, В. А. Георгиев, Н. Г. Георгиева, Т. А. Сивохина —</text:p>
      <text:p text:style-name="P155">История России с древнейших времён до 1861 / Н. И. Павленко, И. Л. Андреев, В. А. Федоров</text:p>
      <text:p text:style-name="P155">История России 1861-1917 гг. / В. А. Федоров, Н. А. Федорова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Calibri" svg:font-family="Calibri" style:font-family-generic="system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OpenSymbol2" svg:font-family="OpenSymbol" style:font-adornments="Regular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Times New Roman" svg:font-family="'Times New Roman'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Wingdings" svg:font-family="Wingdings" style:font-charset="x-symbol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1" fo:font-size="14pt" fo:language="ru" fo:country="RU" style:letter-kerning="true" style:font-name-asian="Calibri" style:font-size-asian="14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49cm" style:writing-mode="page"/>
      <style:text-properties style:use-window-font-color="true" loext:opacity="0%" style:font-name="Times New Roman1" fo:font-size="14pt" fo:language="ru" fo:country="RU" style:letter-kerning="true" style:font-name-asian="Calibri" style:font-size-asian="14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fo:hyphenation-ladder-count="no-limit" fo:hyphenation-keep="page" loext:hyphenation-keep-type="column" style:writing-mode="lr-tb"/>
      <style:text-properties style:use-window-font-color="true" loext:opacity="0%" style:font-name="Times New Roman1" fo:font-family="'Times New Roman'" style:font-family-generic="roman" style:font-pitch="variable" fo:font-size="14pt" fo:language="ru" fo:country="RU" style:letter-kerning="true" style:font-name-asian="Calibri" style:font-family-asian="Calibri" style:font-family-generic-asian="system" style:font-pitch-asian="variable" style:font-size-asian="14pt" style:language-asian="en" style:country-asian="US" style:font-name-complex="F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360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Arial" style:font-family-complex="Arial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Standard" style:next-style-name="Standard" loext:linked-style-name="Заголовок_20_1_20_Знак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Указатель" style:family="paragraph" style:parent-style-name="Standard">
      <style:paragraph-properties text:number-lines="false" text:line-number="0"/>
      <style:text-properties style:font-name-complex="Arial" style:font-family-complex="Arial" style:font-family-generic-complex="system" style:font-pitch-complex="variable"/>
    </style:style>
    <style:style style:name="Title" style:family="paragraph" style:parent-style-name="Standard" style:next-style-name="Standard" loext:linked-style-name="Название_20_Знак" style:class="chapter">
      <style:paragraph-properties fo:margin-top="0cm" fo:margin-bottom="0cm" style:contextual-spacing="true" fo:line-height="100%"/>
      <style:text-properties style:font-name="Calibri Light" fo:font-family="'Calibri Light'" style:font-family-generic="roman" style:font-pitch="variable" fo:font-size="28pt" fo:letter-spacing="-0.018cm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Подзаголовок_20_Знак" style:class="chapter">
      <style:text-properties fo:color="#5a5a5a" loext:opacity="100%" fo:font-size="11pt" fo:letter-spacing="0.026cm" style:font-name-asian="F" style:font-family-generic-asian="system" style:font-pitch-asian="variable" style:font-size-asian="11pt">
        <loext:char-complex-color loext:theme-type="dark1" loext:color-type="theme">
          <loext:transformation loext:type="tint" loext:value="352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 fo:text-indent="0cm" style:auto-text-indent="false"/>
    </style:style>
    <style:style style:name="Содержимое_20_врезки" style:display-name="Содержимое врезки" style:family="paragraph" style:parent-style-name="Standard"/>
    <style:style style:name="No_20_Spacing" style:display-name="No Spacing" style:family="paragraph">
      <style:paragraph-properties fo:margin-top="0cm" fo:margin-bottom="0cm" style:contextual-spacing="false" fo:line-height="100%" fo:text-align="start" style:justify-single-word="false" fo:orphans="2" fo:widows="2" fo:hyphenation-ladder-count="no-limit" fo:hyphenation-keep="auto" loext:hyphenation-keep-type="column" style:writing-mode="lr-tb"/>
      <style:text-properties style:use-window-font-color="true" loext:opacity="0%" style:font-name="Times New Roman1" fo:font-family="'Times New Roman'" style:font-family-generic="roman" style:font-pitch="variable" fo:font-size="14pt" fo:language="ru" fo:country="RU" style:letter-kerning="true" style:font-name-asian="Calibri" style:font-family-asian="Calibri" style:font-family-generic-asian="system" style:font-pitch-asian="variable" style:font-size-asian="14pt" style:language-asian="en" style:country-asian="US" style:font-name-complex="F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Колонтитул" style:family="paragraph" style:parent-style-name="Standard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Колонтитул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Название_20_Знак" style:display-name="Название Знак" style:family="text" style:parent-style-name="Default_20_Paragraph_20_Font">
      <style:text-properties style:font-name="Calibri Light" fo:font-family="'Calibri Light'" style:font-family-generic="roman" style:font-pitch="variable" fo:font-size="28pt" fo:letter-spacing="-0.018cm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Подзаголовок_20_Знак" style:display-name="Подзаголовок Знак" style:family="text" style:parent-style-name="Default_20_Paragraph_20_Font">
      <style:text-properties fo:color="#5a5a5a" loext:opacity="100%" fo:font-size="11pt" fo:letter-spacing="0.026cm" style:font-name-asian="F" style:font-family-generic-asian="system" style:font-pitch-asian="variable" style:font-size-asian="11pt">
        <loext:char-complex-color loext:theme-type="dark1" loext:color-type="theme">
          <loext:transformation loext:type="tint" loext:value="3529"/>
        </loext:char-complex-color>
      </style:text-properties>
    </style:style>
    <style:style style:name="Заголовок_20_1_20_Знак" style:display-name="Заголовок 1 Знак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Символ_20_нумерации" style:display-name="Символ нумерации" style:family="text"/>
    <style:style style:name="Маркеры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" style:display-name="ListLabel 1" style:family="text">
      <style:text-properties style:font-name="Times New Roman1" fo:font-family="'Times New Roman'" style:font-family-generic="roman" style:font-pitch="variable"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="Times New Roman" fo:font-family="'Times New Roman'" style:font-pitch="variable"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="Times New Roman" fo:font-family="'Times New Roman'" style:font-pitch="variable" style:font-name-complex="Wingdings1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="Times New Roman1" fo:font-family="'Times New Roman'" style:font-family-generic="roman" style:font-pitch="variable"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="Times New Roman" fo:font-family="'Times New Roman'" style:font-pitch="variable"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="Times New Roman" fo:font-family="'Times New Roman'" style:font-pitch="variable" style:font-name-complex="Wingdings1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="Times New Roman1" fo:font-family="'Times New Roman'" style:font-family-generic="roman" style:font-pitch="variable"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="Times New Roman" fo:font-family="'Times New Roman'" style:font-pitch="variable"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="Times New Roman" fo:font-family="'Times New Roman'" style:font-pitch="variable" style:font-name-complex="Wingdings1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="Times New Roman1" fo:font-family="'Times New Roman'" style:font-family-generic="roman" style:font-pitch="variable" style:font-name-complex="Symbol1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="Times New Roman" fo:font-family="'Times New Roman'" style:font-pitch="variable"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="Times New Roman" fo:font-family="'Times New Roman'" style:font-pitch="variable" style:font-name-complex="Wingdings1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="Times New Roman1" fo:font-family="'Times New Roman'" style:font-family-generic="roman" style:font-pitch="variable" style:font-name-complex="Symbol1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="Times New Roman" fo:font-family="'Times New Roman'" style:font-pitch="variable"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="Times New Roman" fo:font-family="'Times New Roman'" style:font-pitch="variable" style:font-name-complex="Wingdings1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="Times New Roman1" fo:font-family="'Times New Roman'" style:font-family-generic="roman" style:font-pitch="variable" style:font-name-complex="Symbol1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="Times New Roman" fo:font-family="'Times New Roman'" style:font-pitch="variable"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="Times New Roman" fo:font-family="'Times New Roman'" style:font-pitch="variable" style:font-name-complex="Wingdings1" style:font-family-complex="Wingdings" style:font-family-generic-complex="system" style:font-pitch-complex="variable"/>
    </style:style>
    <style:style style:name="ListLabel_20_19" style:display-name="ListLabel 19" style:family="text">
      <style:text-properties style:font-name="Times New Roman1" fo:font-family="'Times New Roman'" style:font-family-generic="roman" style:font-pitch="variable" style:font-name-complex="Symbol1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="Times New Roman" fo:font-family="'Times New Roman'" style:font-pitch="variable"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="Times New Roman" fo:font-family="'Times New Roman'" style:font-pitch="variable" style:font-name-complex="Wingdings1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="Times New Roman1" fo:font-family="'Times New Roman'" style:font-family-generic="roman" style:font-pitch="variable" style:font-name-complex="Symbol1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="Times New Roman" fo:font-family="'Times New Roman'" style:font-pitch="variable"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="Times New Roman" fo:font-family="'Times New Roman'" style:font-pitch="variable" style:font-name-complex="Wingdings1" style:font-family-complex="Wingdings" style:font-family-generic-complex="system" style:font-pitch-complex="variable"/>
    </style:style>
    <style:style style:name="ListLabel_20_25" style:display-name="ListLabel 25" style:family="text">
      <style:text-properties style:font-name="Times New Roman1" fo:font-family="'Times New Roman'" style:font-family-generic="roman" style:font-pitch="variable" style:font-name-complex="Symbol1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="Times New Roman" fo:font-family="'Times New Roman'" style:font-pitch="variable"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="Times New Roman" fo:font-family="'Times New Roman'" style:font-pitch="variable" style:font-name-complex="Wingdings1" style:font-family-complex="Wingdings" style:font-family-generic-complex="system" style:font-pitch-complex="variable"/>
    </style:style>
    <style:style style:name="ListLabel_20_28" style:display-name="ListLabel 28" style:family="text">
      <style:text-properties style:font-name="Times New Roman1" fo:font-family="'Times New Roman'" style:font-family-generic="roman" style:font-pitch="variable" style:font-name-complex="Symbol1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="Times New Roman" fo:font-family="'Times New Roman'" style:font-pitch="variable"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="Times New Roman" fo:font-family="'Times New Roman'" style:font-pitch="variable" style:font-name-complex="Wingdings1" style:font-family-complex="Wingdings" style:font-family-generic-complex="system" style:font-pitch-complex="variable"/>
    </style:style>
    <style:style style:name="ListLabel_20_31" style:display-name="ListLabel 31" style:family="text">
      <style:text-properties style:font-name="Times New Roman1" fo:font-family="'Times New Roman'" style:font-family-generic="roman" style:font-pitch="variable" style:font-name-complex="Symbol1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="Times New Roman" fo:font-family="'Times New Roman'" style:font-pitch="variable"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="Times New Roman" fo:font-family="'Times New Roman'" style:font-pitch="variable" style:font-name-complex="Wingdings1" style:font-family-complex="Wingdings" style:font-family-generic-complex="system" style:font-pitch-complex="variable"/>
    </style:style>
    <style:style style:name="ListLabel_20_34" style:display-name="ListLabel 34" style:family="text">
      <style:text-properties style:font-name="Times New Roman1" fo:font-family="'Times New Roman'" style:font-family-generic="roman" style:font-pitch="variable" style:font-name-complex="Symbol1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="Times New Roman" fo:font-family="'Times New Roman'" style:font-pitch="variable"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="Times New Roman" fo:font-family="'Times New Roman'" style:font-pitch="variable" style:font-name-complex="Wingdings1" style:font-family-complex="Wingdings" style:font-family-generic-complex="system" style:font-pitch-complex="variable"/>
    </style:style>
    <style:style style:name="ListLabel_20_37" style:display-name="ListLabel 37" style:family="text">
      <style:text-properties style:font-name="Times New Roman1" fo:font-family="'Times New Roman'" style:font-family-generic="roman" style:font-pitch="variable" style:font-name-complex="Symbol1" style:font-family-complex="Symbol" style:font-family-generic-complex="system" style:font-pitch-complex="variable"/>
    </style:style>
    <style:style style:name="ListLabel_20_38" style:display-name="ListLabel 38" style:family="text">
      <style:text-properties style:font-name="Times New Roman" fo:font-family="'Times New Roman'" style:font-pitch="variable"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="Times New Roman" fo:font-family="'Times New Roman'" style:font-pitch="variable" style:font-name-complex="Wingdings1" style:font-family-complex="Wingdings" style:font-family-generic-complex="system" style:font-pitch-complex="variable"/>
    </style:style>
    <style:style style:name="ListLabel_20_40" style:display-name="ListLabel 40" style:family="text">
      <style:text-properties style:font-name="Times New Roman1" fo:font-family="'Times New Roman'" style:font-family-generic="roman" style:font-pitch="variable" style:font-name-complex="Symbol1" style:font-family-complex="Symbol" style:font-family-generic-complex="system" style:font-pitch-complex="variable"/>
    </style:style>
    <style:style style:name="ListLabel_20_41" style:display-name="ListLabel 41" style:family="text">
      <style:text-properties style:font-name="Times New Roman" fo:font-family="'Times New Roman'" style:font-pitch="variable"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="Times New Roman" fo:font-family="'Times New Roman'" style:font-pitch="variable" style:font-name-complex="Wingdings1" style:font-family-complex="Wingdings" style:font-family-generic-complex="system" style:font-pitch-complex="variable"/>
    </style:style>
    <style:style style:name="ListLabel_20_43" style:display-name="ListLabel 43" style:family="text">
      <style:text-properties style:font-name="Times New Roman1" fo:font-family="'Times New Roman'" style:font-family-generic="roman" style:font-pitch="variable" style:font-name-complex="Symbol1" style:font-family-complex="Symbol" style:font-family-generic-complex="system" style:font-pitch-complex="variable"/>
    </style:style>
    <style:style style:name="ListLabel_20_44" style:display-name="ListLabel 44" style:family="text">
      <style:text-properties style:font-name="Times New Roman" fo:font-family="'Times New Roman'" style:font-pitch="variable"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="Times New Roman" fo:font-family="'Times New Roman'" style:font-pitch="variable" style:font-name-complex="Wingdings1" style:font-family-complex="Wingdings" style:font-family-generic-complex="system" style:font-pitch-complex="variable"/>
    </style:style>
    <style:style style:name="ListLabel_20_46" style:display-name="ListLabel 46" style:family="text">
      <style:text-properties style:font-name="Times New Roman1" fo:font-family="'Times New Roman'" style:font-family-generic="roman" style:font-pitch="variable" style:font-name-complex="Symbol1" style:font-family-complex="Symbol" style:font-family-generic-complex="system" style:font-pitch-complex="variable"/>
    </style:style>
    <style:style style:name="ListLabel_20_47" style:display-name="ListLabel 47" style:family="text">
      <style:text-properties style:font-name="Times New Roman" fo:font-family="'Times New Roman'" style:font-pitch="variable" style:font-name-complex="Courier New1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="Times New Roman" fo:font-family="'Times New Roman'" style:font-pitch="variable" style:font-name-complex="Wingdings1" style:font-family-complex="Wingdings" style:font-family-generic-complex="system" style:font-pitch-complex="variable"/>
    </style:style>
    <style:style style:name="ListLabel_20_49" style:display-name="ListLabel 49" style:family="text">
      <style:text-properties style:font-name="Times New Roman1" fo:font-family="'Times New Roman'" style:font-family-generic="roman" style:font-pitch="variable" style:font-name-complex="Symbol1" style:font-family-complex="Symbol" style:font-family-generic-complex="system" style:font-pitch-complex="variable"/>
    </style:style>
    <style:style style:name="ListLabel_20_50" style:display-name="ListLabel 50" style:family="text">
      <style:text-properties style:font-name="Times New Roman" fo:font-family="'Times New Roman'" style:font-pitch="variable" style:font-name-complex="Courier New1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="Times New Roman" fo:font-family="'Times New Roman'" style:font-pitch="variable" style:font-name-complex="Wingdings1" style:font-family-complex="Wingdings" style:font-family-generic-complex="system" style:font-pitch-complex="variable"/>
    </style:style>
    <style:style style:name="ListLabel_20_52" style:display-name="ListLabel 52" style:family="text">
      <style:text-properties style:font-name="Times New Roman1" fo:font-family="'Times New Roman'" style:font-family-generic="roman" style:font-pitch="variable" style:font-name-complex="Symbol1" style:font-family-complex="Symbol" style:font-family-generic-complex="system" style:font-pitch-complex="variable"/>
    </style:style>
    <style:style style:name="ListLabel_20_53" style:display-name="ListLabel 53" style:family="text">
      <style:text-properties style:font-name="Times New Roman" fo:font-family="'Times New Roman'" style:font-pitch="variable" style:font-name-complex="Courier New1" style:font-family-complex="'Courier New'" style:font-family-generic-complex="system" style:font-pitch-complex="variable"/>
    </style:style>
    <style:style style:name="ListLabel_20_54" style:display-name="ListLabel 54" style:family="text">
      <style:text-properties style:font-name="Times New Roman" fo:font-family="'Times New Roman'" style:font-pitch="variable" style:font-name-complex="Wingdings1" style:font-family-complex="Wingdings" style:font-family-generic-complex="system" style:font-pitch-complex="variable"/>
    </style:style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>
      <style:text-properties style:font-name="Times New Roman1" fo:font-family="'Times New Roman'" style:font-family-generic="roman" style:font-pitch="variable" style:font-name-complex="Symbol1" style:font-family-complex="Symbol" style:font-family-generic-complex="system" style:font-pitch-complex="variable"/>
    </style:style>
    <style:style style:name="ListLabel_20_65" style:display-name="ListLabel 65" style:family="text">
      <style:text-properties style:font-name="Times New Roman" fo:font-family="'Times New Roman'" style:font-pitch="variable" style:font-name-complex="Courier New1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="Times New Roman" fo:font-family="'Times New Roman'" style:font-pitch="variable" style:font-name-complex="Wingdings1" style:font-family-complex="Wingdings" style:font-family-generic-complex="system" style:font-pitch-complex="variable"/>
    </style:style>
    <style:style style:name="ListLabel_20_67" style:display-name="ListLabel 67" style:family="text">
      <style:text-properties style:font-name="Times New Roman1" fo:font-family="'Times New Roman'" style:font-family-generic="roman" style:font-pitch="variable" style:font-name-complex="Symbol1" style:font-family-complex="Symbol" style:font-family-generic-complex="system" style:font-pitch-complex="variable"/>
    </style:style>
    <style:style style:name="ListLabel_20_68" style:display-name="ListLabel 68" style:family="text">
      <style:text-properties style:font-name="Times New Roman" fo:font-family="'Times New Roman'" style:font-pitch="variable" style:font-name-complex="Courier New1" style:font-family-complex="'Courier New'" style:font-family-generic-complex="system" style:font-pitch-complex="variable"/>
    </style:style>
    <style:style style:name="ListLabel_20_69" style:display-name="ListLabel 69" style:family="text">
      <style:text-properties style:font-name="Times New Roman" fo:font-family="'Times New Roman'" style:font-pitch="variable" style:font-name-complex="Wingdings1" style:font-family-complex="Wingdings" style:font-family-generic-complex="system" style:font-pitch-complex="variable"/>
    </style:style>
    <style:style style:name="ListLabel_20_70" style:display-name="ListLabel 70" style:family="text">
      <style:text-properties style:font-name="Times New Roman1" fo:font-family="'Times New Roman'" style:font-family-generic="roman" style:font-pitch="variable" style:font-name-complex="Symbol1" style:font-family-complex="Symbol" style:font-family-generic-complex="system" style:font-pitch-complex="variable"/>
    </style:style>
    <style:style style:name="ListLabel_20_71" style:display-name="ListLabel 71" style:family="text">
      <style:text-properties style:font-name="Times New Roman" fo:font-family="'Times New Roman'" style:font-pitch="variable" style:font-name-complex="Courier New1" style:font-family-complex="'Courier New'" style:font-family-generic-complex="system" style:font-pitch-complex="variable"/>
    </style:style>
    <style:style style:name="ListLabel_20_72" style:display-name="ListLabel 72" style:family="text">
      <style:text-properties style:font-name="Times New Roman" fo:font-family="'Times New Roman'" style:font-pitch="variable" style:font-name-complex="Wingdings1" style:font-family-complex="Wingdings" style:font-family-generic-complex="system" style:font-pitch-complex="variable"/>
    </style:style>
    <style:style style:name="ListLabel_20_73" style:display-name="ListLabel 73" style:family="text">
      <style:text-properties style:font-name="Times New Roman1" fo:font-family="'Times New Roman'" style:font-family-generic="roman" style:font-pitch="variable" style:font-name-complex="Symbol1" style:font-family-complex="Symbol" style:font-family-generic-complex="system" style:font-pitch-complex="variable"/>
    </style:style>
    <style:style style:name="ListLabel_20_74" style:display-name="ListLabel 74" style:family="text">
      <style:text-properties style:font-name="Times New Roman" fo:font-family="'Times New Roman'" style:font-pitch="variable" style:font-name-complex="Courier New1" style:font-family-complex="'Courier New'" style:font-family-generic-complex="system" style:font-pitch-complex="variable"/>
    </style:style>
    <style:style style:name="ListLabel_20_75" style:display-name="ListLabel 75" style:family="text">
      <style:text-properties style:font-name="Times New Roman" fo:font-family="'Times New Roman'" style:font-pitch="variable" style:font-name-complex="Wingdings1" style:font-family-complex="Wingdings" style:font-family-generic-complex="system" style:font-pitch-complex="variable"/>
    </style:style>
    <style:style style:name="ListLabel_20_76" style:display-name="ListLabel 76" style:family="text">
      <style:text-properties style:font-name="Times New Roman1" fo:font-family="'Times New Roman'" style:font-family-generic="roman" style:font-pitch="variable" style:font-name-complex="Symbol1" style:font-family-complex="Symbol" style:font-family-generic-complex="system" style:font-pitch-complex="variable"/>
    </style:style>
    <style:style style:name="ListLabel_20_77" style:display-name="ListLabel 77" style:family="text">
      <style:text-properties style:font-name="Times New Roman" fo:font-family="'Times New Roman'" style:font-pitch="variable" style:font-name-complex="Courier New1" style:font-family-complex="'Courier New'" style:font-family-generic-complex="system" style:font-pitch-complex="variable"/>
    </style:style>
    <style:style style:name="ListLabel_20_78" style:display-name="ListLabel 78" style:family="text">
      <style:text-properties style:font-name="Times New Roman" fo:font-family="'Times New Roman'" style:font-pitch="variable" style:font-name-complex="Wingdings1" style:font-family-complex="Wingdings" style:font-family-generic-complex="system" style:font-pitch-complex="variable"/>
    </style:style>
    <style:style style:name="ListLabel_20_79" style:display-name="ListLabel 79" style:family="text">
      <style:text-properties style:font-name="Times New Roman1" fo:font-family="'Times New Roman'" style:font-family-generic="roman" style:font-pitch="variable" style:font-name-complex="Symbol1" style:font-family-complex="Symbol" style:font-family-generic-complex="system" style:font-pitch-complex="variable"/>
    </style:style>
    <style:style style:name="ListLabel_20_80" style:display-name="ListLabel 80" style:family="text">
      <style:text-properties style:font-name="Times New Roman" fo:font-family="'Times New Roman'" style:font-pitch="variable" style:font-name-complex="Courier New1" style:font-family-complex="'Courier New'" style:font-family-generic-complex="system" style:font-pitch-complex="variable"/>
    </style:style>
    <style:style style:name="ListLabel_20_81" style:display-name="ListLabel 81" style:family="text">
      <style:text-properties style:font-name="Times New Roman" fo:font-family="'Times New Roman'" style:font-pitch="variable" style:font-name-complex="Wingdings1" style:font-family-complex="Wingdings" style:font-family-generic-complex="system" style:font-pitch-complex="variable"/>
    </style:style>
    <style:style style:name="ListLabel_20_82" style:display-name="ListLabel 82" style:family="text">
      <style:text-properties style:font-name="Times New Roman1" fo:font-family="'Times New Roman'" style:font-family-generic="roman" style:font-pitch="variable" style:font-name-complex="Symbol1" style:font-family-complex="Symbol" style:font-family-generic-complex="system" style:font-pitch-complex="variable"/>
    </style:style>
    <style:style style:name="ListLabel_20_83" style:display-name="ListLabel 83" style:family="text">
      <style:text-properties style:font-name="Times New Roman" fo:font-family="'Times New Roman'" style:font-pitch="variable" style:font-name-complex="Courier New1" style:font-family-complex="'Courier New'" style:font-family-generic-complex="system" style:font-pitch-complex="variable"/>
    </style:style>
    <style:style style:name="ListLabel_20_84" style:display-name="ListLabel 84" style:family="text">
      <style:text-properties style:font-name="Times New Roman" fo:font-family="'Times New Roman'" style:font-pitch="variable" style:font-name-complex="Wingdings1" style:font-family-complex="Wingdings" style:font-family-generic-complex="system" style:font-pitch-complex="variable"/>
    </style:style>
    <style:style style:name="ListLabel_20_85" style:display-name="ListLabel 85" style:family="text">
      <style:text-properties style:font-name="Times New Roman1" fo:font-family="'Times New Roman'" style:font-family-generic="roman" style:font-pitch="variable" style:font-name-complex="Symbol1" style:font-family-complex="Symbol" style:font-family-generic-complex="system" style:font-pitch-complex="variable"/>
    </style:style>
    <style:style style:name="ListLabel_20_86" style:display-name="ListLabel 86" style:family="text">
      <style:text-properties style:font-name="Times New Roman" fo:font-family="'Times New Roman'" style:font-pitch="variable" style:font-name-complex="Courier New1" style:font-family-complex="'Courier New'" style:font-family-generic-complex="system" style:font-pitch-complex="variable"/>
    </style:style>
    <style:style style:name="ListLabel_20_87" style:display-name="ListLabel 87" style:family="text">
      <style:text-properties style:font-name="Times New Roman" fo:font-family="'Times New Roman'" style:font-pitch="variable" style:font-name-complex="Wingdings1" style:font-family-complex="Wingdings" style:font-family-generic-complex="system" style:font-pitch-complex="variable"/>
    </style:style>
    <style:style style:name="ListLabel_20_88" style:display-name="ListLabel 88" style:family="text">
      <style:text-properties style:font-name="Times New Roman1" fo:font-family="'Times New Roman'" style:font-family-generic="roman" style:font-pitch="variable" style:font-name-complex="Symbol1" style:font-family-complex="Symbol" style:font-family-generic-complex="system" style:font-pitch-complex="variable"/>
    </style:style>
    <style:style style:name="ListLabel_20_89" style:display-name="ListLabel 89" style:family="text">
      <style:text-properties style:font-name="Times New Roman" fo:font-family="'Times New Roman'" style:font-pitch="variable" style:font-name-complex="Courier New1" style:font-family-complex="'Courier New'" style:font-family-generic-complex="system" style:font-pitch-complex="variable"/>
    </style:style>
    <style:style style:name="ListLabel_20_90" style:display-name="ListLabel 90" style:family="text">
      <style:text-properties style:font-name="Times New Roman" fo:font-family="'Times New Roman'" style:font-pitch="variable" style:font-name-complex="Wingdings1" style:font-family-complex="Wingdings" style:font-family-generic-complex="system" style:font-pitch-complex="variable"/>
    </style:style>
    <style:style style:name="ListLabel_20_91" style:display-name="ListLabel 91" style:family="text">
      <style:text-properties style:font-name="Times New Roman1" fo:font-family="'Times New Roman'" style:font-family-generic="roman" style:font-pitch="variable" style:font-name-complex="Symbol1" style:font-family-complex="Symbol" style:font-family-generic-complex="system" style:font-pitch-complex="variable"/>
    </style:style>
    <style:style style:name="ListLabel_20_92" style:display-name="ListLabel 92" style:family="text">
      <style:text-properties style:font-name="Times New Roman" fo:font-family="'Times New Roman'" style:font-pitch="variable" style:font-name-complex="Courier New1" style:font-family-complex="'Courier New'" style:font-family-generic-complex="system" style:font-pitch-complex="variable"/>
    </style:style>
    <style:style style:name="ListLabel_20_93" style:display-name="ListLabel 93" style:family="text">
      <style:text-properties style:font-name="Times New Roman" fo:font-family="'Times New Roman'" style:font-pitch="variable" style:font-name-complex="Wingdings1" style:font-family-complex="Wingdings" style:font-family-generic-complex="system" style:font-pitch-complex="variable"/>
    </style:style>
    <style:style style:name="ListLabel_20_94" style:display-name="ListLabel 94" style:family="text">
      <style:text-properties style:font-name="Times New Roman1" fo:font-family="'Times New Roman'" style:font-family-generic="roman" style:font-pitch="variable" style:font-name-complex="Symbol1" style:font-family-complex="Symbol" style:font-family-generic-complex="system" style:font-pitch-complex="variable"/>
    </style:style>
    <style:style style:name="ListLabel_20_95" style:display-name="ListLabel 95" style:family="text">
      <style:text-properties style:font-name="Times New Roman" fo:font-family="'Times New Roman'" style:font-pitch="variable" style:font-name-complex="Courier New1" style:font-family-complex="'Courier New'" style:font-family-generic-complex="system" style:font-pitch-complex="variable"/>
    </style:style>
    <style:style style:name="ListLabel_20_96" style:display-name="ListLabel 96" style:family="text">
      <style:text-properties style:font-name="Times New Roman" fo:font-family="'Times New Roman'" style:font-pitch="variable" style:font-name-complex="Wingdings1" style:font-family-complex="Wingdings" style:font-family-generic-complex="system" style:font-pitch-complex="variable"/>
    </style:style>
    <style:style style:name="ListLabel_20_97" style:display-name="ListLabel 97" style:family="text">
      <style:text-properties style:font-name="Times New Roman1" fo:font-family="'Times New Roman'" style:font-family-generic="roman" style:font-pitch="variable" style:font-name-complex="Symbol1" style:font-family-complex="Symbol" style:font-family-generic-complex="system" style:font-pitch-complex="variable"/>
    </style:style>
    <style:style style:name="ListLabel_20_98" style:display-name="ListLabel 98" style:family="text">
      <style:text-properties style:font-name="Times New Roman" fo:font-family="'Times New Roman'" style:font-pitch="variable" style:font-name-complex="Courier New1" style:font-family-complex="'Courier New'" style:font-family-generic-complex="system" style:font-pitch-complex="variable"/>
    </style:style>
    <style:style style:name="ListLabel_20_99" style:display-name="ListLabel 99" style:family="text">
      <style:text-properties style:font-name="Times New Roman" fo:font-family="'Times New Roman'" style:font-pitch="variable" style:font-name-complex="Wingdings1" style:font-family-complex="Wingdings" style:font-family-generic-complex="system" style:font-pitch-complex="variable"/>
    </style:style>
    <style:style style:name="ListLabel_20_100" style:display-name="ListLabel 100" style:family="text">
      <style:text-properties style:font-name="Times New Roman1" fo:font-family="'Times New Roman'" style:font-family-generic="roman" style:font-pitch="variable" style:font-name-complex="Symbol1" style:font-family-complex="Symbol" style:font-family-generic-complex="system" style:font-pitch-complex="variable"/>
    </style:style>
    <style:style style:name="ListLabel_20_101" style:display-name="ListLabel 101" style:family="text">
      <style:text-properties style:font-name="Times New Roman" fo:font-family="'Times New Roman'" style:font-pitch="variable" style:font-name-complex="Courier New1" style:font-family-complex="'Courier New'" style:font-family-generic-complex="system" style:font-pitch-complex="variable"/>
    </style:style>
    <style:style style:name="ListLabel_20_102" style:display-name="ListLabel 102" style:family="text">
      <style:text-properties style:font-name="Times New Roman" fo:font-family="'Times New Roman'" style:font-pitch="variable" style:font-name-complex="Wingdings1" style:font-family-complex="Wingdings" style:font-family-generic-complex="system" style:font-pitch-complex="variable"/>
    </style:style>
    <style:style style:name="ListLabel_20_103" style:display-name="ListLabel 103" style:family="text">
      <style:text-properties style:font-name="Times New Roman1" fo:font-family="'Times New Roman'" style:font-family-generic="roman" style:font-pitch="variable" style:font-name-complex="Symbol1" style:font-family-complex="Symbol" style:font-family-generic-complex="system" style:font-pitch-complex="variable"/>
    </style:style>
    <style:style style:name="ListLabel_20_104" style:display-name="ListLabel 104" style:family="text">
      <style:text-properties style:font-name="Times New Roman" fo:font-family="'Times New Roman'" style:font-pitch="variable" style:font-name-complex="Courier New1" style:font-family-complex="'Courier New'" style:font-family-generic-complex="system" style:font-pitch-complex="variable"/>
    </style:style>
    <style:style style:name="ListLabel_20_105" style:display-name="ListLabel 105" style:family="text">
      <style:text-properties style:font-name="Times New Roman" fo:font-family="'Times New Roman'" style:font-pitch="variable" style:font-name-complex="Wingdings1" style:font-family-complex="Wingdings" style:font-family-generic-complex="system" style:font-pitch-complex="variable"/>
    </style:style>
    <style:style style:name="ListLabel_20_106" style:display-name="ListLabel 106" style:family="text">
      <style:text-properties style:font-name="Times New Roman1" fo:font-family="'Times New Roman'" style:font-family-generic="roman" style:font-pitch="variable" style:font-name-complex="Symbol1" style:font-family-complex="Symbol" style:font-family-generic-complex="system" style:font-pitch-complex="variable"/>
    </style:style>
    <style:style style:name="ListLabel_20_107" style:display-name="ListLabel 107" style:family="text">
      <style:text-properties style:font-name="Times New Roman" fo:font-family="'Times New Roman'" style:font-pitch="variable" style:font-name-complex="Courier New1" style:font-family-complex="'Courier New'" style:font-family-generic-complex="system" style:font-pitch-complex="variable"/>
    </style:style>
    <style:style style:name="ListLabel_20_108" style:display-name="ListLabel 108" style:family="text">
      <style:text-properties style:font-name="Times New Roman" fo:font-family="'Times New Roman'" style:font-pitch="variable" style:font-name-complex="Wingdings1" style:font-family-complex="Wingdings" style:font-family-generic-complex="system" style:font-pitch-complex="variable"/>
    </style:style>
    <style:style style:name="ListLabel_20_109" style:display-name="ListLabel 109" style:family="text">
      <style:text-properties style:font-name="Times New Roman1" fo:font-family="'Times New Roman'" style:font-family-generic="roman" style:font-pitch="variable" style:font-name-complex="Symbol1" style:font-family-complex="Symbol" style:font-family-generic-complex="system" style:font-pitch-complex="variable"/>
    </style:style>
    <style:style style:name="ListLabel_20_110" style:display-name="ListLabel 110" style:family="text">
      <style:text-properties style:font-name="Times New Roman" fo:font-family="'Times New Roman'" style:font-pitch="variable" style:font-name-complex="Courier New1" style:font-family-complex="'Courier New'" style:font-family-generic-complex="system" style:font-pitch-complex="variable"/>
    </style:style>
    <style:style style:name="ListLabel_20_111" style:display-name="ListLabel 111" style:family="text">
      <style:text-properties style:font-name="Times New Roman" fo:font-family="'Times New Roman'" style:font-pitch="variable" style:font-name-complex="Wingdings1" style:font-family-complex="Wingdings" style:font-family-generic-complex="system" style:font-pitch-complex="variable"/>
    </style:style>
    <style:style style:name="ListLabel_20_112" style:display-name="ListLabel 112" style:family="text">
      <style:text-properties style:font-name="Times New Roman1" fo:font-family="'Times New Roman'" style:font-family-generic="roman" style:font-pitch="variable" style:font-name-complex="Symbol1" style:font-family-complex="Symbol" style:font-family-generic-complex="system" style:font-pitch-complex="variable"/>
    </style:style>
    <style:style style:name="ListLabel_20_113" style:display-name="ListLabel 113" style:family="text">
      <style:text-properties style:font-name="Times New Roman" fo:font-family="'Times New Roman'" style:font-pitch="variable" style:font-name-complex="Courier New1" style:font-family-complex="'Courier New'" style:font-family-generic-complex="system" style:font-pitch-complex="variable"/>
    </style:style>
    <style:style style:name="ListLabel_20_114" style:display-name="ListLabel 114" style:family="text">
      <style:text-properties style:font-name="Times New Roman" fo:font-family="'Times New Roman'" style:font-pitch="variable" style:font-name-complex="Wingdings1" style:font-family-complex="Wingdings" style:font-family-generic-complex="system" style:font-pitch-complex="variable"/>
    </style:style>
    <style:style style:name="ListLabel_20_115" style:display-name="ListLabel 115" style:family="text">
      <style:text-properties style:font-name="Times New Roman1" fo:font-family="'Times New Roman'" style:font-family-generic="roman" style:font-pitch="variable" style:font-name-complex="Symbol1" style:font-family-complex="Symbol" style:font-family-generic-complex="system" style:font-pitch-complex="variable"/>
    </style:style>
    <style:style style:name="ListLabel_20_116" style:display-name="ListLabel 116" style:family="text">
      <style:text-properties style:font-name="Times New Roman" fo:font-family="'Times New Roman'" style:font-pitch="variable" style:font-name-complex="Courier New1" style:font-family-complex="'Courier New'" style:font-family-generic-complex="system" style:font-pitch-complex="variable"/>
    </style:style>
    <style:style style:name="ListLabel_20_117" style:display-name="ListLabel 117" style:family="text">
      <style:text-properties style:font-name="Times New Roman" fo:font-family="'Times New Roman'" style:font-pitch="variable" style:font-name-complex="Wingdings1" style:font-family-complex="Wingdings" style:font-family-generic-complex="system" style:font-pitch-complex="variable"/>
    </style:style>
    <style:style style:name="ListLabel_20_118" style:display-name="ListLabel 118" style:family="text">
      <style:text-properties style:font-name="Times New Roman1" fo:font-family="'Times New Roman'" style:font-family-generic="roman" style:font-pitch="variable" style:font-name-complex="Symbol1" style:font-family-complex="Symbol" style:font-family-generic-complex="system" style:font-pitch-complex="variable"/>
    </style:style>
    <style:style style:name="ListLabel_20_119" style:display-name="ListLabel 119" style:family="text">
      <style:text-properties style:font-name="Times New Roman" fo:font-family="'Times New Roman'" style:font-pitch="variable" style:font-name-complex="Courier New1" style:font-family-complex="'Courier New'" style:font-family-generic-complex="system" style:font-pitch-complex="variable"/>
    </style:style>
    <style:style style:name="ListLabel_20_120" style:display-name="ListLabel 120" style:family="text">
      <style:text-properties style:font-name="Times New Roman" fo:font-family="'Times New Roman'" style:font-pitch="variable" style:font-name-complex="Wingdings1" style:font-family-complex="Wingdings" style:font-family-generic-complex="system" style:font-pitch-complex="variable"/>
    </style:style>
    <style:style style:name="ListLabel_20_121" style:display-name="ListLabel 121" style:family="text">
      <style:text-properties style:font-name="Times New Roman1" fo:font-family="'Times New Roman'" style:font-family-generic="roman" style:font-pitch="variable" style:font-name-complex="Symbol1" style:font-family-complex="Symbol" style:font-family-generic-complex="system" style:font-pitch-complex="variable"/>
    </style:style>
    <style:style style:name="ListLabel_20_122" style:display-name="ListLabel 122" style:family="text">
      <style:text-properties style:font-name="Times New Roman" fo:font-family="'Times New Roman'" style:font-pitch="variable" style:font-name-complex="Courier New1" style:font-family-complex="'Courier New'" style:font-family-generic-complex="system" style:font-pitch-complex="variable"/>
    </style:style>
    <style:style style:name="ListLabel_20_123" style:display-name="ListLabel 123" style:family="text">
      <style:text-properties style:font-name="Times New Roman" fo:font-family="'Times New Roman'" style:font-pitch="variable" style:font-name-complex="Wingdings1" style:font-family-complex="Wingdings" style:font-family-generic-complex="system" style:font-pitch-complex="variable"/>
    </style:style>
    <style:style style:name="ListLabel_20_124" style:display-name="ListLabel 124" style:family="text">
      <style:text-properties style:font-name="Times New Roman1" fo:font-family="'Times New Roman'" style:font-family-generic="roman" style:font-pitch="variable" style:font-name-complex="Symbol1" style:font-family-complex="Symbol" style:font-family-generic-complex="system" style:font-pitch-complex="variable"/>
    </style:style>
    <style:style style:name="ListLabel_20_125" style:display-name="ListLabel 125" style:family="text">
      <style:text-properties style:font-name="Times New Roman" fo:font-family="'Times New Roman'" style:font-pitch="variable" style:font-name-complex="Courier New1" style:font-family-complex="'Courier New'" style:font-family-generic-complex="system" style:font-pitch-complex="variable"/>
    </style:style>
    <style:style style:name="ListLabel_20_126" style:display-name="ListLabel 126" style:family="text">
      <style:text-properties style:font-name="Times New Roman" fo:font-family="'Times New Roman'" style:font-pitch="variable" style:font-name-complex="Wingdings1" style:font-family-complex="Wingdings" style:font-family-generic-complex="system" style:font-pitch-complex="variable"/>
    </style:style>
    <style:style style:name="ListLabel_20_127" style:display-name="ListLabel 127" style:family="text">
      <style:text-properties style:font-name="Times New Roman1" fo:font-family="'Times New Roman'" style:font-family-generic="roman" style:font-pitch="variable" style:font-name-complex="Symbol1" style:font-family-complex="Symbol" style:font-family-generic-complex="system" style:font-pitch-complex="variable"/>
    </style:style>
    <style:style style:name="ListLabel_20_128" style:display-name="ListLabel 128" style:family="text">
      <style:text-properties style:font-name="Times New Roman" fo:font-family="'Times New Roman'" style:font-pitch="variable" style:font-name-complex="Courier New1" style:font-family-complex="'Courier New'" style:font-family-generic-complex="system" style:font-pitch-complex="variable"/>
    </style:style>
    <style:style style:name="ListLabel_20_129" style:display-name="ListLabel 129" style:family="text">
      <style:text-properties style:font-name="Times New Roman" fo:font-family="'Times New Roman'" style:font-pitch="variable" style:font-name-complex="Wingdings1" style:font-family-complex="Wingdings" style:font-family-generic-complex="system" style:font-pitch-complex="variable"/>
    </style:style>
    <style:style style:name="ListLabel_20_130" style:display-name="ListLabel 130" style:family="text">
      <style:text-properties style:font-name="Times New Roman1" fo:font-family="'Times New Roman'" style:font-family-generic="roman" style:font-pitch="variable" style:font-name-complex="Symbol1" style:font-family-complex="Symbol" style:font-family-generic-complex="system" style:font-pitch-complex="variable"/>
    </style:style>
    <style:style style:name="ListLabel_20_131" style:display-name="ListLabel 131" style:family="text">
      <style:text-properties style:font-name="Times New Roman" fo:font-family="'Times New Roman'" style:font-pitch="variable" style:font-name-complex="Courier New1" style:font-family-complex="'Courier New'" style:font-family-generic-complex="system" style:font-pitch-complex="variable"/>
    </style:style>
    <style:style style:name="ListLabel_20_132" style:display-name="ListLabel 132" style:family="text">
      <style:text-properties style:font-name="Times New Roman" fo:font-family="'Times New Roman'" style:font-pitch="variable" style:font-name-complex="Wingdings1" style:font-family-complex="Wingdings" style:font-family-generic-complex="system" style:font-pitch-complex="variable"/>
    </style:style>
    <style:style style:name="ListLabel_20_133" style:display-name="ListLabel 133" style:family="text">
      <style:text-properties style:font-name="Times New Roman1" fo:font-family="'Times New Roman'" style:font-family-generic="roman" style:font-pitch="variable" style:font-name-complex="Symbol1" style:font-family-complex="Symbol" style:font-family-generic-complex="system" style:font-pitch-complex="variable"/>
    </style:style>
    <style:style style:name="ListLabel_20_134" style:display-name="ListLabel 134" style:family="text">
      <style:text-properties style:font-name="Times New Roman" fo:font-family="'Times New Roman'" style:font-pitch="variable" style:font-name-complex="Courier New1" style:font-family-complex="'Courier New'" style:font-family-generic-complex="system" style:font-pitch-complex="variable"/>
    </style:style>
    <style:style style:name="ListLabel_20_135" style:display-name="ListLabel 135" style:family="text">
      <style:text-properties style:font-name="Times New Roman" fo:font-family="'Times New Roman'" style:font-pitch="variable" style:font-name-complex="Wingdings1" style:font-family-complex="Wingdings" style:font-family-generic-complex="system" style:font-pitch-complex="variable"/>
    </style:style>
    <style:style style:name="ListLabel_20_136" style:display-name="ListLabel 136" style:family="text"/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>
      <style:text-properties style:font-name="Times New Roman1" fo:font-family="'Times New Roman'" style:font-family-generic="roman" style:font-pitch="variable" style:font-name-complex="Symbol1" style:font-family-complex="Symbol" style:font-family-generic-complex="system" style:font-pitch-complex="variable"/>
    </style:style>
    <style:style style:name="ListLabel_20_146" style:display-name="ListLabel 146" style:family="text">
      <style:text-properties style:font-name="Times New Roman" fo:font-family="'Times New Roman'" style:font-pitch="variable" style:font-name-complex="Courier New1" style:font-family-complex="'Courier New'" style:font-family-generic-complex="system" style:font-pitch-complex="variable"/>
    </style:style>
    <style:style style:name="ListLabel_20_147" style:display-name="ListLabel 147" style:family="text">
      <style:text-properties style:font-name="Times New Roman" fo:font-family="'Times New Roman'" style:font-pitch="variable" style:font-name-complex="Wingdings1" style:font-family-complex="Wingdings" style:font-family-generic-complex="system" style:font-pitch-complex="variable"/>
    </style:style>
    <style:style style:name="ListLabel_20_148" style:display-name="ListLabel 148" style:family="text">
      <style:text-properties style:font-name="Times New Roman1" fo:font-family="'Times New Roman'" style:font-family-generic="roman" style:font-pitch="variable" style:font-name-complex="Symbol1" style:font-family-complex="Symbol" style:font-family-generic-complex="system" style:font-pitch-complex="variable"/>
    </style:style>
    <style:style style:name="ListLabel_20_149" style:display-name="ListLabel 149" style:family="text">
      <style:text-properties style:font-name="Times New Roman" fo:font-family="'Times New Roman'" style:font-pitch="variable" style:font-name-complex="Courier New1" style:font-family-complex="'Courier New'" style:font-family-generic-complex="system" style:font-pitch-complex="variable"/>
    </style:style>
    <style:style style:name="ListLabel_20_150" style:display-name="ListLabel 150" style:family="text">
      <style:text-properties style:font-name="Times New Roman" fo:font-family="'Times New Roman'" style:font-pitch="variable" style:font-name-complex="Wingdings1" style:font-family-complex="Wingdings" style:font-family-generic-complex="system" style:font-pitch-complex="variable"/>
    </style:style>
    <style:style style:name="ListLabel_20_151" style:display-name="ListLabel 151" style:family="text">
      <style:text-properties style:font-name="Times New Roman1" fo:font-family="'Times New Roman'" style:font-family-generic="roman" style:font-pitch="variable" style:font-name-complex="Symbol1" style:font-family-complex="Symbol" style:font-family-generic-complex="system" style:font-pitch-complex="variable"/>
    </style:style>
    <style:style style:name="ListLabel_20_152" style:display-name="ListLabel 152" style:family="text">
      <style:text-properties style:font-name="Times New Roman" fo:font-family="'Times New Roman'" style:font-pitch="variable" style:font-name-complex="Courier New1" style:font-family-complex="'Courier New'" style:font-family-generic-complex="system" style:font-pitch-complex="variable"/>
    </style:style>
    <style:style style:name="ListLabel_20_153" style:display-name="ListLabel 153" style:family="text">
      <style:text-properties style:font-name="Times New Roman" fo:font-family="'Times New Roman'" style:font-pitch="variable" style:font-name-complex="Wingdings1" style:font-family-complex="Wingdings" style:font-family-generic-complex="system" style:font-pitch-complex="variable"/>
    </style:style>
    <style:style style:name="ListLabel_20_154" style:display-name="ListLabel 154" style:family="text">
      <style:text-properties style:font-name="Times New Roman1" fo:font-family="'Times New Roman'" style:font-family-generic="roman" style:font-pitch="variable" style:font-name-complex="Symbol1" style:font-family-complex="Symbol" style:font-family-generic-complex="system" style:font-pitch-complex="variable"/>
    </style:style>
    <style:style style:name="ListLabel_20_155" style:display-name="ListLabel 155" style:family="text">
      <style:text-properties style:font-name="Times New Roman" fo:font-family="'Times New Roman'" style:font-pitch="variable" style:font-name-complex="Courier New1" style:font-family-complex="'Courier New'" style:font-family-generic-complex="system" style:font-pitch-complex="variable"/>
    </style:style>
    <style:style style:name="ListLabel_20_156" style:display-name="ListLabel 156" style:family="text">
      <style:text-properties style:font-name="Times New Roman" fo:font-family="'Times New Roman'" style:font-pitch="variable" style:font-name-complex="Wingdings1" style:font-family-complex="Wingdings" style:font-family-generic-complex="system" style:font-pitch-complex="variable"/>
    </style:style>
    <style:style style:name="ListLabel_20_157" style:display-name="ListLabel 157" style:family="text">
      <style:text-properties style:font-name="Times New Roman1" fo:font-family="'Times New Roman'" style:font-family-generic="roman" style:font-pitch="variable" style:font-name-complex="Symbol1" style:font-family-complex="Symbol" style:font-family-generic-complex="system" style:font-pitch-complex="variable"/>
    </style:style>
    <style:style style:name="ListLabel_20_158" style:display-name="ListLabel 158" style:family="text">
      <style:text-properties style:font-name="Times New Roman" fo:font-family="'Times New Roman'" style:font-pitch="variable" style:font-name-complex="Courier New1" style:font-family-complex="'Courier New'" style:font-family-generic-complex="system" style:font-pitch-complex="variable"/>
    </style:style>
    <style:style style:name="ListLabel_20_159" style:display-name="ListLabel 159" style:family="text">
      <style:text-properties style:font-name="Times New Roman" fo:font-family="'Times New Roman'" style:font-pitch="variable" style:font-name-complex="Wingdings1" style:font-family-complex="Wingdings" style:font-family-generic-complex="system" style:font-pitch-complex="variable"/>
    </style:style>
    <style:style style:name="ListLabel_20_160" style:display-name="ListLabel 160" style:family="text">
      <style:text-properties style:font-name="Times New Roman1" fo:font-family="'Times New Roman'" style:font-family-generic="roman" style:font-pitch="variable" style:font-name-complex="Symbol1" style:font-family-complex="Symbol" style:font-family-generic-complex="system" style:font-pitch-complex="variable"/>
    </style:style>
    <style:style style:name="ListLabel_20_161" style:display-name="ListLabel 161" style:family="text">
      <style:text-properties style:font-name="Times New Roman" fo:font-family="'Times New Roman'" style:font-pitch="variable" style:font-name-complex="Courier New1" style:font-family-complex="'Courier New'" style:font-family-generic-complex="system" style:font-pitch-complex="variable"/>
    </style:style>
    <style:style style:name="ListLabel_20_162" style:display-name="ListLabel 162" style:family="text">
      <style:text-properties style:font-name="Times New Roman" fo:font-family="'Times New Roman'" style:font-pitch="variable" style:font-name-complex="Wingdings1" style:font-family-complex="Wingdings" style:font-family-generic-complex="system" style:font-pitch-complex="variable"/>
    </style:style>
    <style:style style:name="ListLabel_20_163" style:display-name="ListLabel 163" style:family="text">
      <style:text-properties style:font-name="Times New Roman1" fo:font-family="'Times New Roman'" style:font-family-generic="roman" style:font-pitch="variable" style:font-name-complex="Symbol1" style:font-family-complex="Symbol" style:font-family-generic-complex="system" style:font-pitch-complex="variable"/>
    </style:style>
    <style:style style:name="ListLabel_20_164" style:display-name="ListLabel 164" style:family="text">
      <style:text-properties style:font-name="Times New Roman" fo:font-family="'Times New Roman'" style:font-pitch="variable" style:font-name-complex="Courier New1" style:font-family-complex="'Courier New'" style:font-family-generic-complex="system" style:font-pitch-complex="variable"/>
    </style:style>
    <style:style style:name="ListLabel_20_165" style:display-name="ListLabel 165" style:family="text">
      <style:text-properties style:font-name="Times New Roman" fo:font-family="'Times New Roman'" style:font-pitch="variable" style:font-name-complex="Wingdings1" style:font-family-complex="Wingdings" style:font-family-generic-complex="system" style:font-pitch-complex="variable"/>
    </style:style>
    <style:style style:name="ListLabel_20_166" style:display-name="ListLabel 166" style:family="text">
      <style:text-properties style:font-name="Times New Roman1" fo:font-family="'Times New Roman'" style:font-family-generic="roman" style:font-pitch="variable" style:font-name-complex="Symbol1" style:font-family-complex="Symbol" style:font-family-generic-complex="system" style:font-pitch-complex="variable"/>
    </style:style>
    <style:style style:name="ListLabel_20_167" style:display-name="ListLabel 167" style:family="text">
      <style:text-properties style:font-name="Times New Roman" fo:font-family="'Times New Roman'" style:font-pitch="variable" style:font-name-complex="Courier New1" style:font-family-complex="'Courier New'" style:font-family-generic-complex="system" style:font-pitch-complex="variable"/>
    </style:style>
    <style:style style:name="ListLabel_20_168" style:display-name="ListLabel 168" style:family="text">
      <style:text-properties style:font-name="Times New Roman" fo:font-family="'Times New Roman'" style:font-pitch="variable" style:font-name-complex="Wingdings1" style:font-family-complex="Wingdings" style:font-family-generic-complex="system" style:font-pitch-complex="variable"/>
    </style:style>
    <style:style style:name="ListLabel_20_169" style:display-name="ListLabel 169" style:family="text">
      <style:text-properties style:font-name="Times New Roman1" fo:font-family="'Times New Roman'" style:font-family-generic="roman" style:font-pitch="variable" style:font-name-complex="Symbol1" style:font-family-complex="Symbol" style:font-family-generic-complex="system" style:font-pitch-complex="variable"/>
    </style:style>
    <style:style style:name="ListLabel_20_170" style:display-name="ListLabel 170" style:family="text">
      <style:text-properties style:font-name="Times New Roman" fo:font-family="'Times New Roman'" style:font-pitch="variable" style:font-name-complex="Courier New1" style:font-family-complex="'Courier New'" style:font-family-generic-complex="system" style:font-pitch-complex="variable"/>
    </style:style>
    <style:style style:name="ListLabel_20_171" style:display-name="ListLabel 171" style:family="text">
      <style:text-properties style:font-name="Times New Roman" fo:font-family="'Times New Roman'" style:font-pitch="variable" style:font-name-complex="Wingdings1" style:font-family-complex="Wingdings" style:font-family-generic-complex="system" style:font-pitch-complex="variable"/>
    </style:style>
    <style:style style:name="ListLabel_20_172" style:display-name="ListLabel 172" style:family="text">
      <style:text-properties style:font-name="Times New Roman1" fo:font-family="'Times New Roman'" style:font-family-generic="roman" style:font-pitch="variable" style:font-name-complex="Symbol1" style:font-family-complex="Symbol" style:font-family-generic-complex="system" style:font-pitch-complex="variable"/>
    </style:style>
    <style:style style:name="ListLabel_20_173" style:display-name="ListLabel 173" style:family="text">
      <style:text-properties style:font-name="Times New Roman1" fo:font-family="'Times New Roman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174" style:display-name="ListLabel 174" style:family="text">
      <style:text-properties style:font-name="Times New Roman1" fo:font-family="'Times New Roman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175" style:display-name="ListLabel 175" style:family="text">
      <style:text-properties style:font-name="Times New Roman1" fo:font-family="'Times New Roman'" style:font-family-generic="roman" style:font-pitch="variable" style:font-name-complex="Symbol1" style:font-family-complex="Symbol" style:font-family-generic-complex="system" style:font-pitch-complex="variable"/>
    </style:style>
    <style:style style:name="ListLabel_20_176" style:display-name="ListLabel 176" style:family="text">
      <style:text-properties style:font-name="Times New Roman1" fo:font-family="'Times New Roman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177" style:display-name="ListLabel 177" style:family="text">
      <style:text-properties style:font-name="Times New Roman1" fo:font-family="'Times New Roman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178" style:display-name="ListLabel 178" style:family="text">
      <style:text-properties style:font-name="Times New Roman1" fo:font-family="'Times New Roman'" style:font-family-generic="roman" style:font-pitch="variable" style:font-name-complex="Symbol1" style:font-family-complex="Symbol" style:font-family-generic-complex="system" style:font-pitch-complex="variable"/>
    </style:style>
    <style:style style:name="ListLabel_20_179" style:display-name="ListLabel 179" style:family="text">
      <style:text-properties style:font-name="Times New Roman1" fo:font-family="'Times New Roman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180" style:display-name="ListLabel 180" style:family="text">
      <style:text-properties style:font-name="Times New Roman1" fo:font-family="'Times New Roman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181" style:display-name="ListLabel 181" style:family="text"/>
    <style:style style:name="ListLabel_20_182" style:display-name="ListLabel 182" style:family="text"/>
    <style:style style:name="ListLabel_20_183" style:display-name="ListLabel 183" style:family="text"/>
    <style:style style:name="ListLabel_20_184" style:display-name="ListLabel 184" style:family="text"/>
    <style:style style:name="ListLabel_20_185" style:display-name="ListLabel 185" style:family="text"/>
    <style:style style:name="ListLabel_20_186" style:display-name="ListLabel 186" style:family="text"/>
    <style:style style:name="ListLabel_20_187" style:display-name="ListLabel 187" style:family="text"/>
    <style:style style:name="ListLabel_20_188" style:display-name="ListLabel 188" style:family="text"/>
    <style:style style:name="ListLabel_20_189" style:display-name="ListLabel 189" style:family="text"/>
    <style:style style:name="ListLabel_20_190" style:display-name="ListLabel 190" style:family="text"/>
    <style:style style:name="ListLabel_20_191" style:display-name="ListLabel 191" style:family="text"/>
    <style:style style:name="ListLabel_20_192" style:display-name="ListLabel 192" style:family="text"/>
    <style:style style:name="ListLabel_20_193" style:display-name="ListLabel 193" style:family="text"/>
    <style:style style:name="ListLabel_20_194" style:display-name="ListLabel 194" style:family="text"/>
    <style:style style:name="ListLabel_20_195" style:display-name="ListLabel 195" style:family="text"/>
    <style:style style:name="ListLabel_20_196" style:display-name="ListLabel 196" style:family="text"/>
    <style:style style:name="ListLabel_20_197" style:display-name="ListLabel 197" style:family="text"/>
    <style:style style:name="ListLabel_20_198" style:display-name="ListLabel 198" style:family="text"/>
    <style:style style:name="ListLabel_20_199" style:display-name="ListLabel 199" style:family="text"/>
    <style:style style:name="ListLabel_20_200" style:display-name="ListLabel 200" style:family="text"/>
    <style:style style:name="ListLabel_20_201" style:display-name="ListLabel 201" style:family="text"/>
    <style:style style:name="ListLabel_20_202" style:display-name="ListLabel 202" style:family="text"/>
    <style:style style:name="ListLabel_20_203" style:display-name="ListLabel 203" style:family="text"/>
    <style:style style:name="ListLabel_20_204" style:display-name="ListLabel 204" style:family="text"/>
    <style:style style:name="ListLabel_20_205" style:display-name="ListLabel 205" style:family="text"/>
    <style:style style:name="ListLabel_20_206" style:display-name="ListLabel 206" style:family="text"/>
    <style:style style:name="ListLabel_20_207" style:display-name="ListLabel 207" style:family="text"/>
    <style:style style:name="ListLabel_20_208" style:display-name="ListLabel 208" style:family="text"/>
    <style:style style:name="ListLabel_20_209" style:display-name="ListLabel 209" style:family="text"/>
    <style:style style:name="ListLabel_20_210" style:display-name="ListLabel 210" style:family="text"/>
    <style:style style:name="ListLabel_20_211" style:display-name="ListLabel 211" style:family="text"/>
    <style:style style:name="ListLabel_20_212" style:display-name="ListLabel 212" style:family="text"/>
    <style:style style:name="ListLabel_20_213" style:display-name="ListLabel 213" style:family="text"/>
    <style:style style:name="ListLabel_20_214" style:display-name="ListLabel 214" style:family="text"/>
    <style:style style:name="ListLabel_20_215" style:display-name="ListLabel 215" style:family="text"/>
    <style:style style:name="ListLabel_20_216" style:display-name="ListLabel 216" style:family="text"/>
    <style:style style:name="ListLabel_20_217" style:display-name="ListLabel 217" style:family="text"/>
    <style:style style:name="ListLabel_20_218" style:display-name="ListLabel 218" style:family="text"/>
    <style:style style:name="ListLabel_20_219" style:display-name="ListLabel 219" style:family="text"/>
    <style:style style:name="ListLabel_20_220" style:display-name="ListLabel 220" style:family="text"/>
    <style:style style:name="ListLabel_20_221" style:display-name="ListLabel 221" style:family="text"/>
    <style:style style:name="ListLabel_20_222" style:display-name="ListLabel 222" style:family="text"/>
    <style:style style:name="ListLabel_20_223" style:display-name="ListLabel 223" style:family="text"/>
    <style:style style:name="ListLabel_20_224" style:display-name="ListLabel 224" style:family="text"/>
    <style:style style:name="ListLabel_20_225" style:display-name="ListLabel 225" style:family="text"/>
    <style:style style:name="ListLabel_20_226" style:display-name="ListLabel 226" style:family="text"/>
    <style:style style:name="ListLabel_20_227" style:display-name="ListLabel 227" style:family="text"/>
    <style:style style:name="ListLabel_20_228" style:display-name="ListLabel 228" style:family="text"/>
    <style:style style:name="ListLabel_20_229" style:display-name="ListLabel 229" style:family="text"/>
    <style:style style:name="ListLabel_20_230" style:display-name="ListLabel 230" style:family="text"/>
    <style:style style:name="ListLabel_20_231" style:display-name="ListLabel 231" style:family="text"/>
    <style:style style:name="ListLabel_20_232" style:display-name="ListLabel 232" style:family="text"/>
    <style:style style:name="ListLabel_20_233" style:display-name="ListLabel 233" style:family="text"/>
    <style:style style:name="ListLabel_20_234" style:display-name="ListLabel 234" style:family="text"/>
    <style:style style:name="ListLabel_20_235" style:display-name="ListLabel 235" style:family="text"/>
    <style:style style:name="ListLabel_20_236" style:display-name="ListLabel 236" style:family="text"/>
    <style:style style:name="ListLabel_20_237" style:display-name="ListLabel 237" style:family="text"/>
    <style:style style:name="ListLabel_20_238" style:display-name="ListLabel 238" style:family="text"/>
    <style:style style:name="ListLabel_20_239" style:display-name="ListLabel 239" style:family="text"/>
    <style:style style:name="ListLabel_20_240" style:display-name="ListLabel 240" style:family="text"/>
    <style:style style:name="ListLabel_20_241" style:display-name="ListLabel 241" style:family="text"/>
    <style:style style:name="ListLabel_20_242" style:display-name="ListLabel 242" style:family="text"/>
    <style:style style:name="ListLabel_20_243" style:display-name="ListLabel 243" style:family="text"/>
    <style:style style:name="ListLabel_20_244" style:display-name="ListLabel 244" style:family="text"/>
    <style:style style:name="ListLabel_20_245" style:display-name="ListLabel 245" style:family="text"/>
    <style:style style:name="ListLabel_20_246" style:display-name="ListLabel 246" style:family="text"/>
    <style:style style:name="ListLabel_20_247" style:display-name="ListLabel 247" style:family="text"/>
    <style:style style:name="ListLabel_20_248" style:display-name="ListLabel 248" style:family="text"/>
    <style:style style:name="ListLabel_20_249" style:display-name="ListLabel 249" style:family="text"/>
    <style:style style:name="ListLabel_20_250" style:display-name="ListLabel 250" style:family="text"/>
    <style:style style:name="ListLabel_20_251" style:display-name="ListLabel 251" style:family="text"/>
    <style:style style:name="ListLabel_20_252" style:display-name="ListLabel 252" style:family="text"/>
    <style:style style:name="ListLabel_20_253" style:display-name="ListLabel 253" style:family="text"/>
    <style:style style:name="ListLabel_20_254" style:display-name="ListLabel 254" style:family="text"/>
    <style:style style:name="ListLabel_20_255" style:display-name="ListLabel 255" style:family="text"/>
    <style:style style:name="ListLabel_20_256" style:display-name="ListLabel 256" style:family="text"/>
    <style:style style:name="ListLabel_20_257" style:display-name="ListLabel 257" style:family="text"/>
    <style:style style:name="ListLabel_20_258" style:display-name="ListLabel 258" style:family="text"/>
    <style:style style:name="ListLabel_20_259" style:display-name="ListLabel 259" style:family="text"/>
    <style:style style:name="ListLabel_20_260" style:display-name="ListLabel 260" style:family="text"/>
    <style:style style:name="ListLabel_20_261" style:display-name="ListLabel 261" style:family="text"/>
    <style:style style:name="ListLabel_20_262" style:display-name="ListLabel 262" style:family="text"/>
    <style:style style:name="ListLabel_20_263" style:display-name="ListLabel 263" style:family="text"/>
    <style:style style:name="ListLabel_20_264" style:display-name="ListLabel 264" style:family="text"/>
    <style:style style:name="ListLabel_20_265" style:display-name="ListLabel 265" style:family="text"/>
    <style:style style:name="ListLabel_20_266" style:display-name="ListLabel 266" style:family="text"/>
    <style:style style:name="ListLabel_20_267" style:display-name="ListLabel 267" style:family="text"/>
    <style:style style:name="ListLabel_20_268" style:display-name="ListLabel 268" style:family="text"/>
    <style:style style:name="ListLabel_20_269" style:display-name="ListLabel 269" style:family="text"/>
    <style:style style:name="ListLabel_20_270" style:display-name="ListLabel 270" style:family="text"/>
    <style:style style:name="ListLabel_20_271" style:display-name="ListLabel 271" style:family="text"/>
    <style:style style:name="ListLabel_20_272" style:display-name="ListLabel 272" style:family="text"/>
    <style:style style:name="ListLabel_20_273" style:display-name="ListLabel 273" style:family="text"/>
    <style:style style:name="ListLabel_20_274" style:display-name="ListLabel 274" style:family="text"/>
    <style:style style:name="ListLabel_20_275" style:display-name="ListLabel 275" style:family="text"/>
    <style:style style:name="ListLabel_20_276" style:display-name="ListLabel 276" style:family="text"/>
    <style:style style:name="ListLabel_20_277" style:display-name="ListLabel 277" style:family="text"/>
    <style:style style:name="ListLabel_20_278" style:display-name="ListLabel 278" style:family="text"/>
    <style:style style:name="ListLabel_20_279" style:display-name="ListLabel 279" style:family="text"/>
    <style:style style:name="ListLabel_20_280" style:display-name="ListLabel 280" style:family="text"/>
    <style:style style:name="ListLabel_20_281" style:display-name="ListLabel 281" style:family="text"/>
    <style:style style:name="ListLabel_20_282" style:display-name="ListLabel 282" style:family="text"/>
    <style:style style:name="ListLabel_20_283" style:display-name="ListLabel 283" style:family="text"/>
    <style:style style:name="ListLabel_20_284" style:display-name="ListLabel 284" style:family="text"/>
    <style:style style:name="ListLabel_20_285" style:display-name="ListLabel 285" style:family="text"/>
    <style:style style:name="ListLabel_20_286" style:display-name="ListLabel 286" style:family="text"/>
    <style:style style:name="ListLabel_20_287" style:display-name="ListLabel 287" style:family="text"/>
    <style:style style:name="ListLabel_20_288" style:display-name="ListLabel 288" style:family="text"/>
    <style:style style:name="ListLabel_20_289" style:display-name="ListLabel 289" style:family="text"/>
    <style:style style:name="ListLabel_20_290" style:display-name="ListLabel 290" style:family="text"/>
    <style:style style:name="ListLabel_20_291" style:display-name="ListLabel 291" style:family="text"/>
    <style:style style:name="ListLabel_20_292" style:display-name="ListLabel 292" style:family="text"/>
    <style:style style:name="ListLabel_20_293" style:display-name="ListLabel 293" style:family="text"/>
    <style:style style:name="ListLabel_20_294" style:display-name="ListLabel 294" style:family="text"/>
    <style:style style:name="ListLabel_20_295" style:display-name="ListLabel 295" style:family="text"/>
    <style:style style:name="ListLabel_20_296" style:display-name="ListLabel 296" style:family="text"/>
    <style:style style:name="ListLabel_20_297" style:display-name="ListLabel 297" style:family="text"/>
    <style:style style:name="ListLabel_20_298" style:display-name="ListLabel 298" style:family="text"/>
    <style:style style:name="ListLabel_20_299" style:display-name="ListLabel 299" style:family="text"/>
    <style:style style:name="ListLabel_20_300" style:display-name="ListLabel 300" style:family="text"/>
    <style:style style:name="ListLabel_20_301" style:display-name="ListLabel 301" style:family="text"/>
    <style:style style:name="ListLabel_20_302" style:display-name="ListLabel 302" style:family="text"/>
    <style:style style:name="ListLabel_20_303" style:display-name="ListLabel 303" style:family="text"/>
    <style:style style:name="ListLabel_20_304" style:display-name="ListLabel 304" style:family="text"/>
    <style:style style:name="ListLabel_20_305" style:display-name="ListLabel 305" style:family="text"/>
    <style:style style:name="ListLabel_20_306" style:display-name="ListLabel 306" style:family="text"/>
    <style:style style:name="ListLabel_20_307" style:display-name="ListLabel 307" style:family="text"/>
    <style:style style:name="ListLabel_20_308" style:display-name="ListLabel 308" style:family="text"/>
    <style:style style:name="ListLabel_20_309" style:display-name="ListLabel 309" style:family="text"/>
    <style:style style:name="ListLabel_20_310" style:display-name="ListLabel 310" style:family="text"/>
    <style:style style:name="ListLabel_20_311" style:display-name="ListLabel 311" style:family="text"/>
    <style:style style:name="ListLabel_20_312" style:display-name="ListLabel 312" style:family="text"/>
    <style:style style:name="ListLabel_20_313" style:display-name="ListLabel 313" style:family="text"/>
    <style:style style:name="ListLabel_20_314" style:display-name="ListLabel 314" style:family="text"/>
    <style:style style:name="ListLabel_20_315" style:display-name="ListLabel 315" style:family="text"/>
    <style:style style:name="ListLabel_20_316" style:display-name="ListLabel 316" style:family="text"/>
    <style:style style:name="ListLabel_20_317" style:display-name="ListLabel 317" style:family="text"/>
    <style:style style:name="ListLabel_20_318" style:display-name="ListLabel 318" style:family="text"/>
    <style:style style:name="ListLabel_20_319" style:display-name="ListLabel 319" style:family="text"/>
    <style:style style:name="ListLabel_20_320" style:display-name="ListLabel 320" style:family="text"/>
    <style:style style:name="ListLabel_20_321" style:display-name="ListLabel 321" style:family="text"/>
    <style:style style:name="ListLabel_20_322" style:display-name="ListLabel 322" style:family="text"/>
    <style:style style:name="ListLabel_20_323" style:display-name="ListLabel 323" style:family="text"/>
    <style:style style:name="ListLabel_20_324" style:display-name="ListLabel 324" style:family="text"/>
    <style:style style:name="ListLabel_20_325" style:display-name="ListLabel 325" style:family="text">
      <style:text-properties style:font-name="Times New Roman1" fo:font-family="'Times New Roman'" style:font-family-generic="roman" style:font-pitch="variable" style:font-name-complex="Symbol1" style:font-family-complex="Symbol" style:font-family-generic-complex="system" style:font-pitch-complex="variable"/>
    </style:style>
    <style:style style:name="ListLabel_20_326" style:display-name="ListLabel 326" style:family="text">
      <style:text-properties style:font-name="Times New Roman1" fo:font-family="'Times New Roman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327" style:display-name="ListLabel 327" style:family="text">
      <style:text-properties style:font-name="Times New Roman1" fo:font-family="'Times New Roman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328" style:display-name="ListLabel 328" style:family="text">
      <style:text-properties style:font-name="Times New Roman1" fo:font-family="'Times New Roman'" style:font-family-generic="roman" style:font-pitch="variable" style:font-name-complex="Symbol1" style:font-family-complex="Symbol" style:font-family-generic-complex="system" style:font-pitch-complex="variable"/>
    </style:style>
    <style:style style:name="ListLabel_20_329" style:display-name="ListLabel 329" style:family="text">
      <style:text-properties style:font-name="Times New Roman1" fo:font-family="'Times New Roman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330" style:display-name="ListLabel 330" style:family="text">
      <style:text-properties style:font-name="Times New Roman1" fo:font-family="'Times New Roman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331" style:display-name="ListLabel 331" style:family="text">
      <style:text-properties style:font-name="Times New Roman1" fo:font-family="'Times New Roman'" style:font-family-generic="roman" style:font-pitch="variable" style:font-name-complex="Symbol1" style:font-family-complex="Symbol" style:font-family-generic-complex="system" style:font-pitch-complex="variable"/>
    </style:style>
    <style:style style:name="ListLabel_20_332" style:display-name="ListLabel 332" style:family="text">
      <style:text-properties style:font-name="Times New Roman1" fo:font-family="'Times New Roman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333" style:display-name="ListLabel 333" style:family="text">
      <style:text-properties style:font-name="Times New Roman1" fo:font-family="'Times New Roman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334" style:display-name="ListLabel 334" style:family="text">
      <style:text-properties style:font-name="Times New Roman1" fo:font-family="'Times New Roman'" style:font-family-generic="roman" style:font-pitch="variable" style:font-name-complex="Symbol1" style:font-family-complex="Symbol" style:font-family-generic-complex="system" style:font-pitch-complex="variable"/>
    </style:style>
    <style:style style:name="ListLabel_20_335" style:display-name="ListLabel 335" style:family="text">
      <style:text-properties style:font-name="Times New Roman1" fo:font-family="'Times New Roman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336" style:display-name="ListLabel 336" style:family="text">
      <style:text-properties style:font-name="Times New Roman1" fo:font-family="'Times New Roman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337" style:display-name="ListLabel 337" style:family="text">
      <style:text-properties style:font-name="Times New Roman1" fo:font-family="'Times New Roman'" style:font-family-generic="roman" style:font-pitch="variable" style:font-name-complex="Symbol1" style:font-family-complex="Symbol" style:font-family-generic-complex="system" style:font-pitch-complex="variable"/>
    </style:style>
    <style:style style:name="ListLabel_20_338" style:display-name="ListLabel 338" style:family="text">
      <style:text-properties style:font-name="Times New Roman1" fo:font-family="'Times New Roman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339" style:display-name="ListLabel 339" style:family="text">
      <style:text-properties style:font-name="Times New Roman1" fo:font-family="'Times New Roman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340" style:display-name="ListLabel 340" style:family="text">
      <style:text-properties style:font-name="Times New Roman1" fo:font-family="'Times New Roman'" style:font-family-generic="roman" style:font-pitch="variable" style:font-name-complex="Symbol1" style:font-family-complex="Symbol" style:font-family-generic-complex="system" style:font-pitch-complex="variable"/>
    </style:style>
    <style:style style:name="ListLabel_20_341" style:display-name="ListLabel 341" style:family="text">
      <style:text-properties style:font-name="Times New Roman1" fo:font-family="'Times New Roman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342" style:display-name="ListLabel 342" style:family="text">
      <style:text-properties style:font-name="Times New Roman1" fo:font-family="'Times New Roman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343" style:display-name="ListLabel 343" style:family="text">
      <style:text-properties style:font-name="Times New Roman1" fo:font-family="'Times New Roman'" style:font-family-generic="roman" style:font-pitch="variable" style:font-name-complex="Symbol1" style:font-family-complex="Symbol" style:font-family-generic-complex="system" style:font-pitch-complex="variable"/>
    </style:style>
    <style:style style:name="ListLabel_20_344" style:display-name="ListLabel 344" style:family="text">
      <style:text-properties style:font-name="Times New Roman1" fo:font-family="'Times New Roman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345" style:display-name="ListLabel 345" style:family="text">
      <style:text-properties style:font-name="Times New Roman1" fo:font-family="'Times New Roman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346" style:display-name="ListLabel 346" style:family="text">
      <style:text-properties style:font-name="Times New Roman1" fo:font-family="'Times New Roman'" style:font-family-generic="roman" style:font-pitch="variable" style:font-name-complex="Symbol1" style:font-family-complex="Symbol" style:font-family-generic-complex="system" style:font-pitch-complex="variable"/>
    </style:style>
    <style:style style:name="ListLabel_20_347" style:display-name="ListLabel 347" style:family="text">
      <style:text-properties style:font-name="Times New Roman1" fo:font-family="'Times New Roman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348" style:display-name="ListLabel 348" style:family="text">
      <style:text-properties style:font-name="Times New Roman1" fo:font-family="'Times New Roman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349" style:display-name="ListLabel 349" style:family="text">
      <style:text-properties style:font-name="Times New Roman1" fo:font-family="'Times New Roman'" style:font-family-generic="roman" style:font-pitch="variable" style:font-name-complex="Symbol1" style:font-family-complex="Symbol" style:font-family-generic-complex="system" style:font-pitch-complex="variable"/>
    </style:style>
    <style:style style:name="ListLabel_20_350" style:display-name="ListLabel 350" style:family="text">
      <style:text-properties style:font-name="Times New Roman1" fo:font-family="'Times New Roman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351" style:display-name="ListLabel 351" style:family="text">
      <style:text-properties style:font-name="Times New Roman1" fo:font-family="'Times New Roman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352" style:display-name="ListLabel 352" style:family="text">
      <style:text-properties style:font-name="Times New Roman1" fo:font-family="'Times New Roman'" style:font-family-generic="roman" style:font-pitch="variable" style:font-name-complex="Symbol1" style:font-family-complex="Symbol" style:font-family-generic-complex="system" style:font-pitch-complex="variable"/>
    </style:style>
    <style:style style:name="ListLabel_20_353" style:display-name="ListLabel 353" style:family="text">
      <style:text-properties style:font-name="Times New Roman1" fo:font-family="'Times New Roman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354" style:display-name="ListLabel 354" style:family="text">
      <style:text-properties style:font-name="Times New Roman1" fo:font-family="'Times New Roman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355" style:display-name="ListLabel 355" style:family="text">
      <style:text-properties style:font-name="Times New Roman1" fo:font-family="'Times New Roman'" style:font-family-generic="roman" style:font-pitch="variable" style:font-name-complex="Symbol1" style:font-family-complex="Symbol" style:font-family-generic-complex="system" style:font-pitch-complex="variable"/>
    </style:style>
    <style:style style:name="ListLabel_20_356" style:display-name="ListLabel 356" style:family="text">
      <style:text-properties style:font-name="Times New Roman1" fo:font-family="'Times New Roman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357" style:display-name="ListLabel 357" style:family="text">
      <style:text-properties style:font-name="Times New Roman1" fo:font-family="'Times New Roman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358" style:display-name="ListLabel 358" style:family="text">
      <style:text-properties style:font-name="Times New Roman1" fo:font-family="'Times New Roman'" style:font-family-generic="roman" style:font-pitch="variable" style:font-name-complex="Symbol1" style:font-family-complex="Symbol" style:font-family-generic-complex="system" style:font-pitch-complex="variable"/>
    </style:style>
    <style:style style:name="ListLabel_20_359" style:display-name="ListLabel 359" style:family="text">
      <style:text-properties style:font-name="Times New Roman1" fo:font-family="'Times New Roman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360" style:display-name="ListLabel 360" style:family="text">
      <style:text-properties style:font-name="Times New Roman1" fo:font-family="'Times New Roman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361" style:display-name="ListLabel 361" style:family="text">
      <style:text-properties style:font-name="Times New Roman1" fo:font-family="'Times New Roman'" style:font-family-generic="roman" style:font-pitch="variable" style:font-name-complex="Symbol1" style:font-family-complex="Symbol" style:font-family-generic-complex="system" style:font-pitch-complex="variable"/>
    </style:style>
    <style:style style:name="ListLabel_20_362" style:display-name="ListLabel 362" style:family="text">
      <style:text-properties style:font-name="Times New Roman1" fo:font-family="'Times New Roman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363" style:display-name="ListLabel 363" style:family="text">
      <style:text-properties style:font-name="Times New Roman1" fo:font-family="'Times New Roman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364" style:display-name="ListLabel 364" style:family="text">
      <style:text-properties style:font-name="Times New Roman1" fo:font-family="'Times New Roman'" style:font-family-generic="roman" style:font-pitch="variable" style:font-name-complex="Symbol1" style:font-family-complex="Symbol" style:font-family-generic-complex="system" style:font-pitch-complex="variable"/>
    </style:style>
    <style:style style:name="ListLabel_20_365" style:display-name="ListLabel 365" style:family="text">
      <style:text-properties style:font-name="Times New Roman1" fo:font-family="'Times New Roman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366" style:display-name="ListLabel 366" style:family="text">
      <style:text-properties style:font-name="Times New Roman1" fo:font-family="'Times New Roman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367" style:display-name="ListLabel 367" style:family="text">
      <style:text-properties style:font-name="Times New Roman1" fo:font-family="'Times New Roman'" style:font-family-generic="roman" style:font-pitch="variable" style:font-name-complex="Symbol1" style:font-family-complex="Symbol" style:font-family-generic-complex="system" style:font-pitch-complex="variable"/>
    </style:style>
    <style:style style:name="ListLabel_20_368" style:display-name="ListLabel 368" style:family="text">
      <style:text-properties style:font-name="Times New Roman1" fo:font-family="'Times New Roman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369" style:display-name="ListLabel 369" style:family="text">
      <style:text-properties style:font-name="Times New Roman1" fo:font-family="'Times New Roman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370" style:display-name="ListLabel 370" style:family="text">
      <style:text-properties style:font-name="Times New Roman1" fo:font-family="'Times New Roman'" style:font-family-generic="roman" style:font-pitch="variable" style:font-name-complex="Symbol1" style:font-family-complex="Symbol" style:font-family-generic-complex="system" style:font-pitch-complex="variable"/>
    </style:style>
    <style:style style:name="ListLabel_20_371" style:display-name="ListLabel 371" style:family="text">
      <style:text-properties style:font-name="Times New Roman1" fo:font-family="'Times New Roman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372" style:display-name="ListLabel 372" style:family="text">
      <style:text-properties style:font-name="Times New Roman1" fo:font-family="'Times New Roman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373" style:display-name="ListLabel 373" style:family="text">
      <style:text-properties style:font-name="Times New Roman1" fo:font-family="'Times New Roman'" style:font-family-generic="roman" style:font-pitch="variable" style:font-name-complex="Symbol1" style:font-family-complex="Symbol" style:font-family-generic-complex="system" style:font-pitch-complex="variable"/>
    </style:style>
    <style:style style:name="ListLabel_20_374" style:display-name="ListLabel 374" style:family="text">
      <style:text-properties style:font-name="Times New Roman1" fo:font-family="'Times New Roman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375" style:display-name="ListLabel 375" style:family="text">
      <style:text-properties style:font-name="Times New Roman1" fo:font-family="'Times New Roman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376" style:display-name="ListLabel 376" style:family="text">
      <style:text-properties style:font-name="Times New Roman1" fo:font-family="'Times New Roman'" style:font-family-generic="roman" style:font-pitch="variable" style:font-name-complex="Symbol1" style:font-family-complex="Symbol" style:font-family-generic-complex="system" style:font-pitch-complex="variable"/>
    </style:style>
    <style:style style:name="ListLabel_20_377" style:display-name="ListLabel 377" style:family="text">
      <style:text-properties style:font-name="Times New Roman1" fo:font-family="'Times New Roman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378" style:display-name="ListLabel 378" style:family="text">
      <style:text-properties style:font-name="Times New Roman1" fo:font-family="'Times New Roman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379" style:display-name="ListLabel 379" style:family="text"/>
    <style:style style:name="ListLabel_20_380" style:display-name="ListLabel 380" style:family="text"/>
    <style:style style:name="ListLabel_20_381" style:display-name="ListLabel 381" style:family="text"/>
    <style:style style:name="ListLabel_20_382" style:display-name="ListLabel 382" style:family="text"/>
    <style:style style:name="ListLabel_20_383" style:display-name="ListLabel 383" style:family="text"/>
    <style:style style:name="ListLabel_20_384" style:display-name="ListLabel 384" style:family="text"/>
    <style:style style:name="ListLabel_20_385" style:display-name="ListLabel 385" style:family="text"/>
    <style:style style:name="ListLabel_20_386" style:display-name="ListLabel 386" style:family="text"/>
    <style:style style:name="ListLabel_20_387" style:display-name="ListLabel 387" style:family="text"/>
    <style:style style:name="ListLabel_20_388" style:display-name="ListLabel 388" style:family="text"/>
    <style:style style:name="ListLabel_20_389" style:display-name="ListLabel 389" style:family="text"/>
    <style:style style:name="ListLabel_20_390" style:display-name="ListLabel 390" style:family="text"/>
    <style:style style:name="ListLabel_20_391" style:display-name="ListLabel 391" style:family="text"/>
    <style:style style:name="ListLabel_20_392" style:display-name="ListLabel 392" style:family="text"/>
    <style:style style:name="ListLabel_20_393" style:display-name="ListLabel 393" style:family="text"/>
    <style:style style:name="ListLabel_20_394" style:display-name="ListLabel 394" style:family="text"/>
    <style:style style:name="ListLabel_20_395" style:display-name="ListLabel 395" style:family="text"/>
    <style:style style:name="ListLabel_20_396" style:display-name="ListLabel 396" style:family="text"/>
    <style:style style:name="ListLabel_20_397" style:display-name="ListLabel 397" style:family="text"/>
    <style:style style:name="ListLabel_20_398" style:display-name="ListLabel 398" style:family="text"/>
    <style:style style:name="ListLabel_20_399" style:display-name="ListLabel 399" style:family="text"/>
    <style:style style:name="ListLabel_20_400" style:display-name="ListLabel 400" style:family="text"/>
    <style:style style:name="ListLabel_20_401" style:display-name="ListLabel 401" style:family="text"/>
    <style:style style:name="ListLabel_20_402" style:display-name="ListLabel 402" style:family="text"/>
    <style:style style:name="ListLabel_20_403" style:display-name="ListLabel 403" style:family="text"/>
    <style:style style:name="ListLabel_20_404" style:display-name="ListLabel 404" style:family="text"/>
    <style:style style:name="ListLabel_20_405" style:display-name="ListLabel 405" style:family="text"/>
    <style:style style:name="ListLabel_20_406" style:display-name="ListLabel 406" style:family="text"/>
    <style:style style:name="ListLabel_20_407" style:display-name="ListLabel 407" style:family="text"/>
    <style:style style:name="ListLabel_20_408" style:display-name="ListLabel 408" style:family="text"/>
    <style:style style:name="ListLabel_20_409" style:display-name="ListLabel 409" style:family="text"/>
    <style:style style:name="ListLabel_20_410" style:display-name="ListLabel 410" style:family="text"/>
    <style:style style:name="ListLabel_20_411" style:display-name="ListLabel 411" style:family="text"/>
    <style:style style:name="ListLabel_20_412" style:display-name="ListLabel 412" style:family="text"/>
    <style:style style:name="ListLabel_20_413" style:display-name="ListLabel 413" style:family="text"/>
    <style:style style:name="ListLabel_20_414" style:display-name="ListLabel 414" style:family="text"/>
    <style:style style:name="ListLabel_20_415" style:display-name="ListLabel 415" style:family="text">
      <style:text-properties style:font-name="Times New Roman1" fo:font-family="'Times New Roman'" style:font-family-generic="roman" style:font-pitch="variable" style:font-name-complex="Symbol1" style:font-family-complex="Symbol" style:font-family-generic-complex="system" style:font-pitch-complex="variable"/>
    </style:style>
    <style:style style:name="ListLabel_20_416" style:display-name="ListLabel 416" style:family="text">
      <style:text-properties style:font-name="Times New Roman1" fo:font-family="'Times New Roman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417" style:display-name="ListLabel 417" style:family="text">
      <style:text-properties style:font-name="Times New Roman1" fo:font-family="'Times New Roman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418" style:display-name="ListLabel 418" style:family="text">
      <style:text-properties style:font-name="Times New Roman1" fo:font-family="'Times New Roman'" style:font-family-generic="roman" style:font-pitch="variable" style:font-name-complex="Symbol1" style:font-family-complex="Symbol" style:font-family-generic-complex="system" style:font-pitch-complex="variable"/>
    </style:style>
    <style:style style:name="ListLabel_20_419" style:display-name="ListLabel 419" style:family="text">
      <style:text-properties style:font-name="Times New Roman1" fo:font-family="'Times New Roman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420" style:display-name="ListLabel 420" style:family="text">
      <style:text-properties style:font-name="Times New Roman1" fo:font-family="'Times New Roman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421" style:display-name="ListLabel 421" style:family="text">
      <style:text-properties style:font-name="Times New Roman1" fo:font-family="'Times New Roman'" style:font-family-generic="roman" style:font-pitch="variable" style:font-name-complex="Symbol1" style:font-family-complex="Symbol" style:font-family-generic-complex="system" style:font-pitch-complex="variable"/>
    </style:style>
    <style:style style:name="ListLabel_20_422" style:display-name="ListLabel 422" style:family="text">
      <style:text-properties style:font-name="Times New Roman1" fo:font-family="'Times New Roman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423" style:display-name="ListLabel 423" style:family="text">
      <style:text-properties style:font-name="Times New Roman1" fo:font-family="'Times New Roman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424" style:display-name="ListLabel 424" style:family="text">
      <style:text-properties style:font-name="Times New Roman1" fo:font-family="'Times New Roman'" style:font-family-generic="roman" style:font-pitch="variable" style:font-name-complex="Symbol1" style:font-family-complex="Symbol" style:font-family-generic-complex="system" style:font-pitch-complex="variable"/>
    </style:style>
    <style:style style:name="ListLabel_20_425" style:display-name="ListLabel 425" style:family="text">
      <style:text-properties style:font-name="Times New Roman1" fo:font-family="'Times New Roman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426" style:display-name="ListLabel 426" style:family="text">
      <style:text-properties style:font-name="Times New Roman1" fo:font-family="'Times New Roman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427" style:display-name="ListLabel 427" style:family="text">
      <style:text-properties style:font-name="Times New Roman1" fo:font-family="'Times New Roman'" style:font-family-generic="roman" style:font-pitch="variable" style:font-name-complex="Symbol1" style:font-family-complex="Symbol" style:font-family-generic-complex="system" style:font-pitch-complex="variable"/>
    </style:style>
    <style:style style:name="ListLabel_20_428" style:display-name="ListLabel 428" style:family="text">
      <style:text-properties style:font-name="Times New Roman1" fo:font-family="'Times New Roman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429" style:display-name="ListLabel 429" style:family="text">
      <style:text-properties style:font-name="Times New Roman1" fo:font-family="'Times New Roman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430" style:display-name="ListLabel 430" style:family="text">
      <style:text-properties style:font-name="Times New Roman1" fo:font-family="'Times New Roman'" style:font-family-generic="roman" style:font-pitch="variable" style:font-name-complex="Symbol1" style:font-family-complex="Symbol" style:font-family-generic-complex="system" style:font-pitch-complex="variable"/>
    </style:style>
    <style:style style:name="ListLabel_20_431" style:display-name="ListLabel 431" style:family="text">
      <style:text-properties style:font-name="Times New Roman1" fo:font-family="'Times New Roman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432" style:display-name="ListLabel 432" style:family="text">
      <style:text-properties style:font-name="Times New Roman1" fo:font-family="'Times New Roman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433" style:display-name="ListLabel 433" style:family="text"/>
    <style:style style:name="ListLabel_20_434" style:display-name="ListLabel 434" style:family="text"/>
    <style:style style:name="ListLabel_20_435" style:display-name="ListLabel 435" style:family="text"/>
    <style:style style:name="ListLabel_20_436" style:display-name="ListLabel 436" style:family="text"/>
    <style:style style:name="ListLabel_20_437" style:display-name="ListLabel 437" style:family="text"/>
    <style:style style:name="ListLabel_20_438" style:display-name="ListLabel 438" style:family="text"/>
    <style:style style:name="ListLabel_20_439" style:display-name="ListLabel 439" style:family="text"/>
    <style:style style:name="ListLabel_20_440" style:display-name="ListLabel 440" style:family="text"/>
    <style:style style:name="ListLabel_20_441" style:display-name="ListLabel 441" style:family="text"/>
    <style:style style:name="ListLabel_20_442" style:display-name="ListLabel 442" style:family="text">
      <style:text-properties style:font-name="Times New Roman1" fo:font-family="'Times New Roman'" style:font-family-generic="roman" style:font-pitch="variable" style:font-name-complex="Symbol1" style:font-family-complex="Symbol" style:font-family-generic-complex="system" style:font-pitch-complex="variable"/>
    </style:style>
    <style:style style:name="ListLabel_20_443" style:display-name="ListLabel 443" style:family="text">
      <style:text-properties style:font-name="Times New Roman1" fo:font-family="'Times New Roman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444" style:display-name="ListLabel 444" style:family="text">
      <style:text-properties style:font-name="Times New Roman1" fo:font-family="'Times New Roman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445" style:display-name="ListLabel 445" style:family="text">
      <style:text-properties style:font-name="Times New Roman1" fo:font-family="'Times New Roman'" style:font-family-generic="roman" style:font-pitch="variable" style:font-name-complex="Symbol1" style:font-family-complex="Symbol" style:font-family-generic-complex="system" style:font-pitch-complex="variable"/>
    </style:style>
    <style:style style:name="ListLabel_20_446" style:display-name="ListLabel 446" style:family="text">
      <style:text-properties style:font-name="Times New Roman1" fo:font-family="'Times New Roman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447" style:display-name="ListLabel 447" style:family="text">
      <style:text-properties style:font-name="Times New Roman1" fo:font-family="'Times New Roman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448" style:display-name="ListLabel 448" style:family="text">
      <style:text-properties style:font-name="Times New Roman1" fo:font-family="'Times New Roman'" style:font-family-generic="roman" style:font-pitch="variable" style:font-name-complex="Symbol1" style:font-family-complex="Symbol" style:font-family-generic-complex="system" style:font-pitch-complex="variable"/>
    </style:style>
    <style:style style:name="ListLabel_20_449" style:display-name="ListLabel 449" style:family="text">
      <style:text-properties style:font-name="Times New Roman1" fo:font-family="'Times New Roman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450" style:display-name="ListLabel 450" style:family="text">
      <style:text-properties style:font-name="Times New Roman1" fo:font-family="'Times New Roman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451" style:display-name="ListLabel 451" style:family="text">
      <style:text-properties style:font-name="Times New Roman1" fo:font-family="'Times New Roman'" style:font-family-generic="roman" style:font-pitch="variable" style:font-name-complex="Symbol1" style:font-family-complex="Symbol" style:font-family-generic-complex="system" style:font-pitch-complex="variable"/>
    </style:style>
    <style:style style:name="ListLabel_20_452" style:display-name="ListLabel 452" style:family="text">
      <style:text-properties style:font-name="Times New Roman1" fo:font-family="'Times New Roman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453" style:display-name="ListLabel 453" style:family="text">
      <style:text-properties style:font-name="Times New Roman1" fo:font-family="'Times New Roman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454" style:display-name="ListLabel 454" style:family="text">
      <style:text-properties style:font-name="Times New Roman1" fo:font-family="'Times New Roman'" style:font-family-generic="roman" style:font-pitch="variable" style:font-name-complex="Symbol1" style:font-family-complex="Symbol" style:font-family-generic-complex="system" style:font-pitch-complex="variable"/>
    </style:style>
    <style:style style:name="ListLabel_20_455" style:display-name="ListLabel 455" style:family="text">
      <style:text-properties style:font-name="Times New Roman1" fo:font-family="'Times New Roman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456" style:display-name="ListLabel 456" style:family="text">
      <style:text-properties style:font-name="Times New Roman1" fo:font-family="'Times New Roman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457" style:display-name="ListLabel 457" style:family="text">
      <style:text-properties style:font-name="Times New Roman1" fo:font-family="'Times New Roman'" style:font-family-generic="roman" style:font-pitch="variable" style:font-name-complex="Symbol1" style:font-family-complex="Symbol" style:font-family-generic-complex="system" style:font-pitch-complex="variable"/>
    </style:style>
    <style:style style:name="ListLabel_20_458" style:display-name="ListLabel 458" style:family="text">
      <style:text-properties style:font-name="Times New Roman1" fo:font-family="'Times New Roman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459" style:display-name="ListLabel 459" style:family="text">
      <style:text-properties style:font-name="Times New Roman1" fo:font-family="'Times New Roman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460" style:display-name="ListLabel 460" style:family="text">
      <style:text-properties style:font-name="Times New Roman1" fo:font-family="'Times New Roman'" style:font-family-generic="roman" style:font-pitch="variable" style:font-name-complex="Symbol1" style:font-family-complex="Symbol" style:font-family-generic-complex="system" style:font-pitch-complex="variable"/>
    </style:style>
    <style:style style:name="ListLabel_20_461" style:display-name="ListLabel 461" style:family="text">
      <style:text-properties style:font-name="Times New Roman1" fo:font-family="'Times New Roman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462" style:display-name="ListLabel 462" style:family="text">
      <style:text-properties style:font-name="Times New Roman1" fo:font-family="'Times New Roman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463" style:display-name="ListLabel 463" style:family="text">
      <style:text-properties style:font-name="Times New Roman1" fo:font-family="'Times New Roman'" style:font-family-generic="roman" style:font-pitch="variable" style:font-name-complex="Symbol1" style:font-family-complex="Symbol" style:font-family-generic-complex="system" style:font-pitch-complex="variable"/>
    </style:style>
    <style:style style:name="ListLabel_20_464" style:display-name="ListLabel 464" style:family="text">
      <style:text-properties style:font-name="Times New Roman1" fo:font-family="'Times New Roman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465" style:display-name="ListLabel 465" style:family="text">
      <style:text-properties style:font-name="Times New Roman1" fo:font-family="'Times New Roman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466" style:display-name="ListLabel 466" style:family="text">
      <style:text-properties style:font-name="Times New Roman1" fo:font-family="'Times New Roman'" style:font-family-generic="roman" style:font-pitch="variable" style:font-name-complex="Symbol1" style:font-family-complex="Symbol" style:font-family-generic-complex="system" style:font-pitch-complex="variable"/>
    </style:style>
    <style:style style:name="ListLabel_20_467" style:display-name="ListLabel 467" style:family="text">
      <style:text-properties style:font-name="Times New Roman1" fo:font-family="'Times New Roman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468" style:display-name="ListLabel 468" style:family="text">
      <style:text-properties style:font-name="Times New Roman1" fo:font-family="'Times New Roman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469" style:display-name="ListLabel 469" style:family="text">
      <style:text-properties style:font-name="Times New Roman1" fo:font-family="'Times New Roman'" style:font-family-generic="roman" style:font-pitch="variable" style:font-name-complex="Symbol1" style:font-family-complex="Symbol" style:font-family-generic-complex="system" style:font-pitch-complex="variable"/>
    </style:style>
    <style:style style:name="ListLabel_20_470" style:display-name="ListLabel 470" style:family="text">
      <style:text-properties style:font-name="Times New Roman1" fo:font-family="'Times New Roman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471" style:display-name="ListLabel 471" style:family="text">
      <style:text-properties style:font-name="Times New Roman1" fo:font-family="'Times New Roman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472" style:display-name="ListLabel 472" style:family="text">
      <style:text-properties style:font-name="Times New Roman1" fo:font-family="'Times New Roman'" style:font-family-generic="roman" style:font-pitch="variable" style:font-name-complex="Symbol1" style:font-family-complex="Symbol" style:font-family-generic-complex="system" style:font-pitch-complex="variable"/>
    </style:style>
    <style:style style:name="ListLabel_20_473" style:display-name="ListLabel 473" style:family="text">
      <style:text-properties style:font-name="Times New Roman1" fo:font-family="'Times New Roman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474" style:display-name="ListLabel 474" style:family="text">
      <style:text-properties style:font-name="Times New Roman1" fo:font-family="'Times New Roman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475" style:display-name="ListLabel 475" style:family="text">
      <style:text-properties style:font-name="Times New Roman1" fo:font-family="'Times New Roman'" style:font-family-generic="roman" style:font-pitch="variable" style:font-name-complex="Symbol1" style:font-family-complex="Symbol" style:font-family-generic-complex="system" style:font-pitch-complex="variable"/>
    </style:style>
    <style:style style:name="ListLabel_20_476" style:display-name="ListLabel 476" style:family="text">
      <style:text-properties style:font-name="Times New Roman1" fo:font-family="'Times New Roman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477" style:display-name="ListLabel 477" style:family="text">
      <style:text-properties style:font-name="Times New Roman1" fo:font-family="'Times New Roman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478" style:display-name="ListLabel 478" style:family="text"/>
    <style:style style:name="ListLabel_20_479" style:display-name="ListLabel 479" style:family="text"/>
    <style:style style:name="ListLabel_20_480" style:display-name="ListLabel 480" style:family="text"/>
    <style:style style:name="ListLabel_20_481" style:display-name="ListLabel 481" style:family="text"/>
    <style:style style:name="ListLabel_20_482" style:display-name="ListLabel 482" style:family="text"/>
    <style:style style:name="ListLabel_20_483" style:display-name="ListLabel 483" style:family="text"/>
    <style:style style:name="ListLabel_20_484" style:display-name="ListLabel 484" style:family="text"/>
    <style:style style:name="ListLabel_20_485" style:display-name="ListLabel 485" style:family="text"/>
    <style:style style:name="ListLabel_20_486" style:display-name="ListLabel 486" style:family="text"/>
    <style:style style:name="ListLabel_20_487" style:display-name="ListLabel 487" style:family="text"/>
    <style:style style:name="ListLabel_20_488" style:display-name="ListLabel 488" style:family="text"/>
    <style:style style:name="ListLabel_20_489" style:display-name="ListLabel 489" style:family="text"/>
    <style:style style:name="ListLabel_20_490" style:display-name="ListLabel 490" style:family="text"/>
    <style:style style:name="ListLabel_20_491" style:display-name="ListLabel 491" style:family="text"/>
    <style:style style:name="ListLabel_20_492" style:display-name="ListLabel 492" style:family="text"/>
    <style:style style:name="ListLabel_20_493" style:display-name="ListLabel 493" style:family="text"/>
    <style:style style:name="ListLabel_20_494" style:display-name="ListLabel 494" style:family="text"/>
    <style:style style:name="ListLabel_20_495" style:display-name="ListLabel 495" style:family="text"/>
    <style:style style:name="ListLabel_20_496" style:display-name="ListLabel 496" style:family="text">
      <style:text-properties style:font-name="Times New Roman1" fo:font-family="'Times New Roman'" style:font-family-generic="roman" style:font-pitch="variable" style:font-name-complex="Symbol1" style:font-family-complex="Symbol" style:font-family-generic-complex="system" style:font-pitch-complex="variable"/>
    </style:style>
    <style:style style:name="ListLabel_20_497" style:display-name="ListLabel 497" style:family="text">
      <style:text-properties style:font-name="Times New Roman1" fo:font-family="'Times New Roman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498" style:display-name="ListLabel 498" style:family="text">
      <style:text-properties style:font-name="Times New Roman1" fo:font-family="'Times New Roman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499" style:display-name="ListLabel 499" style:family="text">
      <style:text-properties style:font-name="Times New Roman1" fo:font-family="'Times New Roman'" style:font-family-generic="roman" style:font-pitch="variable" style:font-name-complex="Symbol1" style:font-family-complex="Symbol" style:font-family-generic-complex="system" style:font-pitch-complex="variable"/>
    </style:style>
    <style:style style:name="ListLabel_20_500" style:display-name="ListLabel 500" style:family="text">
      <style:text-properties style:font-name="Times New Roman1" fo:font-family="'Times New Roman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501" style:display-name="ListLabel 501" style:family="text">
      <style:text-properties style:font-name="Times New Roman1" fo:font-family="'Times New Roman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502" style:display-name="ListLabel 502" style:family="text">
      <style:text-properties style:font-name="Times New Roman1" fo:font-family="'Times New Roman'" style:font-family-generic="roman" style:font-pitch="variable" style:font-name-complex="Symbol1" style:font-family-complex="Symbol" style:font-family-generic-complex="system" style:font-pitch-complex="variable"/>
    </style:style>
    <style:style style:name="ListLabel_20_503" style:display-name="ListLabel 503" style:family="text">
      <style:text-properties style:font-name="Times New Roman1" fo:font-family="'Times New Roman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504" style:display-name="ListLabel 504" style:family="text">
      <style:text-properties style:font-name="Times New Roman1" fo:font-family="'Times New Roman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505" style:display-name="ListLabel 505" style:family="text">
      <style:text-properties style:font-name="Times New Roman1" fo:font-family="'Times New Roman'" style:font-family-generic="roman" style:font-pitch="variable" style:font-name-complex="Symbol1" style:font-family-complex="Symbol" style:font-family-generic-complex="system" style:font-pitch-complex="variable"/>
    </style:style>
    <style:style style:name="ListLabel_20_506" style:display-name="ListLabel 506" style:family="text">
      <style:text-properties style:font-name="Times New Roman1" fo:font-family="'Times New Roman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507" style:display-name="ListLabel 507" style:family="text">
      <style:text-properties style:font-name="Times New Roman1" fo:font-family="'Times New Roman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508" style:display-name="ListLabel 508" style:family="text">
      <style:text-properties style:font-name="Times New Roman1" fo:font-family="'Times New Roman'" style:font-family-generic="roman" style:font-pitch="variable" style:font-name-complex="Symbol1" style:font-family-complex="Symbol" style:font-family-generic-complex="system" style:font-pitch-complex="variable"/>
    </style:style>
    <style:style style:name="ListLabel_20_509" style:display-name="ListLabel 509" style:family="text">
      <style:text-properties style:font-name="Times New Roman1" fo:font-family="'Times New Roman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510" style:display-name="ListLabel 510" style:family="text">
      <style:text-properties style:font-name="Times New Roman1" fo:font-family="'Times New Roman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511" style:display-name="ListLabel 511" style:family="text">
      <style:text-properties style:font-name="Times New Roman1" fo:font-family="'Times New Roman'" style:font-family-generic="roman" style:font-pitch="variable" style:font-name-complex="Symbol1" style:font-family-complex="Symbol" style:font-family-generic-complex="system" style:font-pitch-complex="variable"/>
    </style:style>
    <style:style style:name="ListLabel_20_512" style:display-name="ListLabel 512" style:family="text">
      <style:text-properties style:font-name="Times New Roman1" fo:font-family="'Times New Roman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513" style:display-name="ListLabel 513" style:family="text">
      <style:text-properties style:font-name="Times New Roman1" fo:font-family="'Times New Roman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514" style:display-name="ListLabel 514" style:family="text">
      <style:text-properties style:font-name="Times New Roman1" fo:font-family="'Times New Roman'" style:font-family-generic="roman" style:font-pitch="variable" style:font-name-complex="Symbol1" style:font-family-complex="Symbol" style:font-family-generic-complex="system" style:font-pitch-complex="variable"/>
    </style:style>
    <style:style style:name="ListLabel_20_515" style:display-name="ListLabel 515" style:family="text">
      <style:text-properties style:font-name="Times New Roman1" fo:font-family="'Times New Roman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516" style:display-name="ListLabel 516" style:family="text">
      <style:text-properties style:font-name="Times New Roman1" fo:font-family="'Times New Roman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517" style:display-name="ListLabel 517" style:family="text">
      <style:text-properties style:font-name="Times New Roman1" fo:font-family="'Times New Roman'" style:font-family-generic="roman" style:font-pitch="variable" style:font-name-complex="Symbol1" style:font-family-complex="Symbol" style:font-family-generic-complex="system" style:font-pitch-complex="variable"/>
    </style:style>
    <style:style style:name="ListLabel_20_518" style:display-name="ListLabel 518" style:family="text">
      <style:text-properties style:font-name="Times New Roman1" fo:font-family="'Times New Roman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519" style:display-name="ListLabel 519" style:family="text">
      <style:text-properties style:font-name="Times New Roman1" fo:font-family="'Times New Roman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520" style:display-name="ListLabel 520" style:family="text">
      <style:text-properties style:font-name="Times New Roman1" fo:font-family="'Times New Roman'" style:font-family-generic="roman" style:font-pitch="variable" style:font-name-complex="Symbol1" style:font-family-complex="Symbol" style:font-family-generic-complex="system" style:font-pitch-complex="variable"/>
    </style:style>
    <style:style style:name="ListLabel_20_521" style:display-name="ListLabel 521" style:family="text">
      <style:text-properties style:font-name="Times New Roman1" fo:font-family="'Times New Roman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522" style:display-name="ListLabel 522" style:family="text">
      <style:text-properties style:font-name="Times New Roman1" fo:font-family="'Times New Roman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523" style:display-name="ListLabel 523" style:family="text">
      <style:text-properties style:font-name="Times New Roman1" fo:font-family="'Times New Roman'" style:font-family-generic="roman" style:font-pitch="variable" style:font-name-complex="Symbol1" style:font-family-complex="Symbol" style:font-family-generic-complex="system" style:font-pitch-complex="variable"/>
    </style:style>
    <style:style style:name="ListLabel_20_524" style:display-name="ListLabel 524" style:family="text">
      <style:text-properties style:font-name="Times New Roman1" fo:font-family="'Times New Roman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525" style:display-name="ListLabel 525" style:family="text">
      <style:text-properties style:font-name="Times New Roman1" fo:font-family="'Times New Roman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526" style:display-name="ListLabel 526" style:family="text">
      <style:text-properties style:font-name="Times New Roman1" fo:font-family="'Times New Roman'" style:font-family-generic="roman" style:font-pitch="variable" style:font-name-complex="Symbol1" style:font-family-complex="Symbol" style:font-family-generic-complex="system" style:font-pitch-complex="variable"/>
    </style:style>
    <style:style style:name="ListLabel_20_527" style:display-name="ListLabel 527" style:family="text">
      <style:text-properties style:font-name="Times New Roman1" fo:font-family="'Times New Roman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528" style:display-name="ListLabel 528" style:family="text">
      <style:text-properties style:font-name="Times New Roman1" fo:font-family="'Times New Roman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529" style:display-name="ListLabel 529" style:family="text">
      <style:text-properties style:font-name="Times New Roman1" fo:font-family="'Times New Roman'" style:font-family-generic="roman" style:font-pitch="variable" style:font-name-complex="Symbol1" style:font-family-complex="Symbol" style:font-family-generic-complex="system" style:font-pitch-complex="variable"/>
    </style:style>
    <style:style style:name="ListLabel_20_530" style:display-name="ListLabel 530" style:family="text">
      <style:text-properties style:font-name="Times New Roman1" fo:font-family="'Times New Roman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531" style:display-name="ListLabel 531" style:family="text">
      <style:text-properties style:font-name="Times New Roman1" fo:font-family="'Times New Roman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532" style:display-name="ListLabel 532" style:family="text">
      <style:text-properties style:font-name="Times New Roman1" fo:font-family="'Times New Roman'" style:font-family-generic="roman" style:font-pitch="variable" style:font-name-complex="Symbol1" style:font-family-complex="Symbol" style:font-family-generic-complex="system" style:font-pitch-complex="variable"/>
    </style:style>
    <style:style style:name="ListLabel_20_533" style:display-name="ListLabel 533" style:family="text">
      <style:text-properties style:font-name="Times New Roman1" fo:font-family="'Times New Roman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534" style:display-name="ListLabel 534" style:family="text">
      <style:text-properties style:font-name="Times New Roman1" fo:font-family="'Times New Roman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535" style:display-name="ListLabel 535" style:family="text">
      <style:text-properties style:font-name="Times New Roman1" fo:font-family="'Times New Roman'" style:font-family-generic="roman" style:font-pitch="variable" style:font-name-complex="Symbol1" style:font-family-complex="Symbol" style:font-family-generic-complex="system" style:font-pitch-complex="variable"/>
    </style:style>
    <style:style style:name="ListLabel_20_536" style:display-name="ListLabel 536" style:family="text">
      <style:text-properties style:font-name="Times New Roman1" fo:font-family="'Times New Roman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537" style:display-name="ListLabel 537" style:family="text">
      <style:text-properties style:font-name="Times New Roman1" fo:font-family="'Times New Roman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538" style:display-name="ListLabel 538" style:family="text">
      <style:text-properties style:font-name="Times New Roman1" fo:font-family="'Times New Roman'" style:font-family-generic="roman" style:font-pitch="variable" style:font-name-complex="Symbol1" style:font-family-complex="Symbol" style:font-family-generic-complex="system" style:font-pitch-complex="variable"/>
    </style:style>
    <style:style style:name="ListLabel_20_539" style:display-name="ListLabel 539" style:family="text">
      <style:text-properties style:font-name="Times New Roman1" fo:font-family="'Times New Roman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540" style:display-name="ListLabel 540" style:family="text">
      <style:text-properties style:font-name="Times New Roman1" fo:font-family="'Times New Roman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541" style:display-name="ListLabel 541" style:family="text">
      <style:text-properties style:font-name="Times New Roman1" fo:font-family="'Times New Roman'" style:font-family-generic="roman" style:font-pitch="variable" style:font-name-complex="Symbol1" style:font-family-complex="Symbol" style:font-family-generic-complex="system" style:font-pitch-complex="variable"/>
    </style:style>
    <style:style style:name="ListLabel_20_542" style:display-name="ListLabel 542" style:family="text">
      <style:text-properties style:font-name="Times New Roman1" fo:font-family="'Times New Roman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543" style:display-name="ListLabel 543" style:family="text">
      <style:text-properties style:font-name="Times New Roman1" fo:font-family="'Times New Roman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544" style:display-name="ListLabel 544" style:family="text">
      <style:text-properties style:font-name="Times New Roman1" fo:font-family="'Times New Roman'" style:font-family-generic="roman" style:font-pitch="variable" style:font-name-complex="Symbol1" style:font-family-complex="Symbol" style:font-family-generic-complex="system" style:font-pitch-complex="variable"/>
    </style:style>
    <style:style style:name="ListLabel_20_545" style:display-name="ListLabel 545" style:family="text">
      <style:text-properties style:font-name="Times New Roman1" fo:font-family="'Times New Roman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546" style:display-name="ListLabel 546" style:family="text">
      <style:text-properties style:font-name="Times New Roman1" fo:font-family="'Times New Roman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547" style:display-name="ListLabel 547" style:family="text">
      <style:text-properties style:font-name="Times New Roman1" fo:font-family="'Times New Roman'" style:font-family-generic="roman" style:font-pitch="variable" style:font-name-complex="Symbol1" style:font-family-complex="Symbol" style:font-family-generic-complex="system" style:font-pitch-complex="variable"/>
    </style:style>
    <style:style style:name="ListLabel_20_548" style:display-name="ListLabel 548" style:family="text">
      <style:text-properties style:font-name="Times New Roman1" fo:font-family="'Times New Roman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549" style:display-name="ListLabel 549" style:family="text">
      <style:text-properties style:font-name="Times New Roman1" fo:font-family="'Times New Roman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550" style:display-name="ListLabel 550" style:family="text">
      <style:text-properties style:font-name="Times New Roman1" fo:font-family="'Times New Roman'" style:font-family-generic="roman" style:font-pitch="variable" style:font-name-complex="Symbol1" style:font-family-complex="Symbol" style:font-family-generic-complex="system" style:font-pitch-complex="variable"/>
    </style:style>
    <style:style style:name="ListLabel_20_551" style:display-name="ListLabel 551" style:family="text">
      <style:text-properties style:font-name="Times New Roman1" fo:font-family="'Times New Roman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552" style:display-name="ListLabel 552" style:family="text">
      <style:text-properties style:font-name="Times New Roman1" fo:font-family="'Times New Roman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553" style:display-name="ListLabel 553" style:family="text">
      <style:text-properties style:font-name="Times New Roman1" fo:font-family="'Times New Roman'" style:font-family-generic="roman" style:font-pitch="variable" style:font-name-complex="Symbol1" style:font-family-complex="Symbol" style:font-family-generic-complex="system" style:font-pitch-complex="variable"/>
    </style:style>
    <style:style style:name="ListLabel_20_554" style:display-name="ListLabel 554" style:family="text">
      <style:text-properties style:font-name="Times New Roman1" fo:font-family="'Times New Roman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555" style:display-name="ListLabel 555" style:family="text">
      <style:text-properties style:font-name="Times New Roman1" fo:font-family="'Times New Roman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556" style:display-name="ListLabel 556" style:family="text">
      <style:text-properties style:font-name="Times New Roman1" fo:font-family="'Times New Roman'" style:font-family-generic="roman" style:font-pitch="variable" style:font-name-complex="Symbol1" style:font-family-complex="Symbol" style:font-family-generic-complex="system" style:font-pitch-complex="variable"/>
    </style:style>
    <style:style style:name="ListLabel_20_557" style:display-name="ListLabel 557" style:family="text">
      <style:text-properties style:font-name="Times New Roman1" fo:font-family="'Times New Roman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558" style:display-name="ListLabel 558" style:family="text">
      <style:text-properties style:font-name="Times New Roman1" fo:font-family="'Times New Roman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559" style:display-name="ListLabel 559" style:family="text">
      <style:text-properties style:font-name="Times New Roman1" fo:font-family="'Times New Roman'" style:font-family-generic="roman" style:font-pitch="variable" style:font-name-complex="Symbol1" style:font-family-complex="Symbol" style:font-family-generic-complex="system" style:font-pitch-complex="variable"/>
    </style:style>
    <style:style style:name="ListLabel_20_560" style:display-name="ListLabel 560" style:family="text">
      <style:text-properties style:font-name="Times New Roman1" fo:font-family="'Times New Roman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561" style:display-name="ListLabel 561" style:family="text">
      <style:text-properties style:font-name="Times New Roman1" fo:font-family="'Times New Roman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562" style:display-name="ListLabel 562" style:family="text">
      <style:text-properties style:font-name="Times New Roman1" fo:font-family="'Times New Roman'" style:font-family-generic="roman" style:font-pitch="variable" style:font-name-complex="Symbol1" style:font-family-complex="Symbol" style:font-family-generic-complex="system" style:font-pitch-complex="variable"/>
    </style:style>
    <style:style style:name="ListLabel_20_563" style:display-name="ListLabel 563" style:family="text">
      <style:text-properties style:font-name="Times New Roman1" fo:font-family="'Times New Roman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564" style:display-name="ListLabel 564" style:family="text">
      <style:text-properties style:font-name="Times New Roman1" fo:font-family="'Times New Roman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565" style:display-name="ListLabel 565" style:family="text">
      <style:text-properties style:font-name="Times New Roman1" fo:font-family="'Times New Roman'" style:font-family-generic="roman" style:font-pitch="variable" style:font-name-complex="Symbol1" style:font-family-complex="Symbol" style:font-family-generic-complex="system" style:font-pitch-complex="variable"/>
    </style:style>
    <style:style style:name="ListLabel_20_566" style:display-name="ListLabel 566" style:family="text">
      <style:text-properties style:font-name="Times New Roman1" fo:font-family="'Times New Roman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567" style:display-name="ListLabel 567" style:family="text">
      <style:text-properties style:font-name="Times New Roman1" fo:font-family="'Times New Roman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568" style:display-name="ListLabel 568" style:family="text">
      <style:text-properties style:font-name="Times New Roman1" fo:font-family="'Times New Roman'" style:font-family-generic="roman" style:font-pitch="variable" style:font-name-complex="Symbol1" style:font-family-complex="Symbol" style:font-family-generic-complex="system" style:font-pitch-complex="variable"/>
    </style:style>
    <style:style style:name="ListLabel_20_569" style:display-name="ListLabel 569" style:family="text">
      <style:text-properties style:font-name="Times New Roman1" fo:font-family="'Times New Roman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570" style:display-name="ListLabel 570" style:family="text">
      <style:text-properties style:font-name="Times New Roman1" fo:font-family="'Times New Roman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571" style:display-name="ListLabel 571" style:family="text">
      <style:text-properties style:font-name="Times New Roman1" fo:font-family="'Times New Roman'" style:font-family-generic="roman" style:font-pitch="variable" style:font-name-complex="Symbol1" style:font-family-complex="Symbol" style:font-family-generic-complex="system" style:font-pitch-complex="variable"/>
    </style:style>
    <style:style style:name="ListLabel_20_572" style:display-name="ListLabel 572" style:family="text">
      <style:text-properties style:font-name="Times New Roman1" fo:font-family="'Times New Roman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573" style:display-name="ListLabel 573" style:family="text">
      <style:text-properties style:font-name="Times New Roman1" fo:font-family="'Times New Roman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574" style:display-name="ListLabel 574" style:family="text">
      <style:text-properties style:font-name="Times New Roman1" fo:font-family="'Times New Roman'" style:font-family-generic="roman" style:font-pitch="variable" style:font-name-complex="Symbol1" style:font-family-complex="Symbol" style:font-family-generic-complex="system" style:font-pitch-complex="variable"/>
    </style:style>
    <style:style style:name="ListLabel_20_575" style:display-name="ListLabel 575" style:family="text">
      <style:text-properties style:font-name="Times New Roman1" fo:font-family="'Times New Roman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576" style:display-name="ListLabel 576" style:family="text">
      <style:text-properties style:font-name="Times New Roman1" fo:font-family="'Times New Roman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577" style:display-name="ListLabel 577" style:family="text"/>
    <style:style style:name="ListLabel_20_578" style:display-name="ListLabel 578" style:family="text"/>
    <style:style style:name="ListLabel_20_579" style:display-name="ListLabel 579" style:family="text"/>
    <style:style style:name="ListLabel_20_580" style:display-name="ListLabel 580" style:family="text"/>
    <style:style style:name="ListLabel_20_581" style:display-name="ListLabel 581" style:family="text"/>
    <style:style style:name="ListLabel_20_582" style:display-name="ListLabel 582" style:family="text"/>
    <style:style style:name="ListLabel_20_583" style:display-name="ListLabel 583" style:family="text"/>
    <style:style style:name="ListLabel_20_584" style:display-name="ListLabel 584" style:family="text"/>
    <style:style style:name="ListLabel_20_585" style:display-name="ListLabel 585" style:family="text"/>
    <style:style style:name="ListLabel_20_586" style:display-name="ListLabel 586" style:family="text"/>
    <style:style style:name="ListLabel_20_587" style:display-name="ListLabel 587" style:family="text"/>
    <style:style style:name="ListLabel_20_588" style:display-name="ListLabel 588" style:family="text"/>
    <style:style style:name="ListLabel_20_589" style:display-name="ListLabel 589" style:family="text"/>
    <style:style style:name="ListLabel_20_590" style:display-name="ListLabel 590" style:family="text"/>
    <style:style style:name="ListLabel_20_591" style:display-name="ListLabel 591" style:family="text"/>
    <style:style style:name="ListLabel_20_592" style:display-name="ListLabel 592" style:family="text"/>
    <style:style style:name="ListLabel_20_593" style:display-name="ListLabel 593" style:family="text"/>
    <style:style style:name="ListLabel_20_594" style:display-name="ListLabel 594" style:family="text"/>
    <style:style style:name="ListLabel_20_595" style:display-name="ListLabel 595" style:family="text"/>
    <style:style style:name="ListLabel_20_596" style:display-name="ListLabel 596" style:family="text"/>
    <style:style style:name="ListLabel_20_597" style:display-name="ListLabel 597" style:family="text"/>
    <style:style style:name="ListLabel_20_598" style:display-name="ListLabel 598" style:family="text"/>
    <style:style style:name="ListLabel_20_599" style:display-name="ListLabel 599" style:family="text"/>
    <style:style style:name="ListLabel_20_600" style:display-name="ListLabel 600" style:family="text"/>
    <style:style style:name="ListLabel_20_601" style:display-name="ListLabel 601" style:family="text"/>
    <style:style style:name="ListLabel_20_602" style:display-name="ListLabel 602" style:family="text"/>
    <style:style style:name="ListLabel_20_603" style:display-name="ListLabel 603" style:family="text"/>
    <style:style style:name="ListLabel_20_604" style:display-name="ListLabel 604" style:family="text">
      <style:text-properties style:font-name="Times New Roman1" fo:font-family="'Times New Roman'" style:font-family-generic="roman" style:font-pitch="variable" style:font-name-complex="Symbol1" style:font-family-complex="Symbol" style:font-family-generic-complex="system" style:font-pitch-complex="variable"/>
    </style:style>
    <style:style style:name="ListLabel_20_605" style:display-name="ListLabel 605" style:family="text">
      <style:text-properties style:font-name="Times New Roman1" fo:font-family="'Times New Roman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606" style:display-name="ListLabel 606" style:family="text">
      <style:text-properties style:font-name="Times New Roman1" fo:font-family="'Times New Roman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607" style:display-name="ListLabel 607" style:family="text">
      <style:text-properties style:font-name="Times New Roman1" fo:font-family="'Times New Roman'" style:font-family-generic="roman" style:font-pitch="variable" style:font-name-complex="Symbol1" style:font-family-complex="Symbol" style:font-family-generic-complex="system" style:font-pitch-complex="variable"/>
    </style:style>
    <style:style style:name="ListLabel_20_608" style:display-name="ListLabel 608" style:family="text">
      <style:text-properties style:font-name="Times New Roman1" fo:font-family="'Times New Roman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609" style:display-name="ListLabel 609" style:family="text">
      <style:text-properties style:font-name="Times New Roman1" fo:font-family="'Times New Roman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610" style:display-name="ListLabel 610" style:family="text">
      <style:text-properties style:font-name="Times New Roman1" fo:font-family="'Times New Roman'" style:font-family-generic="roman" style:font-pitch="variable" style:font-name-complex="Symbol1" style:font-family-complex="Symbol" style:font-family-generic-complex="system" style:font-pitch-complex="variable"/>
    </style:style>
    <style:style style:name="ListLabel_20_611" style:display-name="ListLabel 611" style:family="text">
      <style:text-properties style:font-name="Times New Roman1" fo:font-family="'Times New Roman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612" style:display-name="ListLabel 612" style:family="text">
      <style:text-properties style:font-name="Times New Roman1" fo:font-family="'Times New Roman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613" style:display-name="ListLabel 613" style:family="text">
      <style:text-properties style:font-name="Times New Roman1" fo:font-family="'Times New Roman'" style:font-family-generic="roman" style:font-pitch="variable" style:font-name-complex="Symbol1" style:font-family-complex="Symbol" style:font-family-generic-complex="system" style:font-pitch-complex="variable"/>
    </style:style>
    <style:style style:name="ListLabel_20_614" style:display-name="ListLabel 614" style:family="text">
      <style:text-properties style:font-name="Times New Roman1" fo:font-family="'Times New Roman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615" style:display-name="ListLabel 615" style:family="text">
      <style:text-properties style:font-name="Times New Roman1" fo:font-family="'Times New Roman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616" style:display-name="ListLabel 616" style:family="text">
      <style:text-properties style:font-name="Times New Roman1" fo:font-family="'Times New Roman'" style:font-family-generic="roman" style:font-pitch="variable" style:font-name-complex="Symbol1" style:font-family-complex="Symbol" style:font-family-generic-complex="system" style:font-pitch-complex="variable"/>
    </style:style>
    <style:style style:name="ListLabel_20_617" style:display-name="ListLabel 617" style:family="text">
      <style:text-properties style:font-name="Times New Roman1" fo:font-family="'Times New Roman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618" style:display-name="ListLabel 618" style:family="text">
      <style:text-properties style:font-name="Times New Roman1" fo:font-family="'Times New Roman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619" style:display-name="ListLabel 619" style:family="text">
      <style:text-properties style:font-name="Times New Roman1" fo:font-family="'Times New Roman'" style:font-family-generic="roman" style:font-pitch="variable" style:font-name-complex="Symbol1" style:font-family-complex="Symbol" style:font-family-generic-complex="system" style:font-pitch-complex="variable"/>
    </style:style>
    <style:style style:name="ListLabel_20_620" style:display-name="ListLabel 620" style:family="text">
      <style:text-properties style:font-name="Times New Roman1" fo:font-family="'Times New Roman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621" style:display-name="ListLabel 621" style:family="text">
      <style:text-properties style:font-name="Times New Roman1" fo:font-family="'Times New Roman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622" style:display-name="ListLabel 622" style:family="text">
      <style:text-properties style:font-name="Times New Roman1" fo:font-family="'Times New Roman'" style:font-family-generic="roman" style:font-pitch="variable" style:font-name-complex="Symbol1" style:font-family-complex="Symbol" style:font-family-generic-complex="system" style:font-pitch-complex="variable"/>
    </style:style>
    <style:style style:name="ListLabel_20_623" style:display-name="ListLabel 623" style:family="text">
      <style:text-properties style:font-name="Times New Roman1" fo:font-family="'Times New Roman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624" style:display-name="ListLabel 624" style:family="text">
      <style:text-properties style:font-name="Times New Roman1" fo:font-family="'Times New Roman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625" style:display-name="ListLabel 625" style:family="text">
      <style:text-properties style:font-name="Times New Roman1" fo:font-family="'Times New Roman'" style:font-family-generic="roman" style:font-pitch="variable" style:font-name-complex="Symbol1" style:font-family-complex="Symbol" style:font-family-generic-complex="system" style:font-pitch-complex="variable"/>
    </style:style>
    <style:style style:name="ListLabel_20_626" style:display-name="ListLabel 626" style:family="text">
      <style:text-properties style:font-name="Times New Roman1" fo:font-family="'Times New Roman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627" style:display-name="ListLabel 627" style:family="text">
      <style:text-properties style:font-name="Times New Roman1" fo:font-family="'Times New Roman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628" style:display-name="ListLabel 628" style:family="text">
      <style:text-properties style:font-name="Times New Roman1" fo:font-family="'Times New Roman'" style:font-family-generic="roman" style:font-pitch="variable" style:font-name-complex="Symbol1" style:font-family-complex="Symbol" style:font-family-generic-complex="system" style:font-pitch-complex="variable"/>
    </style:style>
    <style:style style:name="ListLabel_20_629" style:display-name="ListLabel 629" style:family="text">
      <style:text-properties style:font-name="Times New Roman1" fo:font-family="'Times New Roman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630" style:display-name="ListLabel 630" style:family="text">
      <style:text-properties style:font-name="Times New Roman1" fo:font-family="'Times New Roman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631" style:display-name="ListLabel 631" style:family="text">
      <style:text-properties style:font-name="Times New Roman1" fo:font-family="'Times New Roman'" style:font-family-generic="roman" style:font-pitch="variable" style:font-name-complex="Symbol1" style:font-family-complex="Symbol" style:font-family-generic-complex="system" style:font-pitch-complex="variable"/>
    </style:style>
    <style:style style:name="ListLabel_20_632" style:display-name="ListLabel 632" style:family="text">
      <style:text-properties style:font-name="Times New Roman1" fo:font-family="'Times New Roman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633" style:display-name="ListLabel 633" style:family="text">
      <style:text-properties style:font-name="Times New Roman1" fo:font-family="'Times New Roman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634" style:display-name="ListLabel 634" style:family="text">
      <style:text-properties style:font-name="Times New Roman1" fo:font-family="'Times New Roman'" style:font-family-generic="roman" style:font-pitch="variable" style:font-name-complex="Symbol1" style:font-family-complex="Symbol" style:font-family-generic-complex="system" style:font-pitch-complex="variable"/>
    </style:style>
    <style:style style:name="ListLabel_20_635" style:display-name="ListLabel 635" style:family="text">
      <style:text-properties style:font-name="Times New Roman1" fo:font-family="'Times New Roman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636" style:display-name="ListLabel 636" style:family="text">
      <style:text-properties style:font-name="Times New Roman1" fo:font-family="'Times New Roman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637" style:display-name="ListLabel 637" style:family="text">
      <style:text-properties style:font-name="Times New Roman1" fo:font-family="'Times New Roman'" style:font-family-generic="roman" style:font-pitch="variable" style:font-name-complex="Symbol1" style:font-family-complex="Symbol" style:font-family-generic-complex="system" style:font-pitch-complex="variable"/>
    </style:style>
    <style:style style:name="ListLabel_20_638" style:display-name="ListLabel 638" style:family="text">
      <style:text-properties style:font-name="Times New Roman1" fo:font-family="'Times New Roman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639" style:display-name="ListLabel 639" style:family="text">
      <style:text-properties style:font-name="Times New Roman1" fo:font-family="'Times New Roman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640" style:display-name="ListLabel 640" style:family="text">
      <style:text-properties style:font-name="Times New Roman1" fo:font-family="'Times New Roman'" style:font-family-generic="roman" style:font-pitch="variable" style:font-name-complex="Symbol1" style:font-family-complex="Symbol" style:font-family-generic-complex="system" style:font-pitch-complex="variable"/>
    </style:style>
    <style:style style:name="ListLabel_20_641" style:display-name="ListLabel 641" style:family="text">
      <style:text-properties style:font-name="Times New Roman" fo:font-family="'Times New Roman'" style:font-pitch="variable" style:font-name-complex="Courier New1" style:font-family-complex="'Courier New'" style:font-family-generic-complex="system" style:font-pitch-complex="variable"/>
    </style:style>
    <style:style style:name="ListLabel_20_642" style:display-name="ListLabel 642" style:family="text">
      <style:text-properties style:font-name="Times New Roman" fo:font-family="'Times New Roman'" style:font-pitch="variable" style:font-name-complex="Wingdings1" style:font-family-complex="Wingdings" style:font-family-generic-complex="system" style:font-pitch-complex="variable"/>
    </style:style>
    <style:style style:name="ListLabel_20_643" style:display-name="ListLabel 643" style:family="text">
      <style:text-properties style:font-name="Times New Roman1" fo:font-family="'Times New Roman'" style:font-family-generic="roman" style:font-pitch="variable" style:font-name-complex="Symbol1" style:font-family-complex="Symbol" style:font-family-generic-complex="system" style:font-pitch-complex="variable"/>
    </style:style>
    <style:style style:name="ListLabel_20_644" style:display-name="ListLabel 644" style:family="text">
      <style:text-properties style:font-name="Times New Roman" fo:font-family="'Times New Roman'" style:font-pitch="variable" style:font-name-complex="Courier New1" style:font-family-complex="'Courier New'" style:font-family-generic-complex="system" style:font-pitch-complex="variable"/>
    </style:style>
    <style:style style:name="ListLabel_20_645" style:display-name="ListLabel 645" style:family="text">
      <style:text-properties style:font-name="Times New Roman" fo:font-family="'Times New Roman'" style:font-pitch="variable" style:font-name-complex="Wingdings1" style:font-family-complex="Wingdings" style:font-family-generic-complex="system" style:font-pitch-complex="variable"/>
    </style:style>
    <style:style style:name="ListLabel_20_646" style:display-name="ListLabel 646" style:family="text">
      <style:text-properties style:font-name="Times New Roman1" fo:font-family="'Times New Roman'" style:font-family-generic="roman" style:font-pitch="variable" style:font-name-complex="Symbol1" style:font-family-complex="Symbol" style:font-family-generic-complex="system" style:font-pitch-complex="variable"/>
    </style:style>
    <style:style style:name="ListLabel_20_647" style:display-name="ListLabel 647" style:family="text">
      <style:text-properties style:font-name="Times New Roman" fo:font-family="'Times New Roman'" style:font-pitch="variable" style:font-name-complex="Courier New1" style:font-family-complex="'Courier New'" style:font-family-generic-complex="system" style:font-pitch-complex="variable"/>
    </style:style>
    <style:style style:name="ListLabel_20_648" style:display-name="ListLabel 648" style:family="text">
      <style:text-properties style:font-name="Times New Roman" fo:font-family="'Times New Roman'" style:font-pitch="variable" style:font-name-complex="Wingdings1" style:font-family-complex="Wingdings" style:font-family-generic-complex="system" style:font-pitch-complex="variable"/>
    </style:style>
    <style:style style:name="ListLabel_20_649" style:display-name="ListLabel 649" style:family="text">
      <style:text-properties style:font-name="Times New Roman1" fo:font-family="'Times New Roman'" style:font-family-generic="roman" style:font-pitch="variable" style:font-name-complex="Symbol1" style:font-family-complex="Symbol" style:font-family-generic-complex="system" style:font-pitch-complex="variable"/>
    </style:style>
    <style:style style:name="ListLabel_20_650" style:display-name="ListLabel 650" style:family="text">
      <style:text-properties style:font-name="Times New Roman" fo:font-family="'Times New Roman'" style:font-pitch="variable" style:font-name-complex="Courier New1" style:font-family-complex="'Courier New'" style:font-family-generic-complex="system" style:font-pitch-complex="variable"/>
    </style:style>
    <style:style style:name="ListLabel_20_651" style:display-name="ListLabel 651" style:family="text">
      <style:text-properties style:font-name="Times New Roman" fo:font-family="'Times New Roman'" style:font-pitch="variable" style:font-name-complex="Wingdings1" style:font-family-complex="Wingdings" style:font-family-generic-complex="system" style:font-pitch-complex="variable"/>
    </style:style>
    <style:style style:name="ListLabel_20_652" style:display-name="ListLabel 652" style:family="text">
      <style:text-properties style:font-name="Times New Roman1" fo:font-family="'Times New Roman'" style:font-family-generic="roman" style:font-pitch="variable" style:font-name-complex="Symbol1" style:font-family-complex="Symbol" style:font-family-generic-complex="system" style:font-pitch-complex="variable"/>
    </style:style>
    <style:style style:name="ListLabel_20_653" style:display-name="ListLabel 653" style:family="text">
      <style:text-properties style:font-name="Times New Roman" fo:font-family="'Times New Roman'" style:font-pitch="variable" style:font-name-complex="Courier New1" style:font-family-complex="'Courier New'" style:font-family-generic-complex="system" style:font-pitch-complex="variable"/>
    </style:style>
    <style:style style:name="ListLabel_20_654" style:display-name="ListLabel 654" style:family="text">
      <style:text-properties style:font-name="Times New Roman" fo:font-family="'Times New Roman'" style:font-pitch="variable" style:font-name-complex="Wingdings1" style:font-family-complex="Wingdings" style:font-family-generic-complex="system" style:font-pitch-complex="variable"/>
    </style:style>
    <style:style style:name="ListLabel_20_655" style:display-name="ListLabel 655" style:family="text">
      <style:text-properties style:font-name="Times New Roman1" fo:font-family="'Times New Roman'" style:font-family-generic="roman" style:font-pitch="variable" style:font-name-complex="Symbol1" style:font-family-complex="Symbol" style:font-family-generic-complex="system" style:font-pitch-complex="variable"/>
    </style:style>
    <style:style style:name="ListLabel_20_656" style:display-name="ListLabel 656" style:family="text">
      <style:text-properties style:font-name="Times New Roman" fo:font-family="'Times New Roman'" style:font-pitch="variable" style:font-name-complex="Courier New1" style:font-family-complex="'Courier New'" style:font-family-generic-complex="system" style:font-pitch-complex="variable"/>
    </style:style>
    <style:style style:name="ListLabel_20_657" style:display-name="ListLabel 657" style:family="text">
      <style:text-properties style:font-name="Times New Roman" fo:font-family="'Times New Roman'" style:font-pitch="variable" style:font-name-complex="Wingdings1" style:font-family-complex="Wingdings" style:font-family-generic-complex="system" style:font-pitch-complex="variable"/>
    </style:style>
    <style:style style:name="ListLabel_20_658" style:display-name="ListLabel 658" style:family="text">
      <style:text-properties style:font-name="Times New Roman1" fo:font-family="'Times New Roman'" style:font-family-generic="roman" style:font-pitch="variable" style:font-name-complex="Symbol1" style:font-family-complex="Symbol" style:font-family-generic-complex="system" style:font-pitch-complex="variable"/>
    </style:style>
    <style:style style:name="ListLabel_20_659" style:display-name="ListLabel 659" style:family="text">
      <style:text-properties style:font-name="Times New Roman" fo:font-family="'Times New Roman'" style:font-pitch="variable" style:font-name-complex="Courier New1" style:font-family-complex="'Courier New'" style:font-family-generic-complex="system" style:font-pitch-complex="variable"/>
    </style:style>
    <style:style style:name="ListLabel_20_660" style:display-name="ListLabel 660" style:family="text">
      <style:text-properties style:font-name="Times New Roman" fo:font-family="'Times New Roman'" style:font-pitch="variable" style:font-name-complex="Wingdings1" style:font-family-complex="Wingdings" style:font-family-generic-complex="system" style:font-pitch-complex="variable"/>
    </style:style>
    <style:style style:name="ListLabel_20_661" style:display-name="ListLabel 661" style:family="text">
      <style:text-properties style:font-name="Times New Roman1" fo:font-family="'Times New Roman'" style:font-family-generic="roman" style:font-pitch="variable" style:font-name-complex="Symbol1" style:font-family-complex="Symbol" style:font-family-generic-complex="system" style:font-pitch-complex="variable"/>
    </style:style>
    <style:style style:name="ListLabel_20_662" style:display-name="ListLabel 662" style:family="text">
      <style:text-properties style:font-name="Times New Roman" fo:font-family="'Times New Roman'" style:font-pitch="variable" style:font-name-complex="Courier New1" style:font-family-complex="'Courier New'" style:font-family-generic-complex="system" style:font-pitch-complex="variable"/>
    </style:style>
    <style:style style:name="ListLabel_20_663" style:display-name="ListLabel 663" style:family="text">
      <style:text-properties style:font-name="Times New Roman" fo:font-family="'Times New Roman'" style:font-pitch="variable" style:font-name-complex="Wingdings1" style:font-family-complex="Wingdings" style:font-family-generic-complex="system" style:font-pitch-complex="variable"/>
    </style:style>
    <style:style style:name="ListLabel_20_664" style:display-name="ListLabel 664" style:family="text">
      <style:text-properties style:font-name="Times New Roman1" fo:font-family="'Times New Roman'" style:font-family-generic="roman" style:font-pitch="variable" style:font-name-complex="Symbol1" style:font-family-complex="Symbol" style:font-family-generic-complex="system" style:font-pitch-complex="variable"/>
    </style:style>
    <style:style style:name="ListLabel_20_665" style:display-name="ListLabel 665" style:family="text">
      <style:text-properties style:font-name="Times New Roman" fo:font-family="'Times New Roman'" style:font-pitch="variable" style:font-name-complex="Courier New1" style:font-family-complex="'Courier New'" style:font-family-generic-complex="system" style:font-pitch-complex="variable"/>
    </style:style>
    <style:style style:name="ListLabel_20_666" style:display-name="ListLabel 666" style:family="text">
      <style:text-properties style:font-name="Times New Roman" fo:font-family="'Times New Roman'" style:font-pitch="variable" style:font-name-complex="Wingdings1" style:font-family-complex="Wingdings" style:font-family-generic-complex="system" style:font-pitch-complex="variable"/>
    </style:style>
    <style:style style:name="ListLabel_20_667" style:display-name="ListLabel 667" style:family="text">
      <style:text-properties style:font-name="Times New Roman1" fo:font-family="'Times New Roman'" style:font-family-generic="roman" style:font-pitch="variable" style:font-name-complex="Symbol1" style:font-family-complex="Symbol" style:font-family-generic-complex="system" style:font-pitch-complex="variable"/>
    </style:style>
    <style:style style:name="ListLabel_20_668" style:display-name="ListLabel 668" style:family="text">
      <style:text-properties style:font-name="Times New Roman" fo:font-family="'Times New Roman'" style:font-pitch="variable" style:font-name-complex="Courier New1" style:font-family-complex="'Courier New'" style:font-family-generic-complex="system" style:font-pitch-complex="variable"/>
    </style:style>
    <style:style style:name="ListLabel_20_669" style:display-name="ListLabel 669" style:family="text">
      <style:text-properties style:font-name="Times New Roman" fo:font-family="'Times New Roman'" style:font-pitch="variable" style:font-name-complex="Wingdings1" style:font-family-complex="Wingdings" style:font-family-generic-complex="system" style:font-pitch-complex="variable"/>
    </style:style>
    <style:style style:name="ListLabel_20_670" style:display-name="ListLabel 670" style:family="text">
      <style:text-properties style:font-name="Times New Roman1" fo:font-family="'Times New Roman'" style:font-family-generic="roman" style:font-pitch="variable" style:font-name-complex="Symbol1" style:font-family-complex="Symbol" style:font-family-generic-complex="system" style:font-pitch-complex="variable"/>
    </style:style>
    <style:style style:name="ListLabel_20_671" style:display-name="ListLabel 671" style:family="text">
      <style:text-properties style:font-name="Times New Roman" fo:font-family="'Times New Roman'" style:font-pitch="variable" style:font-name-complex="Courier New1" style:font-family-complex="'Courier New'" style:font-family-generic-complex="system" style:font-pitch-complex="variable"/>
    </style:style>
    <style:style style:name="ListLabel_20_672" style:display-name="ListLabel 672" style:family="text">
      <style:text-properties style:font-name="Times New Roman" fo:font-family="'Times New Roman'" style:font-pitch="variable" style:font-name-complex="Wingdings1" style:font-family-complex="Wingdings" style:font-family-generic-complex="system" style:font-pitch-complex="variable"/>
    </style:style>
    <style:style style:name="ListLabel_20_673" style:display-name="ListLabel 673" style:family="text">
      <style:text-properties style:font-name="Times New Roman1" fo:font-family="'Times New Roman'" style:font-family-generic="roman" style:font-pitch="variable" style:font-name-complex="Symbol1" style:font-family-complex="Symbol" style:font-family-generic-complex="system" style:font-pitch-complex="variable"/>
    </style:style>
    <style:style style:name="ListLabel_20_674" style:display-name="ListLabel 674" style:family="text">
      <style:text-properties style:font-name="Times New Roman" fo:font-family="'Times New Roman'" style:font-pitch="variable" style:font-name-complex="Courier New1" style:font-family-complex="'Courier New'" style:font-family-generic-complex="system" style:font-pitch-complex="variable"/>
    </style:style>
    <style:style style:name="ListLabel_20_675" style:display-name="ListLabel 675" style:family="text">
      <style:text-properties style:font-name="Times New Roman" fo:font-family="'Times New Roman'" style:font-pitch="variable" style:font-name-complex="Wingdings1" style:font-family-complex="Wingdings" style:font-family-generic-complex="system" style:font-pitch-complex="variable"/>
    </style:style>
    <style:style style:name="ListLabel_20_676" style:display-name="ListLabel 676" style:family="text">
      <style:text-properties style:font-name="Times New Roman1" fo:font-family="'Times New Roman'" style:font-family-generic="roman" style:font-pitch="variable" style:font-name-complex="Symbol1" style:font-family-complex="Symbol" style:font-family-generic-complex="system" style:font-pitch-complex="variable"/>
    </style:style>
    <style:style style:name="ListLabel_20_677" style:display-name="ListLabel 677" style:family="text">
      <style:text-properties style:font-name="Times New Roman" fo:font-family="'Times New Roman'" style:font-pitch="variable" style:font-name-complex="Courier New1" style:font-family-complex="'Courier New'" style:font-family-generic-complex="system" style:font-pitch-complex="variable"/>
    </style:style>
    <style:style style:name="ListLabel_20_678" style:display-name="ListLabel 678" style:family="text">
      <style:text-properties style:font-name="Times New Roman" fo:font-family="'Times New Roman'" style:font-pitch="variable" style:font-name-complex="Wingdings1" style:font-family-complex="Wingdings" style:font-family-generic-complex="system" style:font-pitch-complex="variable"/>
    </style:style>
    <style:style style:name="ListLabel_20_679" style:display-name="ListLabel 679" style:family="text">
      <style:text-properties style:font-name="Times New Roman1" fo:font-family="'Times New Roman'" style:font-family-generic="roman" style:font-pitch="variable" style:font-name-complex="Symbol1" style:font-family-complex="Symbol" style:font-family-generic-complex="system" style:font-pitch-complex="variable"/>
    </style:style>
    <style:style style:name="ListLabel_20_680" style:display-name="ListLabel 680" style:family="text">
      <style:text-properties style:font-name="Times New Roman" fo:font-family="'Times New Roman'" style:font-pitch="variable" style:font-name-complex="Courier New1" style:font-family-complex="'Courier New'" style:font-family-generic-complex="system" style:font-pitch-complex="variable"/>
    </style:style>
    <style:style style:name="ListLabel_20_681" style:display-name="ListLabel 681" style:family="text">
      <style:text-properties style:font-name="Times New Roman" fo:font-family="'Times New Roman'" style:font-pitch="variable" style:font-name-complex="Wingdings1" style:font-family-complex="Wingdings" style:font-family-generic-complex="system" style:font-pitch-complex="variable"/>
    </style:style>
    <style:style style:name="ListLabel_20_682" style:display-name="ListLabel 682" style:family="text">
      <style:text-properties style:font-name="Times New Roman1" fo:font-family="'Times New Roman'" style:font-family-generic="roman" style:font-pitch="variable" style:font-name-complex="Symbol1" style:font-family-complex="Symbol" style:font-family-generic-complex="system" style:font-pitch-complex="variable"/>
    </style:style>
    <style:style style:name="ListLabel_20_683" style:display-name="ListLabel 683" style:family="text">
      <style:text-properties style:font-name="Times New Roman" fo:font-family="'Times New Roman'" style:font-pitch="variable" style:font-name-complex="Courier New1" style:font-family-complex="'Courier New'" style:font-family-generic-complex="system" style:font-pitch-complex="variable"/>
    </style:style>
    <style:style style:name="ListLabel_20_684" style:display-name="ListLabel 684" style:family="text">
      <style:text-properties style:font-name="Times New Roman" fo:font-family="'Times New Roman'" style:font-pitch="variable" style:font-name-complex="Wingdings1" style:font-family-complex="Wingdings" style:font-family-generic-complex="system" style:font-pitch-complex="variable"/>
    </style:style>
    <style:style style:name="ListLabel_20_685" style:display-name="ListLabel 685" style:family="text">
      <style:text-properties style:font-name="Times New Roman1" fo:font-family="'Times New Roman'" style:font-family-generic="roman" style:font-pitch="variable" style:font-name-complex="Symbol1" style:font-family-complex="Symbol" style:font-family-generic-complex="system" style:font-pitch-complex="variable"/>
    </style:style>
    <style:style style:name="ListLabel_20_686" style:display-name="ListLabel 686" style:family="text">
      <style:text-properties style:font-name="Times New Roman" fo:font-family="'Times New Roman'" style:font-pitch="variable" style:font-name-complex="Courier New1" style:font-family-complex="'Courier New'" style:font-family-generic-complex="system" style:font-pitch-complex="variable"/>
    </style:style>
    <style:style style:name="ListLabel_20_687" style:display-name="ListLabel 687" style:family="text">
      <style:text-properties style:font-name="Times New Roman" fo:font-family="'Times New Roman'" style:font-pitch="variable" style:font-name-complex="Wingdings1" style:font-family-complex="Wingdings" style:font-family-generic-complex="system" style:font-pitch-complex="variable"/>
    </style:style>
    <style:style style:name="ListLabel_20_688" style:display-name="ListLabel 688" style:family="text">
      <style:text-properties style:font-name="Times New Roman1" fo:font-family="'Times New Roman'" style:font-family-generic="roman" style:font-pitch="variable" style:font-name-complex="Symbol1" style:font-family-complex="Symbol" style:font-family-generic-complex="system" style:font-pitch-complex="variable"/>
    </style:style>
    <style:style style:name="ListLabel_20_689" style:display-name="ListLabel 689" style:family="text">
      <style:text-properties style:font-name="Times New Roman" fo:font-family="'Times New Roman'" style:font-pitch="variable" style:font-name-complex="Courier New1" style:font-family-complex="'Courier New'" style:font-family-generic-complex="system" style:font-pitch-complex="variable"/>
    </style:style>
    <style:style style:name="ListLabel_20_690" style:display-name="ListLabel 690" style:family="text">
      <style:text-properties style:font-name="Times New Roman" fo:font-family="'Times New Roman'" style:font-pitch="variable" style:font-name-complex="Wingdings1" style:font-family-complex="Wingdings" style:font-family-generic-complex="system" style:font-pitch-complex="variable"/>
    </style:style>
    <style:style style:name="ListLabel_20_691" style:display-name="ListLabel 691" style:family="text">
      <style:text-properties style:font-name="Times New Roman1" fo:font-family="'Times New Roman'" style:font-family-generic="roman" style:font-pitch="variable" style:font-name-complex="Symbol1" style:font-family-complex="Symbol" style:font-family-generic-complex="system" style:font-pitch-complex="variable"/>
    </style:style>
    <style:style style:name="ListLabel_20_692" style:display-name="ListLabel 692" style:family="text">
      <style:text-properties style:font-name="Times New Roman" fo:font-family="'Times New Roman'" style:font-pitch="variable" style:font-name-complex="Courier New1" style:font-family-complex="'Courier New'" style:font-family-generic-complex="system" style:font-pitch-complex="variable"/>
    </style:style>
    <style:style style:name="ListLabel_20_693" style:display-name="ListLabel 693" style:family="text">
      <style:text-properties style:font-name="Times New Roman" fo:font-family="'Times New Roman'" style:font-pitch="variable" style:font-name-complex="Wingdings1" style:font-family-complex="Wingdings" style:font-family-generic-complex="system" style:font-pitch-complex="variable"/>
    </style:style>
    <style:style style:name="ListLabel_20_694" style:display-name="ListLabel 694" style:family="text"/>
    <style:style style:name="ListLabel_20_695" style:display-name="ListLabel 695" style:family="text"/>
    <style:style style:name="ListLabel_20_696" style:display-name="ListLabel 696" style:family="text"/>
    <style:style style:name="ListLabel_20_697" style:display-name="ListLabel 697" style:family="text"/>
    <style:style style:name="ListLabel_20_698" style:display-name="ListLabel 698" style:family="text"/>
    <style:style style:name="ListLabel_20_699" style:display-name="ListLabel 699" style:family="text"/>
    <style:style style:name="ListLabel_20_700" style:display-name="ListLabel 700" style:family="text"/>
    <style:style style:name="ListLabel_20_701" style:display-name="ListLabel 701" style:family="text"/>
    <style:style style:name="ListLabel_20_702" style:display-name="ListLabel 702" style:family="text"/>
    <style:style style:name="ListLabel_20_703" style:display-name="ListLabel 703" style:family="text"/>
    <style:style style:name="ListLabel_20_704" style:display-name="ListLabel 704" style:family="text"/>
    <style:style style:name="ListLabel_20_705" style:display-name="ListLabel 705" style:family="text"/>
    <style:style style:name="ListLabel_20_706" style:display-name="ListLabel 706" style:family="text"/>
    <style:style style:name="ListLabel_20_707" style:display-name="ListLabel 707" style:family="text"/>
    <style:style style:name="ListLabel_20_708" style:display-name="ListLabel 708" style:family="text"/>
    <style:style style:name="ListLabel_20_709" style:display-name="ListLabel 709" style:family="text"/>
    <style:style style:name="ListLabel_20_710" style:display-name="ListLabel 710" style:family="text"/>
    <style:style style:name="ListLabel_20_711" style:display-name="ListLabel 711" style:family="text"/>
    <style:style style:name="ListLabel_20_712" style:display-name="ListLabel 712" style:family="text"/>
    <style:style style:name="ListLabel_20_713" style:display-name="ListLabel 713" style:family="text"/>
    <style:style style:name="ListLabel_20_714" style:display-name="ListLabel 714" style:family="text"/>
    <style:style style:name="ListLabel_20_715" style:display-name="ListLabel 715" style:family="text"/>
    <style:style style:name="ListLabel_20_716" style:display-name="ListLabel 716" style:family="text"/>
    <style:style style:name="ListLabel_20_717" style:display-name="ListLabel 717" style:family="text"/>
    <style:style style:name="ListLabel_20_718" style:display-name="ListLabel 718" style:family="text"/>
    <style:style style:name="ListLabel_20_719" style:display-name="ListLabel 719" style:family="text"/>
    <style:style style:name="ListLabel_20_720" style:display-name="ListLabel 720" style:family="text"/>
    <style:style style:name="ListLabel_20_721" style:display-name="ListLabel 721" style:family="text"/>
    <style:style style:name="ListLabel_20_722" style:display-name="ListLabel 722" style:family="text"/>
    <style:style style:name="ListLabel_20_723" style:display-name="ListLabel 723" style:family="text"/>
    <style:style style:name="ListLabel_20_724" style:display-name="ListLabel 724" style:family="text"/>
    <style:style style:name="ListLabel_20_725" style:display-name="ListLabel 725" style:family="text"/>
    <style:style style:name="ListLabel_20_726" style:display-name="ListLabel 726" style:family="text"/>
    <style:style style:name="ListLabel_20_727" style:display-name="ListLabel 727" style:family="text"/>
    <style:style style:name="ListLabel_20_728" style:display-name="ListLabel 728" style:family="text"/>
    <style:style style:name="ListLabel_20_729" style:display-name="ListLabel 729" style:family="text"/>
    <style:style style:name="ListLabel_20_730" style:display-name="ListLabel 730" style:family="text"/>
    <style:style style:name="ListLabel_20_731" style:display-name="ListLabel 731" style:family="text"/>
    <style:style style:name="ListLabel_20_732" style:display-name="ListLabel 732" style:family="text"/>
    <style:style style:name="ListLabel_20_733" style:display-name="ListLabel 733" style:family="text"/>
    <style:style style:name="ListLabel_20_734" style:display-name="ListLabel 734" style:family="text"/>
    <style:style style:name="ListLabel_20_735" style:display-name="ListLabel 735" style:family="text"/>
    <style:style style:name="ListLabel_20_736" style:display-name="ListLabel 736" style:family="text"/>
    <style:style style:name="ListLabel_20_737" style:display-name="ListLabel 737" style:family="text"/>
    <style:style style:name="ListLabel_20_738" style:display-name="ListLabel 738" style:family="text"/>
    <style:style style:name="ListLabel_20_739" style:display-name="ListLabel 739" style:family="text"/>
    <style:style style:name="ListLabel_20_740" style:display-name="ListLabel 740" style:family="text"/>
    <style:style style:name="ListLabel_20_741" style:display-name="ListLabel 741" style:family="text"/>
    <style:style style:name="ListLabel_20_742" style:display-name="ListLabel 742" style:family="text"/>
    <style:style style:name="ListLabel_20_743" style:display-name="ListLabel 743" style:family="text"/>
    <style:style style:name="ListLabel_20_744" style:display-name="ListLabel 744" style:family="text"/>
    <style:style style:name="ListLabel_20_745" style:display-name="ListLabel 745" style:family="text"/>
    <style:style style:name="ListLabel_20_746" style:display-name="ListLabel 746" style:family="text"/>
    <style:style style:name="ListLabel_20_747" style:display-name="ListLabel 747" style:family="text"/>
    <style:style style:name="ListLabel_20_748" style:display-name="ListLabel 748" style:family="text"/>
    <style:style style:name="ListLabel_20_749" style:display-name="ListLabel 749" style:family="text"/>
    <style:style style:name="ListLabel_20_750" style:display-name="ListLabel 750" style:family="text"/>
    <style:style style:name="ListLabel_20_751" style:display-name="ListLabel 751" style:family="text"/>
    <style:style style:name="ListLabel_20_752" style:display-name="ListLabel 752" style:family="text"/>
    <style:style style:name="ListLabel_20_753" style:display-name="ListLabel 753" style:family="text"/>
    <style:style style:name="ListLabel_20_754" style:display-name="ListLabel 754" style:family="text"/>
    <style:style style:name="ListLabel_20_755" style:display-name="ListLabel 755" style:family="text"/>
    <style:style style:name="ListLabel_20_756" style:display-name="ListLabel 756" style:family="text"/>
    <style:style style:name="ListLabel_20_757" style:display-name="ListLabel 757" style:family="text"/>
    <style:style style:name="ListLabel_20_758" style:display-name="ListLabel 758" style:family="text"/>
    <style:style style:name="ListLabel_20_759" style:display-name="ListLabel 759" style:family="text"/>
    <style:style style:name="ListLabel_20_760" style:display-name="ListLabel 760" style:family="text"/>
    <style:style style:name="ListLabel_20_761" style:display-name="ListLabel 761" style:family="text"/>
    <style:style style:name="ListLabel_20_762" style:display-name="ListLabel 762" style:family="text"/>
    <style:style style:name="ListLabel_20_763" style:display-name="ListLabel 763" style:family="text"/>
    <style:style style:name="ListLabel_20_764" style:display-name="ListLabel 764" style:family="text"/>
    <style:style style:name="ListLabel_20_765" style:display-name="ListLabel 765" style:family="text"/>
    <style:style style:name="ListLabel_20_766" style:display-name="ListLabel 766" style:family="text"/>
    <style:style style:name="ListLabel_20_767" style:display-name="ListLabel 767" style:family="text"/>
    <style:style style:name="ListLabel_20_768" style:display-name="ListLabel 768" style:family="text"/>
    <style:style style:name="ListLabel_20_769" style:display-name="ListLabel 769" style:family="text"/>
    <style:style style:name="ListLabel_20_770" style:display-name="ListLabel 770" style:family="text"/>
    <style:style style:name="ListLabel_20_771" style:display-name="ListLabel 771" style:family="text"/>
    <style:style style:name="ListLabel_20_772" style:display-name="ListLabel 772" style:family="text"/>
    <style:style style:name="ListLabel_20_773" style:display-name="ListLabel 773" style:family="text"/>
    <style:style style:name="ListLabel_20_774" style:display-name="ListLabel 774" style:family="text"/>
    <style:style style:name="ListLabel_20_775" style:display-name="ListLabel 775" style:family="text"/>
    <style:style style:name="ListLabel_20_776" style:display-name="ListLabel 776" style:family="text"/>
    <style:style style:name="ListLabel_20_777" style:display-name="ListLabel 777" style:family="text"/>
    <style:style style:name="ListLabel_20_778" style:display-name="ListLabel 778" style:family="text"/>
    <style:style style:name="ListLabel_20_779" style:display-name="ListLabel 779" style:family="text"/>
    <style:style style:name="ListLabel_20_780" style:display-name="ListLabel 780" style:family="text"/>
    <style:style style:name="ListLabel_20_781" style:display-name="ListLabel 781" style:family="text"/>
    <style:style style:name="ListLabel_20_782" style:display-name="ListLabel 782" style:family="text"/>
    <style:style style:name="ListLabel_20_783" style:display-name="ListLabel 783" style:family="text"/>
    <style:style style:name="ListLabel_20_784" style:display-name="ListLabel 784" style:family="text"/>
    <style:style style:name="ListLabel_20_785" style:display-name="ListLabel 785" style:family="text"/>
    <style:style style:name="ListLabel_20_786" style:display-name="ListLabel 786" style:family="text"/>
    <style:style style:name="ListLabel_20_787" style:display-name="ListLabel 787" style:family="text"/>
    <style:style style:name="ListLabel_20_788" style:display-name="ListLabel 788" style:family="text"/>
    <style:style style:name="ListLabel_20_789" style:display-name="ListLabel 789" style:family="text"/>
    <style:style style:name="ListLabel_20_790" style:display-name="ListLabel 790" style:family="text"/>
    <style:style style:name="ListLabel_20_791" style:display-name="ListLabel 791" style:family="text"/>
    <style:style style:name="ListLabel_20_792" style:display-name="ListLabel 792" style:family="text"/>
    <style:style style:name="ListLabel_20_793" style:display-name="ListLabel 793" style:family="text"/>
    <style:style style:name="ListLabel_20_794" style:display-name="ListLabel 794" style:family="text"/>
    <style:style style:name="ListLabel_20_795" style:display-name="ListLabel 795" style:family="text"/>
    <style:style style:name="ListLabel_20_796" style:display-name="ListLabel 796" style:family="text"/>
    <style:style style:name="ListLabel_20_797" style:display-name="ListLabel 797" style:family="text"/>
    <style:style style:name="ListLabel_20_798" style:display-name="ListLabel 798" style:family="text"/>
    <style:style style:name="ListLabel_20_799" style:display-name="ListLabel 799" style:family="text"/>
    <style:style style:name="ListLabel_20_800" style:display-name="ListLabel 800" style:family="text"/>
    <style:style style:name="ListLabel_20_801" style:display-name="ListLabel 801" style:family="text"/>
    <style:style style:name="ListLabel_20_802" style:display-name="ListLabel 802" style:family="text"/>
    <style:style style:name="ListLabel_20_803" style:display-name="ListLabel 803" style:family="text"/>
    <style:style style:name="ListLabel_20_804" style:display-name="ListLabel 804" style:family="text"/>
    <style:style style:name="ListLabel_20_805" style:display-name="ListLabel 805" style:family="text"/>
    <style:style style:name="ListLabel_20_806" style:display-name="ListLabel 806" style:family="text"/>
    <style:style style:name="ListLabel_20_807" style:display-name="ListLabel 807" style:family="text"/>
    <style:style style:name="ListLabel_20_808" style:display-name="ListLabel 808" style:family="text"/>
    <style:style style:name="ListLabel_20_809" style:display-name="ListLabel 809" style:family="text"/>
    <style:style style:name="ListLabel_20_810" style:display-name="ListLabel 810" style:family="text"/>
    <style:style style:name="ListLabel_20_811" style:display-name="ListLabel 811" style:family="text"/>
    <style:style style:name="ListLabel_20_812" style:display-name="ListLabel 812" style:family="text"/>
    <style:style style:name="ListLabel_20_813" style:display-name="ListLabel 813" style:family="text"/>
    <style:style style:name="ListLabel_20_814" style:display-name="ListLabel 814" style:family="text"/>
    <style:style style:name="ListLabel_20_815" style:display-name="ListLabel 815" style:family="text"/>
    <style:style style:name="ListLabel_20_816" style:display-name="ListLabel 816" style:family="text"/>
    <style:style style:name="ListLabel_20_817" style:display-name="ListLabel 817" style:family="text"/>
    <style:style style:name="ListLabel_20_818" style:display-name="ListLabel 818" style:family="text"/>
    <style:style style:name="ListLabel_20_819" style:display-name="ListLabel 819" style:family="text"/>
    <style:style style:name="ListLabel_20_820" style:display-name="ListLabel 820" style:family="text">
      <style:text-properties style:font-name="Times New Roman1" fo:font-family="'Times New Roman'" style:font-family-generic="roman" style:font-pitch="variable" style:font-name-complex="Symbol1" style:font-family-complex="Symbol" style:font-family-generic-complex="system" style:font-pitch-complex="variable"/>
    </style:style>
    <style:style style:name="ListLabel_20_821" style:display-name="ListLabel 821" style:family="text">
      <style:text-properties style:font-name="Times New Roman1" fo:font-family="'Times New Roman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822" style:display-name="ListLabel 822" style:family="text">
      <style:text-properties style:font-name="Times New Roman1" fo:font-family="'Times New Roman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823" style:display-name="ListLabel 823" style:family="text">
      <style:text-properties style:font-name="Times New Roman1" fo:font-family="'Times New Roman'" style:font-family-generic="roman" style:font-pitch="variable" style:font-name-complex="Symbol1" style:font-family-complex="Symbol" style:font-family-generic-complex="system" style:font-pitch-complex="variable"/>
    </style:style>
    <style:style style:name="ListLabel_20_824" style:display-name="ListLabel 824" style:family="text">
      <style:text-properties style:font-name="Times New Roman1" fo:font-family="'Times New Roman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825" style:display-name="ListLabel 825" style:family="text">
      <style:text-properties style:font-name="Times New Roman1" fo:font-family="'Times New Roman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826" style:display-name="ListLabel 826" style:family="text">
      <style:text-properties style:font-name="Times New Roman1" fo:font-family="'Times New Roman'" style:font-family-generic="roman" style:font-pitch="variable" style:font-name-complex="Symbol1" style:font-family-complex="Symbol" style:font-family-generic-complex="system" style:font-pitch-complex="variable"/>
    </style:style>
    <style:style style:name="ListLabel_20_827" style:display-name="ListLabel 827" style:family="text">
      <style:text-properties style:font-name="Times New Roman1" fo:font-family="'Times New Roman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828" style:display-name="ListLabel 828" style:family="text">
      <style:text-properties style:font-name="Times New Roman1" fo:font-family="'Times New Roman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829" style:display-name="ListLabel 829" style:family="text">
      <style:text-properties style:font-name="Times New Roman1" fo:font-family="'Times New Roman'" style:font-family-generic="roman" style:font-pitch="variable" style:font-name-complex="Symbol1" style:font-family-complex="Symbol" style:font-family-generic-complex="system" style:font-pitch-complex="variable"/>
    </style:style>
    <style:style style:name="ListLabel_20_830" style:display-name="ListLabel 830" style:family="text">
      <style:text-properties style:font-name="Times New Roman1" fo:font-family="'Times New Roman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831" style:display-name="ListLabel 831" style:family="text">
      <style:text-properties style:font-name="Times New Roman1" fo:font-family="'Times New Roman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832" style:display-name="ListLabel 832" style:family="text">
      <style:text-properties style:font-name="Times New Roman1" fo:font-family="'Times New Roman'" style:font-family-generic="roman" style:font-pitch="variable" style:font-name-complex="Symbol1" style:font-family-complex="Symbol" style:font-family-generic-complex="system" style:font-pitch-complex="variable"/>
    </style:style>
    <style:style style:name="ListLabel_20_833" style:display-name="ListLabel 833" style:family="text">
      <style:text-properties style:font-name="Times New Roman1" fo:font-family="'Times New Roman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834" style:display-name="ListLabel 834" style:family="text">
      <style:text-properties style:font-name="Times New Roman1" fo:font-family="'Times New Roman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835" style:display-name="ListLabel 835" style:family="text">
      <style:text-properties style:font-name="Times New Roman1" fo:font-family="'Times New Roman'" style:font-family-generic="roman" style:font-pitch="variable" style:font-name-complex="Symbol1" style:font-family-complex="Symbol" style:font-family-generic-complex="system" style:font-pitch-complex="variable"/>
    </style:style>
    <style:style style:name="ListLabel_20_836" style:display-name="ListLabel 836" style:family="text">
      <style:text-properties style:font-name="Times New Roman1" fo:font-family="'Times New Roman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837" style:display-name="ListLabel 837" style:family="text">
      <style:text-properties style:font-name="Times New Roman1" fo:font-family="'Times New Roman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838" style:display-name="ListLabel 838" style:family="text">
      <style:text-properties style:font-name="Times New Roman1" fo:font-family="'Times New Roman'" style:font-family-generic="roman" style:font-pitch="variable" style:font-name-complex="Symbol1" style:font-family-complex="Symbol" style:font-family-generic-complex="system" style:font-pitch-complex="variable"/>
    </style:style>
    <style:style style:name="ListLabel_20_839" style:display-name="ListLabel 839" style:family="text">
      <style:text-properties style:font-name="Times New Roman1" fo:font-family="'Times New Roman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840" style:display-name="ListLabel 840" style:family="text">
      <style:text-properties style:font-name="Times New Roman1" fo:font-family="'Times New Roman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841" style:display-name="ListLabel 841" style:family="text">
      <style:text-properties style:font-name="Times New Roman1" fo:font-family="'Times New Roman'" style:font-family-generic="roman" style:font-pitch="variable" style:font-name-complex="Symbol1" style:font-family-complex="Symbol" style:font-family-generic-complex="system" style:font-pitch-complex="variable"/>
    </style:style>
    <style:style style:name="ListLabel_20_842" style:display-name="ListLabel 842" style:family="text">
      <style:text-properties style:font-name="Times New Roman1" fo:font-family="'Times New Roman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843" style:display-name="ListLabel 843" style:family="text">
      <style:text-properties style:font-name="Times New Roman1" fo:font-family="'Times New Roman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844" style:display-name="ListLabel 844" style:family="text">
      <style:text-properties style:font-name="Times New Roman1" fo:font-family="'Times New Roman'" style:font-family-generic="roman" style:font-pitch="variable" style:font-name-complex="Symbol1" style:font-family-complex="Symbol" style:font-family-generic-complex="system" style:font-pitch-complex="variable"/>
    </style:style>
    <style:style style:name="ListLabel_20_845" style:display-name="ListLabel 845" style:family="text">
      <style:text-properties style:font-name="Times New Roman1" fo:font-family="'Times New Roman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846" style:display-name="ListLabel 846" style:family="text">
      <style:text-properties style:font-name="Times New Roman1" fo:font-family="'Times New Roman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847" style:display-name="ListLabel 847" style:family="text">
      <style:text-properties style:font-name="Times New Roman1" fo:font-family="'Times New Roman'" style:font-family-generic="roman" style:font-pitch="variable" style:font-name-complex="Symbol1" style:font-family-complex="Symbol" style:font-family-generic-complex="system" style:font-pitch-complex="variable"/>
    </style:style>
    <style:style style:name="ListLabel_20_848" style:display-name="ListLabel 848" style:family="text">
      <style:text-properties style:font-name="Times New Roman1" fo:font-family="'Times New Roman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849" style:display-name="ListLabel 849" style:family="text">
      <style:text-properties style:font-name="Times New Roman1" fo:font-family="'Times New Roman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850" style:display-name="ListLabel 850" style:family="text">
      <style:text-properties style:font-name="Times New Roman1" fo:font-family="'Times New Roman'" style:font-family-generic="roman" style:font-pitch="variable" style:font-name-complex="Symbol1" style:font-family-complex="Symbol" style:font-family-generic-complex="system" style:font-pitch-complex="variable"/>
    </style:style>
    <style:style style:name="ListLabel_20_851" style:display-name="ListLabel 851" style:family="text">
      <style:text-properties style:font-name="Times New Roman1" fo:font-family="'Times New Roman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852" style:display-name="ListLabel 852" style:family="text">
      <style:text-properties style:font-name="Times New Roman1" fo:font-family="'Times New Roman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853" style:display-name="ListLabel 853" style:family="text">
      <style:text-properties style:font-name="Times New Roman1" fo:font-family="'Times New Roman'" style:font-family-generic="roman" style:font-pitch="variable" style:font-name-complex="Symbol1" style:font-family-complex="Symbol" style:font-family-generic-complex="system" style:font-pitch-complex="variable"/>
    </style:style>
    <style:style style:name="ListLabel_20_854" style:display-name="ListLabel 854" style:family="text">
      <style:text-properties style:font-name="Times New Roman1" fo:font-family="'Times New Roman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855" style:display-name="ListLabel 855" style:family="text">
      <style:text-properties style:font-name="Times New Roman1" fo:font-family="'Times New Roman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856" style:display-name="ListLabel 856" style:family="text"/>
    <style:style style:name="ListLabel_20_857" style:display-name="ListLabel 857" style:family="text"/>
    <style:style style:name="ListLabel_20_858" style:display-name="ListLabel 858" style:family="text"/>
    <style:style style:name="ListLabel_20_859" style:display-name="ListLabel 859" style:family="text"/>
    <style:style style:name="ListLabel_20_860" style:display-name="ListLabel 860" style:family="text"/>
    <style:style style:name="ListLabel_20_861" style:display-name="ListLabel 861" style:family="text"/>
    <style:style style:name="ListLabel_20_862" style:display-name="ListLabel 862" style:family="text"/>
    <style:style style:name="ListLabel_20_863" style:display-name="ListLabel 863" style:family="text"/>
    <style:style style:name="ListLabel_20_864" style:display-name="ListLabel 864" style:family="text"/>
    <style:style style:name="ListLabel_20_865" style:display-name="ListLabel 865" style:family="text"/>
    <style:style style:name="ListLabel_20_866" style:display-name="ListLabel 866" style:family="text"/>
    <style:style style:name="ListLabel_20_867" style:display-name="ListLabel 867" style:family="text"/>
    <style:style style:name="ListLabel_20_868" style:display-name="ListLabel 868" style:family="text"/>
    <style:style style:name="ListLabel_20_869" style:display-name="ListLabel 869" style:family="text"/>
    <style:style style:name="ListLabel_20_870" style:display-name="ListLabel 870" style:family="text"/>
    <style:style style:name="ListLabel_20_871" style:display-name="ListLabel 871" style:family="text"/>
    <style:style style:name="ListLabel_20_872" style:display-name="ListLabel 872" style:family="text"/>
    <style:style style:name="ListLabel_20_873" style:display-name="ListLabel 873" style:family="text"/>
    <style:style style:name="ListLabel_20_874" style:display-name="ListLabel 874" style:family="text">
      <style:text-properties style:font-name="Times New Roman1" fo:font-family="'Times New Roman'" style:font-family-generic="roman" style:font-pitch="variable" style:font-name-complex="Symbol1" style:font-family-complex="Symbol" style:font-family-generic-complex="system" style:font-pitch-complex="variable"/>
    </style:style>
    <style:style style:name="ListLabel_20_875" style:display-name="ListLabel 875" style:family="text">
      <style:text-properties style:font-name="Times New Roman1" fo:font-family="'Times New Roman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876" style:display-name="ListLabel 876" style:family="text">
      <style:text-properties style:font-name="Times New Roman1" fo:font-family="'Times New Roman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877" style:display-name="ListLabel 877" style:family="text">
      <style:text-properties style:font-name="Times New Roman1" fo:font-family="'Times New Roman'" style:font-family-generic="roman" style:font-pitch="variable" style:font-name-complex="Symbol1" style:font-family-complex="Symbol" style:font-family-generic-complex="system" style:font-pitch-complex="variable"/>
    </style:style>
    <style:style style:name="ListLabel_20_878" style:display-name="ListLabel 878" style:family="text">
      <style:text-properties style:font-name="Times New Roman1" fo:font-family="'Times New Roman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879" style:display-name="ListLabel 879" style:family="text">
      <style:text-properties style:font-name="Times New Roman1" fo:font-family="'Times New Roman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880" style:display-name="ListLabel 880" style:family="text">
      <style:text-properties style:font-name="Times New Roman1" fo:font-family="'Times New Roman'" style:font-family-generic="roman" style:font-pitch="variable" style:font-name-complex="Symbol1" style:font-family-complex="Symbol" style:font-family-generic-complex="system" style:font-pitch-complex="variable"/>
    </style:style>
    <style:style style:name="ListLabel_20_881" style:display-name="ListLabel 881" style:family="text">
      <style:text-properties style:font-name="Times New Roman1" fo:font-family="'Times New Roman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882" style:display-name="ListLabel 882" style:family="text">
      <style:text-properties style:font-name="Times New Roman1" fo:font-family="'Times New Roman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883" style:display-name="ListLabel 883" style:family="text"/>
    <style:style style:name="ListLabel_20_884" style:display-name="ListLabel 884" style:family="text"/>
    <style:style style:name="ListLabel_20_885" style:display-name="ListLabel 885" style:family="text"/>
    <style:style style:name="ListLabel_20_886" style:display-name="ListLabel 886" style:family="text"/>
    <style:style style:name="ListLabel_20_887" style:display-name="ListLabel 887" style:family="text"/>
    <style:style style:name="ListLabel_20_888" style:display-name="ListLabel 888" style:family="text"/>
    <style:style style:name="ListLabel_20_889" style:display-name="ListLabel 889" style:family="text"/>
    <style:style style:name="ListLabel_20_890" style:display-name="ListLabel 890" style:family="text"/>
    <style:style style:name="ListLabel_20_891" style:display-name="ListLabel 891" style:family="text"/>
    <style:style style:name="ListLabel_20_892" style:display-name="ListLabel 892" style:family="text"/>
    <style:style style:name="ListLabel_20_893" style:display-name="ListLabel 893" style:family="text"/>
    <style:style style:name="ListLabel_20_894" style:display-name="ListLabel 894" style:family="text"/>
    <style:style style:name="ListLabel_20_895" style:display-name="ListLabel 895" style:family="text"/>
    <style:style style:name="ListLabel_20_896" style:display-name="ListLabel 896" style:family="text"/>
    <style:style style:name="ListLabel_20_897" style:display-name="ListLabel 897" style:family="text"/>
    <style:style style:name="ListLabel_20_898" style:display-name="ListLabel 898" style:family="text"/>
    <style:style style:name="ListLabel_20_899" style:display-name="ListLabel 899" style:family="text"/>
    <style:style style:name="ListLabel_20_900" style:display-name="ListLabel 900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6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7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7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7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8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9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9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9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9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9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9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9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0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0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0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0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0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0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0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0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0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10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1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1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1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1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1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1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1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1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11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1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2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2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2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2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2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2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2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12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2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2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3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3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3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3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3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3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13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3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3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4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4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4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4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14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4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4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4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4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5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5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5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5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15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5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5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5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5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5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6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6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6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style-name="ListLabel_20_16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6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6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6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6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6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6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7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7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text:style-name="ListLabel_20_17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73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ListLabel_20_174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ListLabel_20_17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176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ListLabel_20_177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ListLabel_20_17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179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ListLabel_20_180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18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8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18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18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18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18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18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18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18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text:style-name="ListLabel_20_19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91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192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193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194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195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196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197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198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text:style-name="ListLabel_20_199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00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201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202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203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204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205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206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207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text:style-name="ListLabel_20_208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09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210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211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212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213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214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215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216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text:style-name="ListLabel_20_217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18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219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220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221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222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223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224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225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text:style-name="ListLabel_20_226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27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228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229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230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231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232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233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234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text:style-name="ListLabel_20_235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36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237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238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239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240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241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242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243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text:style-name="ListLabel_20_244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45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246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247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248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249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250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251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252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text:style-name="ListLabel_20_253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54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255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256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257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258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259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260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261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text:style-name="ListLabel_20_262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63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264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265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266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267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268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269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270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text:style-name="ListLabel_20_27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7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27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27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27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27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27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27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27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number text:level="1" text:style-name="ListLabel_20_28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81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282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283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284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285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286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287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288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number text:level="1" text:style-name="ListLabel_20_289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90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291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292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293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294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295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296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297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number text:level="1" text:style-name="ListLabel_20_298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99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300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301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302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303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304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305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306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number text:level="1" text:style-name="ListLabel_20_307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308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309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310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311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312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313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314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315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number text:level="1" text:style-name="ListLabel_20_316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317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318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319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320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321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322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323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324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bullet text:level="1" text:style-name="ListLabel_20_32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326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ListLabel_20_327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ListLabel_20_3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329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ListLabel_20_330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ListLabel_20_33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332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ListLabel_20_333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bullet text:level="1" text:style-name="ListLabel_20_33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33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ListLabel_20_33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ListLabel_20_33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338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ListLabel_20_33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ListLabel_20_34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341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ListLabel_20_342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bullet text:level="1" text:style-name="ListLabel_20_34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344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ListLabel_20_345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ListLabel_20_34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347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ListLabel_20_348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ListLabel_20_34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350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ListLabel_20_351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bullet text:level="1" text:style-name="ListLabel_20_35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353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ListLabel_20_354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ListLabel_20_35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356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ListLabel_20_357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ListLabel_20_35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359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ListLabel_20_360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">
      <text:list-level-style-bullet text:level="1" text:style-name="ListLabel_20_36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362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ListLabel_20_363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ListLabel_20_36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36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ListLabel_20_36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ListLabel_20_36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368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ListLabel_20_36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">
      <text:list-level-style-bullet text:level="1" text:style-name="ListLabel_20_37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371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ListLabel_20_372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ListLabel_20_37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374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ListLabel_20_375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ListLabel_20_37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377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ListLabel_20_378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">
      <text:list-level-style-number text:level="1" text:style-name="ListLabel_20_379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380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381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382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383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384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385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386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387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4">
      <text:list-level-style-number text:level="1" text:style-name="ListLabel_20_388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389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390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391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392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393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394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395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396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5">
      <text:list-level-style-number text:level="1" text:style-name="ListLabel_20_397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398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399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400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401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402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403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404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405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6">
      <text:list-level-style-number text:level="1" text:style-name="ListLabel_20_40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40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40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0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41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41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41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41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41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7">
      <text:list-level-style-bullet text:level="1" text:style-name="ListLabel_20_41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416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ListLabel_20_417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ListLabel_20_41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419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ListLabel_20_420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ListLabel_20_42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422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ListLabel_20_423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8">
      <text:list-level-style-bullet text:level="1" text:style-name="ListLabel_20_42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42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ListLabel_20_42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ListLabel_20_42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428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ListLabel_20_42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ListLabel_20_43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431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ListLabel_20_432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9">
      <text:list-level-style-number text:level="1" text:style-name="ListLabel_20_433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434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435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436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437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438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439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440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441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0">
      <text:list-level-style-bullet text:level="1" text:style-name="ListLabel_20_44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443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ListLabel_20_444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ListLabel_20_44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446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ListLabel_20_447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ListLabel_20_44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449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ListLabel_20_450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1">
      <text:list-level-style-bullet text:level="1" text:style-name="ListLabel_20_45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452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ListLabel_20_453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ListLabel_20_45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45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ListLabel_20_45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ListLabel_20_45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458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ListLabel_20_45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2">
      <text:list-level-style-bullet text:level="1" text:style-name="ListLabel_20_46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461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ListLabel_20_462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ListLabel_20_46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464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ListLabel_20_465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ListLabel_20_46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467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ListLabel_20_468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3">
      <text:list-level-style-bullet text:level="1" text:style-name="ListLabel_20_46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470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ListLabel_20_471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ListLabel_20_47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473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ListLabel_20_474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ListLabel_20_47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476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ListLabel_20_477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4">
      <text:list-level-style-number text:level="1" text:style-name="ListLabel_20_478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479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480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481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482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483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484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485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486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5">
      <text:list-level-style-number text:level="1" text:style-name="ListLabel_20_487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488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489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490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491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492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493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494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495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6">
      <text:list-level-style-bullet text:level="1" text:style-name="ListLabel_20_49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497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ListLabel_20_498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ListLabel_20_49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500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ListLabel_20_501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ListLabel_20_50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503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ListLabel_20_504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7">
      <text:list-level-style-bullet text:level="1" text:style-name="ListLabel_20_50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506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ListLabel_20_507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ListLabel_20_50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509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ListLabel_20_510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ListLabel_20_51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512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ListLabel_20_513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8">
      <text:list-level-style-bullet text:level="1" text:style-name="ListLabel_20_51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51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ListLabel_20_51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ListLabel_20_51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518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ListLabel_20_51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ListLabel_20_52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521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ListLabel_20_522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9">
      <text:list-level-style-bullet text:level="1" text:style-name="ListLabel_20_52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524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ListLabel_20_525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ListLabel_20_52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527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ListLabel_20_528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ListLabel_20_52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530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ListLabel_20_531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0">
      <text:list-level-style-bullet text:level="1" text:style-name="ListLabel_20_53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533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ListLabel_20_534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ListLabel_20_53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536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ListLabel_20_537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ListLabel_20_53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539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ListLabel_20_540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1">
      <text:list-level-style-bullet text:level="1" text:style-name="ListLabel_20_54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542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ListLabel_20_543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ListLabel_20_54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54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ListLabel_20_54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ListLabel_20_54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548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ListLabel_20_54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2">
      <text:list-level-style-bullet text:level="1" text:style-name="ListLabel_20_55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551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ListLabel_20_552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ListLabel_20_55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554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ListLabel_20_555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ListLabel_20_55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557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ListLabel_20_558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3">
      <text:list-level-style-bullet text:level="1" text:style-name="ListLabel_20_55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560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ListLabel_20_561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ListLabel_20_56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563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ListLabel_20_564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ListLabel_20_56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566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ListLabel_20_567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4">
      <text:list-level-style-bullet text:level="1" text:style-name="ListLabel_20_56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569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ListLabel_20_570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ListLabel_20_57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572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ListLabel_20_573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ListLabel_20_57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57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ListLabel_20_57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5">
      <text:list-level-style-number text:level="1" text:style-name="ListLabel_20_577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578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579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580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581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582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583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584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585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6">
      <text:list-level-style-number text:level="1" text:style-name="ListLabel_20_586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587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588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589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590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591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592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593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594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7">
      <text:list-level-style-number text:level="1" text:style-name="ListLabel_20_595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596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597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598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599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600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601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602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603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8">
      <text:list-level-style-bullet text:level="1" text:style-name="ListLabel_20_60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60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ListLabel_20_60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ListLabel_20_60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608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ListLabel_20_60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ListLabel_20_6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611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ListLabel_20_612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9">
      <text:list-level-style-bullet text:level="1" text:style-name="ListLabel_20_61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614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ListLabel_20_615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ListLabel_20_61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617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ListLabel_20_618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ListLabel_20_6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620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ListLabel_20_621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0">
      <text:list-level-style-bullet text:level="1" text:style-name="ListLabel_20_62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623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ListLabel_20_624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ListLabel_20_62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626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ListLabel_20_627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ListLabel_20_6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629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ListLabel_20_630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1">
      <text:list-level-style-bullet text:level="1" text:style-name="ListLabel_20_63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632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ListLabel_20_633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ListLabel_20_63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63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ListLabel_20_63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ListLabel_20_63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638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ListLabel_20_63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2">
      <text:list-level-style-bullet text:level="1" text:style-name="ListLabel_20_64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64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64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64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64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64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64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4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64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3">
      <text:list-level-style-bullet text:level="1" text:style-name="ListLabel_20_64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65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65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65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65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65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65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5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65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4">
      <text:list-level-style-bullet text:level="1" text:style-name="ListLabel_20_65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65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66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66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66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66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66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6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66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5">
      <text:list-level-style-bullet text:level="1" text:style-name="ListLabel_20_66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66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66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67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67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67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67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7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67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6">
      <text:list-level-style-bullet text:level="1" text:style-name="ListLabel_20_67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67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67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67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68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68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68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8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68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7">
      <text:list-level-style-bullet text:level="1" text:style-name="ListLabel_20_68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68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68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68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68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69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69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9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69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8">
      <text:list-level-style-number text:level="1" text:style-name="ListLabel_20_694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695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696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697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698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699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700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701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702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9">
      <text:list-level-style-number text:level="1" text:style-name="ListLabel_20_703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704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705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706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707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708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709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710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711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0">
      <text:list-level-style-number text:level="1" text:style-name="ListLabel_20_712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713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714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715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716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717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718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719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720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1">
      <text:list-level-style-number text:level="1" text:style-name="ListLabel_20_72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72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72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72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72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72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72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72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72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2">
      <text:list-level-style-number text:level="1" text:style-name="ListLabel_20_73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731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732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733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734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735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736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737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738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3">
      <text:list-level-style-number text:level="1" text:style-name="ListLabel_20_739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740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741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742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743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744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745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746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747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4">
      <text:list-level-style-number text:level="1" text:style-name="ListLabel_20_748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749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750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751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752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753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754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755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756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5">
      <text:list-level-style-number text:level="1" text:style-name="ListLabel_20_757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758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759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760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761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762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763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764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765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6">
      <text:list-level-style-number text:level="1" text:style-name="ListLabel_20_766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767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768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769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770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771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772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773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774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7">
      <text:list-level-style-number text:level="1" text:style-name="ListLabel_20_775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776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777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778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779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780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781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782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783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8">
      <text:list-level-style-number text:level="1" text:style-name="ListLabel_20_784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785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786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787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788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789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790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791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792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9">
      <text:list-level-style-number text:level="1" text:style-name="ListLabel_20_793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794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795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796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797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798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799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800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801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0">
      <text:list-level-style-number text:level="1" text:style-name="ListLabel_20_802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803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804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805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806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807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808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809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810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1">
      <text:list-level-style-number text:level="1" text:style-name="ListLabel_20_81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81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81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81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81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81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81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81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81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2">
      <text:list-level-style-bullet text:level="1" text:style-name="ListLabel_20_82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821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ListLabel_20_822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ListLabel_20_82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824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ListLabel_20_825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ListLabel_20_82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827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ListLabel_20_828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3">
      <text:list-level-style-bullet text:level="1" text:style-name="ListLabel_20_82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830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ListLabel_20_831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ListLabel_20_83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833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ListLabel_20_834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ListLabel_20_83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836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ListLabel_20_837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4">
      <text:list-level-style-bullet text:level="1" text:style-name="ListLabel_20_83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839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ListLabel_20_840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ListLabel_20_84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842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ListLabel_20_843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ListLabel_20_84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84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ListLabel_20_84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5">
      <text:list-level-style-bullet text:level="1" text:style-name="ListLabel_20_84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848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ListLabel_20_84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ListLabel_20_85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851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ListLabel_20_852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ListLabel_20_85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854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ListLabel_20_855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6">
      <text:list-level-style-number text:level="1" text:style-name="ListLabel_20_856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857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858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859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860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861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862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863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864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7">
      <text:list-level-style-number text:level="1" text:style-name="ListLabel_20_865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866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867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868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869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870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871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872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873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8">
      <text:list-level-style-bullet text:level="1" text:style-name="ListLabel_20_87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87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ListLabel_20_87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ListLabel_20_87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878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ListLabel_20_87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ListLabel_20_88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881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ListLabel_20_882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9">
      <text:list-level-style-number text:level="1" text:style-name="ListLabel_20_883" loext:num-list-format="%1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ListLabel_20_884" loext:num-list-format="%2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ListLabel_20_885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886" loext:num-list-format="%4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ListLabel_20_887" loext:num-list-format="%5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ListLabel_20_888" loext:num-list-format="%6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ListLabel_20_889" loext:num-list-format="%7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ListLabel_20_890" loext:num-list-format="%8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ListLabel_20_891" loext:num-list-format="%9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0">
      <text:list-level-style-number text:level="1" text:style-name="ListLabel_20_89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89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89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89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89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89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89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9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0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94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1T15:56:00</meta:creation-date>
    <meta:initial-creator>LivePlay ProstoLive</meta:initial-creator>
    <dc:language>ru-RU</dc:language>
    <dc:date>2025-01-06T21:28:15.276819671</dc:date>
    <meta:editing-cycles>105</meta:editing-cycles>
    <meta:editing-duration>P1DT9H33S</meta:editing-duration>
    <meta:generator>LibreOffice/24.8.4.2$Linux_X86_64 LibreOffice_project/480$Build-2</meta:generator>
    <meta:document-statistic meta:table-count="0" meta:image-count="0" meta:object-count="0" meta:page-count="97" meta:paragraph-count="1655" meta:word-count="20370" meta:character-count="151198" meta:non-whitespace-character-count="132140"/>
    <meta:user-defined meta:name="AppVersion">15.0000</meta:user-defined>
    <meta:template xlink:type="simple" xlink:actuate="onRequest" xlink:title="Normal.dotm" xlink:href=""/>
  </office:meta>
</office:document-meta>
</file>